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2.8752in"/>
    </style:style>
    <style:style style:name="co3" style:family="table-column">
      <style:table-column-properties fo:break-before="auto" style:column-width="8.5228in"/>
    </style:style>
    <style:style style:name="co4" style:family="table-column">
      <style:table-column-properties fo:break-before="auto" style:column-width="0.5807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SSN</text:p>
          </table:table-cell>
          <table:table-cell office:value-type="string">
            <text:p>�rea</text:p>
          </table:table-cell>
          <table:table-cell office:value-type="string">
            <text:p>Titulo</text:p>
          </table:table-cell>
          <table:table-cell office:value-type="string">
            <text:p>Estrato</text:p>
          </table:table-cell>
          <table:table-cell office:value-type="string">
            <text:p>Ano Base</text:p>
          </table:table-cell>
        </table:table-row>
        <table:table-row table:style-name="ro1">
          <table:table-cell office:value-type="string">
            <text:p>0360-0300</text:p>
          </table:table-cell>
          <table:table-cell office:value-type="string">
            <text:p>INTERDISCIPLINAR <text:s text:c="33"/></text:p>
          </table:table-cell>
          <table:table-cell office:value-type="string">
            <text:p>ACM Computing Survey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9-6454</text:p>
          </table:table-cell>
          <table:table-cell office:value-type="string">
            <text:p>INTERDISCIPLINAR <text:s text:c="33"/></text:p>
          </table:table-cell>
          <table:table-cell office:value-type="string">
            <text:p>Acta Materialia (Oxford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INTERDISCIPLINAR <text:s text:c="33"/></text:p>
          </table:table-cell>
          <table:table-cell office:value-type="string">
            <text:p>Acta Tropica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9-1708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Water Resour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1923</text:p>
          </table:table-cell>
          <table:table-cell office:value-type="string">
            <text:p>INTERDISCIPLINAR <text:s text:c="33"/></text:p>
          </table:table-cell>
          <table:table-cell office:value-type="string">
            <text:p>Agricultural and Forest Meteor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8809</text:p>
          </table:table-cell>
          <table:table-cell office:value-type="string">
            <text:p>INTERDISCIPLINAR <text:s text:c="33"/></text:p>
          </table:table-cell>
          <table:table-cell office:value-type="string">
            <text:p>Agriculture, Ecosystems &amp; Environmen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9-9370</text:p>
          </table:table-cell>
          <table:table-cell office:value-type="string">
            <text:p>INTERDISCIPLINAR <text:s text:c="33"/></text:p>
          </table:table-cell>
          <table:table-cell office:value-type="string">
            <text:p>AIDS (London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0-7165</text:p>
          </table:table-cell>
          <table:table-cell office:value-type="string">
            <text:p>INTERDISCIPLINAR <text:s text:c="33"/></text:p>
          </table:table-cell>
          <table:table-cell office:value-type="string">
            <text:p>AIDS and Behavior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9-2229</text:p>
          </table:table-cell>
          <table:table-cell office:value-type="string">
            <text:p>INTERDISCIPLINAR <text:s text:c="33"/></text:p>
          </table:table-cell>
          <table:table-cell office:value-type="string">
            <text:p>AIDS Research and Human Retrovirus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3-0341</text:p>
          </table:table-cell>
          <table:table-cell office:value-type="string">
            <text:p>INTERDISCIPLINAR <text:s text:c="33"/></text:p>
          </table:table-cell>
          <table:table-cell office:value-type="string">
            <text:p>Alzheimer Disease and Associated Disord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9122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Botan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9173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Cinical Path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4-7481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Geriatric Psychia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2-0533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Human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9297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Human Gene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5-7061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Hypertens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52-4825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Medical Genetics. Part A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9378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Obstetrics and Gyne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9483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Physical Anthrop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3-6135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Physiology. Heart and Circulatory Phys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2-5853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Political 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0-0036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Public Healt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Tropical Medicine and Hygie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0147</text:p>
          </table:table-cell>
          <table:table-cell office:value-type="string">
            <text:p>INTERDISCIPLINAR <text:s text:c="33"/></text:p>
          </table:table-cell>
          <table:table-cell office:value-type="string">
            <text:p>American Naturalis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INTERDISCIPLINAR <text:s text:c="33"/></text:p>
          </table:table-cell>
          <table:table-cell office:value-type="string">
            <text:p>Analytica Chimica Acta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INTERDISCIPLINAR <text:s text:c="33"/></text:p>
          </table:table-cell>
          <table:table-cell office:value-type="string">
            <text:p>Analytical and Bioanalytical 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5-7364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Botan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3-592X</text:p>
          </table:table-cell>
          <table:table-cell office:value-type="string">
            <text:p>INTERDISCIPLINAR <text:s text:c="33"/></text:p>
          </table:table-cell>
          <table:table-cell office:value-type="string">
            <text:p>Annual Review of Ecology, Evolution, and Systema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INTERDISCIPLINAR <text:s text:c="33"/></text:p>
          </table:table-cell>
          <table:table-cell office:value-type="string">
            <text:p>Antimicrobial Agents and Chemotherap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5-6663</text:p>
          </table:table-cell>
          <table:table-cell office:value-type="string">
            <text:p>INTERDISCIPLINAR <text:s text:c="33"/></text:p>
          </table:table-cell>
          <table:table-cell office:value-type="string">
            <text:p>Appetit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INTERDISCIPLINAR <text:s text:c="33"/></text:p>
          </table:table-cell>
          <table:table-cell office:value-type="string">
            <text:p>Applied and Environmental Micro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INTERDISCIPLINAR <text:s text:c="33"/></text:p>
          </table:table-cell>
          <table:table-cell office:value-type="string">
            <text:p>Applied Biochemistry and Bio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6-860X</text:p>
          </table:table-cell>
          <table:table-cell office:value-type="string">
            <text:p>INTERDISCIPLINAR <text:s text:c="33"/></text:p>
          </table:table-cell>
          <table:table-cell office:value-type="string">
            <text:p>Applied Catalysis. A, Gener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6-3373</text:p>
          </table:table-cell>
          <table:table-cell office:value-type="string">
            <text:p>INTERDISCIPLINAR <text:s text:c="33"/></text:p>
          </table:table-cell>
          <table:table-cell office:value-type="string">
            <text:p>Applied Catalysis. B, Environment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3-2927</text:p>
          </table:table-cell>
          <table:table-cell office:value-type="string">
            <text:p>INTERDISCIPLINAR <text:s text:c="33"/></text:p>
          </table:table-cell>
          <table:table-cell office:value-type="string">
            <text:p>Applied Geo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INTERDISCIPLINAR <text:s text:c="33"/></text:p>
          </table:table-cell>
          <table:table-cell office:value-type="string">
            <text:p>Applied Microbiology and Bio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INTERDISCIPLINAR <text:s text:c="33"/></text:p>
          </table:table-cell>
          <table:table-cell office:value-type="string">
            <text:p>Applied Physics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70-4928</text:p>
          </table:table-cell>
          <table:table-cell office:value-type="string">
            <text:p>INTERDISCIPLINAR <text:s text:c="33"/></text:p>
          </table:table-cell>
          <table:table-cell office:value-type="string">
            <text:p>Applied Spectroscopy Review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INTERDISCIPLINAR <text:s text:c="33"/></text:p>
          </table:table-cell>
          <table:table-cell office:value-type="string">
            <text:p>Aquaculture (Amsterdam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3770</text:p>
          </table:table-cell>
          <table:table-cell office:value-type="string">
            <text:p>INTERDISCIPLINAR <text:s text:c="33"/></text:p>
          </table:table-cell>
          <table:table-cell office:value-type="string">
            <text:p>Aquatic Botan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9942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Neurology (Chicago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Oral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3591</text:p>
          </table:table-cell>
          <table:table-cell office:value-type="string">
            <text:p>INTERDISCIPLINAR <text:s text:c="33"/></text:p>
          </table:table-cell>
          <table:table-cell office:value-type="string">
            <text:p>Arthritis and Rheumatism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7-6505</text:p>
          </table:table-cell>
          <table:table-cell office:value-type="string">
            <text:p>INTERDISCIPLINAR <text:s text:c="33"/></text:p>
          </table:table-cell>
          <table:table-cell office:value-type="string">
            <text:p>Astroparticle Phys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INTERDISCIPLINAR <text:s text:c="33"/></text:p>
          </table:table-cell>
          <table:table-cell office:value-type="string">
            <text:p>Atmospheric Environmen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8095</text:p>
          </table:table-cell>
          <table:table-cell office:value-type="string">
            <text:p>INTERDISCIPLINAR <text:s text:c="33"/></text:p>
          </table:table-cell>
          <table:table-cell office:value-type="string">
            <text:p>Atmospheric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2-640X</text:p>
          </table:table-cell>
          <table:table-cell office:value-type="string">
            <text:p>INTERDISCIPLINAR <text:s text:c="33"/></text:p>
          </table:table-cell>
          <table:table-cell office:value-type="string">
            <text:p>Atomic Data and Nuclear Data Tabl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8674</text:p>
          </table:table-cell>
          <table:table-cell office:value-type="string">
            <text:p>INTERDISCIPLINAR <text:s text:c="33"/></text:p>
          </table:table-cell>
          <table:table-cell office:value-type="string">
            <text:p>Australian and New Zealand Journal of Psychia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40-5443</text:p>
          </table:table-cell>
          <table:table-cell office:value-type="string">
            <text:p>INTERDISCIPLINAR <text:s text:c="33"/></text:p>
          </table:table-cell>
          <table:table-cell office:value-type="string">
            <text:p>Behavioral Ecology and Socio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6-4328</text:p>
          </table:table-cell>
          <table:table-cell office:value-type="string">
            <text:p>INTERDISCIPLINAR <text:s text:c="33"/></text:p>
          </table:table-cell>
          <table:table-cell office:value-type="string">
            <text:p>Behavioural Brain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5-8810</text:p>
          </table:table-cell>
          <table:table-cell office:value-type="string">
            <text:p>INTERDISCIPLINAR <text:s text:c="33"/></text:p>
          </table:table-cell>
          <table:table-cell office:value-type="string">
            <text:p>Behavioural Pharma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INTERDISCIPLINAR <text:s text:c="33"/></text:p>
          </table:table-cell>
          <table:table-cell office:value-type="string">
            <text:p>Biochemical and Biophysical Research Communica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INTERDISCIPLINAR <text:s text:c="33"/></text:p>
          </table:table-cell>
          <table:table-cell office:value-type="string">
            <text:p>Biochemical Pharma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INTERDISCIPLINAR <text:s text:c="33"/></text:p>
          </table:table-cell>
          <table:table-cell office:value-type="string">
            <text:p>Biochimie (Paris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3115</text:p>
          </table:table-cell>
          <table:table-cell office:value-type="string">
            <text:p>INTERDISCIPLINAR <text:s text:c="33"/></text:p>
          </table:table-cell>
          <table:table-cell office:value-type="string">
            <text:p>Biodiversity and Conserva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2563</text:p>
          </table:table-cell>
          <table:table-cell office:value-type="string">
            <text:p>INTERDISCIPLINAR <text:s text:c="33"/></text:p>
          </table:table-cell>
          <table:table-cell office:value-type="string">
            <text:p>Biogeo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26-4170</text:p>
          </table:table-cell>
          <table:table-cell office:value-type="string">
            <text:p>INTERDISCIPLINAR <text:s text:c="33"/></text:p>
          </table:table-cell>
          <table:table-cell office:value-type="string">
            <text:p>Biogeosciences (Katlenburg-Lindau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9-5729</text:p>
          </table:table-cell>
          <table:table-cell office:value-type="string">
            <text:p>INTERDISCIPLINAR <text:s text:c="33"/></text:p>
          </table:table-cell>
          <table:table-cell office:value-type="string">
            <text:p>Biogerontology (Dordrecht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INTERDISCIPLINAR <text:s text:c="33"/></text:p>
          </table:table-cell>
          <table:table-cell office:value-type="string">
            <text:p>Bioinformatics (Oxford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3207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Conserva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3223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Psychia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7-2176</text:p>
          </table:table-cell>
          <table:table-cell office:value-type="string">
            <text:p>INTERDISCIPLINAR <text:s text:c="33"/></text:p>
          </table:table-cell>
          <table:table-cell office:value-type="string">
            <text:p>Biomedical Microdevi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INTERDISCIPLINAR <text:s text:c="33"/></text:p>
          </table:table-cell>
          <table:table-cell office:value-type="string">
            <text:p>Bioorganic &amp; Medicinal 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894X</text:p>
          </table:table-cell>
          <table:table-cell office:value-type="string">
            <text:p>INTERDISCIPLINAR <text:s text:c="33"/></text:p>
          </table:table-cell>
          <table:table-cell office:value-type="string">
            <text:p>Bioorganic &amp; Medicinal Chemistry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3495</text:p>
          </table:table-cell>
          <table:table-cell office:value-type="string">
            <text:p>INTERDISCIPLINAR <text:s text:c="33"/></text:p>
          </table:table-cell>
          <table:table-cell office:value-type="string">
            <text:p>Biophysical Journ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INTERDISCIPLINAR <text:s text:c="33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3568</text:p>
          </table:table-cell>
          <table:table-cell office:value-type="string">
            <text:p>INTERDISCIPLINAR <text:s text:c="33"/></text:p>
          </table:table-cell>
          <table:table-cell office:value-type="string">
            <text:p>Bioscience (Washington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6-5663</text:p>
          </table:table-cell>
          <table:table-cell office:value-type="string">
            <text:p>INTERDISCIPLINAR <text:s text:c="33"/></text:p>
          </table:table-cell>
          <table:table-cell office:value-type="string">
            <text:p>Biosensors &amp; Bioelectron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8756-7938</text:p>
          </table:table-cell>
          <table:table-cell office:value-type="string">
            <text:p>INTERDISCIPLINAR <text:s text:c="33"/></text:p>
          </table:table-cell>
          <table:table-cell office:value-type="string">
            <text:p>Biotechnology Progres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9-2709</text:p>
          </table:table-cell>
          <table:table-cell office:value-type="string">
            <text:p>INTERDISCIPLINAR <text:s text:c="33"/></text:p>
          </table:table-cell>
          <table:table-cell office:value-type="string">
            <text:p>Bird Conservation Internation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4-4096</text:p>
          </table:table-cell>
          <table:table-cell office:value-type="string">
            <text:p>INTERDISCIPLINAR <text:s text:c="33"/></text:p>
          </table:table-cell>
          <table:table-cell office:value-type="string">
            <text:p>BJU Internation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1-2105</text:p>
          </table:table-cell>
          <table:table-cell office:value-type="string">
            <text:p>INTERDISCIPLINAR <text:s text:c="33"/></text:p>
          </table:table-cell>
          <table:table-cell office:value-type="string">
            <text:p>BMC Bioinforma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9-8146</text:p>
          </table:table-cell>
          <table:table-cell office:value-type="string">
            <text:p>INTERDISCIPLINAR <text:s text:c="33"/></text:p>
          </table:table-cell>
          <table:table-cell office:value-type="string">
            <text:p>BMJ. British Medical Journal (International ed.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8314</text:p>
          </table:table-cell>
          <table:table-cell office:value-type="string">
            <text:p>INTERDISCIPLINAR <text:s text:c="33"/></text:p>
          </table:table-cell>
          <table:table-cell office:value-type="string">
            <text:p>Boundary - Layer Meteor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INTERDISCIPLINAR <text:s text:c="33"/></text:p>
          </table:table-cell>
          <table:table-cell office:value-type="string">
            <text:p>Brain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6806</text:p>
          </table:table-cell>
          <table:table-cell office:value-type="string">
            <text:p>INTERDISCIPLINAR <text:s text:c="33"/></text:p>
          </table:table-cell>
          <table:table-cell office:value-type="string">
            <text:p>Breast Cancer Research and Treatmen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INTERDISCIPLINAR <text:s text:c="33"/></text:p>
          </table:table-cell>
          <table:table-cell office:value-type="string">
            <text:p>British Journal of Pharma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6-3674</text:p>
          </table:table-cell>
          <table:table-cell office:value-type="string">
            <text:p>INTERDISCIPLINAR <text:s text:c="33"/></text:p>
          </table:table-cell>
          <table:table-cell office:value-type="string">
            <text:p>British Journal of Sports Medici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2-8240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Mathematical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0007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the American Meteorological Societ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2-9686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the World Health Organiza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3835</text:p>
          </table:table-cell>
          <table:table-cell office:value-type="string">
            <text:p>INTERDISCIPLINAR <text:s text:c="33"/></text:p>
          </table:table-cell>
          <table:table-cell office:value-type="string">
            <text:p>Cancer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8-5472</text:p>
          </table:table-cell>
          <table:table-cell office:value-type="string">
            <text:p>INTERDISCIPLINAR <text:s text:c="33"/></text:p>
          </table:table-cell>
          <table:table-cell office:value-type="string">
            <text:p>Cancer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3-3334</text:p>
          </table:table-cell>
          <table:table-cell office:value-type="string">
            <text:p>INTERDISCIPLINAR <text:s text:c="33"/></text:p>
          </table:table-cell>
          <table:table-cell office:value-type="string">
            <text:p>Carcinogenesis (New York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6-7367</text:p>
          </table:table-cell>
          <table:table-cell office:value-type="string">
            <text:p>INTERDISCIPLINAR <text:s text:c="33"/></text:p>
          </table:table-cell>
          <table:table-cell office:value-type="string">
            <text:p>Catalysis Communica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0-5861</text:p>
          </table:table-cell>
          <table:table-cell office:value-type="string">
            <text:p>INTERDISCIPLINAR <text:s text:c="33"/></text:p>
          </table:table-cell>
          <table:table-cell office:value-type="string">
            <text:p>Catalysis Toda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7-5243</text:p>
          </table:table-cell>
          <table:table-cell office:value-type="string">
            <text:p>INTERDISCIPLINAR <text:s text:c="33"/></text:p>
          </table:table-cell>
          <table:table-cell office:value-type="string">
            <text:p>CCC. Cancer Causes &amp; Contro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7722</text:p>
          </table:table-cell>
          <table:table-cell office:value-type="string">
            <text:p>INTERDISCIPLINAR <text:s text:c="33"/></text:p>
          </table:table-cell>
          <table:table-cell office:value-type="string">
            <text:p>Cell Prolifera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8-6568</text:p>
          </table:table-cell>
          <table:table-cell office:value-type="string">
            <text:p>INTERDISCIPLINAR <text:s text:c="33"/></text:p>
          </table:table-cell>
          <table:table-cell office:value-type="string">
            <text:p>Cellular Signall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9-2509</text:p>
          </table:table-cell>
          <table:table-cell office:value-type="string">
            <text:p>INTERDISCIPLINAR <text:s text:c="33"/></text:p>
          </table:table-cell>
          <table:table-cell office:value-type="string">
            <text:p>Chemical Engineering 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INTERDISCIPLINAR <text:s text:c="33"/></text:p>
          </table:table-cell>
          <table:table-cell office:value-type="string">
            <text:p>Chemical Physics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INTERDISCIPLINAR <text:s text:c="33"/></text:p>
          </table:table-cell>
          <table:table-cell office:value-type="string">
            <text:p>Chemico-Biological Interac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INTERDISCIPLINAR <text:s text:c="33"/></text:p>
          </table:table-cell>
          <table:table-cell office:value-type="string">
            <text:p>Chemosphere (Oxford 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9-7330</text:p>
          </table:table-cell>
          <table:table-cell office:value-type="string">
            <text:p>INTERDISCIPLINAR <text:s text:c="33"/></text:p>
          </table:table-cell>
          <table:table-cell office:value-type="string">
            <text:p>Circulation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4-9381</text:p>
          </table:table-cell>
          <table:table-cell office:value-type="string">
            <text:p>INTERDISCIPLINAR <text:s text:c="33"/></text:p>
          </table:table-cell>
          <table:table-cell office:value-type="string">
            <text:p>Classical and Quantum Gravit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5-0009</text:p>
          </table:table-cell>
          <table:table-cell office:value-type="string">
            <text:p>INTERDISCIPLINAR <text:s text:c="33"/></text:p>
          </table:table-cell>
          <table:table-cell office:value-type="string">
            <text:p>Climatic Chang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INTERDISCIPLINAR <text:s text:c="33"/></text:p>
          </table:table-cell>
          <table:table-cell office:value-type="string">
            <text:p>Clinica Chimica Acta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INTERDISCIPLINAR <text:s text:c="33"/></text:p>
          </table:table-cell>
          <table:table-cell office:value-type="string">
            <text:p>Clinical and Experimental Immu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8-4838</text:p>
          </table:table-cell>
          <table:table-cell office:value-type="string">
            <text:p>INTERDISCIPLINAR <text:s text:c="33"/></text:p>
          </table:table-cell>
          <table:table-cell office:value-type="string">
            <text:p>Clinical Infectious Diseas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98-743X</text:p>
          </table:table-cell>
          <table:table-cell office:value-type="string">
            <text:p>INTERDISCIPLINAR <text:s text:c="33"/></text:p>
          </table:table-cell>
          <table:table-cell office:value-type="string">
            <text:p>Clinical Microbiology and Infec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3-5221</text:p>
          </table:table-cell>
          <table:table-cell office:value-type="string">
            <text:p>INTERDISCIPLINAR <text:s text:c="33"/></text:p>
          </table:table-cell>
          <table:table-cell office:value-type="string">
            <text:p>Clinical 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2-8529</text:p>
          </table:table-cell>
          <table:table-cell office:value-type="string">
            <text:p>INTERDISCIPLINAR <text:s text:c="33"/></text:p>
          </table:table-cell>
          <table:table-cell office:value-type="string">
            <text:p>CNS Spectrum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9-493X</text:p>
          </table:table-cell>
          <table:table-cell office:value-type="string">
            <text:p>INTERDISCIPLINAR <text:s text:c="33"/></text:p>
          </table:table-cell>
          <table:table-cell office:value-type="string">
            <text:p>Cochrane Database of Systematic Reviews (Online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7-7757</text:p>
          </table:table-cell>
          <table:table-cell office:value-type="string">
            <text:p>INTERDISCIPLINAR <text:s text:c="33"/></text:p>
          </table:table-cell>
          <table:table-cell office:value-type="string">
            <text:p>Colloids and Surfaces. A, Physicochemical and Engineering Aspect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5661</text:p>
          </table:table-cell>
          <table:table-cell office:value-type="string">
            <text:p>INTERDISCIPLINAR <text:s text:c="33"/></text:p>
          </table:table-cell>
          <table:table-cell office:value-type="string">
            <text:p>Community Dentistry and Oral Epidem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5-7825</text:p>
          </table:table-cell>
          <table:table-cell office:value-type="string">
            <text:p>INTERDISCIPLINAR <text:s text:c="33"/></text:p>
          </table:table-cell>
          <table:table-cell office:value-type="string">
            <text:p>Computer Methods in Applied Mechanics and Engineer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6-1492</text:p>
          </table:table-cell>
          <table:table-cell office:value-type="string">
            <text:p>INTERDISCIPLINAR <text:s text:c="33"/></text:p>
          </table:table-cell>
          <table:table-cell office:value-type="string">
            <text:p>Computer Modeling in Engineering &amp; Scien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0-4655</text:p>
          </table:table-cell>
          <table:table-cell office:value-type="string">
            <text:p>INTERDISCIPLINAR <text:s text:c="33"/></text:p>
          </table:table-cell>
          <table:table-cell office:value-type="string">
            <text:p>Computer Physics Communica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0-1315</text:p>
          </table:table-cell>
          <table:table-cell office:value-type="string">
            <text:p>INTERDISCIPLINAR <text:s text:c="33"/></text:p>
          </table:table-cell>
          <table:table-cell office:value-type="string">
            <text:p>Computers &amp; Educa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2-0626</text:p>
          </table:table-cell>
          <table:table-cell office:value-type="string">
            <text:p>INTERDISCIPLINAR <text:s text:c="33"/></text:p>
          </table:table-cell>
          <table:table-cell office:value-type="string">
            <text:p>Concurrency and Computation. Practice &amp; Exper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8-8892</text:p>
          </table:table-cell>
          <table:table-cell office:value-type="string">
            <text:p>INTERDISCIPLINAR <text:s text:c="33"/></text:p>
          </table:table-cell>
          <table:table-cell office:value-type="string">
            <text:p>Conservation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22-4028</text:p>
          </table:table-cell>
          <table:table-cell office:value-type="string">
            <text:p>INTERDISCIPLINAR <text:s text:c="33"/></text:p>
          </table:table-cell>
          <table:table-cell office:value-type="string">
            <text:p>Coral Reef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0-938X</text:p>
          </table:table-cell>
          <table:table-cell office:value-type="string">
            <text:p>INTERDISCIPLINAR <text:s text:c="33"/></text:p>
          </table:table-cell>
          <table:table-cell office:value-type="string">
            <text:p>Corrosion 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1-3204</text:p>
          </table:table-cell>
          <table:table-cell office:value-type="string">
            <text:p>INTERDISCIPLINAR <text:s text:c="33"/></text:p>
          </table:table-cell>
          <table:table-cell office:value-type="string">
            <text:p>Current Anthrop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9-2002</text:p>
          </table:table-cell>
          <table:table-cell office:value-type="string">
            <text:p>INTERDISCIPLINAR <text:s text:c="33"/></text:p>
          </table:table-cell>
          <table:table-cell office:value-type="string">
            <text:p>Current Drug Metabolism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9-8673</text:p>
          </table:table-cell>
          <table:table-cell office:value-type="string">
            <text:p>INTERDISCIPLINAR <text:s text:c="33"/></text:p>
          </table:table-cell>
          <table:table-cell office:value-type="string">
            <text:p>Current Medicinal Chemistry (Hilversum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9-2010</text:p>
          </table:table-cell>
          <table:table-cell office:value-type="string">
            <text:p>INTERDISCIPLINAR <text:s text:c="33"/></text:p>
          </table:table-cell>
          <table:table-cell office:value-type="string">
            <text:p>Current Pharmaceutical Bio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3-4666</text:p>
          </table:table-cell>
          <table:table-cell office:value-type="string">
            <text:p>INTERDISCIPLINAR <text:s text:c="33"/></text:p>
          </table:table-cell>
          <table:table-cell office:value-type="string">
            <text:p>Cytokine (Philadelphia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20-8008</text:p>
          </table:table-cell>
          <table:table-cell office:value-type="string">
            <text:p>INTERDISCIPLINAR <text:s text:c="33"/></text:p>
          </table:table-cell>
          <table:table-cell office:value-type="string">
            <text:p>Dementia and Geriatric Cognitive Disord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9-5641</text:p>
          </table:table-cell>
          <table:table-cell office:value-type="string">
            <text:p>INTERDISCIPLINAR <text:s text:c="33"/></text:p>
          </table:table-cell>
          <table:table-cell office:value-type="string">
            <text:p>Dental Material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0-1991</text:p>
          </table:table-cell>
          <table:table-cell office:value-type="string">
            <text:p>INTERDISCIPLINAR <text:s text:c="33"/></text:p>
          </table:table-cell>
          <table:table-cell office:value-type="string">
            <text:p>Development (Cambridge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2-1622</text:p>
          </table:table-cell>
          <table:table-cell office:value-type="string">
            <text:p>INTERDISCIPLINAR <text:s text:c="33"/></text:p>
          </table:table-cell>
          <table:table-cell office:value-type="string">
            <text:p>Developmental Medicine and Child Neur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0-7552</text:p>
          </table:table-cell>
          <table:table-cell office:value-type="string">
            <text:p>INTERDISCIPLINAR <text:s text:c="33"/></text:p>
          </table:table-cell>
          <table:table-cell office:value-type="string">
            <text:p>Diabetes/Metabolism Research and Review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2-3706</text:p>
          </table:table-cell>
          <table:table-cell office:value-type="string">
            <text:p>INTERDISCIPLINAR <text:s text:c="33"/></text:p>
          </table:table-cell>
          <table:table-cell office:value-type="string">
            <text:p>Diseases of the Colon &amp; Rectum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6-9516</text:p>
          </table:table-cell>
          <table:table-cell office:value-type="string">
            <text:p>INTERDISCIPLINAR <text:s text:c="33"/></text:p>
          </table:table-cell>
          <table:table-cell office:value-type="string">
            <text:p>Diversity and Distribu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3-7208</text:p>
          </table:table-cell>
          <table:table-cell office:value-type="string">
            <text:p>INTERDISCIPLINAR <text:s text:c="33"/></text:p>
          </table:table-cell>
          <table:table-cell office:value-type="string">
            <text:p>Dyes and Pigment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7-3562</text:p>
          </table:table-cell>
          <table:table-cell office:value-type="string">
            <text:p>INTERDISCIPLINAR <text:s text:c="33"/></text:p>
          </table:table-cell>
          <table:table-cell office:value-type="string">
            <text:p>Earth Interac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7-9337</text:p>
          </table:table-cell>
          <table:table-cell office:value-type="string">
            <text:p>INTERDISCIPLINAR <text:s text:c="33"/></text:p>
          </table:table-cell>
          <table:table-cell office:value-type="string">
            <text:p>Earth Surface Processes and Landform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06-7590</text:p>
          </table:table-cell>
          <table:table-cell office:value-type="string">
            <text:p>INTERDISCIPLINAR <text:s text:c="33"/></text:p>
          </table:table-cell>
          <table:table-cell office:value-type="string">
            <text:p>Ecography (Copenhagen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1-0761</text:p>
          </table:table-cell>
          <table:table-cell office:value-type="string">
            <text:p>INTERDISCIPLINAR <text:s text:c="33"/></text:p>
          </table:table-cell>
          <table:table-cell office:value-type="string">
            <text:p>Ecological Applica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8009</text:p>
          </table:table-cell>
          <table:table-cell office:value-type="string">
            <text:p>INTERDISCIPLINAR <text:s text:c="33"/></text:p>
          </table:table-cell>
          <table:table-cell office:value-type="string">
            <text:p>Ecological Econom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INTERDISCIPLINAR <text:s text:c="33"/></text:p>
          </table:table-cell>
          <table:table-cell office:value-type="string">
            <text:p>Ecological Modell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2-9658</text:p>
          </table:table-cell>
          <table:table-cell office:value-type="string">
            <text:p>INTERDISCIPLINAR <text:s text:c="33"/></text:p>
          </table:table-cell>
          <table:table-cell office:value-type="string">
            <text:p>Ecology (Durham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08-3087</text:p>
          </table:table-cell>
          <table:table-cell office:value-type="string">
            <text:p>INTERDISCIPLINAR <text:s text:c="33"/></text:p>
          </table:table-cell>
          <table:table-cell office:value-type="string">
            <text:p>Ecology and Societ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1-023X</text:p>
          </table:table-cell>
          <table:table-cell office:value-type="string">
            <text:p>INTERDISCIPLINAR <text:s text:c="33"/></text:p>
          </table:table-cell>
          <table:table-cell office:value-type="string">
            <text:p>Ecology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2-9840</text:p>
          </table:table-cell>
          <table:table-cell office:value-type="string">
            <text:p>INTERDISCIPLINAR <text:s text:c="33"/></text:p>
          </table:table-cell>
          <table:table-cell office:value-type="string">
            <text:p>Ecosystems (New York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3-9292</text:p>
          </table:table-cell>
          <table:table-cell office:value-type="string">
            <text:p>INTERDISCIPLINAR <text:s text:c="33"/></text:p>
          </table:table-cell>
          <table:table-cell office:value-type="string">
            <text:p>Ecotoxicology (London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INTERDISCIPLINAR <text:s text:c="33"/></text:p>
          </table:table-cell>
          <table:table-cell office:value-type="string">
            <text:p>Ecotoxicology and Environmental Safet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0-0397</text:p>
          </table:table-cell>
          <table:table-cell office:value-type="string">
            <text:p>INTERDISCIPLINAR <text:s text:c="33"/></text:p>
          </table:table-cell>
          <table:table-cell office:value-type="string">
            <text:p>Electroanalysis (New York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INTERDISCIPLINAR <text:s text:c="33"/></text:p>
          </table:table-cell>
          <table:table-cell office:value-type="string">
            <text:p>Emerging Infectious Diseas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7-0624</text:p>
          </table:table-cell>
          <table:table-cell office:value-type="string">
            <text:p>INTERDISCIPLINAR <text:s text:c="33"/></text:p>
          </table:table-cell>
          <table:table-cell office:value-type="string">
            <text:p>Energy &amp; Fuel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4215</text:p>
          </table:table-cell>
          <table:table-cell office:value-type="string">
            <text:p>INTERDISCIPLINAR <text:s text:c="33"/></text:p>
          </table:table-cell>
          <table:table-cell office:value-type="string">
            <text:p>Energy Polic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0-4120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 Internation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1-6765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Health Perspectiv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2-2912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Micro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4-8152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Modelling &amp; Softwar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9-7491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Pollution (Barking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Research (New York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INTERDISCIPLINAR <text:s text:c="33"/></text:p>
          </table:table-cell>
          <table:table-cell office:value-type="string">
            <text:p>Enzyme and Microbial 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0-8347</text:p>
          </table:table-cell>
          <table:table-cell office:value-type="string">
            <text:p>INTERDISCIPLINAR <text:s text:c="33"/></text:p>
          </table:table-cell>
          <table:table-cell office:value-type="string">
            <text:p>Estuari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8-882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Child &amp; Adolescent Psychia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9-7070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Nuclear Medicine and Molecular Imag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8-098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Pharmaceutical Scien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9-6411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Pharmaceutics and Biopharmaceu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Pharma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4-6001</text:p>
          </table:table-cell>
          <table:table-cell office:value-type="string">
            <text:p>INTERDISCIPLINAR <text:s text:c="33"/></text:p>
          </table:table-cell>
          <table:table-cell office:value-type="string">
            <text:p>European Physical Journal A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4-6044</text:p>
          </table:table-cell>
          <table:table-cell office:value-type="string">
            <text:p>INTERDISCIPLINAR <text:s text:c="33"/></text:p>
          </table:table-cell>
          <table:table-cell office:value-type="string">
            <text:p>European Physical Journal C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4-305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Polymer Journ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95-5075</text:p>
          </table:table-cell>
          <table:table-cell office:value-type="string">
            <text:p>INTERDISCIPLINAR <text:s text:c="33"/></text:p>
          </table:table-cell>
          <table:table-cell office:value-type="string">
            <text:p>Europhysics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4-3820</text:p>
          </table:table-cell>
          <table:table-cell office:value-type="string">
            <text:p>INTERDISCIPLINAR <text:s text:c="33"/></text:p>
          </table:table-cell>
          <table:table-cell office:value-type="string">
            <text:p>Evolution (Lancaster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9-7653</text:p>
          </table:table-cell>
          <table:table-cell office:value-type="string">
            <text:p>INTERDISCIPLINAR <text:s text:c="33"/></text:p>
          </table:table-cell>
          <table:table-cell office:value-type="string">
            <text:p>Evolutionary E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31-5565</text:p>
          </table:table-cell>
          <table:table-cell office:value-type="string">
            <text:p>INTERDISCIPLINAR <text:s text:c="33"/></text:p>
          </table:table-cell>
          <table:table-cell office:value-type="string">
            <text:p>Experimental Geront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2-8222</text:p>
          </table:table-cell>
          <table:table-cell office:value-type="string">
            <text:p>INTERDISCIPLINAR <text:s text:c="33"/></text:p>
          </table:table-cell>
          <table:table-cell office:value-type="string">
            <text:p>Expert Opinion on Therapeutic Target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INTERDISCIPLINAR <text:s text:c="33"/></text:p>
          </table:table-cell>
          <table:table-cell office:value-type="string">
            <text:p>FEMS Microbiology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INTERDISCIPLINAR <text:s text:c="33"/></text:p>
          </table:table-cell>
          <table:table-cell office:value-type="string">
            <text:p>FEMS Yeast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5-0282</text:p>
          </table:table-cell>
          <table:table-cell office:value-type="string">
            <text:p>INTERDISCIPLINAR <text:s text:c="33"/></text:p>
          </table:table-cell>
          <table:table-cell office:value-type="string">
            <text:p>Fertility and Sterilit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INTERDISCIPLINAR <text:s text:c="33"/></text:p>
          </table:table-cell>
          <table:table-cell office:value-type="string">
            <text:p>Food and Chemical Toxi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INTERDISCIPLINAR <text:s text:c="33"/></text:p>
          </table:table-cell>
          <table:table-cell office:value-type="string">
            <text:p>Food 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INTERDISCIPLINAR <text:s text:c="33"/></text:p>
          </table:table-cell>
          <table:table-cell office:value-type="string">
            <text:p>Forensic Science Internation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1127</text:p>
          </table:table-cell>
          <table:table-cell office:value-type="string">
            <text:p>INTERDISCIPLINAR <text:s text:c="33"/></text:p>
          </table:table-cell>
          <table:table-cell office:value-type="string">
            <text:p>Forest Ecology and Managemen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1-5849</text:p>
          </table:table-cell>
          <table:table-cell office:value-type="string">
            <text:p>INTERDISCIPLINAR <text:s text:c="33"/></text:p>
          </table:table-cell>
          <table:table-cell office:value-type="string">
            <text:p>Free Radical Biology &amp; Medici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6-5070</text:p>
          </table:table-cell>
          <table:table-cell office:value-type="string">
            <text:p>INTERDISCIPLINAR <text:s text:c="33"/></text:p>
          </table:table-cell>
          <table:table-cell office:value-type="string">
            <text:p>Freshwater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3-9946</text:p>
          </table:table-cell>
          <table:table-cell office:value-type="string">
            <text:p>INTERDISCIPLINAR <text:s text:c="33"/></text:p>
          </table:table-cell>
          <table:table-cell office:value-type="string">
            <text:p>Frontiers in Bio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0-9295</text:p>
          </table:table-cell>
          <table:table-cell office:value-type="string">
            <text:p>INTERDISCIPLINAR <text:s text:c="33"/></text:p>
          </table:table-cell>
          <table:table-cell office:value-type="string">
            <text:p>Frontiers in Ecology and the Environmen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3820</text:p>
          </table:table-cell>
          <table:table-cell office:value-type="string">
            <text:p>INTERDISCIPLINAR <text:s text:c="33"/></text:p>
          </table:table-cell>
          <table:table-cell office:value-type="string">
            <text:p>Fuel Processing 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9-8463</text:p>
          </table:table-cell>
          <table:table-cell office:value-type="string">
            <text:p>INTERDISCIPLINAR <text:s text:c="33"/></text:p>
          </table:table-cell>
          <table:table-cell office:value-type="string">
            <text:p>Functional E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1-0395</text:p>
          </table:table-cell>
          <table:table-cell office:value-type="string">
            <text:p>INTERDISCIPLINAR <text:s text:c="33"/></text:p>
          </table:table-cell>
          <table:table-cell office:value-type="string">
            <text:p>Genetic Epidem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8-9051</text:p>
          </table:table-cell>
          <table:table-cell office:value-type="string">
            <text:p>INTERDISCIPLINAR <text:s text:c="33"/></text:p>
          </table:table-cell>
          <table:table-cell office:value-type="string">
            <text:p>Genome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6-7061</text:p>
          </table:table-cell>
          <table:table-cell office:value-type="string">
            <text:p>INTERDISCIPLINAR <text:s text:c="33"/></text:p>
          </table:table-cell>
          <table:table-cell office:value-type="string">
            <text:p>Geoderma (Amsterdam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555X</text:p>
          </table:table-cell>
          <table:table-cell office:value-type="string">
            <text:p>INTERDISCIPLINAR <text:s text:c="33"/></text:p>
          </table:table-cell>
          <table:table-cell office:value-type="string">
            <text:p>Geomorphology (Amstrerdam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4-8276</text:p>
          </table:table-cell>
          <table:table-cell office:value-type="string">
            <text:p>INTERDISCIPLINAR <text:s text:c="33"/></text:p>
          </table:table-cell>
          <table:table-cell office:value-type="string">
            <text:p>Geophysical Research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8181</text:p>
          </table:table-cell>
          <table:table-cell office:value-type="string">
            <text:p>INTERDISCIPLINAR <text:s text:c="33"/></text:p>
          </table:table-cell>
          <table:table-cell office:value-type="string">
            <text:p>Global and Planetary Chang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4-1013</text:p>
          </table:table-cell>
          <table:table-cell office:value-type="string">
            <text:p>INTERDISCIPLINAR <text:s text:c="33"/></text:p>
          </table:table-cell>
          <table:table-cell office:value-type="string">
            <text:p>Global Change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6-822X</text:p>
          </table:table-cell>
          <table:table-cell office:value-type="string">
            <text:p>INTERDISCIPLINAR <text:s text:c="33"/></text:p>
          </table:table-cell>
          <table:table-cell office:value-type="string">
            <text:p>Global Ecology and Biogeograph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0-8258</text:p>
          </table:table-cell>
          <table:table-cell office:value-type="string">
            <text:p>INTERDISCIPLINAR <text:s text:c="33"/></text:p>
          </table:table-cell>
          <table:table-cell office:value-type="string">
            <text:p>Gynecologic On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0-9631</text:p>
          </table:table-cell>
          <table:table-cell office:value-type="string">
            <text:p>INTERDISCIPLINAR <text:s text:c="33"/></text:p>
          </table:table-cell>
          <table:table-cell office:value-type="string">
            <text:p>Hippocampus (New York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9-0167</text:p>
          </table:table-cell>
          <table:table-cell office:value-type="string">
            <text:p>INTERDISCIPLINAR <text:s text:c="33"/></text:p>
          </table:table-cell>
          <table:table-cell office:value-type="string">
            <text:p>Histopath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506X</text:p>
          </table:table-cell>
          <table:table-cell office:value-type="string">
            <text:p>INTERDISCIPLINAR <text:s text:c="33"/></text:p>
          </table:table-cell>
          <table:table-cell office:value-type="string">
            <text:p>Hormones and Behavior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40-6717</text:p>
          </table:table-cell>
          <table:table-cell office:value-type="string">
            <text:p>INTERDISCIPLINAR <text:s text:c="33"/></text:p>
          </table:table-cell>
          <table:table-cell office:value-type="string">
            <text:p>Human Gene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6087</text:p>
          </table:table-cell>
          <table:table-cell office:value-type="string">
            <text:p>INTERDISCIPLINAR <text:s text:c="33"/></text:p>
          </table:table-cell>
          <table:table-cell office:value-type="string">
            <text:p>Hydrological Process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286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Automatic Contro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6-2892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Geoscience and Remote Sens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7-7149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Image Process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2-8828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Pattern Analysis and Machine Intellig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42-4642</text:p>
          </table:table-cell>
          <table:table-cell office:value-type="string">
            <text:p>INTERDISCIPLINAR <text:s text:c="33"/></text:p>
          </table:table-cell>
          <table:table-cell office:value-type="string">
            <text:p>Intensive Care Medici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ard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9-841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limat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6-574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Developmental Neuro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0-577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pidem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160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Food Micro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8-271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odern Physics D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3-164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ultiscale Computational Engineer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1-145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Neuropsychopharma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harmaceu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6-502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ystematic and Evolutionary Micro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9-670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Micro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1-610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Psychogeriatr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8-2767</text:p>
          </table:table-cell>
          <table:table-cell office:value-type="string">
            <text:p>INTERDISCIPLINAR <text:s text:c="33"/></text:p>
          </table:table-cell>
          <table:table-cell office:value-type="string">
            <text:p>Inverse Problems in Engineer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1-5977</text:p>
          </table:table-cell>
          <table:table-cell office:value-type="string">
            <text:p>INTERDISCIPLINAR <text:s text:c="33"/></text:p>
          </table:table-cell>
          <table:table-cell office:value-type="string">
            <text:p>Inverse Problems in Science &amp; Engineer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5-413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cquired Immune Deficiency Syndrom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5-032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ffective Disord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gricultural and Food 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1-674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llergy and Clinical Immu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7-947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nalytical Atomic Spectrome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879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nimal E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5-745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ntimicrobial Chemotherap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Micro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Phys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2-325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utism and Developmental Disord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acter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5-027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geograph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52-497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medical Materials Research. Part B, Applied Biomaterial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1-916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ardiac Failur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5-387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ardiovascular Electrophys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54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ellular Phys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8-033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emical E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60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emical Phys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67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romatograph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romatography. B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4-875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mat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Micro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2-183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On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74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Path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3-697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Periodont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0-668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Psychia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6-653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Vir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lloid and Interface 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7-042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ational and Applied Mathema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2-865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ational 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024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rystal Growt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047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079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docri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thnopharma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094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xperimental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095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xperimental Botan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8-022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Geophysical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azardous Material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5-755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ydrometeor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organic Bio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6-517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ss Spectrome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6-661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edical Vir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6-738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embrane 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83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olecular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anoscience and Nano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3-386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atural Product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28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Organometallic 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7-211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diatric Gastroenterology and Nutri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armaceutical and Biomedical Analysi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9-563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al Chemistry. A, Molecules, Spectroscopy, Kinetics, Environment, &amp; General Theo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al Chemistry. B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1-811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s. A, Mathematical and Theoretic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s. Condensed Matter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4-389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s. G, Nuclear and Particle Phys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2-309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ineal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7-624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olymer Science. Part A, Polymer 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7-626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olymer Science. Part B, Polymer Phys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775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ower Sour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Radioanalytical and Nuclear 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5-930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eparation 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9-010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oils and Sediment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2-546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tatistical Mechanics. Theory and Experimen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471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tatistical Phys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7-847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tructural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492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Atmospheric Scien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Brazilian Chemical Societ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oretical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rmal Analysis and Calorime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5-3278</text:p>
          </table:table-cell>
          <table:table-cell office:value-type="string">
            <text:p>INTERDISCIPLINAR <text:s text:c="33"/></text:p>
          </table:table-cell>
          <table:table-cell office:value-type="string">
            <text:p>Land Degradation &amp; Developmen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2-0502</text:p>
          </table:table-cell>
          <table:table-cell office:value-type="string">
            <text:p>INTERDISCIPLINAR <text:s text:c="33"/></text:p>
          </table:table-cell>
          <table:table-cell office:value-type="string">
            <text:p>Learning &amp; Memo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0-1786</text:p>
          </table:table-cell>
          <table:table-cell office:value-type="string">
            <text:p>INTERDISCIPLINAR <text:s text:c="33"/></text:p>
          </table:table-cell>
          <table:table-cell office:value-type="string">
            <text:p>Letters in Organic 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INTERDISCIPLINAR <text:s text:c="33"/></text:p>
          </table:table-cell>
          <table:table-cell office:value-type="string">
            <text:p>Life Scien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4-4937</text:p>
          </table:table-cell>
          <table:table-cell office:value-type="string">
            <text:p>INTERDISCIPLINAR <text:s text:c="33"/></text:p>
          </table:table-cell>
          <table:table-cell office:value-type="string">
            <text:p>Litho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1-8630</text:p>
          </table:table-cell>
          <table:table-cell office:value-type="string">
            <text:p>INTERDISCIPLINAR <text:s text:c="33"/></text:p>
          </table:table-cell>
          <table:table-cell office:value-type="string">
            <text:p>Marine Ecology. Progress Seri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1-1136</text:p>
          </table:table-cell>
          <table:table-cell office:value-type="string">
            <text:p>INTERDISCIPLINAR <text:s text:c="33"/></text:p>
          </table:table-cell>
          <table:table-cell office:value-type="string">
            <text:p>Marine Environmental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3227</text:p>
          </table:table-cell>
          <table:table-cell office:value-type="string">
            <text:p>INTERDISCIPLINAR <text:s text:c="33"/></text:p>
          </table:table-cell>
          <table:table-cell office:value-type="string">
            <text:p>Marine Ge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326X</text:p>
          </table:table-cell>
          <table:table-cell office:value-type="string">
            <text:p>INTERDISCIPLINAR <text:s text:c="33"/></text:p>
          </table:table-cell>
          <table:table-cell office:value-type="string">
            <text:p>Marine Pollution Bulleti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Science &amp; Engineering. C, Biomimetic Materials, Sensors and System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5610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al Programm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7-6374</text:p>
          </table:table-cell>
          <table:table-cell office:value-type="string">
            <text:p>INTERDISCIPLINAR <text:s text:c="33"/></text:p>
          </table:table-cell>
          <table:table-cell office:value-type="string">
            <text:p>Mechanisms of Ageing and Developmen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7974</text:p>
          </table:table-cell>
          <table:table-cell office:value-type="string">
            <text:p>INTERDISCIPLINAR <text:s text:c="33"/></text:p>
          </table:table-cell>
          <table:table-cell office:value-type="string">
            <text:p>Medicine (Baltimore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5-9131</text:p>
          </table:table-cell>
          <table:table-cell office:value-type="string">
            <text:p>INTERDISCIPLINAR <text:s text:c="33"/></text:p>
          </table:table-cell>
          <table:table-cell office:value-type="string">
            <text:p>Medicine and Science in Sports and Exercis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INTERDISCIPLINAR <text:s text:c="33"/></text:p>
          </table:table-cell>
          <table:table-cell office:value-type="string">
            <text:p>Mem�rias do Instituto Oswaldo Cruz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2-3714</text:p>
          </table:table-cell>
          <table:table-cell office:value-type="string">
            <text:p>INTERDISCIPLINAR <text:s text:c="33"/></text:p>
          </table:table-cell>
          <table:table-cell office:value-type="string">
            <text:p>Menopause (New York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6-0495</text:p>
          </table:table-cell>
          <table:table-cell office:value-type="string">
            <text:p>INTERDISCIPLINAR <text:s text:c="33"/></text:p>
          </table:table-cell>
          <table:table-cell office:value-type="string">
            <text:p>Metabolism, Clinical and Experiment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INTERDISCIPLINAR <text:s text:c="33"/></text:p>
          </table:table-cell>
          <table:table-cell office:value-type="string">
            <text:p>Microbes and Infec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INTERDISCIPLINAR <text:s text:c="33"/></text:p>
          </table:table-cell>
          <table:table-cell office:value-type="string">
            <text:p>Microbial E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and Biochemical Parasit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2-1083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E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1-5890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Immu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3-4125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Nutrition and Food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5-7903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Phylogenetics and Evolu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9-4184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Psychia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5-8711</text:p>
          </table:table-cell>
          <table:table-cell office:value-type="string">
            <text:p>INTERDISCIPLINAR <text:s text:c="33"/></text:p>
          </table:table-cell>
          <table:table-cell office:value-type="string">
            <text:p>Monthly Notices of the Royal Astronomical Societ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7-0644</text:p>
          </table:table-cell>
          <table:table-cell office:value-type="string">
            <text:p>INTERDISCIPLINAR <text:s text:c="33"/></text:p>
          </table:table-cell>
          <table:table-cell office:value-type="string">
            <text:p>Monthly Weather Review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3185</text:p>
          </table:table-cell>
          <table:table-cell office:value-type="string">
            <text:p>INTERDISCIPLINAR <text:s text:c="33"/></text:p>
          </table:table-cell>
          <table:table-cell office:value-type="string">
            <text:p>Movement Disord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0-3459</text:p>
          </table:table-cell>
          <table:table-cell office:value-type="string">
            <text:p>INTERDISCIPLINAR <text:s text:c="33"/></text:p>
          </table:table-cell>
          <table:table-cell office:value-type="string">
            <text:p>Multiscale Modeling and Simula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INTERDISCIPLINAR <text:s text:c="33"/></text:p>
          </table:table-cell>
          <table:table-cell office:value-type="string">
            <text:p>Mutation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INTERDISCIPLINAR <text:s text:c="33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0-6984</text:p>
          </table:table-cell>
          <table:table-cell office:value-type="string">
            <text:p>INTERDISCIPLINAR <text:s text:c="33"/></text:p>
          </table:table-cell>
          <table:table-cell office:value-type="string">
            <text:p>Nano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7-4484</text:p>
          </table:table-cell>
          <table:table-cell office:value-type="string">
            <text:p>INTERDISCIPLINAR <text:s text:c="33"/></text:p>
          </table:table-cell>
          <table:table-cell office:value-type="string">
            <text:p>Nanotechnology (Bristol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5-0203</text:p>
          </table:table-cell>
          <table:table-cell office:value-type="string">
            <text:p>INTERDISCIPLINAR <text:s text:c="33"/></text:p>
          </table:table-cell>
          <table:table-cell office:value-type="string">
            <text:p>Natural Resources Forum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INTERDISCIPLINAR <text:s text:c="33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7-0156</text:p>
          </table:table-cell>
          <table:table-cell office:value-type="string">
            <text:p>INTERDISCIPLINAR <text:s text:c="33"/></text:p>
          </table:table-cell>
          <table:table-cell office:value-type="string">
            <text:p>Nature Bio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1-0056</text:p>
          </table:table-cell>
          <table:table-cell office:value-type="string">
            <text:p>INTERDISCIPLINAR <text:s text:c="33"/></text:p>
          </table:table-cell>
          <table:table-cell office:value-type="string">
            <text:p>Nature Reviews. Gene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9-9961</text:p>
          </table:table-cell>
          <table:table-cell office:value-type="string">
            <text:p>INTERDISCIPLINAR <text:s text:c="33"/></text:p>
          </table:table-cell>
          <table:table-cell office:value-type="string">
            <text:p>Neurobiology of Diseas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4-7427</text:p>
          </table:table-cell>
          <table:table-cell office:value-type="string">
            <text:p>INTERDISCIPLINAR <text:s text:c="33"/></text:p>
          </table:table-cell>
          <table:table-cell office:value-type="string">
            <text:p>Neurobiology of Learning and Memo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INTERDISCIPLINAR <text:s text:c="33"/></text:p>
          </table:table-cell>
          <table:table-cell office:value-type="string">
            <text:p>Neurocomputing (Amsterdam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6-6273</text:p>
          </table:table-cell>
          <table:table-cell office:value-type="string">
            <text:p>INTERDISCIPLINAR <text:s text:c="33"/></text:p>
          </table:table-cell>
          <table:table-cell office:value-type="string">
            <text:p>Neuron (Cambridge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8-3908</text:p>
          </table:table-cell>
          <table:table-cell office:value-type="string">
            <text:p>INTERDISCIPLINAR <text:s text:c="33"/></text:p>
          </table:table-cell>
          <table:table-cell office:value-type="string">
            <text:p>Neuropharma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6-4522</text:p>
          </table:table-cell>
          <table:table-cell office:value-type="string">
            <text:p>INTERDISCIPLINAR <text:s text:c="33"/></text:p>
          </table:table-cell>
          <table:table-cell office:value-type="string">
            <text:p>Neuro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9-8428</text:p>
          </table:table-cell>
          <table:table-cell office:value-type="string">
            <text:p>INTERDISCIPLINAR <text:s text:c="33"/></text:p>
          </table:table-cell>
          <table:table-cell office:value-type="string">
            <text:p>Neurotoxicity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7-2630</text:p>
          </table:table-cell>
          <table:table-cell office:value-type="string">
            <text:p>INTERDISCIPLINAR <text:s text:c="33"/></text:p>
          </table:table-cell>
          <table:table-cell office:value-type="string">
            <text:p>New Journal of Phys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9-4753</text:p>
          </table:table-cell>
          <table:table-cell office:value-type="string">
            <text:p>INTERDISCIPLINAR <text:s text:c="33"/></text:p>
          </table:table-cell>
          <table:table-cell office:value-type="string">
            <text:p>NMCD. Nutrition Metabolism and Cardiovascular Diseas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INTERDISCIPLINAR <text:s text:c="33"/></text:p>
          </table:table-cell>
          <table:table-cell office:value-type="string">
            <text:p>Nuclear Instruments &amp; Methods in Physics Research A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INTERDISCIPLINAR <text:s text:c="33"/></text:p>
          </table:table-cell>
          <table:table-cell office:value-type="string">
            <text:p>Nuclear Instruments &amp; Methods in Physics Research. Section B. Beam Interactions with Materials and Atom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5-9474</text:p>
          </table:table-cell>
          <table:table-cell office:value-type="string">
            <text:p>INTERDISCIPLINAR <text:s text:c="33"/></text:p>
          </table:table-cell>
          <table:table-cell office:value-type="string">
            <text:p>Nuclear Physics A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50-3213</text:p>
          </table:table-cell>
          <table:table-cell office:value-type="string">
            <text:p>INTERDISCIPLINAR <text:s text:c="33"/></text:p>
          </table:table-cell>
          <table:table-cell office:value-type="string">
            <text:p>Nuclear Physics. B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5-1048</text:p>
          </table:table-cell>
          <table:table-cell office:value-type="string">
            <text:p>INTERDISCIPLINAR <text:s text:c="33"/></text:p>
          </table:table-cell>
          <table:table-cell office:value-type="string">
            <text:p>Nucleic Acids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9-599X</text:p>
          </table:table-cell>
          <table:table-cell office:value-type="string">
            <text:p>INTERDISCIPLINAR <text:s text:c="33"/></text:p>
          </table:table-cell>
          <table:table-cell office:value-type="string">
            <text:p>Numerische Mathematik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9-6643</text:p>
          </table:table-cell>
          <table:table-cell office:value-type="string">
            <text:p>INTERDISCIPLINAR <text:s text:c="33"/></text:p>
          </table:table-cell>
          <table:table-cell office:value-type="string">
            <text:p>Nutrition Review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1-7323</text:p>
          </table:table-cell>
          <table:table-cell office:value-type="string">
            <text:p>INTERDISCIPLINAR <text:s text:c="33"/></text:p>
          </table:table-cell>
          <table:table-cell office:value-type="string">
            <text:p>Obesity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INTERDISCIPLINAR <text:s text:c="33"/></text:p>
          </table:table-cell>
          <table:table-cell office:value-type="string">
            <text:p>Obesity Surge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9-7844</text:p>
          </table:table-cell>
          <table:table-cell office:value-type="string">
            <text:p>INTERDISCIPLINAR <text:s text:c="33"/></text:p>
          </table:table-cell>
          <table:table-cell office:value-type="string">
            <text:p>Obstetrics and Gynecology (New York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9-8549</text:p>
          </table:table-cell>
          <table:table-cell office:value-type="string">
            <text:p>INTERDISCIPLINAR <text:s text:c="33"/></text:p>
          </table:table-cell>
          <table:table-cell office:value-type="string">
            <text:p>Oecologia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0-1299</text:p>
          </table:table-cell>
          <table:table-cell office:value-type="string">
            <text:p>INTERDISCIPLINAR <text:s text:c="33"/></text:p>
          </table:table-cell>
          <table:table-cell office:value-type="string">
            <text:p>Oikos (Copenhagen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1-6420</text:p>
          </table:table-cell>
          <table:table-cell office:value-type="string">
            <text:p>INTERDISCIPLINAR <text:s text:c="33"/></text:p>
          </table:table-cell>
          <table:table-cell office:value-type="string">
            <text:p>Ophthalmology (Rochester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6-9592</text:p>
          </table:table-cell>
          <table:table-cell office:value-type="string">
            <text:p>INTERDISCIPLINAR <text:s text:c="33"/></text:p>
          </table:table-cell>
          <table:table-cell office:value-type="string">
            <text:p>Optics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3-4584</text:p>
          </table:table-cell>
          <table:table-cell office:value-type="string">
            <text:p>INTERDISCIPLINAR <text:s text:c="33"/></text:p>
          </table:table-cell>
          <table:table-cell office:value-type="string">
            <text:p>Osteoarthritis and Cartilag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0182</text:p>
          </table:table-cell>
          <table:table-cell office:value-type="string">
            <text:p>INTERDISCIPLINAR <text:s text:c="33"/></text:p>
          </table:table-cell>
          <table:table-cell office:value-type="string">
            <text:p>Palaeogeography, Palaeoclimatology, Palaeoe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1820</text:p>
          </table:table-cell>
          <table:table-cell office:value-type="string">
            <text:p>INTERDISCIPLINAR <text:s text:c="33"/></text:p>
          </table:table-cell>
          <table:table-cell office:value-type="string">
            <text:p>Parasitology (London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3203</text:p>
          </table:table-cell>
          <table:table-cell office:value-type="string">
            <text:p>INTERDISCIPLINAR <text:s text:c="33"/></text:p>
          </table:table-cell>
          <table:table-cell office:value-type="string">
            <text:p>Pattern Recogni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3998</text:p>
          </table:table-cell>
          <table:table-cell office:value-type="string">
            <text:p>INTERDISCIPLINAR <text:s text:c="33"/></text:p>
          </table:table-cell>
          <table:table-cell office:value-type="string">
            <text:p>Pediatric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INTERDISCIPLINAR <text:s text:c="33"/></text:p>
          </table:table-cell>
          <table:table-cell office:value-type="string">
            <text:p>Pharmacology, Biochemistry and Behavior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2-8436</text:p>
          </table:table-cell>
          <table:table-cell office:value-type="string">
            <text:p>INTERDISCIPLINAR <text:s text:c="33"/></text:p>
          </table:table-cell>
          <table:table-cell office:value-type="string">
            <text:p>Philosophical Transactions of the Royal Society of London. Biological Scien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2789</text:p>
          </table:table-cell>
          <table:table-cell office:value-type="string">
            <text:p>INTERDISCIPLINAR <text:s text:c="33"/></text:p>
          </table:table-cell>
          <table:table-cell office:value-type="string">
            <text:p>Physica D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INTERDISCIPLINAR <text:s text:c="33"/></text:p>
          </table:table-cell>
          <table:table-cell office:value-type="string">
            <text:p>Physica. A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0-2947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. A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56-2813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. C, Nuclear Phys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9155</text:p>
          </table:table-cell>
          <table:table-cell office:value-type="string">
            <text:p>INTERDISCIPLINAR <text:s text:c="33"/></text:p>
          </table:table-cell>
          <table:table-cell office:value-type="string">
            <text:p>Physics in Medicine and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INTERDISCIPLINAR <text:s text:c="33"/></text:p>
          </table:table-cell>
          <table:table-cell office:value-type="string">
            <text:p>Physics Letters A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0-2693</text:p>
          </table:table-cell>
          <table:table-cell office:value-type="string">
            <text:p>INTERDISCIPLINAR <text:s text:c="33"/></text:p>
          </table:table-cell>
          <table:table-cell office:value-type="string">
            <text:p>Physics Letters. Section B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0-6631</text:p>
          </table:table-cell>
          <table:table-cell office:value-type="string">
            <text:p>INTERDISCIPLINAR <text:s text:c="33"/></text:p>
          </table:table-cell>
          <table:table-cell office:value-type="string">
            <text:p>Physics of Fluid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0-664X</text:p>
          </table:table-cell>
          <table:table-cell office:value-type="string">
            <text:p>INTERDISCIPLINAR <text:s text:c="33"/></text:p>
          </table:table-cell>
          <table:table-cell office:value-type="string">
            <text:p>Physics of Plasma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9317</text:p>
          </table:table-cell>
          <table:table-cell office:value-type="string">
            <text:p>INTERDISCIPLINAR <text:s text:c="33"/></text:p>
          </table:table-cell>
          <table:table-cell office:value-type="string">
            <text:p>Physiologia Plantarum (Copenhagen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9333</text:p>
          </table:table-cell>
          <table:table-cell office:value-type="string">
            <text:p>INTERDISCIPLINAR <text:s text:c="33"/></text:p>
          </table:table-cell>
          <table:table-cell office:value-type="string">
            <text:p>Physiological Review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INTERDISCIPLINAR <text:s text:c="33"/></text:p>
          </table:table-cell>
          <table:table-cell office:value-type="string">
            <text:p>Phyto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4-9173</text:p>
          </table:table-cell>
          <table:table-cell office:value-type="string">
            <text:p>INTERDISCIPLINAR <text:s text:c="33"/></text:p>
          </table:table-cell>
          <table:table-cell office:value-type="string">
            <text:p>PLoS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INTERDISCIPLINAR <text:s text:c="33"/></text:p>
          </table:table-cell>
          <table:table-cell office:value-type="string">
            <text:p>PNAS. 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2-3861</text:p>
          </table:table-cell>
          <table:table-cell office:value-type="string">
            <text:p>INTERDISCIPLINAR <text:s text:c="33"/></text:p>
          </table:table-cell>
          <table:table-cell office:value-type="string">
            <text:p>Polymer (Guildford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9-8103</text:p>
          </table:table-cell>
          <table:table-cell office:value-type="string">
            <text:p>INTERDISCIPLINAR <text:s text:c="33"/></text:p>
          </table:table-cell>
          <table:table-cell office:value-type="string">
            <text:p>Polymer Internation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9-0039</text:p>
          </table:table-cell>
          <table:table-cell office:value-type="string">
            <text:p>INTERDISCIPLINAR <text:s text:c="33"/></text:p>
          </table:table-cell>
          <table:table-cell office:value-type="string">
            <text:p>Population and Environmen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9268</text:p>
          </table:table-cell>
          <table:table-cell office:value-type="string">
            <text:p>INTERDISCIPLINAR <text:s text:c="33"/></text:p>
          </table:table-cell>
          <table:table-cell office:value-type="string">
            <text:p>Precambrian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INTERDISCIPLINAR <text:s text:c="33"/></text:p>
          </table:table-cell>
          <table:table-cell office:value-type="string">
            <text:p>Process Bio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9-6107</text:p>
          </table:table-cell>
          <table:table-cell office:value-type="string">
            <text:p>INTERDISCIPLINAR <text:s text:c="33"/></text:p>
          </table:table-cell>
          <table:table-cell office:value-type="string">
            <text:p>Progress in Biophysics and Molecular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INTERDISCIPLINAR <text:s text:c="33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2-9343</text:p>
          </table:table-cell>
          <table:table-cell office:value-type="string">
            <text:p>INTERDISCIPLINAR <text:s text:c="33"/></text:p>
          </table:table-cell>
          <table:table-cell office:value-type="string">
            <text:p>Quality of Life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7-3791</text:p>
          </table:table-cell>
          <table:table-cell office:value-type="string">
            <text:p>INTERDISCIPLINAR <text:s text:c="33"/></text:p>
          </table:table-cell>
          <table:table-cell office:value-type="string">
            <text:p>Quaternary Science Review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3-2300</text:p>
          </table:table-cell>
          <table:table-cell office:value-type="string">
            <text:p>INTERDISCIPLINAR <text:s text:c="33"/></text:p>
          </table:table-cell>
          <table:table-cell office:value-type="string">
            <text:p>Regulatory Toxicology and Pharma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4257</text:p>
          </table:table-cell>
          <table:table-cell office:value-type="string">
            <text:p>INTERDISCIPLINAR <text:s text:c="33"/></text:p>
          </table:table-cell>
          <table:table-cell office:value-type="string">
            <text:p>Remote Sensing of Environmen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4-0321</text:p>
          </table:table-cell>
          <table:table-cell office:value-type="string">
            <text:p>INTERDISCIPLINAR <text:s text:c="33"/></text:p>
          </table:table-cell>
          <table:table-cell office:value-type="string">
            <text:p>Renewable &amp; Sustainable Energy Review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8-7333</text:p>
          </table:table-cell>
          <table:table-cell office:value-type="string">
            <text:p>INTERDISCIPLINAR <text:s text:c="33"/></text:p>
          </table:table-cell>
          <table:table-cell office:value-type="string">
            <text:p>Research Polic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0-9964</text:p>
          </table:table-cell>
          <table:table-cell office:value-type="string">
            <text:p>INTERDISCIPLINAR <text:s text:c="33"/></text:p>
          </table:table-cell>
          <table:table-cell office:value-type="string">
            <text:p>Schizophrenia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INTERDISCIPLINAR <text:s text:c="33"/></text:p>
          </table:table-cell>
          <table:table-cell office:value-type="string">
            <text:p>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INTERDISCIPLINAR <text:s text:c="33"/></text:p>
          </table:table-cell>
          <table:table-cell office:value-type="string">
            <text:p>Science of the Total Environmen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9-6462</text:p>
          </table:table-cell>
          <table:table-cell office:value-type="string">
            <text:p>INTERDISCIPLINAR <text:s text:c="33"/></text:p>
          </table:table-cell>
          <table:table-cell office:value-type="string">
            <text:p>Scripta Materialia (Oxford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6-1429</text:p>
          </table:table-cell>
          <table:table-cell office:value-type="string">
            <text:p>INTERDISCIPLINAR <text:s text:c="33"/></text:p>
          </table:table-cell>
          <table:table-cell office:value-type="string">
            <text:p>SIAM Journal on Numerical Analysi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9-9457</text:p>
          </table:table-cell>
          <table:table-cell office:value-type="string">
            <text:p>INTERDISCIPLINAR <text:s text:c="33"/></text:p>
          </table:table-cell>
          <table:table-cell office:value-type="string">
            <text:p>Sleep Medici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7-9536</text:p>
          </table:table-cell>
          <table:table-cell office:value-type="string">
            <text:p>INTERDISCIPLINAR <text:s text:c="33"/></text:p>
          </table:table-cell>
          <table:table-cell office:value-type="string">
            <text:p>Social Science &amp; Medici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6-3127</text:p>
          </table:table-cell>
          <table:table-cell office:value-type="string">
            <text:p>INTERDISCIPLINAR <text:s text:c="33"/></text:p>
          </table:table-cell>
          <table:table-cell office:value-type="string">
            <text:p>Social Studies of 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1-6525</text:p>
          </table:table-cell>
          <table:table-cell office:value-type="string">
            <text:p>INTERDISCIPLINAR <text:s text:c="33"/></text:p>
          </table:table-cell>
          <table:table-cell office:value-type="string">
            <text:p>Socio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8-0717</text:p>
          </table:table-cell>
          <table:table-cell office:value-type="string">
            <text:p>INTERDISCIPLINAR <text:s text:c="33"/></text:p>
          </table:table-cell>
          <table:table-cell office:value-type="string">
            <text:p>Soil Biology &amp; Bio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1-5995</text:p>
          </table:table-cell>
          <table:table-cell office:value-type="string">
            <text:p>INTERDISCIPLINAR <text:s text:c="33"/></text:p>
          </table:table-cell>
          <table:table-cell office:value-type="string">
            <text:p>Soil Science Society of America Journ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8-0938</text:p>
          </table:table-cell>
          <table:table-cell office:value-type="string">
            <text:p>INTERDISCIPLINAR <text:s text:c="33"/></text:p>
          </table:table-cell>
          <table:table-cell office:value-type="string">
            <text:p>Solar Phys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INTERDISCIPLINAR <text:s text:c="33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9-2499</text:p>
          </table:table-cell>
          <table:table-cell office:value-type="string">
            <text:p>INTERDISCIPLINAR <text:s text:c="33"/></text:p>
          </table:table-cell>
          <table:table-cell office:value-type="string">
            <text:p>Strok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6-0616</text:p>
          </table:table-cell>
          <table:table-cell office:value-type="string">
            <text:p>INTERDISCIPLINAR <text:s text:c="33"/></text:p>
          </table:table-cell>
          <table:table-cell office:value-type="string">
            <text:p>Studies in Myc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9-7881</text:p>
          </table:table-cell>
          <table:table-cell office:value-type="string">
            <text:p>INTERDISCIPLINAR <text:s text:c="33"/></text:p>
          </table:table-cell>
          <table:table-cell office:value-type="string">
            <text:p>Synthesis. Journal of Synthetic Organic 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INTERDISCIPLINAR <text:s text:c="33"/></text:p>
          </table:table-cell>
          <table:table-cell office:value-type="string">
            <text:p>Talanta (Oxford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0-0262</text:p>
          </table:table-cell>
          <table:table-cell office:value-type="string">
            <text:p>INTERDISCIPLINAR <text:s text:c="33"/></text:p>
          </table:table-cell>
          <table:table-cell office:value-type="string">
            <text:p>Tax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80-6495</text:p>
          </table:table-cell>
          <table:table-cell office:value-type="string">
            <text:p>INTERDISCIPLINAR <text:s text:c="33"/></text:p>
          </table:table-cell>
          <table:table-cell office:value-type="string">
            <text:p>Tellus. Series A, Dynamic Meteorology and Oceanograph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8703</text:p>
          </table:table-cell>
          <table:table-cell office:value-type="string">
            <text:p>INTERDISCIPLINAR <text:s text:c="33"/></text:p>
          </table:table-cell>
          <table:table-cell office:value-type="string">
            <text:p>The American Heart Journ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03-1936</text:p>
          </table:table-cell>
          <table:table-cell office:value-type="string">
            <text:p>INTERDISCIPLINAR <text:s text:c="33"/></text:p>
          </table:table-cell>
          <table:table-cell office:value-type="string">
            <text:p>The European Respiratory Journ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2-464X</text:p>
          </table:table-cell>
          <table:table-cell office:value-type="string">
            <text:p>INTERDISCIPLINAR <text:s text:c="33"/></text:p>
          </table:table-cell>
          <table:table-cell office:value-type="string">
            <text:p>The FEBS Journ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258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Biological 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1295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General Phys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5-6701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Hospital Infec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1899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Infectious Diseas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0-6474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Neuro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166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Nutri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9-5006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s of Gerontology. Series A, Biological Sciences and Medical scien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3-8584</text:p>
          </table:table-cell>
          <table:table-cell office:value-type="string">
            <text:p>INTERDISCIPLINAR <text:s text:c="33"/></text:p>
          </table:table-cell>
          <table:table-cell office:value-type="string">
            <text:p>The Neuroscientist (Baltimore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0-5752</text:p>
          </table:table-cell>
          <table:table-cell office:value-type="string">
            <text:p>INTERDISCIPLINAR <text:s text:c="33"/></text:p>
          </table:table-cell>
          <table:table-cell office:value-type="string">
            <text:p>Theoretical and Applied Gene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INTERDISCIPLINAR <text:s text:c="33"/></text:p>
          </table:table-cell>
          <table:table-cell office:value-type="string">
            <text:p>Thin Solid Film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9-3848</text:p>
          </table:table-cell>
          <table:table-cell office:value-type="string">
            <text:p>INTERDISCIPLINAR <text:s text:c="33"/></text:p>
          </table:table-cell>
          <table:table-cell office:value-type="string">
            <text:p>Thrombosis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0-2276</text:p>
          </table:table-cell>
          <table:table-cell office:value-type="string">
            <text:p>INTERDISCIPLINAR <text:s text:c="33"/></text:p>
          </table:table-cell>
          <table:table-cell office:value-type="string">
            <text:p>TM &amp; IH. Tropical Medicine and International Healt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6-6080</text:p>
          </table:table-cell>
          <table:table-cell office:value-type="string">
            <text:p>INTERDISCIPLINAR <text:s text:c="33"/></text:p>
          </table:table-cell>
          <table:table-cell office:value-type="string">
            <text:p>Toxicological Scien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INTERDISCIPLINAR <text:s text:c="33"/></text:p>
          </table:table-cell>
          <table:table-cell office:value-type="string">
            <text:p>Toxicology in Vitro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INTERDISCIPLINAR <text:s text:c="33"/></text:p>
          </table:table-cell>
          <table:table-cell office:value-type="string">
            <text:p>Toxic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4-0874</text:p>
          </table:table-cell>
          <table:table-cell office:value-type="string">
            <text:p>INTERDISCIPLINAR <text:s text:c="33"/></text:p>
          </table:table-cell>
          <table:table-cell office:value-type="string">
            <text:p>Transplant Internation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5347</text:p>
          </table:table-cell>
          <table:table-cell office:value-type="string">
            <text:p>INTERDISCIPLINAR <text:s text:c="33"/></text:p>
          </table:table-cell>
          <table:table-cell office:value-type="string">
            <text:p>Trends in Ecology and Evolution (Amsterdam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4177</text:p>
          </table:table-cell>
          <table:table-cell office:value-type="string">
            <text:p>INTERDISCIPLINAR <text:s text:c="33"/></text:p>
          </table:table-cell>
          <table:table-cell office:value-type="string">
            <text:p>Ultrasonics Sonochemist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INTERDISCIPLINAR <text:s text:c="33"/></text:p>
          </table:table-cell>
          <table:table-cell office:value-type="string">
            <text:p>Vaccine (Guildford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1135</text:p>
          </table:table-cell>
          <table:table-cell office:value-type="string">
            <text:p>INTERDISCIPLINAR <text:s text:c="33"/></text:p>
          </table:table-cell>
          <table:table-cell office:value-type="string">
            <text:p>Veterinary Microbiology (Amsterdam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INTERDISCIPLINAR <text:s text:c="33"/></text:p>
          </table:table-cell>
          <table:table-cell office:value-type="string">
            <text:p>Veterinary Parasit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8-4249</text:p>
          </table:table-cell>
          <table:table-cell office:value-type="string">
            <text:p>INTERDISCIPLINAR <text:s text:c="33"/></text:p>
          </table:table-cell>
          <table:table-cell office:value-type="string">
            <text:p>Veterinary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1702</text:p>
          </table:table-cell>
          <table:table-cell office:value-type="string">
            <text:p>INTERDISCIPLINAR <text:s text:c="33"/></text:p>
          </table:table-cell>
          <table:table-cell office:value-type="string">
            <text:p>Virus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4-242X</text:p>
          </table:table-cell>
          <table:table-cell office:value-type="string">
            <text:p>INTERDISCIPLINAR <text:s text:c="33"/></text:p>
          </table:table-cell>
          <table:table-cell office:value-type="string">
            <text:p>Waste Management &amp; Research (ISWA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INTERDISCIPLINAR <text:s text:c="33"/></text:p>
          </table:table-cell>
          <table:table-cell office:value-type="string">
            <text:p>Water Research (Oxford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3-1397</text:p>
          </table:table-cell>
          <table:table-cell office:value-type="string">
            <text:p>INTERDISCIPLINAR <text:s text:c="33"/></text:p>
          </table:table-cell>
          <table:table-cell office:value-type="string">
            <text:p>Water Resources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3-1223</text:p>
          </table:table-cell>
          <table:table-cell office:value-type="string">
            <text:p>INTERDISCIPLINAR <text:s text:c="33"/></text:p>
          </table:table-cell>
          <table:table-cell office:value-type="string">
            <text:p>Water Science and 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4-4082</text:p>
          </table:table-cell>
          <table:table-cell office:value-type="string">
            <text:p>INTERDISCIPLINAR <text:s text:c="33"/></text:p>
          </table:table-cell>
          <table:table-cell office:value-type="string">
            <text:p>Zoological Journal of the Linnean Societ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8-3500</text:p>
          </table:table-cell>
          <table:table-cell office:value-type="string">
            <text:p>INTERDISCIPLINAR <text:s text:c="33"/></text:p>
          </table:table-cell>
          <table:table-cell office:value-type="string">
            <text:p>ACM Transactions on Mathematical Softwar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8019</text:p>
          </table:table-cell>
          <table:table-cell office:value-type="string">
            <text:p>INTERDISCIPLINAR <text:s text:c="33"/></text:p>
          </table:table-cell>
          <table:table-cell office:value-type="string">
            <text:p>Acta Applicandae Mathematica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00-5368</text:p>
          </table:table-cell>
          <table:table-cell office:value-type="string">
            <text:p>INTERDISCIPLINAR <text:s text:c="33"/></text:p>
          </table:table-cell>
          <table:table-cell office:value-type="string">
            <text:p>Acta Crystallographica. Section 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46-609X</text:p>
          </table:table-cell>
          <table:table-cell office:value-type="string">
            <text:p>INTERDISCIPLINAR <text:s text:c="33"/></text:p>
          </table:table-cell>
          <table:table-cell office:value-type="string">
            <text:p>Acta Oecologica (Montrouge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95-3907</text:p>
          </table:table-cell>
          <table:table-cell office:value-type="string">
            <text:p>INTERDISCIPLINAR <text:s text:c="33"/></text:p>
          </table:table-cell>
          <table:table-cell office:value-type="string">
            <text:p>Acta Ophthalmologica Scandinavic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03-5253</text:p>
          </table:table-cell>
          <table:table-cell office:value-type="string">
            <text:p>INTERDISCIPLINAR <text:s text:c="33"/></text:p>
          </table:table-cell>
          <table:table-cell office:value-type="string">
            <text:p>Acta Paediatrica (Oslo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1-7272</text:p>
          </table:table-cell>
          <table:table-cell office:value-type="string">
            <text:p>INTERDISCIPLINAR <text:s text:c="33"/></text:p>
          </table:table-cell>
          <table:table-cell office:value-type="string">
            <text:p>Acta Zoologica (Stockholm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0-1928</text:p>
          </table:table-cell>
          <table:table-cell office:value-type="string">
            <text:p>INTERDISCIPLINAR <text:s text:c="33"/></text:p>
          </table:table-cell>
          <table:table-cell office:value-type="string">
            <text:p>Acustica United with Acta Acustic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6-8858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Applied Mathemat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3-1177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Space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8-521X</text:p>
          </table:table-cell>
          <table:table-cell office:value-type="string">
            <text:p>INTERDISCIPLINAR <text:s text:c="33"/></text:p>
          </table:table-cell>
          <table:table-cell office:value-type="string">
            <text:p>Agricultural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3774</text:p>
          </table:table-cell>
          <table:table-cell office:value-type="string">
            <text:p>INTERDISCIPLINAR <text:s text:c="33"/></text:p>
          </table:table-cell>
          <table:table-cell office:value-type="string">
            <text:p>Agricultural Water Management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1962</text:p>
          </table:table-cell>
          <table:table-cell office:value-type="string">
            <text:p>INTERDISCIPLINAR <text:s text:c="33"/></text:p>
          </table:table-cell>
          <table:table-cell office:value-type="string">
            <text:p>Agronomy Journa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1-1541</text:p>
          </table:table-cell>
          <table:table-cell office:value-type="string">
            <text:p>INTERDISCIPLINAR <text:s text:c="33"/></text:p>
          </table:table-cell>
          <table:table-cell office:value-type="string">
            <text:p>AIChE Journa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4-7447</text:p>
          </table:table-cell>
          <table:table-cell office:value-type="string">
            <text:p>INTERDISCIPLINAR <text:s text:c="33"/></text:p>
          </table:table-cell>
          <table:table-cell office:value-type="string">
            <text:p>Ambio (Oslo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4-0496</text:p>
          </table:table-cell>
          <table:table-cell office:value-type="string">
            <text:p>INTERDISCIPLINAR <text:s text:c="33"/></text:p>
          </table:table-cell>
          <table:table-cell office:value-type="string">
            <text:p>American Ethnologist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6-6553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Infection Contro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5-2565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Primat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9645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Veterinary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9-4451</text:p>
          </table:table-cell>
          <table:table-cell office:value-type="string">
            <text:p>INTERDISCIPLINAR <text:s text:c="33"/></text:p>
          </table:table-cell>
          <table:table-cell office:value-type="string">
            <text:p>Amino Acids (Wien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3-5373</text:p>
          </table:table-cell>
          <table:table-cell office:value-type="string">
            <text:p>INTERDISCIPLINAR <text:s text:c="33"/></text:p>
          </table:table-cell>
          <table:table-cell office:value-type="string">
            <text:p>Amphibia-Reptili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INTERDISCIPLINAR <text:s text:c="33"/></text:p>
          </table:table-cell>
          <table:table-cell office:value-type="string">
            <text:p>Anais da Academia Brasileira de Ci�ncia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2719</text:p>
          </table:table-cell>
          <table:table-cell office:value-type="string">
            <text:p>INTERDISCIPLINAR <text:s text:c="33"/></text:p>
          </table:table-cell>
          <table:table-cell office:value-type="string">
            <text:p>Analytical Lett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95-2649</text:p>
          </table:table-cell>
          <table:table-cell office:value-type="string">
            <text:p>INTERDISCIPLINAR <text:s text:c="33"/></text:p>
          </table:table-cell>
          <table:table-cell office:value-type="string">
            <text:p>Annales (Paris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1-1206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Allergy, Asthma &amp; Immu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4746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Applied 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7-2797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Epidem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the New York Academy of Scienc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4983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Tropical Medicine and Parasit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0-7005</text:p>
          </table:table-cell>
          <table:table-cell office:value-type="string">
            <text:p>INTERDISCIPLINAR <text:s text:c="33"/></text:p>
          </table:table-cell>
          <table:table-cell office:value-type="string">
            <text:p>Anticancer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6072</text:p>
          </table:table-cell>
          <table:table-cell office:value-type="string">
            <text:p>INTERDISCIPLINAR <text:s text:c="33"/></text:p>
          </table:table-cell>
          <table:table-cell office:value-type="string">
            <text:p>Antonie van Leeuwenhoek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4-8435</text:p>
          </table:table-cell>
          <table:table-cell office:value-type="string">
            <text:p>INTERDISCIPLINAR <text:s text:c="33"/></text:p>
          </table:table-cell>
          <table:table-cell office:value-type="string">
            <text:p>Apidologie (Celle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3-9514</text:p>
          </table:table-cell>
          <table:table-cell office:value-type="string">
            <text:p>INTERDISCIPLINAR <text:s text:c="33"/></text:p>
          </table:table-cell>
          <table:table-cell office:value-type="string">
            <text:p>Applied Artificial Intellig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3-6228</text:p>
          </table:table-cell>
          <table:table-cell office:value-type="string">
            <text:p>INTERDISCIPLINAR <text:s text:c="33"/></text:p>
          </table:table-cell>
          <table:table-cell office:value-type="string">
            <text:p>Applied Geography (Sevenoaks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7-904X</text:p>
          </table:table-cell>
          <table:table-cell office:value-type="string">
            <text:p>INTERDISCIPLINAR <text:s text:c="33"/></text:p>
          </table:table-cell>
          <table:table-cell office:value-type="string">
            <text:p>Applied Mathematical Modell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3-9659</text:p>
          </table:table-cell>
          <table:table-cell office:value-type="string">
            <text:p>INTERDISCIPLINAR <text:s text:c="33"/></text:p>
          </table:table-cell>
          <table:table-cell office:value-type="string">
            <text:p>Applied Mathematics Lett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9274</text:p>
          </table:table-cell>
          <table:table-cell office:value-type="string">
            <text:p>INTERDISCIPLINAR <text:s text:c="33"/></text:p>
          </table:table-cell>
          <table:table-cell office:value-type="string">
            <text:p>Applied Numerical Mathemat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8-2605</text:p>
          </table:table-cell>
          <table:table-cell office:value-type="string">
            <text:p>INTERDISCIPLINAR <text:s text:c="33"/></text:p>
          </table:table-cell>
          <table:table-cell office:value-type="string">
            <text:p>Applied Organometallic Chemist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INTERDISCIPLINAR <text:s text:c="33"/></text:p>
          </table:table-cell>
          <table:table-cell office:value-type="string">
            <text:p>Applied Radiation and Isotop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INTERDISCIPLINAR <text:s text:c="33"/></text:p>
          </table:table-cell>
          <table:table-cell office:value-type="string">
            <text:p>Applied Surface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5-557X</text:p>
          </table:table-cell>
          <table:table-cell office:value-type="string">
            <text:p>INTERDISCIPLINAR <text:s text:c="33"/></text:p>
          </table:table-cell>
          <table:table-cell office:value-type="string">
            <text:p>Aquaculture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2-7613</text:p>
          </table:table-cell>
          <table:table-cell office:value-type="string">
            <text:p>INTERDISCIPLINAR <text:s text:c="33"/></text:p>
          </table:table-cell>
          <table:table-cell office:value-type="string">
            <text:p>Aquatic Conserv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5-1621</text:p>
          </table:table-cell>
          <table:table-cell office:value-type="string">
            <text:p>INTERDISCIPLINAR <text:s text:c="33"/></text:p>
          </table:table-cell>
          <table:table-cell office:value-type="string">
            <text:p>Aquatic Scienc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9136</text:p>
          </table:table-cell>
          <table:table-cell office:value-type="string">
            <text:p>INTERDISCIPLINAR <text:s text:c="33"/></text:p>
          </table:table-cell>
          <table:table-cell office:value-type="string">
            <text:p>Archiv f�r Hydrobiologi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0-4341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Environmental Contamination and Toxic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2-8933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Micro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42-9985</text:p>
          </table:table-cell>
          <table:table-cell office:value-type="string">
            <text:p>INTERDISCIPLINAR <text:s text:c="33"/></text:p>
          </table:table-cell>
          <table:table-cell office:value-type="string">
            <text:p>Austral Ec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9573</text:p>
          </table:table-cell>
          <table:table-cell office:value-type="string">
            <text:p>INTERDISCIPLINAR <text:s text:c="33"/></text:p>
          </table:table-cell>
          <table:table-cell office:value-type="string">
            <text:p>Australian Journal of Soil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959X</text:p>
          </table:table-cell>
          <table:table-cell office:value-type="string">
            <text:p>INTERDISCIPLINAR <text:s text:c="33"/></text:p>
          </table:table-cell>
          <table:table-cell office:value-type="string">
            <text:p>Australian Journal of Zo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2-7835</text:p>
          </table:table-cell>
          <table:table-cell office:value-type="string">
            <text:p>INTERDISCIPLINAR <text:s text:c="33"/></text:p>
          </table:table-cell>
          <table:table-cell office:value-type="string">
            <text:p>Basic &amp; Clinical Pharmacology &amp; Toxic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9-703X</text:p>
          </table:table-cell>
          <table:table-cell office:value-type="string">
            <text:p>INTERDISCIPLINAR <text:s text:c="33"/></text:p>
          </table:table-cell>
          <table:table-cell office:value-type="string">
            <text:p>Biochemical Engineering Journa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5-1978</text:p>
          </table:table-cell>
          <table:table-cell office:value-type="string">
            <text:p>INTERDISCIPLINAR <text:s text:c="33"/></text:p>
          </table:table-cell>
          <table:table-cell office:value-type="string">
            <text:p>Biochemical Systematics and Ec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9-9644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Contro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4-4066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Journal of the Linnean Societ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5-1056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s (London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8-2762</text:p>
          </table:table-cell>
          <table:table-cell office:value-type="string">
            <text:p>INTERDISCIPLINAR <text:s text:c="33"/></text:p>
          </table:table-cell>
          <table:table-cell office:value-type="string">
            <text:p>Biology and Fertility of Soil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341X</text:p>
          </table:table-cell>
          <table:table-cell office:value-type="string">
            <text:p>INTERDISCIPLINAR <text:s text:c="33"/></text:p>
          </table:table-cell>
          <table:table-cell office:value-type="string">
            <text:p>Biometrics (Washington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355X</text:p>
          </table:table-cell>
          <table:table-cell office:value-type="string">
            <text:p>INTERDISCIPLINAR <text:s text:c="33"/></text:p>
          </table:table-cell>
          <table:table-cell office:value-type="string">
            <text:p>Biorheology (Oxford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3-2647</text:p>
          </table:table-cell>
          <table:table-cell office:value-type="string">
            <text:p>INTERDISCIPLINAR <text:s text:c="33"/></text:p>
          </table:table-cell>
          <table:table-cell office:value-type="string">
            <text:p>Bio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7-5110</text:p>
          </table:table-cell>
          <table:table-cell office:value-type="string">
            <text:p>INTERDISCIPLINAR <text:s text:c="33"/></text:p>
          </table:table-cell>
          <table:table-cell office:value-type="string">
            <text:p>Biosystems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INTERDISCIPLINAR <text:s text:c="33"/></text:p>
          </table:table-cell>
          <table:table-cell office:value-type="string">
            <text:p>Biotechnology Lett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3606</text:p>
          </table:table-cell>
          <table:table-cell office:value-type="string">
            <text:p>INTERDISCIPLINAR <text:s text:c="33"/></text:p>
          </table:table-cell>
          <table:table-cell office:value-type="string">
            <text:p>Biotropica (Lawrence, KS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9-9796</text:p>
          </table:table-cell>
          <table:table-cell office:value-type="string">
            <text:p>INTERDISCIPLINAR <text:s text:c="33"/></text:p>
          </table:table-cell>
          <table:table-cell office:value-type="string">
            <text:p>Blood Cells, Molecules &amp; Diseas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87-7604</text:p>
          </table:table-cell>
          <table:table-cell office:value-type="string">
            <text:p>INTERDISCIPLINAR <text:s text:c="33"/></text:p>
          </table:table-cell>
          <table:table-cell office:value-type="string">
            <text:p>Brain &amp; Development (Tokyo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1-9230</text:p>
          </table:table-cell>
          <table:table-cell office:value-type="string">
            <text:p>INTERDISCIPLINAR <text:s text:c="33"/></text:p>
          </table:table-cell>
          <table:table-cell office:value-type="string">
            <text:p>Brain Research Bulleti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Chemical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Medical and Biological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Phys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7-1145</text:p>
          </table:table-cell>
          <table:table-cell office:value-type="string">
            <text:p>INTERDISCIPLINAR <text:s text:c="33"/></text:p>
          </table:table-cell>
          <table:table-cell office:value-type="string">
            <text:p>British Journal of Nutri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Micro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8-4182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Ophthalm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8-4212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Physiology and Pharmac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8-4301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Zo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INTERDISCIPLINAR <text:s text:c="33"/></text:p>
          </table:table-cell>
          <table:table-cell office:value-type="string">
            <text:p>Carbohydrate Polym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2-766X</text:p>
          </table:table-cell>
          <table:table-cell office:value-type="string">
            <text:p>INTERDISCIPLINAR <text:s text:c="33"/></text:p>
          </table:table-cell>
          <table:table-cell office:value-type="string">
            <text:p>Cell and Tissue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6-1544</text:p>
          </table:table-cell>
          <table:table-cell office:value-type="string">
            <text:p>INTERDISCIPLINAR <text:s text:c="33"/></text:p>
          </table:table-cell>
          <table:table-cell office:value-type="string">
            <text:p>Cell Motility and the Cytoskelet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8-8846</text:p>
          </table:table-cell>
          <table:table-cell office:value-type="string">
            <text:p>INTERDISCIPLINAR <text:s text:c="33"/></text:p>
          </table:table-cell>
          <table:table-cell office:value-type="string">
            <text:p>Cement and Concrete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2-8842</text:p>
          </table:table-cell>
          <table:table-cell office:value-type="string">
            <text:p>INTERDISCIPLINAR <text:s text:c="33"/></text:p>
          </table:table-cell>
          <table:table-cell office:value-type="string">
            <text:p>Ceramics Internationa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5-2701</text:p>
          </table:table-cell>
          <table:table-cell office:value-type="string">
            <text:p>INTERDISCIPLINAR <text:s text:c="33"/></text:p>
          </table:table-cell>
          <table:table-cell office:value-type="string">
            <text:p>Chemical Engineering and Proces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0-7516</text:p>
          </table:table-cell>
          <table:table-cell office:value-type="string">
            <text:p>INTERDISCIPLINAR <text:s text:c="33"/></text:p>
          </table:table-cell>
          <table:table-cell office:value-type="string">
            <text:p>Chemical Engineering and 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9-3157</text:p>
          </table:table-cell>
          <table:table-cell office:value-type="string">
            <text:p>INTERDISCIPLINAR <text:s text:c="33"/></text:p>
          </table:table-cell>
          <table:table-cell office:value-type="string">
            <text:p>Chemotherapy (Basel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9-8604</text:p>
          </table:table-cell>
          <table:table-cell office:value-type="string">
            <text:p>INTERDISCIPLINAR <text:s text:c="33"/></text:p>
          </table:table-cell>
          <table:table-cell office:value-type="string">
            <text:p>Clays and Clay Mineral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6-577X</text:p>
          </table:table-cell>
          <table:table-cell office:value-type="string">
            <text:p>INTERDISCIPLINAR <text:s text:c="33"/></text:p>
          </table:table-cell>
          <table:table-cell office:value-type="string">
            <text:p>Climate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INTERDISCIPLINAR <text:s text:c="33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56-6811</text:p>
          </table:table-cell>
          <table:table-cell office:value-type="string">
            <text:p>INTERDISCIPLINAR <text:s text:c="33"/></text:p>
          </table:table-cell>
          <table:table-cell office:value-type="string">
            <text:p>Clinical and vaccine immu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3-8467</text:p>
          </table:table-cell>
          <table:table-cell office:value-type="string">
            <text:p>INTERDISCIPLINAR <text:s text:c="33"/></text:p>
          </table:table-cell>
          <table:table-cell office:value-type="string">
            <text:p>Clinical Neurology and Neurosurge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70-3198</text:p>
          </table:table-cell>
          <table:table-cell office:value-type="string">
            <text:p>INTERDISCIPLINAR <text:s text:c="33"/></text:p>
          </table:table-cell>
          <table:table-cell office:value-type="string">
            <text:p>Clinical Rheumat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9-8299</text:p>
          </table:table-cell>
          <table:table-cell office:value-type="string">
            <text:p>INTERDISCIPLINAR <text:s text:c="33"/></text:p>
          </table:table-cell>
          <table:table-cell office:value-type="string">
            <text:p>Communications in Numerical Methods in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INTERDISCIPLINAR <text:s text:c="33"/></text:p>
          </table:table-cell>
          <table:table-cell office:value-type="string">
            <text:p>Comparative Biochemistry and Physiology. A, Molecular &amp; Integrative Phys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9-835X</text:p>
          </table:table-cell>
          <table:table-cell office:value-type="string">
            <text:p>INTERDISCIPLINAR <text:s text:c="33"/></text:p>
          </table:table-cell>
          <table:table-cell office:value-type="string">
            <text:p>Composites. Part A, Applied Science and Manufactu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0-440X</text:p>
          </table:table-cell>
          <table:table-cell office:value-type="string">
            <text:p>INTERDISCIPLINAR <text:s text:c="33"/></text:p>
          </table:table-cell>
          <table:table-cell office:value-type="string">
            <text:p>Comprehensive Psychiat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205</text:p>
          </table:table-cell>
          <table:table-cell office:value-type="string">
            <text:p>INTERDISCIPLINAR <text:s text:c="33"/></text:p>
          </table:table-cell>
          <table:table-cell office:value-type="string">
            <text:p>Computational &amp; Applied Mathemat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6-9271</text:p>
          </table:table-cell>
          <table:table-cell office:value-type="string">
            <text:p>INTERDISCIPLINAR <text:s text:c="33"/></text:p>
          </table:table-cell>
          <table:table-cell office:value-type="string">
            <text:p>Computational Biology and Chemist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7-0256</text:p>
          </table:table-cell>
          <table:table-cell office:value-type="string">
            <text:p>INTERDISCIPLINAR <text:s text:c="33"/></text:p>
          </table:table-cell>
          <table:table-cell office:value-type="string">
            <text:p>Computational Materials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9473</text:p>
          </table:table-cell>
          <table:table-cell office:value-type="string">
            <text:p>INTERDISCIPLINAR <text:s text:c="33"/></text:p>
          </table:table-cell>
          <table:table-cell office:value-type="string">
            <text:p>Computational Statistics &amp; Data Analysi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INTERDISCIPLINAR <text:s text:c="33"/></text:p>
          </table:table-cell>
          <table:table-cell office:value-type="string">
            <text:p>Computer Methods and Programs in Biomedicin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7-3142</text:p>
          </table:table-cell>
          <table:table-cell office:value-type="string">
            <text:p>INTERDISCIPLINAR <text:s text:c="33"/></text:p>
          </table:table-cell>
          <table:table-cell office:value-type="string">
            <text:p>Computer Vision and Image Understand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8-3004</text:p>
          </table:table-cell>
          <table:table-cell office:value-type="string">
            <text:p>INTERDISCIPLINAR <text:s text:c="33"/></text:p>
          </table:table-cell>
          <table:table-cell office:value-type="string">
            <text:p>Computers &amp; Geoscienc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5-0548</text:p>
          </table:table-cell>
          <table:table-cell office:value-type="string">
            <text:p>INTERDISCIPLINAR <text:s text:c="33"/></text:p>
          </table:table-cell>
          <table:table-cell office:value-type="string">
            <text:p>Computers and Operations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6-0621</text:p>
          </table:table-cell>
          <table:table-cell office:value-type="string">
            <text:p>INTERDISCIPLINAR <text:s text:c="33"/></text:p>
          </table:table-cell>
          <table:table-cell office:value-type="string">
            <text:p>Conservation Genet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4343</text:p>
          </table:table-cell>
          <table:table-cell office:value-type="string">
            <text:p>INTERDISCIPLINAR <text:s text:c="33"/></text:p>
          </table:table-cell>
          <table:table-cell office:value-type="string">
            <text:p>Continental Shelf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1-2194</text:p>
          </table:table-cell>
          <table:table-cell office:value-type="string">
            <text:p>INTERDISCIPLINAR <text:s text:c="33"/></text:p>
          </table:table-cell>
          <table:table-cell office:value-type="string">
            <text:p>Crop Protec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INTERDISCIPLINAR <text:s text:c="33"/></text:p>
          </table:table-cell>
          <table:table-cell office:value-type="string">
            <text:p>Current Micro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023X</text:p>
          </table:table-cell>
          <table:table-cell office:value-type="string">
            <text:p>INTERDISCIPLINAR <text:s text:c="33"/></text:p>
          </table:table-cell>
          <table:table-cell office:value-type="string">
            <text:p>Data &amp; Knowledge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INTERDISCIPLINAR <text:s text:c="33"/></text:p>
          </table:table-cell>
          <table:table-cell office:value-type="string">
            <text:p>Diabetes Research and Clinical Practi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2-8893</text:p>
          </table:table-cell>
          <table:table-cell office:value-type="string">
            <text:p>INTERDISCIPLINAR <text:s text:c="33"/></text:p>
          </table:table-cell>
          <table:table-cell office:value-type="string">
            <text:p>Diagnostic Microbiology and Infectious Diseas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3-2116</text:p>
          </table:table-cell>
          <table:table-cell office:value-type="string">
            <text:p>INTERDISCIPLINAR <text:s text:c="33"/></text:p>
          </table:table-cell>
          <table:table-cell office:value-type="string">
            <text:p>Digestive Diseases and Scienc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6-218X</text:p>
          </table:table-cell>
          <table:table-cell office:value-type="string">
            <text:p>INTERDISCIPLINAR <text:s text:c="33"/></text:p>
          </table:table-cell>
          <table:table-cell office:value-type="string">
            <text:p>Discrete Applied Mathemat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3782</text:p>
          </table:table-cell>
          <table:table-cell office:value-type="string">
            <text:p>INTERDISCIPLINAR <text:s text:c="33"/></text:p>
          </table:table-cell>
          <table:table-cell office:value-type="string">
            <text:p>Early Human Development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6-945X</text:p>
          </table:table-cell>
          <table:table-cell office:value-type="string">
            <text:p>INTERDISCIPLINAR <text:s text:c="33"/></text:p>
          </table:table-cell>
          <table:table-cell office:value-type="string">
            <text:p>Ecological Complexit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7-6946</text:p>
          </table:table-cell>
          <table:table-cell office:value-type="string">
            <text:p>INTERDISCIPLINAR <text:s text:c="33"/></text:p>
          </table:table-cell>
          <table:table-cell office:value-type="string">
            <text:p>Ecological Entom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0-160X</text:p>
          </table:table-cell>
          <table:table-cell office:value-type="string">
            <text:p>INTERDISCIPLINAR <text:s text:c="33"/></text:p>
          </table:table-cell>
          <table:table-cell office:value-type="string">
            <text:p>Ecological Indicato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1-0128</text:p>
          </table:table-cell>
          <table:table-cell office:value-type="string">
            <text:p>INTERDISCIPLINAR <text:s text:c="33"/></text:p>
          </table:table-cell>
          <table:table-cell office:value-type="string">
            <text:p>Economic Geology and the Bulletin of the Society of Economic Geologist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3-4686</text:p>
          </table:table-cell>
          <table:table-cell office:value-type="string">
            <text:p>INTERDISCIPLINAR <text:s text:c="33"/></text:p>
          </table:table-cell>
          <table:table-cell office:value-type="string">
            <text:p>Electrochimica Act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0-5442</text:p>
          </table:table-cell>
          <table:table-cell office:value-type="string">
            <text:p>INTERDISCIPLINAR <text:s text:c="33"/></text:p>
          </table:table-cell>
          <table:table-cell office:value-type="string">
            <text:p>Ener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6-8904</text:p>
          </table:table-cell>
          <table:table-cell office:value-type="string">
            <text:p>INTERDISCIPLINAR <text:s text:c="33"/></text:p>
          </table:table-cell>
          <table:table-cell office:value-type="string">
            <text:p>Energy Conversion and Management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0-9883</text:p>
          </table:table-cell>
          <table:table-cell office:value-type="string">
            <text:p>INTERDISCIPLINAR <text:s text:c="33"/></text:p>
          </table:table-cell>
          <table:table-cell office:value-type="string">
            <text:p>Energy Econom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5-6574</text:p>
          </table:table-cell>
          <table:table-cell office:value-type="string">
            <text:p>INTERDISCIPLINAR <text:s text:c="33"/></text:p>
          </table:table-cell>
          <table:table-cell office:value-type="string">
            <text:p>Energy Journal (Cambridge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5-7997</text:p>
          </table:table-cell>
          <table:table-cell office:value-type="string">
            <text:p>INTERDISCIPLINAR <text:s text:c="33"/></text:p>
          </table:table-cell>
          <table:table-cell office:value-type="string">
            <text:p>Engineering Analysis with Boundary Element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3-7952</text:p>
          </table:table-cell>
          <table:table-cell office:value-type="string">
            <text:p>INTERDISCIPLINAR <text:s text:c="33"/></text:p>
          </table:table-cell>
          <table:table-cell office:value-type="string">
            <text:p>Engineering Ge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3-9157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 (St. Louis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6460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&amp; Resource Economics (Dordrecht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8-8472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and Experimental Botan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1909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Biology of Fish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6-8929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Conserv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9-4042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Geochemistry and Healt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3-0105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Geology (Berlin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4-152X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Management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Monitoring and Assessment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4491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Progres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0-4081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Toxic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0-2688</text:p>
          </table:table-cell>
          <table:table-cell office:value-type="string">
            <text:p>INTERDISCIPLINAR <text:s text:c="33"/></text:p>
          </table:table-cell>
          <table:table-cell office:value-type="string">
            <text:p>Epidemiology and Infec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5-5050</text:p>
          </table:table-cell>
          <table:table-cell office:value-type="string">
            <text:p>INTERDISCIPLINAR <text:s text:c="33"/></text:p>
          </table:table-cell>
          <table:table-cell office:value-type="string">
            <text:p>Epilepsy &amp; Behavior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2-7714</text:p>
          </table:table-cell>
          <table:table-cell office:value-type="string">
            <text:p>INTERDISCIPLINAR <text:s text:c="33"/></text:p>
          </table:table-cell>
          <table:table-cell office:value-type="string">
            <text:p>Estuarine, Coastal and Shelf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4-300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Clinical Nutri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5-6698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Combinator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7-3580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Contro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93-2990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Epidem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2115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Obstetrics, Gynecology, and Reproductive 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7-221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Operational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40-6199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Pediatr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8-5884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Vascular and Endovascular Surge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INTERDISCIPLINAR <text:s text:c="33"/></text:p>
          </table:table-cell>
          <table:table-cell office:value-type="string">
            <text:p>European Physical Journal B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9338</text:p>
          </table:table-cell>
          <table:table-cell office:value-type="string">
            <text:p>INTERDISCIPLINAR <text:s text:c="33"/></text:p>
          </table:table-cell>
          <table:table-cell office:value-type="string">
            <text:p>European Psychiatry (Paris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1-427X</text:p>
          </table:table-cell>
          <table:table-cell office:value-type="string">
            <text:p>INTERDISCIPLINAR <text:s text:c="33"/></text:p>
          </table:table-cell>
          <table:table-cell office:value-type="string">
            <text:p>Evidence-Based Complementary and Alternative Medicin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8162</text:p>
          </table:table-cell>
          <table:table-cell office:value-type="string">
            <text:p>INTERDISCIPLINAR <text:s text:c="33"/></text:p>
          </table:table-cell>
          <table:table-cell office:value-type="string">
            <text:p>EXPERIMENTAL AND APPLIED ACAR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4-4800</text:p>
          </table:table-cell>
          <table:table-cell office:value-type="string">
            <text:p>INTERDISCIPLINAR <text:s text:c="33"/></text:p>
          </table:table-cell>
          <table:table-cell office:value-type="string">
            <text:p>Experimental and Molecular Path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8-8244</text:p>
          </table:table-cell>
          <table:table-cell office:value-type="string">
            <text:p>INTERDISCIPLINAR <text:s text:c="33"/></text:p>
          </table:table-cell>
          <table:table-cell office:value-type="string">
            <text:p>FEMS Immunology and Medical Micro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9-997X</text:p>
          </table:table-cell>
          <table:table-cell office:value-type="string">
            <text:p>INTERDISCIPLINAR <text:s text:c="33"/></text:p>
          </table:table-cell>
          <table:table-cell office:value-type="string">
            <text:p>Fisheries Management and Ec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5-7836</text:p>
          </table:table-cell>
          <table:table-cell office:value-type="string">
            <text:p>INTERDISCIPLINAR <text:s text:c="33"/></text:p>
          </table:table-cell>
          <table:table-cell office:value-type="string">
            <text:p>Fisheries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7-326X</text:p>
          </table:table-cell>
          <table:table-cell office:value-type="string">
            <text:p>INTERDISCIPLINAR <text:s text:c="33"/></text:p>
          </table:table-cell>
          <table:table-cell office:value-type="string">
            <text:p>Fitoterapi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3812</text:p>
          </table:table-cell>
          <table:table-cell office:value-type="string">
            <text:p>INTERDISCIPLINAR <text:s text:c="33"/></text:p>
          </table:table-cell>
          <table:table-cell office:value-type="string">
            <text:p>Fluid Phase Equilibri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5-203X</text:p>
          </table:table-cell>
          <table:table-cell office:value-type="string">
            <text:p>INTERDISCIPLINAR <text:s text:c="33"/></text:p>
          </table:table-cell>
          <table:table-cell office:value-type="string">
            <text:p>Food Additives and Contaminant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INTERDISCIPLINAR <text:s text:c="33"/></text:p>
          </table:table-cell>
          <table:table-cell office:value-type="string">
            <text:p>Food Contro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8-005X</text:p>
          </table:table-cell>
          <table:table-cell office:value-type="string">
            <text:p>INTERDISCIPLINAR <text:s text:c="33"/></text:p>
          </table:table-cell>
          <table:table-cell office:value-type="string">
            <text:p>Food Hydrocolloid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INTERDISCIPLINAR <text:s text:c="33"/></text:p>
          </table:table-cell>
          <table:table-cell office:value-type="string">
            <text:p>Food Science and Technology / Lebensmittel-Wissenschaft + Technologi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9-9341</text:p>
          </table:table-cell>
          <table:table-cell office:value-type="string">
            <text:p>INTERDISCIPLINAR <text:s text:c="33"/></text:p>
          </table:table-cell>
          <table:table-cell office:value-type="string">
            <text:p>Forest Policy and Econom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5-749X</text:p>
          </table:table-cell>
          <table:table-cell office:value-type="string">
            <text:p>INTERDISCIPLINAR <text:s text:c="33"/></text:p>
          </table:table-cell>
          <table:table-cell office:value-type="string">
            <text:p>Forest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INTERDISCIPLINAR <text:s text:c="33"/></text:p>
          </table:table-cell>
          <table:table-cell office:value-type="string">
            <text:p>Fuel (Guildford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6-6707</text:p>
          </table:table-cell>
          <table:table-cell office:value-type="string">
            <text:p>INTERDISCIPLINAR <text:s text:c="33"/></text:p>
          </table:table-cell>
          <table:table-cell office:value-type="string">
            <text:p>Genetica (The Hague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31-2796</text:p>
          </table:table-cell>
          <table:table-cell office:value-type="string">
            <text:p>INTERDISCIPLINAR <text:s text:c="33"/></text:p>
          </table:table-cell>
          <table:table-cell office:value-type="string">
            <text:p>Genome (Ottawa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6-8033</text:p>
          </table:table-cell>
          <table:table-cell office:value-type="string">
            <text:p>INTERDISCIPLINAR <text:s text:c="33"/></text:p>
          </table:table-cell>
          <table:table-cell office:value-type="string">
            <text:p>Geophys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324X</text:p>
          </table:table-cell>
          <table:table-cell office:value-type="string">
            <text:p>INTERDISCIPLINAR <text:s text:c="33"/></text:p>
          </table:table-cell>
          <table:table-cell office:value-type="string">
            <text:p>Geront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42-937X</text:p>
          </table:table-cell>
          <table:table-cell office:value-type="string">
            <text:p>INTERDISCIPLINAR <text:s text:c="33"/></text:p>
          </table:table-cell>
          <table:table-cell office:value-type="string">
            <text:p>Gondwana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7346</text:p>
          </table:table-cell>
          <table:table-cell office:value-type="string">
            <text:p>INTERDISCIPLINAR <text:s text:c="33"/></text:p>
          </table:table-cell>
          <table:table-cell office:value-type="string">
            <text:p>Gynecologic and Obstetric Investig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7-8748</text:p>
          </table:table-cell>
          <table:table-cell office:value-type="string">
            <text:p>INTERDISCIPLINAR <text:s text:c="33"/></text:p>
          </table:table-cell>
          <table:table-cell office:value-type="string">
            <text:p>Headach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3-8292</text:p>
          </table:table-cell>
          <table:table-cell office:value-type="string">
            <text:p>INTERDISCIPLINAR <text:s text:c="33"/></text:p>
          </table:table-cell>
          <table:table-cell office:value-type="string">
            <text:p>Health &amp; Pla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8-1080</text:p>
          </table:table-cell>
          <table:table-cell office:value-type="string">
            <text:p>INTERDISCIPLINAR <text:s text:c="33"/></text:p>
          </table:table-cell>
          <table:table-cell office:value-type="string">
            <text:p>Health Policy and Planning (Oxford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3271</text:p>
          </table:table-cell>
          <table:table-cell office:value-type="string">
            <text:p>INTERDISCIPLINAR <text:s text:c="33"/></text:p>
          </table:table-cell>
          <table:table-cell office:value-type="string">
            <text:p>Human &amp; Experimental Toxic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8158</text:p>
          </table:table-cell>
          <table:table-cell office:value-type="string">
            <text:p>INTERDISCIPLINAR <text:s text:c="33"/></text:p>
          </table:table-cell>
          <table:table-cell office:value-type="string">
            <text:p>Hydrobiologia (The Hague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2-6667</text:p>
          </table:table-cell>
          <table:table-cell office:value-type="string">
            <text:p>INTERDISCIPLINAR <text:s text:c="33"/></text:p>
          </table:table-cell>
          <table:table-cell office:value-type="string">
            <text:p>Hydrological Sciences Journa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386X</text:p>
          </table:table-cell>
          <table:table-cell office:value-type="string">
            <text:p>INTERDISCIPLINAR <text:s text:c="33"/></text:p>
          </table:table-cell>
          <table:table-cell office:value-type="string">
            <text:p>Hydrometallurgy (Amsterdam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3-6804</text:p>
          </table:table-cell>
          <table:table-cell office:value-type="string">
            <text:p>INTERDISCIPLINAR <text:s text:c="33"/></text:p>
          </table:table-cell>
          <table:table-cell office:value-type="string">
            <text:p>IEEE Communications Magazin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2-1716</text:p>
          </table:table-cell>
          <table:table-cell office:value-type="string">
            <text:p>INTERDISCIPLINAR <text:s text:c="33"/></text:p>
          </table:table-cell>
          <table:table-cell office:value-type="string">
            <text:p>IEEE Computer Graphics and Appl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294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Biomedical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383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Electron Devic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Magnet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3-3813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Plasma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8993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Power Electron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8950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Power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3-587X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Signal Proces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3-4419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Systems, Man and Cybernetics. Part B, Cybernet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3010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Ultrasonics, Ferroelectrics, and Frequency Contro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2-4979</text:p>
          </table:table-cell>
          <table:table-cell office:value-type="string">
            <text:p>INTERDISCIPLINAR <text:s text:c="33"/></text:p>
          </table:table-cell>
          <table:table-cell office:value-type="string">
            <text:p>IMA Journal of Numerical Analysi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INTERDISCIPLINAR <text:s text:c="33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6-6690</text:p>
          </table:table-cell>
          <table:table-cell office:value-type="string">
            <text:p>INTERDISCIPLINAR <text:s text:c="33"/></text:p>
          </table:table-cell>
          <table:table-cell office:value-type="string">
            <text:p>Industrial Crops and Product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1812</text:p>
          </table:table-cell>
          <table:table-cell office:value-type="string">
            <text:p>INTERDISCIPLINAR <text:s text:c="33"/></text:p>
          </table:table-cell>
          <table:table-cell office:value-type="string">
            <text:p>Insectes Sociaux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4-830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Biodeterioration and Biodegrad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Immunopharmac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9-598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for Numerical Methods in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6-542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Applied Ceramic 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0-542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Food Science &amp; 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5-881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Geographical Information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7-9310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eat and Mass Transfer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8-463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ygiene and Environmental Healt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01-971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Infectious Diseas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751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ineral Proces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748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Nursing Studi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2-278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Oral and Maxillofacial Implant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527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roduction Econom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Quantum Chemist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5-300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Radiation 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Remote Sen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9-892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Robust and Nonlinear Contro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768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olids and Structur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2-462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ports Medicin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8-580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Soc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45-5226</text:p>
          </table:table-cell>
          <table:table-cell office:value-type="string">
            <text:p>INTERDISCIPLINAR <text:s text:c="33"/></text:p>
          </table:table-cell>
          <table:table-cell office:value-type="string">
            <text:p>Invertebrate Systemat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2716</text:p>
          </table:table-cell>
          <table:table-cell office:value-type="string">
            <text:p>INTERDISCIPLINAR <text:s text:c="33"/></text:p>
          </table:table-cell>
          <table:table-cell office:value-type="string">
            <text:p>ISPRS Journal of Photogrammetry and Remote Sen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6-1608</text:p>
          </table:table-cell>
          <table:table-cell office:value-type="string">
            <text:p>INTERDISCIPLINAR <text:s text:c="33"/></text:p>
          </table:table-cell>
          <table:table-cell office:value-type="string">
            <text:p>JCR Journal Of Clinical Rheumat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6-9959</text:p>
          </table:table-cell>
          <table:table-cell office:value-type="string">
            <text:p>INTERDISCIPLINAR <text:s text:c="33"/></text:p>
          </table:table-cell>
          <table:table-cell office:value-type="string">
            <text:p>JEADV. Journal of the European Academy of Dermatology and Venere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4-2633</text:p>
          </table:table-cell>
          <table:table-cell office:value-type="string">
            <text:p>INTERDISCIPLINAR <text:s text:c="33"/></text:p>
          </table:table-cell>
          <table:table-cell office:value-type="string">
            <text:p>JIDR. Journal of Intellectual Disability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838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lloys and Compound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891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Electrochemist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Polymer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0-19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rid Environment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9-057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tmospheric and Oceanic 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4-682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tmospheric and Solar-Terrestrial Phys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776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tmospheric Chemist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14-877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one and Mineral Metabolism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3-521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ereal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56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emical and Engineering Dat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1-116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emical Catalysis. A, Chemica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emical Technology and Bio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6-938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emometr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4-69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Densitomet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2-079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Gastroenter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astal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039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ifferential Equ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4-032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vironmental Monito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5-931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vironmental Radioactivit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0-123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vironmental Science and Health. Part B, Pesticides, Food Contaminants, and Agricultural Wast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111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ish 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ood Composition and Analysi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ood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114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ood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119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orensic Scienc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15-931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Gastroenterology and Hepat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9-771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Geodes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150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eredit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4-516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uman Genet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4-069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ydrologic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169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ydrology (Amsterdam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175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mmunological Method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8-198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dustrial Ec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7-543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dustrial Microbiology and Bio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29-576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Lim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31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Luminesc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gnetism and Magnetic Material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79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rine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terials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47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thematical Analysis and Appl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990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thematical Imaging and Vis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edical Entom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61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edical Micro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701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icrobiological Method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1-117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olecular Catalysis. B, Enzymatic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0-294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olecular Model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86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olecular Structur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olecular Structure. Theochem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93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atural Histo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5-017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europsychiatry and Clinical Neuroscienc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08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eurosurge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on-Crystalline Solid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2-69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Operations Management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239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Oral and Maxillofacial Surge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04-251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Oral Pathology and Medicin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6-026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Orthopaedic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riodont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armacy and Pharmac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0-603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otochemistry and Photobiology. A, Chemist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65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al Chemist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s and Chemistry of Solid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2-787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lankton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25-465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lant Path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6-161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lant Phys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9-880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sychophys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99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sychosomatic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7-589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ublic Health Polic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407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Quantitative Spectroscopy and Radiative Transfer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2-474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Radiological Protec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40-244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cience and Medicine in Sport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8-274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houlder and Elbow Surge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5-981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outh American Earth Scienc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4-965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tatistical Computation and Simul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479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urgical Onc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021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American Oil Chemists' Societ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2-288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American Society for Information Science and 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Brazilian Society of Mechanical Sciences and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315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Marine Biological Association of the United Kingdom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6-116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Meteorological Society of Japa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4-752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Optical Society of America. A, Optics Image Science and Vis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9-633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oretical and Computational Chemist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6-467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ropical Ec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2-633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ropical Pediatr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9-346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Urban Healt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00-923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egetation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1-179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eterinary Medicine. Series B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0-778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eterinary Pharmacology and Therapeut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irological Method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2-836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Zo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2-2011</text:p>
          </table:table-cell>
          <table:table-cell office:value-type="string">
            <text:p>INTERDISCIPLINAR <text:s text:c="33"/></text:p>
          </table:table-cell>
          <table:table-cell office:value-type="string">
            <text:p>Laser Physics Lett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INTERDISCIPLINAR <text:s text:c="33"/></text:p>
          </table:table-cell>
          <table:table-cell office:value-type="string">
            <text:p>Letters in Applied Micro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2-8194</text:p>
          </table:table-cell>
          <table:table-cell office:value-type="string">
            <text:p>INTERDISCIPLINAR <text:s text:c="33"/></text:p>
          </table:table-cell>
          <table:table-cell office:value-type="string">
            <text:p>Leukemia and Lymphom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5-2126</text:p>
          </table:table-cell>
          <table:table-cell office:value-type="string">
            <text:p>INTERDISCIPLINAR <text:s text:c="33"/></text:p>
          </table:table-cell>
          <table:table-cell office:value-type="string">
            <text:p>Leukemia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8-3223</text:p>
          </table:table-cell>
          <table:table-cell office:value-type="string">
            <text:p>INTERDISCIPLINAR <text:s text:c="33"/></text:p>
          </table:table-cell>
          <table:table-cell office:value-type="string">
            <text:p>Liver Internationa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6-5047</text:p>
          </table:table-cell>
          <table:table-cell office:value-type="string">
            <text:p>INTERDISCIPLINAR <text:s text:c="33"/></text:p>
          </table:table-cell>
          <table:table-cell office:value-type="string">
            <text:p>Mammalian 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23-1650</text:p>
          </table:table-cell>
          <table:table-cell office:value-type="string">
            <text:p>INTERDISCIPLINAR <text:s text:c="33"/></text:p>
          </table:table-cell>
          <table:table-cell office:value-type="string">
            <text:p>Marine and Freshwater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3162</text:p>
          </table:table-cell>
          <table:table-cell office:value-type="string">
            <text:p>INTERDISCIPLINAR <text:s text:c="33"/></text:p>
          </table:table-cell>
          <table:table-cell office:value-type="string">
            <text:p>Marine Biology (Berlin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24-0469</text:p>
          </table:table-cell>
          <table:table-cell office:value-type="string">
            <text:p>INTERDISCIPLINAR <text:s text:c="33"/></text:p>
          </table:table-cell>
          <table:table-cell office:value-type="string">
            <text:p>Marine Mammal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4-5803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Characteriz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577X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Letters (General ed.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5564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al Bioscienc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7-8599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al Medicine and 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0-4214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al Methods in the Applied Scienc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INTERDISCIPLINAR <text:s text:c="33"/></text:p>
          </table:table-cell>
          <table:table-cell office:value-type="string">
            <text:p>Maturitas (Amsterdam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3-6413</text:p>
          </table:table-cell>
          <table:table-cell office:value-type="string">
            <text:p>INTERDISCIPLINAR <text:s text:c="33"/></text:p>
          </table:table-cell>
          <table:table-cell office:value-type="string">
            <text:p>Mechanics Research Commun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INTERDISCIPLINAR <text:s text:c="33"/></text:p>
          </table:table-cell>
          <table:table-cell office:value-type="string">
            <text:p>Medical Mycology (Oxford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8931</text:p>
          </table:table-cell>
          <table:table-cell office:value-type="string">
            <text:p>INTERDISCIPLINAR <text:s text:c="33"/></text:p>
          </table:table-cell>
          <table:table-cell office:value-type="string">
            <text:p>Melanoma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7490</text:p>
          </table:table-cell>
          <table:table-cell office:value-type="string">
            <text:p>INTERDISCIPLINAR <text:s text:c="33"/></text:p>
          </table:table-cell>
          <table:table-cell office:value-type="string">
            <text:p>Metabolic Brain Diseas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1-2948</text:p>
          </table:table-cell>
          <table:table-cell office:value-type="string">
            <text:p>INTERDISCIPLINAR <text:s text:c="33"/></text:p>
          </table:table-cell>
          <table:table-cell office:value-type="string">
            <text:p>Meteorologische Zeitschrift (Berlin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7-7971</text:p>
          </table:table-cell>
          <table:table-cell office:value-type="string">
            <text:p>INTERDISCIPLINAR <text:s text:c="33"/></text:p>
          </table:table-cell>
          <table:table-cell office:value-type="string">
            <text:p>Meteorology and Atmospheric Phys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6-6294</text:p>
          </table:table-cell>
          <table:table-cell office:value-type="string">
            <text:p>INTERDISCIPLINAR <text:s text:c="33"/></text:p>
          </table:table-cell>
          <table:table-cell office:value-type="string">
            <text:p>Microbial Drug Resistance. Mechanisms, Epidemiology and Diseas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INTERDISCIPLINAR <text:s text:c="33"/></text:p>
          </table:table-cell>
          <table:table-cell office:value-type="string">
            <text:p>Microbiological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6-265X</text:p>
          </table:table-cell>
          <table:table-cell office:value-type="string">
            <text:p>INTERDISCIPLINAR <text:s text:c="33"/></text:p>
          </table:table-cell>
          <table:table-cell office:value-type="string">
            <text:p>Microchemical Journa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INTERDISCIPLINAR <text:s text:c="33"/></text:p>
          </table:table-cell>
          <table:table-cell office:value-type="string">
            <text:p>Micron (Oxford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INTERDISCIPLINAR <text:s text:c="33"/></text:p>
          </table:table-cell>
          <table:table-cell office:value-type="string">
            <text:p>Microscopy &amp; Microanalysi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8-1085</text:p>
          </table:table-cell>
          <table:table-cell office:value-type="string">
            <text:p>INTERDISCIPLINAR <text:s text:c="33"/></text:p>
          </table:table-cell>
          <table:table-cell office:value-type="string">
            <text:p>Microsurge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6-3672</text:p>
          </table:table-cell>
          <table:table-cell office:value-type="string">
            <text:p>INTERDISCIPLINAR <text:s text:c="33"/></text:p>
          </table:table-cell>
          <table:table-cell office:value-type="string">
            <text:p>Mikrochimica Act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2-6875</text:p>
          </table:table-cell>
          <table:table-cell office:value-type="string">
            <text:p>INTERDISCIPLINAR <text:s text:c="33"/></text:p>
          </table:table-cell>
          <table:table-cell office:value-type="string">
            <text:p>Minerals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7-7323</text:p>
          </table:table-cell>
          <table:table-cell office:value-type="string">
            <text:p>INTERDISCIPLINAR <text:s text:c="33"/></text:p>
          </table:table-cell>
          <table:table-cell office:value-type="string">
            <text:p>Modern Physics Letters 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and Cellular Biochemist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1-8278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Ecology Not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2-7022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Simul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3-7562</text:p>
          </table:table-cell>
          <table:table-cell office:value-type="string">
            <text:p>INTERDISCIPLINAR <text:s text:c="33"/></text:p>
          </table:table-cell>
          <table:table-cell office:value-type="string">
            <text:p>Mycological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0-6360</text:p>
          </table:table-cell>
          <table:table-cell office:value-type="string">
            <text:p>INTERDISCIPLINAR <text:s text:c="33"/></text:p>
          </table:table-cell>
          <table:table-cell office:value-type="string">
            <text:p>Mycorrhiza (Berlin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INTERDISCIPLINAR <text:s text:c="33"/></text:p>
          </table:table-cell>
          <table:table-cell office:value-type="string">
            <text:p>Neotropical Ichthy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4-3190</text:p>
          </table:table-cell>
          <table:table-cell office:value-type="string">
            <text:p>INTERDISCIPLINAR <text:s text:c="33"/></text:p>
          </table:table-cell>
          <table:table-cell office:value-type="string">
            <text:p>Neurochemical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1-7401</text:p>
          </table:table-cell>
          <table:table-cell office:value-type="string">
            <text:p>INTERDISCIPLINAR <text:s text:c="33"/></text:p>
          </table:table-cell>
          <table:table-cell office:value-type="string">
            <text:p>Neuroimmunomodulation (Basel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3-4179</text:p>
          </table:table-cell>
          <table:table-cell office:value-type="string">
            <text:p>INTERDISCIPLINAR <text:s text:c="33"/></text:p>
          </table:table-cell>
          <table:table-cell office:value-type="string">
            <text:p>Neuropeptides (Edinburgh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INTERDISCIPLINAR <text:s text:c="33"/></text:p>
          </table:table-cell>
          <table:table-cell office:value-type="string">
            <text:p>Neuroscience Lett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090X</text:p>
          </table:table-cell>
          <table:table-cell office:value-type="string">
            <text:p>INTERDISCIPLINAR <text:s text:c="33"/></text:p>
          </table:table-cell>
          <table:table-cell office:value-type="string">
            <text:p>Nonlinear Dynam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3-5809</text:p>
          </table:table-cell>
          <table:table-cell office:value-type="string">
            <text:p>INTERDISCIPLINAR <text:s text:c="33"/></text:p>
          </table:table-cell>
          <table:table-cell office:value-type="string">
            <text:p>Nonlinear Processes in Geophys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0-7782</text:p>
          </table:table-cell>
          <table:table-cell office:value-type="string">
            <text:p>INTERDISCIPLINAR <text:s text:c="33"/></text:p>
          </table:table-cell>
          <table:table-cell office:value-type="string">
            <text:p>Numerical Heat Transfer. Part A, Appl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9-159X</text:p>
          </table:table-cell>
          <table:table-cell office:value-type="string">
            <text:p>INTERDISCIPLINAR <text:s text:c="33"/></text:p>
          </table:table-cell>
          <table:table-cell office:value-type="string">
            <text:p>Numerical Methods for Partial Differential Equ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INTERDISCIPLINAR <text:s text:c="33"/></text:p>
          </table:table-cell>
          <table:table-cell office:value-type="string">
            <text:p>Nutri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4-5691</text:p>
          </table:table-cell>
          <table:table-cell office:value-type="string">
            <text:p>INTERDISCIPLINAR <text:s text:c="33"/></text:p>
          </table:table-cell>
          <table:table-cell office:value-type="string">
            <text:p>Ocean &amp; Coastal Management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6-7341</text:p>
          </table:table-cell>
          <table:table-cell office:value-type="string">
            <text:p>INTERDISCIPLINAR <text:s text:c="33"/></text:p>
          </table:table-cell>
          <table:table-cell office:value-type="string">
            <text:p>Ocean Dynam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5-0483</text:p>
          </table:table-cell>
          <table:table-cell office:value-type="string">
            <text:p>INTERDISCIPLINAR <text:s text:c="33"/></text:p>
          </table:table-cell>
          <table:table-cell office:value-type="string">
            <text:p>Omega (Oxford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3467</text:p>
          </table:table-cell>
          <table:table-cell office:value-type="string">
            <text:p>INTERDISCIPLINAR <text:s text:c="33"/></text:p>
          </table:table-cell>
          <table:table-cell office:value-type="string">
            <text:p>Optical Materials (Amsterdam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0-4018</text:p>
          </table:table-cell>
          <table:table-cell office:value-type="string">
            <text:p>INTERDISCIPLINAR <text:s text:c="33"/></text:p>
          </table:table-cell>
          <table:table-cell office:value-type="string">
            <text:p>Optics Commun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INTERDISCIPLINAR <text:s text:c="33"/></text:p>
          </table:table-cell>
          <table:table-cell office:value-type="string">
            <text:p>Oral Diseas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INTERDISCIPLINAR <text:s text:c="33"/></text:p>
          </table:table-cell>
          <table:table-cell office:value-type="string">
            <text:p>Oral Surgery, Oral Medicine, Oral Pathology, Oral Radiology, and Endodont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1368</text:p>
          </table:table-cell>
          <table:table-cell office:value-type="string">
            <text:p>INTERDISCIPLINAR <text:s text:c="33"/></text:p>
          </table:table-cell>
          <table:table-cell office:value-type="string">
            <text:p>Ore Geology Review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9-5022</text:p>
          </table:table-cell>
          <table:table-cell office:value-type="string">
            <text:p>INTERDISCIPLINAR <text:s text:c="33"/></text:p>
          </table:table-cell>
          <table:table-cell office:value-type="string">
            <text:p>Paediatric and Perinatal Epidem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INTERDISCIPLINAR <text:s text:c="33"/></text:p>
          </table:table-cell>
          <table:table-cell office:value-type="string">
            <text:p>Parasitology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4-1263</text:p>
          </table:table-cell>
          <table:table-cell office:value-type="string">
            <text:p>INTERDISCIPLINAR <text:s text:c="33"/></text:p>
          </table:table-cell>
          <table:table-cell office:value-type="string">
            <text:p>Pediatric Dentist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INTERDISCIPLINAR <text:s text:c="33"/></text:p>
          </table:table-cell>
          <table:table-cell office:value-type="string">
            <text:p>Peptides (New York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8-3575</text:p>
          </table:table-cell>
          <table:table-cell office:value-type="string">
            <text:p>INTERDISCIPLINAR <text:s text:c="33"/></text:p>
          </table:table-cell>
          <table:table-cell office:value-type="string">
            <text:p>Pesticide Biochemistry and Phys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3-6618</text:p>
          </table:table-cell>
          <table:table-cell office:value-type="string">
            <text:p>INTERDISCIPLINAR <text:s text:c="33"/></text:p>
          </table:table-cell>
          <table:table-cell office:value-type="string">
            <text:p>Pharmacological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4-503X</text:p>
          </table:table-cell>
          <table:table-cell office:value-type="string">
            <text:p>INTERDISCIPLINAR <text:s text:c="33"/></text:p>
          </table:table-cell>
          <table:table-cell office:value-type="string">
            <text:p>Philosophical Transactions. Royal Society. Mathematical, Physical and Engineering Scienc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9-1112</text:p>
          </table:table-cell>
          <table:table-cell office:value-type="string">
            <text:p>INTERDISCIPLINAR <text:s text:c="33"/></text:p>
          </table:table-cell>
          <table:table-cell office:value-type="string">
            <text:p>Photogrammetric Engineering and Remote Sen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INTERDISCIPLINAR <text:s text:c="33"/></text:p>
          </table:table-cell>
          <table:table-cell office:value-type="string">
            <text:p>Photomedicine &amp; Laser Surge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0-1972</text:p>
          </table:table-cell>
          <table:table-cell office:value-type="string">
            <text:p>INTERDISCIPLINAR <text:s text:c="33"/></text:p>
          </table:table-cell>
          <table:table-cell office:value-type="string">
            <text:p>Physica Status Solidi. B, Basic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INTERDISCIPLINAR <text:s text:c="33"/></text:p>
          </table:table-cell>
          <table:table-cell office:value-type="string">
            <text:p>Physica. B, Condensed Matter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4534</text:p>
          </table:table-cell>
          <table:table-cell office:value-type="string">
            <text:p>INTERDISCIPLINAR <text:s text:c="33"/></text:p>
          </table:table-cell>
          <table:table-cell office:value-type="string">
            <text:p>Physica. C, Superconductivit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5-3787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. E, Statistical Physics, Plasmas, Fluids, and Related Interdisciplinary Topics (Online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INTERDISCIPLINAR <text:s text:c="33"/></text:p>
          </table:table-cell>
          <table:table-cell office:value-type="string">
            <text:p>Physiology and Behavior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INTERDISCIPLINAR <text:s text:c="33"/></text:p>
          </table:table-cell>
          <table:table-cell office:value-type="string">
            <text:p>Phytomedicine (Stuttgart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INTERDISCIPLINAR <text:s text:c="33"/></text:p>
          </table:table-cell>
          <table:table-cell office:value-type="string">
            <text:p>Phytotherapy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2-0633</text:p>
          </table:table-cell>
          <table:table-cell office:value-type="string">
            <text:p>INTERDISCIPLINAR <text:s text:c="33"/></text:p>
          </table:table-cell>
          <table:table-cell office:value-type="string">
            <text:p>Planetary and Space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2-079X</text:p>
          </table:table-cell>
          <table:table-cell office:value-type="string">
            <text:p>INTERDISCIPLINAR <text:s text:c="33"/></text:p>
          </table:table-cell>
          <table:table-cell office:value-type="string">
            <text:p>Plant and Soi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2-0862</text:p>
          </table:table-cell>
          <table:table-cell office:value-type="string">
            <text:p>INTERDISCIPLINAR <text:s text:c="33"/></text:p>
          </table:table-cell>
          <table:table-cell office:value-type="string">
            <text:p>Plant Path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22-4060</text:p>
          </table:table-cell>
          <table:table-cell office:value-type="string">
            <text:p>INTERDISCIPLINAR <text:s text:c="33"/></text:p>
          </table:table-cell>
          <table:table-cell office:value-type="string">
            <text:p>Polar 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INTERDISCIPLINAR <text:s text:c="33"/></text:p>
          </table:table-cell>
          <table:table-cell office:value-type="string">
            <text:p>Polyhedr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0-0839</text:p>
          </table:table-cell>
          <table:table-cell office:value-type="string">
            <text:p>INTERDISCIPLINAR <text:s text:c="33"/></text:p>
          </table:table-cell>
          <table:table-cell office:value-type="string">
            <text:p>Polymer Bulletin (Berlin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2-9418</text:p>
          </table:table-cell>
          <table:table-cell office:value-type="string">
            <text:p>INTERDISCIPLINAR <text:s text:c="33"/></text:p>
          </table:table-cell>
          <table:table-cell office:value-type="string">
            <text:p>Polymer Test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5214</text:p>
          </table:table-cell>
          <table:table-cell office:value-type="string">
            <text:p>INTERDISCIPLINAR <text:s text:c="33"/></text:p>
          </table:table-cell>
          <table:table-cell office:value-type="string">
            <text:p>Postharvest Biology and 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5877</text:p>
          </table:table-cell>
          <table:table-cell office:value-type="string">
            <text:p>INTERDISCIPLINAR <text:s text:c="33"/></text:p>
          </table:table-cell>
          <table:table-cell office:value-type="string">
            <text:p>Preventive Veterinary Medicin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2-8332</text:p>
          </table:table-cell>
          <table:table-cell office:value-type="string">
            <text:p>INTERDISCIPLINAR <text:s text:c="33"/></text:p>
          </table:table-cell>
          <table:table-cell office:value-type="string">
            <text:p>Primat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0-9440</text:p>
          </table:table-cell>
          <table:table-cell office:value-type="string">
            <text:p>INTERDISCIPLINAR <text:s text:c="33"/></text:p>
          </table:table-cell>
          <table:table-cell office:value-type="string">
            <text:p>Progress in Organic Coating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2-7995</text:p>
          </table:table-cell>
          <table:table-cell office:value-type="string">
            <text:p>INTERDISCIPLINAR <text:s text:c="33"/></text:p>
          </table:table-cell>
          <table:table-cell office:value-type="string">
            <text:p>Progress in Photovolta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INTERDISCIPLINAR <text:s text:c="33"/></text:p>
          </table:table-cell>
          <table:table-cell office:value-type="string">
            <text:p>Qu�mica Nov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0-6182</text:p>
          </table:table-cell>
          <table:table-cell office:value-type="string">
            <text:p>INTERDISCIPLINAR <text:s text:c="33"/></text:p>
          </table:table-cell>
          <table:table-cell office:value-type="string">
            <text:p>Quaternary Internationa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3-6572</text:p>
          </table:table-cell>
          <table:table-cell office:value-type="string">
            <text:p>INTERDISCIPLINAR <text:s text:c="33"/></text:p>
          </table:table-cell>
          <table:table-cell office:value-type="string">
            <text:p>Quintessence Internationa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INTERDISCIPLINAR <text:s text:c="33"/></text:p>
          </table:table-cell>
          <table:table-cell office:value-type="string">
            <text:p>Radiation Measurement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4-8420</text:p>
          </table:table-cell>
          <table:table-cell office:value-type="string">
            <text:p>INTERDISCIPLINAR <text:s text:c="33"/></text:p>
          </table:table-cell>
          <table:table-cell office:value-type="string">
            <text:p>Radiation Protection Dosimet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33-1736</text:p>
          </table:table-cell>
          <table:table-cell office:value-type="string">
            <text:p>INTERDISCIPLINAR <text:s text:c="33"/></text:p>
          </table:table-cell>
          <table:table-cell office:value-type="string">
            <text:p>Reaction Kinetics and Catalysis Lett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1-5148</text:p>
          </table:table-cell>
          <table:table-cell office:value-type="string">
            <text:p>INTERDISCIPLINAR <text:s text:c="33"/></text:p>
          </table:table-cell>
          <table:table-cell office:value-type="string">
            <text:p>Reactive &amp; Functional Polym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1-0002</text:p>
          </table:table-cell>
          <table:table-cell office:value-type="string">
            <text:p>INTERDISCIPLINAR <text:s text:c="33"/></text:p>
          </table:table-cell>
          <table:table-cell office:value-type="string">
            <text:p>Redox Report (Edinburgh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3-2508</text:p>
          </table:table-cell>
          <table:table-cell office:value-type="string">
            <text:p>INTERDISCIPLINAR <text:s text:c="33"/></text:p>
          </table:table-cell>
          <table:table-cell office:value-type="string">
            <text:p>Research in Microbiology (Paris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INTERDISCIPLINAR <text:s text:c="33"/></text:p>
          </table:table-cell>
          <table:table-cell office:value-type="string">
            <text:p>Research in Veterinary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3449</text:p>
          </table:table-cell>
          <table:table-cell office:value-type="string">
            <text:p>INTERDISCIPLINAR <text:s text:c="33"/></text:p>
          </table:table-cell>
          <table:table-cell office:value-type="string">
            <text:p>Resources, Conservation and Recycl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7931</text:p>
          </table:table-cell>
          <table:table-cell office:value-type="string">
            <text:p>INTERDISCIPLINAR <text:s text:c="33"/></text:p>
          </table:table-cell>
          <table:table-cell office:value-type="string">
            <text:p>Respiration (Basel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2-6028</text:p>
          </table:table-cell>
          <table:table-cell office:value-type="string">
            <text:p>INTERDISCIPLINAR <text:s text:c="33"/></text:p>
          </table:table-cell>
          <table:table-cell office:value-type="string">
            <text:p>Restorative Neurology and Neuro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siquiatria (S�o Paulo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0-9475</text:p>
          </table:table-cell>
          <table:table-cell office:value-type="string">
            <text:p>INTERDISCIPLINAR <text:s text:c="33"/></text:p>
          </table:table-cell>
          <table:table-cell office:value-type="string">
            <text:p>Scandinavian Journal of Immu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INTERDISCIPLINAR <text:s text:c="33"/></text:p>
          </table:table-cell>
          <table:table-cell office:value-type="string">
            <text:p>Scientia Agricol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38-9130</text:p>
          </table:table-cell>
          <table:table-cell office:value-type="string">
            <text:p>INTERDISCIPLINAR <text:s text:c="33"/></text:p>
          </table:table-cell>
          <table:table-cell office:value-type="string">
            <text:p>Scientometr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3-0129</text:p>
          </table:table-cell>
          <table:table-cell office:value-type="string">
            <text:p>INTERDISCIPLINAR <text:s text:c="33"/></text:p>
          </table:table-cell>
          <table:table-cell office:value-type="string">
            <text:p>SIAM Journal on Control and Optimiz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6-1410</text:p>
          </table:table-cell>
          <table:table-cell office:value-type="string">
            <text:p>INTERDISCIPLINAR <text:s text:c="33"/></text:p>
          </table:table-cell>
          <table:table-cell office:value-type="string">
            <text:p>SIAM Journal on Mathematical Analysi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4-1726</text:p>
          </table:table-cell>
          <table:table-cell office:value-type="string">
            <text:p>INTERDISCIPLINAR <text:s text:c="33"/></text:p>
          </table:table-cell>
          <table:table-cell office:value-type="string">
            <text:p>Smart Materials and Structur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4-1920</text:p>
          </table:table-cell>
          <table:table-cell office:value-type="string">
            <text:p>INTERDISCIPLINAR <text:s text:c="33"/></text:p>
          </table:table-cell>
          <table:table-cell office:value-type="string">
            <text:p>Society &amp; Natural Resourc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1987</text:p>
          </table:table-cell>
          <table:table-cell office:value-type="string">
            <text:p>INTERDISCIPLINAR <text:s text:c="33"/></text:p>
          </table:table-cell>
          <table:table-cell office:value-type="string">
            <text:p>Soil &amp; Tillage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8-1098</text:p>
          </table:table-cell>
          <table:table-cell office:value-type="string">
            <text:p>INTERDISCIPLINAR <text:s text:c="33"/></text:p>
          </table:table-cell>
          <table:table-cell office:value-type="string">
            <text:p>Solid State Commun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6-1425</text:p>
          </table:table-cell>
          <table:table-cell office:value-type="string">
            <text:p>INTERDISCIPLINAR <text:s text:c="33"/></text:p>
          </table:table-cell>
          <table:table-cell office:value-type="string">
            <text:p>Spectrochimica Acta. Part A, Molecular and Biomolecular Spectroscop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7-8972</text:p>
          </table:table-cell>
          <table:table-cell office:value-type="string">
            <text:p>INTERDISCIPLINAR <text:s text:c="33"/></text:p>
          </table:table-cell>
          <table:table-cell office:value-type="string">
            <text:p>Surface and Coatings 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9-6028</text:p>
          </table:table-cell>
          <table:table-cell office:value-type="string">
            <text:p>INTERDISCIPLINAR <text:s text:c="33"/></text:p>
          </table:table-cell>
          <table:table-cell office:value-type="string">
            <text:p>Surface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5-5752</text:p>
          </table:table-cell>
          <table:table-cell office:value-type="string">
            <text:p>INTERDISCIPLINAR <text:s text:c="33"/></text:p>
          </table:table-cell>
          <table:table-cell office:value-type="string">
            <text:p>Systematic Parasit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6911</text:p>
          </table:table-cell>
          <table:table-cell office:value-type="string">
            <text:p>INTERDISCIPLINAR <text:s text:c="33"/></text:p>
          </table:table-cell>
          <table:table-cell office:value-type="string">
            <text:p>Systems and Control Lett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0-1625</text:p>
          </table:table-cell>
          <table:table-cell office:value-type="string">
            <text:p>INTERDISCIPLINAR <text:s text:c="33"/></text:p>
          </table:table-cell>
          <table:table-cell office:value-type="string">
            <text:p>Technological Forecasting and Social Chang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0-5422</text:p>
          </table:table-cell>
          <table:table-cell office:value-type="string">
            <text:p>INTERDISCIPLINAR <text:s text:c="33"/></text:p>
          </table:table-cell>
          <table:table-cell office:value-type="string">
            <text:p>The Condor (Los Angeles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5-5535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Alternative and Complementary Medicin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395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Parasit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7-798X</text:p>
          </table:table-cell>
          <table:table-cell office:value-type="string">
            <text:p>INTERDISCIPLINAR <text:s text:c="33"/></text:p>
          </table:table-cell>
          <table:table-cell office:value-type="string">
            <text:p>Theoretical and Applied Climat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0-5809</text:p>
          </table:table-cell>
          <table:table-cell office:value-type="string">
            <text:p>INTERDISCIPLINAR <text:s text:c="33"/></text:p>
          </table:table-cell>
          <table:table-cell office:value-type="string">
            <text:p>Theoretical Population B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3-691X</text:p>
          </table:table-cell>
          <table:table-cell office:value-type="string">
            <text:p>INTERDISCIPLINAR <text:s text:c="33"/></text:p>
          </table:table-cell>
          <table:table-cell office:value-type="string">
            <text:p>Therioge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INTERDISCIPLINAR <text:s text:c="33"/></text:p>
          </table:table-cell>
          <table:table-cell office:value-type="string">
            <text:p>Thermochimica Act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1-2815</text:p>
          </table:table-cell>
          <table:table-cell office:value-type="string">
            <text:p>INTERDISCIPLINAR <text:s text:c="33"/></text:p>
          </table:table-cell>
          <table:table-cell office:value-type="string">
            <text:p>Tissue Antige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INTERDISCIPLINAR <text:s text:c="33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INTERDISCIPLINAR <text:s text:c="33"/></text:p>
          </table:table-cell>
          <table:table-cell office:value-type="string">
            <text:p>Transplantation Proceeding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3913</text:p>
          </table:table-cell>
          <table:table-cell office:value-type="string">
            <text:p>INTERDISCIPLINAR <text:s text:c="33"/></text:p>
          </table:table-cell>
          <table:table-cell office:value-type="string">
            <text:p>Transport in Porous Medi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0-3667</text:p>
          </table:table-cell>
          <table:table-cell office:value-type="string">
            <text:p>INTERDISCIPLINAR <text:s text:c="33"/></text:p>
          </table:table-cell>
          <table:table-cell office:value-type="string">
            <text:p>Vector Borne and Zoonotic Disease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5-2427</text:p>
          </table:table-cell>
          <table:table-cell office:value-type="string">
            <text:p>INTERDISCIPLINAR <text:s text:c="33"/></text:p>
          </table:table-cell>
          <table:table-cell office:value-type="string">
            <text:p>Veterinary Immunology and Immunopath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6-053X</text:p>
          </table:table-cell>
          <table:table-cell office:value-type="string">
            <text:p>INTERDISCIPLINAR <text:s text:c="33"/></text:p>
          </table:table-cell>
          <table:table-cell office:value-type="string">
            <text:p>Waste Management (Elmsford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4738</text:p>
          </table:table-cell>
          <table:table-cell office:value-type="string">
            <text:p>INTERDISCIPLINAR <text:s text:c="33"/></text:p>
          </table:table-cell>
          <table:table-cell office:value-type="string">
            <text:p>Water S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INTERDISCIPLINAR <text:s text:c="33"/></text:p>
          </table:table-cell>
          <table:table-cell office:value-type="string">
            <text:p>Water, Air and Soil Pollu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3-1648</text:p>
          </table:table-cell>
          <table:table-cell office:value-type="string">
            <text:p>INTERDISCIPLINAR <text:s text:c="33"/></text:p>
          </table:table-cell>
          <table:table-cell office:value-type="string">
            <text:p>Wear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3-1745</text:p>
          </table:table-cell>
          <table:table-cell office:value-type="string">
            <text:p>INTERDISCIPLINAR <text:s text:c="33"/></text:p>
          </table:table-cell>
          <table:table-cell office:value-type="string">
            <text:p>Weed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2-8854</text:p>
          </table:table-cell>
          <table:table-cell office:value-type="string">
            <text:p>INTERDISCIPLINAR <text:s text:c="33"/></text:p>
          </table:table-cell>
          <table:table-cell office:value-type="string">
            <text:p>Zeitschrift f�r Geomorphologi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89-0003</text:p>
          </table:table-cell>
          <table:table-cell office:value-type="string">
            <text:p>INTERDISCIPLINAR <text:s text:c="33"/></text:p>
          </table:table-cell>
          <table:table-cell office:value-type="string">
            <text:p>Zoological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9-1775</text:p>
          </table:table-cell>
          <table:table-cell office:value-type="string">
            <text:p>INTERDISCIPLINAR <text:s text:c="33"/></text:p>
          </table:table-cell>
          <table:table-cell office:value-type="string">
            <text:p>Accreditation and Quality Assura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9-3241</text:p>
          </table:table-cell>
          <table:table-cell office:value-type="string">
            <text:p>INTERDISCIPLINAR <text:s text:c="33"/></text:p>
          </table:table-cell>
          <table:table-cell office:value-type="string">
            <text:p>ACI Structural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4-6654</text:p>
          </table:table-cell>
          <table:table-cell office:value-type="string">
            <text:p>INTERDISCIPLINAR <text:s text:c="33"/></text:p>
          </table:table-cell>
          <table:table-cell office:value-type="string">
            <text:p>ACM Journal of Experimental Algorithm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INTERDISCIPLINAR <text:s text:c="33"/></text:p>
          </table:table-cell>
          <table:table-cell office:value-type="string">
            <text:p>Acta Amazon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4-5765</text:p>
          </table:table-cell>
          <table:table-cell office:value-type="string">
            <text:p>INTERDISCIPLINAR <text:s text:c="33"/></text:p>
          </table:table-cell>
          <table:table-cell office:value-type="string">
            <text:p>Acta Astronaut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INTERDISCIPLINAR <text:s text:c="33"/></text:p>
          </table:table-cell>
          <table:table-cell office:value-type="string">
            <text:p>Acta Botanica Brasil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INTERDISCIPLINAR <text:s text:c="33"/></text:p>
          </table:table-cell>
          <table:table-cell office:value-type="string">
            <text:p>Acta Cir�rgica Brasileir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1-5547</text:p>
          </table:table-cell>
          <table:table-cell office:value-type="string">
            <text:p>INTERDISCIPLINAR <text:s text:c="33"/></text:p>
          </table:table-cell>
          <table:table-cell office:value-type="string">
            <text:p>Acta Cytolog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65-1281</text:p>
          </table:table-cell>
          <table:table-cell office:value-type="string">
            <text:p>INTERDISCIPLINAR <text:s text:c="33"/></text:p>
          </table:table-cell>
          <table:table-cell office:value-type="string">
            <text:p>Acta Histochem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2708</text:p>
          </table:table-cell>
          <table:table-cell office:value-type="string">
            <text:p>INTERDISCIPLINAR <text:s text:c="33"/></text:p>
          </table:table-cell>
          <table:table-cell office:value-type="string">
            <text:p>Acta Neuropsychiatr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INTERDISCIPLINAR <text:s text:c="33"/></text:p>
          </table:table-cell>
          <table:table-cell office:value-type="string">
            <text:p>Acta Ortop�dica Brasileir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30-2821</text:p>
          </table:table-cell>
          <table:table-cell office:value-type="string">
            <text:p>INTERDISCIPLINAR <text:s text:c="33"/></text:p>
          </table:table-cell>
          <table:table-cell office:value-type="string">
            <text:p>Acta Parasitolog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INTERDISCIPLINAR <text:s text:c="33"/></text:p>
          </table:table-cell>
          <table:table-cell office:value-type="string">
            <text:p>Acta Paulista de Enfermagem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9-5607</text:p>
          </table:table-cell>
          <table:table-cell office:value-type="string">
            <text:p>INTERDISCIPLINAR <text:s text:c="33"/></text:p>
          </table:table-cell>
          <table:table-cell office:value-type="string">
            <text:p>Adsorption (Bosto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5-9978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Engineering Softwar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80-7340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Geo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14-232X</text:p>
          </table:table-cell>
          <table:table-cell office:value-type="string">
            <text:p>INTERDISCIPLINAR <text:s text:c="33"/></text:p>
          </table:table-cell>
          <table:table-cell office:value-type="string">
            <text:p>African Journal of Marine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0591</text:p>
          </table:table-cell>
          <table:table-cell office:value-type="string">
            <text:p>INTERDISCIPLINAR <text:s text:c="33"/></text:p>
          </table:table-cell>
          <table:table-cell office:value-type="string">
            <text:p>Afro-Asia (UFBA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5150</text:p>
          </table:table-cell>
          <table:table-cell office:value-type="string">
            <text:p>INTERDISCIPLINAR <text:s text:c="33"/></text:p>
          </table:table-cell>
          <table:table-cell office:value-type="string">
            <text:p>Agricultural Econom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4366</text:p>
          </table:table-cell>
          <table:table-cell office:value-type="string">
            <text:p>INTERDISCIPLINAR <text:s text:c="33"/></text:p>
          </table:table-cell>
          <table:table-cell office:value-type="string">
            <text:p>Agroforestry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1-4693</text:p>
          </table:table-cell>
          <table:table-cell office:value-type="string">
            <text:p>INTERDISCIPLINAR <text:s text:c="33"/></text:p>
          </table:table-cell>
          <table:table-cell office:value-type="string">
            <text:p>Allelopathy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4422</text:p>
          </table:table-cell>
          <table:table-cell office:value-type="string">
            <text:p>INTERDISCIPLINAR <text:s text:c="33"/></text:p>
          </table:table-cell>
          <table:table-cell office:value-type="string">
            <text:p>Ambiente &amp; Sociedade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INTERDISCIPLINAR <text:s text:c="33"/></text:p>
          </table:table-cell>
          <table:table-cell office:value-type="string">
            <text:p>Ambiente e Sociedade (Campinas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7812</text:p>
          </table:table-cell>
          <table:table-cell office:value-type="string">
            <text:p>INTERDISCIPLINAR <text:s text:c="33"/></text:p>
          </table:table-cell>
          <table:table-cell office:value-type="string">
            <text:p>American Ceramic Society Bulleti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8-7299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Medical Gene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0082</text:p>
          </table:table-cell>
          <table:table-cell office:value-type="string">
            <text:p>INTERDISCIPLINAR <text:s text:c="33"/></text:p>
          </table:table-cell>
          <table:table-cell office:value-type="string">
            <text:p>American Museum Novitat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INTERDISCIPLINAR <text:s text:c="33"/></text:p>
          </table:table-cell>
          <table:table-cell office:value-type="string">
            <text:p>Anais Brasileiros de Dermat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40-2096</text:p>
          </table:table-cell>
          <table:table-cell office:value-type="string">
            <text:p>INTERDISCIPLINAR <text:s text:c="33"/></text:p>
          </table:table-cell>
          <table:table-cell office:value-type="string">
            <text:p>Anatomia, Histologia, Embry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3-4569</text:p>
          </table:table-cell>
          <table:table-cell office:value-type="string">
            <text:p>INTERDISCIPLINAR <text:s text:c="33"/></text:p>
          </table:table-cell>
          <table:table-cell office:value-type="string">
            <text:p>Andrologia (Berli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8-0006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Combinator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4460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Human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6-4549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Nuclear Ener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4-5330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Operations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0-7383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Tourism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2-4936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Tropical Paediatr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7-5788</text:p>
          </table:table-cell>
          <table:table-cell office:value-type="string">
            <text:p>INTERDISCIPLINAR <text:s text:c="33"/></text:p>
          </table:table-cell>
          <table:table-cell office:value-type="string">
            <text:p>Annual Reviews in Contro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7378</text:p>
          </table:table-cell>
          <table:table-cell office:value-type="string">
            <text:p>INTERDISCIPLINAR <text:s text:c="33"/></text:p>
          </table:table-cell>
          <table:table-cell office:value-type="string">
            <text:p>Antropol�tica (UFF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4302</text:p>
          </table:table-cell>
          <table:table-cell office:value-type="string">
            <text:p>INTERDISCIPLINAR <text:s text:c="33"/></text:p>
          </table:table-cell>
          <table:table-cell office:value-type="string">
            <text:p>Anu�rio Antropol�gic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38-6807</text:p>
          </table:table-cell>
          <table:table-cell office:value-type="string">
            <text:p>INTERDISCIPLINAR <text:s text:c="33"/></text:p>
          </table:table-cell>
          <table:table-cell office:value-type="string">
            <text:p>Appita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682X</text:p>
          </table:table-cell>
          <table:table-cell office:value-type="string">
            <text:p>INTERDISCIPLINAR <text:s text:c="33"/></text:p>
          </table:table-cell>
          <table:table-cell office:value-type="string">
            <text:p>Applied Acous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8-5336</text:p>
          </table:table-cell>
          <table:table-cell office:value-type="string">
            <text:p>INTERDISCIPLINAR <text:s text:c="33"/></text:p>
          </table:table-cell>
          <table:table-cell office:value-type="string">
            <text:p>Applied and environmental microbiology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7-6120</text:p>
          </table:table-cell>
          <table:table-cell office:value-type="string">
            <text:p>INTERDISCIPLINAR <text:s text:c="33"/></text:p>
          </table:table-cell>
          <table:table-cell office:value-type="string">
            <text:p>Aquaculture Internatio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3-4988</text:p>
          </table:table-cell>
          <table:table-cell office:value-type="string">
            <text:p>INTERDISCIPLINAR <text:s text:c="33"/></text:p>
          </table:table-cell>
          <table:table-cell office:value-type="string">
            <text:p>Aquatic Ecosystem Health and Managemen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90-7440</text:p>
          </table:table-cell>
          <table:table-cell office:value-type="string">
            <text:p>INTERDISCIPLINAR <text:s text:c="33"/></text:p>
          </table:table-cell>
          <table:table-cell office:value-type="string">
            <text:p>Aquatic Living Resour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3-5846</text:p>
          </table:table-cell>
          <table:table-cell office:value-type="string">
            <text:p>INTERDISCIPLINAR <text:s text:c="33"/></text:p>
          </table:table-cell>
          <table:table-cell office:value-type="string">
            <text:p>Archive for Mathematical Logic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2-0067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Gynecology and Obstetr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9-4462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Insect Biochemistry and Phys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24-6376</text:p>
          </table:table-cell>
          <table:table-cell office:value-type="string">
            <text:p>INTERDISCIPLINAR <text:s text:c="33"/></text:p>
          </table:table-cell>
          <table:table-cell office:value-type="string">
            <text:p>ARKIVOC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INTERDISCIPLINAR <text:s text:c="33"/></text:p>
          </table:table-cell>
          <table:table-cell office:value-type="string">
            <text:p>Arquivo Brasileiro de Medicina Veterin�ria e Zootecn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4162</text:p>
          </table:table-cell>
          <table:table-cell office:value-type="string">
            <text:p>INTERDISCIPLINAR <text:s text:c="33"/></text:p>
          </table:table-cell>
          <table:table-cell office:value-type="string">
            <text:p>Arquivo Brasileiro de Medicina Veterin�ria e Zootecnia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Cardi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Endocrinologia &amp; Metab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Oftalm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e Neuro-Psiquiatr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603</text:p>
          </table:table-cell>
          <table:table-cell office:value-type="string">
            <text:p>INTERDISCIPLINAR <text:s text:c="33"/></text:p>
          </table:table-cell>
          <table:table-cell office:value-type="string">
            <text:p>ArtCultura (UFU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1-253X</text:p>
          </table:table-cell>
          <table:table-cell office:value-type="string">
            <text:p>INTERDISCIPLINAR <text:s text:c="33"/></text:p>
          </table:table-cell>
          <table:table-cell office:value-type="string">
            <text:p>ASLIB Proceeding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7134</text:p>
          </table:table-cell>
          <table:table-cell office:value-type="string">
            <text:p>INTERDISCIPLINAR <text:s text:c="33"/></text:p>
          </table:table-cell>
          <table:table-cell office:value-type="string">
            <text:p>Asymptotic Analysi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5-0423</text:p>
          </table:table-cell>
          <table:table-cell office:value-type="string">
            <text:p>INTERDISCIPLINAR <text:s text:c="33"/></text:p>
          </table:table-cell>
          <table:table-cell office:value-type="string">
            <text:p>Australian Veterinary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6-6357</text:p>
          </table:table-cell>
          <table:table-cell office:value-type="string">
            <text:p>INTERDISCIPLINAR <text:s text:c="33"/></text:p>
          </table:table-cell>
          <table:table-cell office:value-type="string">
            <text:p>Behavioural Process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77-6276</text:p>
          </table:table-cell>
          <table:table-cell office:value-type="string">
            <text:p>INTERDISCIPLINAR <text:s text:c="33"/></text:p>
          </table:table-cell>
          <table:table-cell office:value-type="string">
            <text:p>Belgian Journal of Zo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085</text:p>
          </table:table-cell>
          <table:table-cell office:value-type="string">
            <text:p>INTERDISCIPLINAR <text:s text:c="33"/></text:p>
          </table:table-cell>
          <table:table-cell office:value-type="string">
            <text:p>BIB. Revista Brasileira de Informa��o Bibliogr�fica em Ci�ncias Sociai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INTERDISCIPLINAR <text:s text:c="33"/></text:p>
          </table:table-cell>
          <table:table-cell office:value-type="string">
            <text:p>Biochemical Gene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INTERDISCIPLINAR <text:s text:c="33"/></text:p>
          </table:table-cell>
          <table:table-cell office:value-type="string">
            <text:p>Biochemistry and Molecular Biology Educ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9-9702</text:p>
          </table:table-cell>
          <table:table-cell office:value-type="string">
            <text:p>INTERDISCIPLINAR <text:s text:c="33"/></text:p>
          </table:table-cell>
          <table:table-cell office:value-type="string">
            <text:p>Bioethics (Oxford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3134</text:p>
          </table:table-cell>
          <table:table-cell office:value-type="string">
            <text:p>INTERDISCIPLINAR <text:s text:c="33"/></text:p>
          </table:table-cell>
          <table:table-cell office:value-type="string">
            <text:p>Biologia Plantarum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3-4984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trace element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60-021X</text:p>
          </table:table-cell>
          <table:table-cell office:value-type="string">
            <text:p>INTERDISCIPLINAR <text:s text:c="33"/></text:p>
          </table:table-cell>
          <table:table-cell office:value-type="string">
            <text:p>Biology of Spor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3-5585</text:p>
          </table:table-cell>
          <table:table-cell office:value-type="string">
            <text:p>INTERDISCIPLINAR <text:s text:c="33"/></text:p>
          </table:table-cell>
          <table:table-cell office:value-type="string">
            <text:p>Biomedizinische Technik. Supplement (Berli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9-535X</text:p>
          </table:table-cell>
          <table:table-cell office:value-type="string">
            <text:p>INTERDISCIPLINAR <text:s text:c="33"/></text:p>
          </table:table-cell>
          <table:table-cell office:value-type="string">
            <text:p>BMJ. British Medical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6-1644</text:p>
          </table:table-cell>
          <table:table-cell office:value-type="string">
            <text:p>INTERDISCIPLINAR <text:s text:c="33"/></text:p>
          </table:table-cell>
          <table:table-cell office:value-type="string">
            <text:p>Bolet�n de la Sociedad Chilena de Qu�m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3569</text:p>
          </table:table-cell>
          <table:table-cell office:value-type="string">
            <text:p>INTERDISCIPLINAR <text:s text:c="33"/></text:p>
          </table:table-cell>
          <table:table-cell office:value-type="string">
            <text:p>Boletim da Sociedade Brasileira de Matem�t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8705</text:p>
          </table:table-cell>
          <table:table-cell office:value-type="string">
            <text:p>INTERDISCIPLINAR <text:s text:c="33"/></text:p>
          </table:table-cell>
          <table:table-cell office:value-type="string">
            <text:p>Bragantia (S�o Paul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Archives of Biology and Tech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Dental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Micro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8759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Oceanograph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Plant Phys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Veterinary Research and Animal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Oral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1-1926</text:p>
          </table:table-cell>
          <table:table-cell office:value-type="string">
            <text:p>INTERDISCIPLINAR <text:s text:c="33"/></text:p>
          </table:table-cell>
          <table:table-cell office:value-type="string">
            <text:p>British Educational Research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0-8460</text:p>
          </table:table-cell>
          <table:table-cell office:value-type="string">
            <text:p>INTERDISCIPLINAR <text:s text:c="33"/></text:p>
          </table:table-cell>
          <table:table-cell office:value-type="string">
            <text:p>British Journal of Hospital Medic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7-196X</text:p>
          </table:table-cell>
          <table:table-cell office:value-type="string">
            <text:p>INTERDISCIPLINAR <text:s text:c="33"/></text:p>
          </table:table-cell>
          <table:table-cell office:value-type="string">
            <text:p>Brittonia (Bronx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0-1323</text:p>
          </table:table-cell>
          <table:table-cell office:value-type="string">
            <text:p>INTERDISCIPLINAR <text:s text:c="33"/></text:p>
          </table:table-cell>
          <table:table-cell office:value-type="string">
            <text:p>Building and Environmen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7-4977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Marine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6-3402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the Atomic Scientist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5-4179</text:p>
          </table:table-cell>
          <table:table-cell office:value-type="string">
            <text:p>INTERDISCIPLINAR <text:s text:c="33"/></text:p>
          </table:table-cell>
          <table:table-cell office:value-type="string">
            <text:p>Burns (Oxford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2334</text:p>
          </table:table-cell>
          <table:table-cell office:value-type="string">
            <text:p>INTERDISCIPLINAR <text:s text:c="33"/></text:p>
          </table:table-cell>
          <table:table-cell office:value-type="string">
            <text:p>Caderno Brasileiro de Ensino de F�s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1574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esquisa (Funda��o Carlos Chagas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Sa�de P�blica (FIOCRUZ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326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CEDES (UNICAMP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333</text:p>
          </table:table-cell>
          <table:table-cell office:value-type="string">
            <text:p>INTERDISCIPLINAR <text:s text:c="33"/></text:p>
          </table:table-cell>
          <table:table-cell office:value-type="string">
            <text:p>Cadernos Pagu (UNICAMP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05-6685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Analytical Sciences and Spectroscop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06-652X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Fisheries and Aquatic 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8-4220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Plant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19-5724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Statis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8-4492</text:p>
          </table:table-cell>
          <table:table-cell office:value-type="string">
            <text:p>INTERDISCIPLINAR <text:s text:c="33"/></text:p>
          </table:table-cell>
          <table:table-cell office:value-type="string">
            <text:p>Canadian Mining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3-2958</text:p>
          </table:table-cell>
          <table:table-cell office:value-type="string">
            <text:p>INTERDISCIPLINAR <text:s text:c="33"/></text:p>
          </table:table-cell>
          <table:table-cell office:value-type="string">
            <text:p>Celestial Mechanics &amp; Dynamical Astronom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6-7509</text:p>
          </table:table-cell>
          <table:table-cell office:value-type="string">
            <text:p>INTERDISCIPLINAR <text:s text:c="33"/></text:p>
          </table:table-cell>
          <table:table-cell office:value-type="string">
            <text:p>Cell Biology Educ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INTERDISCIPLINAR <text:s text:c="33"/></text:p>
          </table:table-cell>
          <table:table-cell office:value-type="string">
            <text:p>Cell Biology Internatio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INTERDISCIPLINAR <text:s text:c="33"/></text:p>
          </table:table-cell>
          <table:table-cell office:value-type="string">
            <text:p>Cer�m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3-9913</text:p>
          </table:table-cell>
          <table:table-cell office:value-type="string">
            <text:p>INTERDISCIPLINAR <text:s text:c="33"/></text:p>
          </table:table-cell>
          <table:table-cell office:value-type="string">
            <text:p>CFI. Ceramic Forum Internatio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1-8443</text:p>
          </table:table-cell>
          <table:table-cell office:value-type="string">
            <text:p>INTERDISCIPLINAR <text:s text:c="33"/></text:p>
          </table:table-cell>
          <table:table-cell office:value-type="string">
            <text:p>Chelonian Conservation and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9-2223</text:p>
          </table:table-cell>
          <table:table-cell office:value-type="string">
            <text:p>INTERDISCIPLINAR <text:s text:c="33"/></text:p>
          </table:table-cell>
          <table:table-cell office:value-type="string">
            <text:p>Chemia Analityczn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9-2363</text:p>
          </table:table-cell>
          <table:table-cell office:value-type="string">
            <text:p>INTERDISCIPLINAR <text:s text:c="33"/></text:p>
          </table:table-cell>
          <table:table-cell office:value-type="string">
            <text:p>Chemical and Pharmaceutical Bulleti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6-6352</text:p>
          </table:table-cell>
          <table:table-cell office:value-type="string">
            <text:p>INTERDISCIPLINAR <text:s text:c="33"/></text:p>
          </table:table-cell>
          <table:table-cell office:value-type="string">
            <text:p>Chemical Paper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5-7540</text:p>
          </table:table-cell>
          <table:table-cell office:value-type="string">
            <text:p>INTERDISCIPLINAR <text:s text:c="33"/></text:p>
          </table:table-cell>
          <table:table-cell office:value-type="string">
            <text:p>Chemistry in Ec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9-3130</text:p>
          </table:table-cell>
          <table:table-cell office:value-type="string">
            <text:p>INTERDISCIPLINAR <text:s text:c="33"/></text:p>
          </table:table-cell>
          <table:table-cell office:value-type="string">
            <text:p>Chemistry of Natural Compound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92-839X</text:p>
          </table:table-cell>
          <table:table-cell office:value-type="string">
            <text:p>INTERDISCIPLINAR <text:s text:c="33"/></text:p>
          </table:table-cell>
          <table:table-cell office:value-type="string">
            <text:p>Chimica Oggi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&amp; Sa�de Coletiv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&amp; Sa�de Coletiva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da Informa��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e Cultura (SBPC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e Educa��o (UNESP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e Tecnologia de Alimento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457X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e Tecnologia de Alimentos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Florest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Rur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5-8122</text:p>
          </table:table-cell>
          <table:table-cell office:value-type="string">
            <text:p>INTERDISCIPLINAR <text:s text:c="33"/></text:p>
          </table:table-cell>
          <table:table-cell office:value-type="string">
            <text:p>Ciencia y Tecnolog�a Alimentar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85-3880</text:p>
          </table:table-cell>
          <table:table-cell office:value-type="string">
            <text:p>INTERDISCIPLINAR <text:s text:c="33"/></text:p>
          </table:table-cell>
          <table:table-cell office:value-type="string">
            <text:p>Ciencias Marina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5-6656</text:p>
          </table:table-cell>
          <table:table-cell office:value-type="string">
            <text:p>INTERDISCIPLINAR <text:s text:c="33"/></text:p>
          </table:table-cell>
          <table:table-cell office:value-type="string">
            <text:p>Cleft Palate-Craniofacial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9-3062</text:p>
          </table:table-cell>
          <table:table-cell office:value-type="string">
            <text:p>INTERDISCIPLINAR <text:s text:c="33"/></text:p>
          </table:table-cell>
          <table:table-cell office:value-type="string">
            <text:p>Climate Polic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91-8890</text:p>
          </table:table-cell>
          <table:table-cell office:value-type="string">
            <text:p>INTERDISCIPLINAR <text:s text:c="33"/></text:p>
          </table:table-cell>
          <table:table-cell office:value-type="string">
            <text:p>Clinical and Experimental Medic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9-0690</text:p>
          </table:table-cell>
          <table:table-cell office:value-type="string">
            <text:p>INTERDISCIPLINAR <text:s text:c="33"/></text:p>
          </table:table-cell>
          <table:table-cell office:value-type="string">
            <text:p>Clinics in Geriatric Medic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0-2202</text:p>
          </table:table-cell>
          <table:table-cell office:value-type="string">
            <text:p>INTERDISCIPLINAR <text:s text:c="33"/></text:p>
          </table:table-cell>
          <table:table-cell office:value-type="string">
            <text:p>Combustion Science and Tech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0-3624</text:p>
          </table:table-cell>
          <table:table-cell office:value-type="string">
            <text:p>INTERDISCIPLINAR <text:s text:c="33"/></text:p>
          </table:table-cell>
          <table:table-cell office:value-type="string">
            <text:p>Communications in Soil Science and Plant Analysi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1-0926</text:p>
          </table:table-cell>
          <table:table-cell office:value-type="string">
            <text:p>INTERDISCIPLINAR <text:s text:c="33"/></text:p>
          </table:table-cell>
          <table:table-cell office:value-type="string">
            <text:p>Communications in Statistics. Theory and Method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5-539X</text:p>
          </table:table-cell>
          <table:table-cell office:value-type="string">
            <text:p>INTERDISCIPLINAR <text:s text:c="33"/></text:p>
          </table:table-cell>
          <table:table-cell office:value-type="string">
            <text:p>Community Dental Healt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22-2795</text:p>
          </table:table-cell>
          <table:table-cell office:value-type="string">
            <text:p>INTERDISCIPLINAR <text:s text:c="33"/></text:p>
          </table:table-cell>
          <table:table-cell office:value-type="string">
            <text:p>Community Gene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7-9571</text:p>
          </table:table-cell>
          <table:table-cell office:value-type="string">
            <text:p>INTERDISCIPLINAR <text:s text:c="33"/></text:p>
          </table:table-cell>
          <table:table-cell office:value-type="string">
            <text:p>Comparative Immunology, Microbiology and Infectious Diseas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20-0597</text:p>
          </table:table-cell>
          <table:table-cell office:value-type="string">
            <text:p>INTERDISCIPLINAR <text:s text:c="33"/></text:p>
          </table:table-cell>
          <table:table-cell office:value-type="string">
            <text:p>Computational Geo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3-4062</text:p>
          </table:table-cell>
          <table:table-cell office:value-type="string">
            <text:p>INTERDISCIPLINAR <text:s text:c="33"/></text:p>
          </table:table-cell>
          <table:table-cell office:value-type="string">
            <text:p>Computational Statistics (Zeitschrift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2308</text:p>
          </table:table-cell>
          <table:table-cell office:value-type="string">
            <text:p>INTERDISCIPLINAR <text:s text:c="33"/></text:p>
          </table:table-cell>
          <table:table-cell office:value-type="string">
            <text:p>Computer Speech &amp; Languag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7-6192</text:p>
          </table:table-cell>
          <table:table-cell office:value-type="string">
            <text:p>INTERDISCIPLINAR <text:s text:c="33"/></text:p>
          </table:table-cell>
          <table:table-cell office:value-type="string">
            <text:p>Computer Systems Science and Engineer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5-6111</text:p>
          </table:table-cell>
          <table:table-cell office:value-type="string">
            <text:p>INTERDISCIPLINAR <text:s text:c="33"/></text:p>
          </table:table-cell>
          <table:table-cell office:value-type="string">
            <text:p>Computerized Medical Imaging and Graph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5-7949</text:p>
          </table:table-cell>
          <table:table-cell office:value-type="string">
            <text:p>INTERDISCIPLINAR <text:s text:c="33"/></text:p>
          </table:table-cell>
          <table:table-cell office:value-type="string">
            <text:p>Computers &amp; Structur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6954</text:p>
          </table:table-cell>
          <table:table-cell office:value-type="string">
            <text:p>INTERDISCIPLINAR <text:s text:c="33"/></text:p>
          </table:table-cell>
          <table:table-cell office:value-type="string">
            <text:p>Constru��o Psicopedag�g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0-0618</text:p>
          </table:table-cell>
          <table:table-cell office:value-type="string">
            <text:p>INTERDISCIPLINAR <text:s text:c="33"/></text:p>
          </table:table-cell>
          <table:table-cell office:value-type="string">
            <text:p>Construction &amp; Building Material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8529</text:p>
          </table:table-cell>
          <table:table-cell office:value-type="string">
            <text:p>INTERDISCIPLINAR <text:s text:c="33"/></text:p>
          </table:table-cell>
          <table:table-cell office:value-type="string">
            <text:p>Contexto Internacio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4-8569</text:p>
          </table:table-cell>
          <table:table-cell office:value-type="string">
            <text:p>INTERDISCIPLINAR <text:s text:c="33"/></text:p>
          </table:table-cell>
          <table:table-cell office:value-type="string">
            <text:p>Control and Cyberne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0345</text:p>
          </table:table-cell>
          <table:table-cell office:value-type="string">
            <text:p>INTERDISCIPLINAR <text:s text:c="33"/></text:p>
          </table:table-cell>
          <table:table-cell office:value-type="string">
            <text:p>Controle &amp; Automa��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5-8511</text:p>
          </table:table-cell>
          <table:table-cell office:value-type="string">
            <text:p>INTERDISCIPLINAR <text:s text:c="33"/></text:p>
          </table:table-cell>
          <table:table-cell office:value-type="string">
            <text:p>Cope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1-5070</text:p>
          </table:table-cell>
          <table:table-cell office:value-type="string">
            <text:p>INTERDISCIPLINAR <text:s text:c="33"/></text:p>
          </table:table-cell>
          <table:table-cell office:value-type="string">
            <text:p>Counselling psychology quarterl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8-275X</text:p>
          </table:table-cell>
          <table:table-cell office:value-type="string">
            <text:p>INTERDISCIPLINAR <text:s text:c="33"/></text:p>
          </table:table-cell>
          <table:table-cell office:value-type="string">
            <text:p>Critique of Anthrop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1-216X</text:p>
          </table:table-cell>
          <table:table-cell office:value-type="string">
            <text:p>INTERDISCIPLINAR <text:s text:c="33"/></text:p>
          </table:table-cell>
          <table:table-cell office:value-type="string">
            <text:p>Crustaceana (Leide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1-2356</text:p>
          </table:table-cell>
          <table:table-cell office:value-type="string">
            <text:p>INTERDISCIPLINAR <text:s text:c="33"/></text:p>
          </table:table-cell>
          <table:table-cell office:value-type="string">
            <text:p>Cuadernos Americanos. Nueva �po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7-3776</text:p>
          </table:table-cell>
          <table:table-cell office:value-type="string">
            <text:p>INTERDISCIPLINAR <text:s text:c="33"/></text:p>
          </table:table-cell>
          <table:table-cell office:value-type="string">
            <text:p>Cuadernos de Antropolog�a Soci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4-9313</text:p>
          </table:table-cell>
          <table:table-cell office:value-type="string">
            <text:p>INTERDISCIPLINAR <text:s text:c="33"/></text:p>
          </table:table-cell>
          <table:table-cell office:value-type="string">
            <text:p>Cyberpsychology &amp; Behavior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INTERDISCIPLINAR <text:s text:c="33"/></text:p>
          </table:table-cell>
          <table:table-cell office:value-type="string">
            <text:p>Dados (Rio de Janeir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9236</text:p>
          </table:table-cell>
          <table:table-cell office:value-type="string">
            <text:p>INTERDISCIPLINAR <text:s text:c="33"/></text:p>
          </table:table-cell>
          <table:table-cell office:value-type="string">
            <text:p>Decision Support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0-832X</text:p>
          </table:table-cell>
          <table:table-cell office:value-type="string">
            <text:p>INTERDISCIPLINAR <text:s text:c="33"/></text:p>
          </table:table-cell>
          <table:table-cell office:value-type="string">
            <text:p>Dento-Maxillo-Facial Rad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1-9164</text:p>
          </table:table-cell>
          <table:table-cell office:value-type="string">
            <text:p>INTERDISCIPLINAR <text:s text:c="33"/></text:p>
          </table:table-cell>
          <table:table-cell office:value-type="string">
            <text:p>Desalination (Amsterdam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8-0947</text:p>
          </table:table-cell>
          <table:table-cell office:value-type="string">
            <text:p>INTERDISCIPLINAR <text:s text:c="33"/></text:p>
          </table:table-cell>
          <table:table-cell office:value-type="string">
            <text:p>Discrete and Continuous Dynamical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2-365X</text:p>
          </table:table-cell>
          <table:table-cell office:value-type="string">
            <text:p>INTERDISCIPLINAR <text:s text:c="33"/></text:p>
          </table:table-cell>
          <table:table-cell office:value-type="string">
            <text:p>Discrete Mathema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3-9045</text:p>
          </table:table-cell>
          <table:table-cell office:value-type="string">
            <text:p>INTERDISCIPLINAR <text:s text:c="33"/></text:p>
          </table:table-cell>
          <table:table-cell office:value-type="string">
            <text:p>Drug Development and Industrial Pharmac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4670</text:p>
          </table:table-cell>
          <table:table-cell office:value-type="string">
            <text:p>INTERDISCIPLINAR <text:s text:c="33"/></text:p>
          </table:table-cell>
          <table:table-cell office:value-type="string">
            <text:p>Ecl�tica Qu�mica (Araraquara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2-9202</text:p>
          </table:table-cell>
          <table:table-cell office:value-type="string">
            <text:p>INTERDISCIPLINAR <text:s text:c="33"/></text:p>
          </table:table-cell>
          <table:table-cell office:value-type="string">
            <text:p>EcoHealth (New York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3-0001</text:p>
          </table:table-cell>
          <table:table-cell office:value-type="string">
            <text:p>INTERDISCIPLINAR <text:s text:c="33"/></text:p>
          </table:table-cell>
          <table:table-cell office:value-type="string">
            <text:p>Economic Botan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9702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e Pesquisa (USP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3143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e Realidad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e Sociedad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INTERDISCIPLINAR <text:s text:c="33"/></text:p>
          </table:table-cell>
          <table:table-cell office:value-type="string">
            <text:p>Electronic Journal of Biotech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3-5194</text:p>
          </table:table-cell>
          <table:table-cell office:value-type="string">
            <text:p>INTERDISCIPLINAR <text:s text:c="33"/></text:p>
          </table:table-cell>
          <table:table-cell office:value-type="string">
            <text:p>Electronics Letter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420</text:p>
          </table:table-cell>
          <table:table-cell office:value-type="string">
            <text:p>INTERDISCIPLINAR <text:s text:c="33"/></text:p>
          </table:table-cell>
          <table:table-cell office:value-type="string">
            <text:p>Em Pauta (Porto Alegr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7788</text:p>
          </table:table-cell>
          <table:table-cell office:value-type="string">
            <text:p>INTERDISCIPLINAR <text:s text:c="33"/></text:p>
          </table:table-cell>
          <table:table-cell office:value-type="string">
            <text:p>Energy and Building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0-8312</text:p>
          </table:table-cell>
          <table:table-cell office:value-type="string">
            <text:p>INTERDISCIPLINAR <text:s text:c="33"/></text:p>
          </table:table-cell>
          <table:table-cell office:value-type="string">
            <text:p>Energy Sour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Agr�col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Sanit�ria e Ambient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INTERDISCIPLINAR <text:s text:c="33"/></text:p>
          </table:table-cell>
          <table:table-cell office:value-type="string">
            <text:p>Ensaio. Avalia��o e Pol�ticas P�blicas em Educa��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7-2227</text:p>
          </table:table-cell>
          <table:table-cell office:value-type="string">
            <text:p>INTERDISCIPLINAR <text:s text:c="33"/></text:p>
          </table:table-cell>
          <table:table-cell office:value-type="string">
            <text:p>Enterprise &amp; Societ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8-0381</text:p>
          </table:table-cell>
          <table:table-cell office:value-type="string">
            <text:p>INTERDISCIPLINAR <text:s text:c="33"/></text:p>
          </table:table-cell>
          <table:table-cell office:value-type="string">
            <text:p>Entomologia y Vector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6-2478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 and Urbaniz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80-4009</text:p>
          </table:table-cell>
          <table:table-cell office:value-type="string">
            <text:p>INTERDISCIPLINAR <text:s text:c="33"/></text:p>
          </table:table-cell>
          <table:table-cell office:value-type="string">
            <text:p>EnvironMetrics (Londo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62-3377</text:p>
          </table:table-cell>
          <table:table-cell office:value-type="string">
            <text:p>INTERDISCIPLINAR <text:s text:c="33"/></text:p>
          </table:table-cell>
          <table:table-cell office:value-type="string">
            <text:p>ESAIM. Control, Optimisation and Calculus of Vari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6-2497</text:p>
          </table:table-cell>
          <table:table-cell office:value-type="string">
            <text:p>INTERDISCIPLINAR <text:s text:c="33"/></text:p>
          </table:table-cell>
          <table:table-cell office:value-type="string">
            <text:p>Espace G�ographiqu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98-1015</text:p>
          </table:table-cell>
          <table:table-cell office:value-type="string">
            <text:p>INTERDISCIPLINAR <text:s text:c="33"/></text:p>
          </table:table-cell>
          <table:table-cell office:value-type="string">
            <text:p>Espacios (Caracas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INTERDISCIPLINAR <text:s text:c="33"/></text:p>
          </table:table-cell>
          <table:table-cell office:value-type="string">
            <text:p>Estudos Avan�ado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66X</text:p>
          </table:table-cell>
          <table:table-cell office:value-type="string">
            <text:p>INTERDISCIPLINAR <text:s text:c="33"/></text:p>
          </table:table-cell>
          <table:table-cell office:value-type="string">
            <text:p>Estudos de Psicologia (Campinas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294X</text:p>
          </table:table-cell>
          <table:table-cell office:value-type="string">
            <text:p>INTERDISCIPLINAR <text:s text:c="33"/></text:p>
          </table:table-cell>
          <table:table-cell office:value-type="string">
            <text:p>Estudos de Psicologia (UFR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4161</text:p>
          </table:table-cell>
          <table:table-cell office:value-type="string">
            <text:p>INTERDISCIPLINAR <text:s text:c="33"/></text:p>
          </table:table-cell>
          <table:table-cell office:value-type="string">
            <text:p>Estudos Econ�micos. Instituto de Pesquisas Econ�mica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2186</text:p>
          </table:table-cell>
          <table:table-cell office:value-type="string">
            <text:p>INTERDISCIPLINAR <text:s text:c="33"/></text:p>
          </table:table-cell>
          <table:table-cell office:value-type="string">
            <text:p>Estudos Hist�ricos (Rio de Janeir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2954</text:p>
          </table:table-cell>
          <table:table-cell office:value-type="string">
            <text:p>INTERDISCIPLINAR <text:s text:c="33"/></text:p>
          </table:table-cell>
          <table:table-cell office:value-type="string">
            <text:p>Ethic@ (UFSC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4-2336</text:p>
          </table:table-cell>
          <table:table-cell office:value-type="string">
            <text:p>INTERDISCIPLINAR <text:s text:c="33"/></text:p>
          </table:table-cell>
          <table:table-cell office:value-type="string">
            <text:p>Euphytica (Wageninge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64-5563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Soil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7-256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the History of Economic Though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41-1357</text:p>
          </table:table-cell>
          <table:table-cell office:value-type="string">
            <text:p>INTERDISCIPLINAR <text:s text:c="33"/></text:p>
          </table:table-cell>
          <table:table-cell office:value-type="string">
            <text:p>Experimental Animal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4158</text:p>
          </table:table-cell>
          <table:table-cell office:value-type="string">
            <text:p>INTERDISCIPLINAR <text:s text:c="33"/></text:p>
          </table:table-cell>
          <table:table-cell office:value-type="string">
            <text:p>Fitopatologia Brasileir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2-5734</text:p>
          </table:table-cell>
          <table:table-cell office:value-type="string">
            <text:p>INTERDISCIPLINAR <text:s text:c="33"/></text:p>
          </table:table-cell>
          <table:table-cell office:value-type="string">
            <text:p>Flavour and Fragrance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5-5713</text:p>
          </table:table-cell>
          <table:table-cell office:value-type="string">
            <text:p>INTERDISCIPLINAR <text:s text:c="33"/></text:p>
          </table:table-cell>
          <table:table-cell office:value-type="string">
            <text:p>Folia Primatolog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39-7893</text:p>
          </table:table-cell>
          <table:table-cell office:value-type="string">
            <text:p>INTERDISCIPLINAR <text:s text:c="33"/></text:p>
          </table:table-cell>
          <table:table-cell office:value-type="string">
            <text:p>Folia Zoologica (Brn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4-0105</text:p>
          </table:table-cell>
          <table:table-cell office:value-type="string">
            <text:p>INTERDISCIPLINAR <text:s text:c="33"/></text:p>
          </table:table-cell>
          <table:table-cell office:value-type="string">
            <text:p>Food and Agricultural Immu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3085</text:p>
          </table:table-cell>
          <table:table-cell office:value-type="string">
            <text:p>INTERDISCIPLINAR <text:s text:c="33"/></text:p>
          </table:table-cell>
          <table:table-cell office:value-type="string">
            <text:p>Food and Bioproducts Process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1-1007</text:p>
          </table:table-cell>
          <table:table-cell office:value-type="string">
            <text:p>INTERDISCIPLINAR <text:s text:c="33"/></text:p>
          </table:table-cell>
          <table:table-cell office:value-type="string">
            <text:p>Foot &amp; Ankle Internatio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6-3287</text:p>
          </table:table-cell>
          <table:table-cell office:value-type="string">
            <text:p>INTERDISCIPLINAR <text:s text:c="33"/></text:p>
          </table:table-cell>
          <table:table-cell office:value-type="string">
            <text:p>Futures (Londo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9864</text:p>
          </table:table-cell>
          <table:table-cell office:value-type="string">
            <text:p>INTERDISCIPLINAR <text:s text:c="33"/></text:p>
          </table:table-cell>
          <table:table-cell office:value-type="string">
            <text:p>Genetic Resources and Crop Evolu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INTERDISCIPLINAR <text:s text:c="33"/></text:p>
          </table:table-cell>
          <table:table-cell office:value-type="string">
            <text:p>Genetics and Molecular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7759</text:p>
          </table:table-cell>
          <table:table-cell office:value-type="string">
            <text:p>INTERDISCIPLINAR <text:s text:c="33"/></text:p>
          </table:table-cell>
          <table:table-cell office:value-type="string">
            <text:p>Geoamaz�nia (UFPA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INTERDISCIPLINAR <text:s text:c="33"/></text:p>
          </table:table-cell>
          <table:table-cell office:value-type="string">
            <text:p>Geografia (Rio Clar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7416</text:p>
          </table:table-cell>
          <table:table-cell office:value-type="string">
            <text:p>INTERDISCIPLINAR <text:s text:c="33"/></text:p>
          </table:table-cell>
          <table:table-cell office:value-type="string">
            <text:p>Geousp (USP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INTERDISCIPLINAR <text:s text:c="33"/></text:p>
          </table:table-cell>
          <table:table-cell office:value-type="string">
            <text:p>Gest�o e Produ��o (UFSCar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7447</text:p>
          </table:table-cell>
          <table:table-cell office:value-type="string">
            <text:p>INTERDISCIPLINAR <text:s text:c="33"/></text:p>
          </table:table-cell>
          <table:table-cell office:value-type="string">
            <text:p>Global Ecology and Biogeography Letter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11-0119</text:p>
          </table:table-cell>
          <table:table-cell office:value-type="string">
            <text:p>INTERDISCIPLINAR <text:s text:c="33"/></text:p>
          </table:table-cell>
          <table:table-cell office:value-type="string">
            <text:p>Graphs and Combinator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7-3495</text:p>
          </table:table-cell>
          <table:table-cell office:value-type="string">
            <text:p>INTERDISCIPLINAR <text:s text:c="33"/></text:p>
          </table:table-cell>
          <table:table-cell office:value-type="string">
            <text:p>Grasas y Aceites (Sevilla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8-0130</text:p>
          </table:table-cell>
          <table:table-cell office:value-type="string">
            <text:p>INTERDISCIPLINAR <text:s text:c="33"/></text:p>
          </table:table-cell>
          <table:table-cell office:value-type="string">
            <text:p>Herpetological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85-5414</text:p>
          </table:table-cell>
          <table:table-cell office:value-type="string">
            <text:p>INTERDISCIPLINAR <text:s text:c="33"/></text:p>
          </table:table-cell>
          <table:table-cell office:value-type="string">
            <text:p>Heterocycles (Toky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9074</text:p>
          </table:table-cell>
          <table:table-cell office:value-type="string">
            <text:p>INTERDISCIPLINAR <text:s text:c="33"/></text:p>
          </table:table-cell>
          <table:table-cell office:value-type="string">
            <text:p>Hist�ria (S�o Paul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7658</text:p>
          </table:table-cell>
          <table:table-cell office:value-type="string">
            <text:p>INTERDISCIPLINAR <text:s text:c="33"/></text:p>
          </table:table-cell>
          <table:table-cell office:value-type="string">
            <text:p>Hist�ria Oral (Rio de Janeir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INTERDISCIPLINAR <text:s text:c="33"/></text:p>
          </table:table-cell>
          <table:table-cell office:value-type="string">
            <text:p>Hist�ria, Ci�ncias, Sa�de-Manguinho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INTERDISCIPLINAR <text:s text:c="33"/></text:p>
          </table:table-cell>
          <table:table-cell office:value-type="string">
            <text:p>Horizontes Antropol�gico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0536</text:p>
          </table:table-cell>
          <table:table-cell office:value-type="string">
            <text:p>INTERDISCIPLINAR <text:s text:c="33"/></text:p>
          </table:table-cell>
          <table:table-cell office:value-type="string">
            <text:p>Horticultura Brasileir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0-7839</text:p>
          </table:table-cell>
          <table:table-cell office:value-type="string">
            <text:p>INTERDISCIPLINAR <text:s text:c="33"/></text:p>
          </table:table-cell>
          <table:table-cell office:value-type="string">
            <text:p>Human Ecology (New York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7259</text:p>
          </table:table-cell>
          <table:table-cell office:value-type="string">
            <text:p>INTERDISCIPLINAR <text:s text:c="33"/></text:p>
          </table:table-cell>
          <table:table-cell office:value-type="string">
            <text:p>Human Organiz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9138</text:p>
          </table:table-cell>
          <table:table-cell office:value-type="string">
            <text:p>INTERDISCIPLINAR <text:s text:c="33"/></text:p>
          </table:table-cell>
          <table:table-cell office:value-type="string">
            <text:p>Hypnos (PUC-SP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2-5970</text:p>
          </table:table-cell>
          <table:table-cell office:value-type="string">
            <text:p>INTERDISCIPLINAR <text:s text:c="33"/></text:p>
          </table:table-cell>
          <table:table-cell office:value-type="string">
            <text:p>IEE Proceedings. Softwar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0-986X</text:p>
          </table:table-cell>
          <table:table-cell office:value-type="string">
            <text:p>INTERDISCIPLINAR <text:s text:c="33"/></text:p>
          </table:table-cell>
          <table:table-cell office:value-type="string">
            <text:p>IEEE Multimed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375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Electromagnetic Compatibilit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3-9994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Industry Applic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456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Instrumentation and Measuremen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499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Nuclear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8977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Power Delive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4-6977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Systems, Man and Cybernetics. Part C, Applications and Review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3-4435</text:p>
          </table:table-cell>
          <table:table-cell office:value-type="string">
            <text:p>INTERDISCIPLINAR <text:s text:c="33"/></text:p>
          </table:table-cell>
          <table:table-cell office:value-type="string">
            <text:p>IEEE/ASME Transactions on Mechatron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3-4721</text:p>
          </table:table-cell>
          <table:table-cell office:value-type="string">
            <text:p>INTERDISCIPLINAR <text:s text:c="33"/></text:p>
          </table:table-cell>
          <table:table-cell office:value-type="string">
            <text:p>Iheringia. S�rie Zo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94-9982</text:p>
          </table:table-cell>
          <table:table-cell office:value-type="string">
            <text:p>INTERDISCIPLINAR <text:s text:c="33"/></text:p>
          </table:table-cell>
          <table:table-cell office:value-type="string">
            <text:p>Il Nuovo Cimento della Societ� Italiana di Fisica. B, General Physics, Relativity, Astronomy and Mathematical Physics and Method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9-6061</text:p>
          </table:table-cell>
          <table:table-cell office:value-type="string">
            <text:p>INTERDISCIPLINAR <text:s text:c="33"/></text:p>
          </table:table-cell>
          <table:table-cell office:value-type="string">
            <text:p>Indian Pediatr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0-3997</text:p>
          </table:table-cell>
          <table:table-cell office:value-type="string">
            <text:p>INTERDISCIPLINAR <text:s text:c="33"/></text:p>
          </table:table-cell>
          <table:table-cell office:value-type="string">
            <text:p>Inflamm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6-8756</text:p>
          </table:table-cell>
          <table:table-cell office:value-type="string">
            <text:p>INTERDISCIPLINAR <text:s text:c="33"/></text:p>
          </table:table-cell>
          <table:table-cell office:value-type="string">
            <text:p>Informaci�n Tecnol�g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0-5849</text:p>
          </table:table-cell>
          <table:table-cell office:value-type="string">
            <text:p>INTERDISCIPLINAR <text:s text:c="33"/></text:p>
          </table:table-cell>
          <table:table-cell office:value-type="string">
            <text:p>Information and Software Tech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99-560X</text:p>
          </table:table-cell>
          <table:table-cell office:value-type="string">
            <text:p>INTERDISCIPLINAR <text:s text:c="33"/></text:p>
          </table:table-cell>
          <table:table-cell office:value-type="string">
            <text:p>Insect Systematics &amp; Evolu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4-2575</text:p>
          </table:table-cell>
          <table:table-cell office:value-type="string">
            <text:p>INTERDISCIPLINAR <text:s text:c="33"/></text:p>
          </table:table-cell>
          <table:table-cell office:value-type="string">
            <text:p>Insight (Northampto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9690</text:p>
          </table:table-cell>
          <table:table-cell office:value-type="string">
            <text:p>INTERDISCIPLINAR <text:s text:c="33"/></text:p>
          </table:table-cell>
          <table:table-cell office:value-type="string">
            <text:p>Interamerican Journal of Psych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1844</text:p>
          </table:table-cell>
          <table:table-cell office:value-type="string">
            <text:p>INTERDISCIPLINAR <text:s text:c="33"/></text:p>
          </table:table-cell>
          <table:table-cell office:value-type="string">
            <text:p>Interciencia (Caracas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5762</text:p>
          </table:table-cell>
          <table:table-cell office:value-type="string">
            <text:p>INTERDISCIPLINAR <text:s text:c="33"/></text:p>
          </table:table-cell>
          <table:table-cell office:value-type="string">
            <text:p>Interface (UNI/UNESP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INTERDISCIPLINAR <text:s text:c="33"/></text:p>
          </table:table-cell>
          <table:table-cell office:value-type="string">
            <text:p>Interface. Comunica��o, Sa�de e Educa��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5-548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Forestry Review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03-706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Forum of Psychoanalysi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3-906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for Numerical and Analytical Methods in Geomechan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450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for Sustainable Development &amp; World Ec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0-983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for Vitamin and Nutrition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55-785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Behavioral and Consultation Therap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1-856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omputational Fluid Dynam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717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ontro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2-061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lectrical Power &amp; Energy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3-907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nergy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7-435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nvironment and Pollu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59-025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Food, Agriculture and Environmen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2-769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istorical Archae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5-927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Infrared and Millimeter Wav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0-695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achine Tools &amp; Manufactur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7-751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odern Physics 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7-979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odern Physics B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29-183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odern Physics C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orph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7-950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orphology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1-553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Numerical Methods for Heat &amp; Fluid Flow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7-352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Occupational and Environmental Healt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754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roduction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7-5730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Technology Managemen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4-659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the Sociology of Law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774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Theoretical 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9-131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Urban and Regional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90-062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Water Resources Developmen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813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Nursing Review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2-512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Political Science Review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4-294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Review of Hydro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88-4611</text:p>
          </table:table-cell>
          <table:table-cell office:value-type="string">
            <text:p>INTERDISCIPLINAR <text:s text:c="33"/></text:p>
          </table:table-cell>
          <table:table-cell office:value-type="string">
            <text:p>Investigaciones Geogr�ficas. Instituto de Geograf�a. Universidad Nacional Aut�noma de M�xic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1753</text:p>
          </table:table-cell>
          <table:table-cell office:value-type="string">
            <text:p>INTERDISCIPLINAR <text:s text:c="33"/></text:p>
          </table:table-cell>
          <table:table-cell office:value-type="string">
            <text:p>Isis (Chicag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5-6016</text:p>
          </table:table-cell>
          <table:table-cell office:value-type="string">
            <text:p>INTERDISCIPLINAR <text:s text:c="33"/></text:p>
          </table:table-cell>
          <table:table-cell office:value-type="string">
            <text:p>Isotopes in Environmental and Health Studi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94-4077</text:p>
          </table:table-cell>
          <table:table-cell office:value-type="string">
            <text:p>INTERDISCIPLINAR <text:s text:c="33"/></text:p>
          </table:table-cell>
          <table:table-cell office:value-type="string">
            <text:p>Italian Journal of Animal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0-7425</text:p>
          </table:table-cell>
          <table:table-cell office:value-type="string">
            <text:p>INTERDISCIPLINAR <text:s text:c="33"/></text:p>
          </table:table-cell>
          <table:table-cell office:value-type="string">
            <text:p>JASSS. Journal of Artificial Societies and Social Simul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INTERDISCIPLINAR <text:s text:c="33"/></text:p>
          </table:table-cell>
          <table:table-cell office:value-type="string">
            <text:p>Jornal Brasileiro de Patologia e Medicina Laboratori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INTERDISCIPLINAR <text:s text:c="33"/></text:p>
          </table:table-cell>
          <table:table-cell office:value-type="string">
            <text:p>Jornal Brasileiro de Pneum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INTERDISCIPLINAR <text:s text:c="33"/></text:p>
          </table:table-cell>
          <table:table-cell office:value-type="string">
            <text:p>Jornal de Pediatr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7-9174</text:p>
          </table:table-cell>
          <table:table-cell office:value-type="string">
            <text:p>INTERDISCIPLINAR <text:s text:c="33"/></text:p>
          </table:table-cell>
          <table:table-cell office:value-type="string">
            <text:p>Journal de la Soci�t� des Am�ricanist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55-4339</text:p>
          </table:table-cell>
          <table:table-cell office:value-type="string">
            <text:p>INTERDISCIPLINAR <text:s text:c="33"/></text:p>
          </table:table-cell>
          <table:table-cell office:value-type="string">
            <text:p>Journal de Physique. IV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9-699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ir Transport Managemen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1-266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nimal Breeding and Gene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1-211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Animal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4-87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Meteorology (Bosto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Oral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776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Oral Science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6-47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Statis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33-111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asic Micro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8-339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logical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32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social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58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emical Educ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66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romatographic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5-895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binatorial Theory. Series B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4-940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ational Mathema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00-900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er Science and Technology (Beijing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5-82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nsciousness Studi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037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rustacean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7-188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igital Imag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73-224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rug Delivery Science and Tech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9-272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ynamical and Control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4-353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lasticit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7-990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lectronic Imaging (Springfield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7-065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ergetic Material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01-074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vironmental Sciences (Beijing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89-077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th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5-887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ood Process Engineer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5-674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Geochemical Explor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0-024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Geotechnical and Geoenvironmental Engineer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3-588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Group Theo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151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erpet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6-638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sect Conserv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4-124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telligent &amp; Fuzzy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8-216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Knot Theory and its Ramific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2-607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Liquid Chromatography &amp; Related Technologi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013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terials Processing Tech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1-679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diatric Orthoped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46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diatric Surge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0-410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troleum Science &amp; Engineer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5-447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s. A, Mathematical and Gener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1-028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orous Med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2-392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rofessional Issues in Engineering Education and Practi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9-107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sychoactive Drug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414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Regional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1-684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Reinforced Plastics and Composit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4-683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Reproductive and Infant Psych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450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hip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452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ocial Histo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46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pacecraft and Rocket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470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ports Medicine and Physical Fitnes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03-296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ports Science and Medic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375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tatistical Planning and Infer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476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tructural Chemis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4-004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ustainable Agricultur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4-121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ystems and Softwar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8-272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echnology Management And Innov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106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American Society for Horticultural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479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Brazilian Chemical Society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650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Brazilian Computer Societ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7-932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Chilean Chemical Societ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6-762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Geological Society of Ind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3-091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Hattori Botanical Laborato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6-50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Medical Library Associ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8-446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rmal Analysi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1-171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ector Ec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enomous Animals and Toxins Including Tropical Diseases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7-54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ibration and Contro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3-949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Water Resources Planning and Managemen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7-381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Wood Chemistry and Tech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2-726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Zoo and Wildlife Medic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8877</text:p>
          </table:table-cell>
          <table:table-cell office:value-type="string">
            <text:p>INTERDISCIPLINAR <text:s text:c="33"/></text:p>
          </table:table-cell>
          <table:table-cell office:value-type="string">
            <text:p>Kant Studie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8-3276</text:p>
          </table:table-cell>
          <table:table-cell office:value-type="string">
            <text:p>INTERDISCIPLINAR <text:s text:c="33"/></text:p>
          </table:table-cell>
          <table:table-cell office:value-type="string">
            <text:p>KGK. Kautschuk, Gummi, Kunststoff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6368</text:p>
          </table:table-cell>
          <table:table-cell office:value-type="string">
            <text:p>INTERDISCIPLINAR <text:s text:c="33"/></text:p>
          </table:table-cell>
          <table:table-cell office:value-type="string">
            <text:p>La Houille Blanch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458-6859</text:p>
          </table:table-cell>
          <table:table-cell office:value-type="string">
            <text:p>INTERDISCIPLINAR <text:s text:c="33"/></text:p>
          </table:table-cell>
          <table:table-cell office:value-type="string">
            <text:p>Landbauforschung V�lkenrod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4-582X</text:p>
          </table:table-cell>
          <table:table-cell office:value-type="string">
            <text:p>INTERDISCIPLINAR <text:s text:c="33"/></text:p>
          </table:table-cell>
          <table:table-cell office:value-type="string">
            <text:p>Latin American Perspectiv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1-426X</text:p>
          </table:table-cell>
          <table:table-cell office:value-type="string">
            <text:p>INTERDISCIPLINAR <text:s text:c="33"/></text:p>
          </table:table-cell>
          <table:table-cell office:value-type="string">
            <text:p>Latin American Politics and Societ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5-8240</text:p>
          </table:table-cell>
          <table:table-cell office:value-type="string">
            <text:p>INTERDISCIPLINAR <text:s text:c="33"/></text:p>
          </table:table-cell>
          <table:table-cell office:value-type="string">
            <text:p>Law &amp; Polic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5-7518</text:p>
          </table:table-cell>
          <table:table-cell office:value-type="string">
            <text:p>INTERDISCIPLINAR <text:s text:c="33"/></text:p>
          </table:table-cell>
          <table:table-cell office:value-type="string">
            <text:p>Leprosy Review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4-3795</text:p>
          </table:table-cell>
          <table:table-cell office:value-type="string">
            <text:p>INTERDISCIPLINAR <text:s text:c="33"/></text:p>
          </table:table-cell>
          <table:table-cell office:value-type="string">
            <text:p>Linear Algebra and its Applic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25-3305</text:p>
          </table:table-cell>
          <table:table-cell office:value-type="string">
            <text:p>INTERDISCIPLINAR <text:s text:c="33"/></text:p>
          </table:table-cell>
          <table:table-cell office:value-type="string">
            <text:p>Logic and Logical Philosoph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7-0751</text:p>
          </table:table-cell>
          <table:table-cell office:value-type="string">
            <text:p>INTERDISCIPLINAR <text:s text:c="33"/></text:p>
          </table:table-cell>
          <table:table-cell office:value-type="string">
            <text:p>Logic Journal of the IGP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445</text:p>
          </table:table-cell>
          <table:table-cell office:value-type="string">
            <text:p>INTERDISCIPLINAR <text:s text:c="33"/></text:p>
          </table:table-cell>
          <table:table-cell office:value-type="string">
            <text:p>Lua Nova. Revista de Cultura e Pol�t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4-8640</text:p>
          </table:table-cell>
          <table:table-cell office:value-type="string">
            <text:p>INTERDISCIPLINAR <text:s text:c="33"/></text:p>
          </table:table-cell>
          <table:table-cell office:value-type="string">
            <text:p>Lus�ada. Revista de Ci�ncia e Cultur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99-077X</text:p>
          </table:table-cell>
          <table:table-cell office:value-type="string">
            <text:p>INTERDISCIPLINAR <text:s text:c="33"/></text:p>
          </table:table-cell>
          <table:table-cell office:value-type="string">
            <text:p>M�decine et Maladies Infectieus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9-1581</text:p>
          </table:table-cell>
          <table:table-cell office:value-type="string">
            <text:p>INTERDISCIPLINAR <text:s text:c="33"/></text:p>
          </table:table-cell>
          <table:table-cell office:value-type="string">
            <text:p>Magnetic Resonance in Chemis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1461</text:p>
          </table:table-cell>
          <table:table-cell office:value-type="string">
            <text:p>INTERDISCIPLINAR <text:s text:c="33"/></text:p>
          </table:table-cell>
          <table:table-cell office:value-type="string">
            <text:p>Mammalia (Paris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9313</text:p>
          </table:table-cell>
          <table:table-cell office:value-type="string">
            <text:p>INTERDISCIPLINAR <text:s text:c="33"/></text:p>
          </table:table-cell>
          <table:table-cell office:value-type="string">
            <text:p>Mana (Rio de Janeir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1747</text:p>
          </table:table-cell>
          <table:table-cell office:value-type="string">
            <text:p>INTERDISCIPLINAR <text:s text:c="33"/></text:p>
          </table:table-cell>
          <table:table-cell office:value-type="string">
            <text:p>Management Decis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5-5476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Science Forum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6-7857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Technology (New York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5-7177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al and Computer Modell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4-123X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al Problems in Engineer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4754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s and Computers in Simul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1158</text:p>
          </table:table-cell>
          <table:table-cell office:value-type="string">
            <text:p>INTERDISCIPLINAR <text:s text:c="33"/></text:p>
          </table:table-cell>
          <table:table-cell office:value-type="string">
            <text:p>Medical Problems of Performing Artist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7680</text:p>
          </table:table-cell>
          <table:table-cell office:value-type="string">
            <text:p>INTERDISCIPLINAR <text:s text:c="33"/></text:p>
          </table:table-cell>
          <table:table-cell office:value-type="string">
            <text:p>Medicina (Buenos Aires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98-4447</text:p>
          </table:table-cell>
          <table:table-cell office:value-type="string">
            <text:p>INTERDISCIPLINAR <text:s text:c="33"/></text:p>
          </table:table-cell>
          <table:table-cell office:value-type="string">
            <text:p>Medicina Oral, Patolog�a Oral y Cirug�a Buc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INTERDISCIPLINAR <text:s text:c="33"/></text:p>
          </table:table-cell>
          <table:table-cell office:value-type="string">
            <text:p>Mem�rias do Instituto Oswaldo Cruz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INTERDISCIPLINAR <text:s text:c="33"/></text:p>
          </table:table-cell>
          <table:table-cell office:value-type="string">
            <text:p>Microelectronics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7-7206</text:p>
          </table:table-cell>
          <table:table-cell office:value-type="string">
            <text:p>INTERDISCIPLINAR <text:s text:c="33"/></text:p>
          </table:table-cell>
          <table:table-cell office:value-type="string">
            <text:p>Micr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0-6098</text:p>
          </table:table-cell>
          <table:table-cell office:value-type="string">
            <text:p>INTERDISCIPLINAR <text:s text:c="33"/></text:p>
          </table:table-cell>
          <table:table-cell office:value-type="string">
            <text:p>Mineral Resources Engineer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6-4598</text:p>
          </table:table-cell>
          <table:table-cell office:value-type="string">
            <text:p>INTERDISCIPLINAR <text:s text:c="33"/></text:p>
          </table:table-cell>
          <table:table-cell office:value-type="string">
            <text:p>Mineralium Deposit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64-583X</text:p>
          </table:table-cell>
          <table:table-cell office:value-type="string">
            <text:p>INTERDISCIPLINAR <text:s text:c="33"/></text:p>
          </table:table-cell>
          <table:table-cell office:value-type="string">
            <text:p>Mod�lisation Math�matique et Analyse Num�riqu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1-8286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Ecology Notes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INTERDISCIPLINAR <text:s text:c="33"/></text:p>
          </table:table-cell>
          <table:table-cell office:value-type="string">
            <text:p>Mycopath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3-4666</text:p>
          </table:table-cell>
          <table:table-cell office:value-type="string">
            <text:p>INTERDISCIPLINAR <text:s text:c="33"/></text:p>
          </table:table-cell>
          <table:table-cell office:value-type="string">
            <text:p>Mycotax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8-6419</text:p>
          </table:table-cell>
          <table:table-cell office:value-type="string">
            <text:p>INTERDISCIPLINAR <text:s text:c="33"/></text:p>
          </table:table-cell>
          <table:table-cell office:value-type="string">
            <text:p>Natural Product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INTERDISCIPLINAR <text:s text:c="33"/></text:p>
          </table:table-cell>
          <table:table-cell office:value-type="string">
            <text:p>Neotropical Entom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1-0643</text:p>
          </table:table-cell>
          <table:table-cell office:value-type="string">
            <text:p>INTERDISCIPLINAR <text:s text:c="33"/></text:p>
          </table:table-cell>
          <table:table-cell office:value-type="string">
            <text:p>Neural Computing &amp; Applic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4286</text:p>
          </table:table-cell>
          <table:table-cell office:value-type="string">
            <text:p>INTERDISCIPLINAR <text:s text:c="33"/></text:p>
          </table:table-cell>
          <table:table-cell office:value-type="string">
            <text:p>New Forest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14-0671</text:p>
          </table:table-cell>
          <table:table-cell office:value-type="string">
            <text:p>INTERDISCIPLINAR <text:s text:c="33"/></text:p>
          </table:table-cell>
          <table:table-cell office:value-type="string">
            <text:p>New Zealand Journal of Crop and Horticultural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INTERDISCIPLINAR <text:s text:c="33"/></text:p>
          </table:table-cell>
          <table:table-cell office:value-type="string">
            <text:p>Novos Estudos. CEBRAP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7-1398</text:p>
          </table:table-cell>
          <table:table-cell office:value-type="string">
            <text:p>INTERDISCIPLINAR <text:s text:c="33"/></text:p>
          </table:table-cell>
          <table:table-cell office:value-type="string">
            <text:p>Numerical Algorith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0-7790</text:p>
          </table:table-cell>
          <table:table-cell office:value-type="string">
            <text:p>INTERDISCIPLINAR <text:s text:c="33"/></text:p>
          </table:table-cell>
          <table:table-cell office:value-type="string">
            <text:p>Numerical Heat Transfer. Part B, Fundamental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2-1611</text:p>
          </table:table-cell>
          <table:table-cell office:value-type="string">
            <text:p>INTERDISCIPLINAR <text:s text:c="33"/></text:p>
          </table:table-cell>
          <table:table-cell office:value-type="string">
            <text:p>Nutrici�n Hospitalar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1-5317</text:p>
          </table:table-cell>
          <table:table-cell office:value-type="string">
            <text:p>INTERDISCIPLINAR <text:s text:c="33"/></text:p>
          </table:table-cell>
          <table:table-cell office:value-type="string">
            <text:p>Nutrition Research (New York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6675</text:p>
          </table:table-cell>
          <table:table-cell office:value-type="string">
            <text:p>INTERDISCIPLINAR <text:s text:c="33"/></text:p>
          </table:table-cell>
          <table:table-cell office:value-type="string">
            <text:p>O Que nos Faz Pensar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1-4370</text:p>
          </table:table-cell>
          <table:table-cell office:value-type="string">
            <text:p>INTERDISCIPLINAR <text:s text:c="33"/></text:p>
          </table:table-cell>
          <table:table-cell office:value-type="string">
            <text:p>Oceanology (Washingto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6276</text:p>
          </table:table-cell>
          <table:table-cell office:value-type="string">
            <text:p>INTERDISCIPLINAR <text:s text:c="33"/></text:p>
          </table:table-cell>
          <table:table-cell office:value-type="string">
            <text:p>Opini�o P�blica (UNICAMP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33-1934</text:p>
          </table:table-cell>
          <table:table-cell office:value-type="string">
            <text:p>INTERDISCIPLINAR <text:s text:c="33"/></text:p>
          </table:table-cell>
          <table:table-cell office:value-type="string">
            <text:p>Optimiz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879</text:p>
          </table:table-cell>
          <table:table-cell office:value-type="string">
            <text:p>INTERDISCIPLINAR <text:s text:c="33"/></text:p>
          </table:table-cell>
          <table:table-cell office:value-type="string">
            <text:p>Organiza��es Rurais e Agroindustriai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5-4377</text:p>
          </table:table-cell>
          <table:table-cell office:value-type="string">
            <text:p>INTERDISCIPLINAR <text:s text:c="33"/></text:p>
          </table:table-cell>
          <table:table-cell office:value-type="string">
            <text:p>Ornitolog�a Neotropic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63X</text:p>
          </table:table-cell>
          <table:table-cell office:value-type="string">
            <text:p>INTERDISCIPLINAR <text:s text:c="33"/></text:p>
          </table:table-cell>
          <table:table-cell office:value-type="string">
            <text:p>Paideia (Ribeirao Pret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1049</text:p>
          </table:table-cell>
          <table:table-cell office:value-type="string">
            <text:p>INTERDISCIPLINAR <text:s text:c="33"/></text:p>
          </table:table-cell>
          <table:table-cell office:value-type="string">
            <text:p>Pap�is Avulsos de Zoologia (S�o Paul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52-607X</text:p>
          </table:table-cell>
          <table:table-cell office:value-type="string">
            <text:p>INTERDISCIPLINAR <text:s text:c="33"/></text:p>
          </table:table-cell>
          <table:table-cell office:value-type="string">
            <text:p>Parasite (Paris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44-0338</text:p>
          </table:table-cell>
          <table:table-cell office:value-type="string">
            <text:p>INTERDISCIPLINAR <text:s text:c="33"/></text:p>
          </table:table-cell>
          <table:table-cell office:value-type="string">
            <text:p>Pathology, Research and Practi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24-8832</text:p>
          </table:table-cell>
          <table:table-cell office:value-type="string">
            <text:p>INTERDISCIPLINAR <text:s text:c="33"/></text:p>
          </table:table-cell>
          <table:table-cell office:value-type="string">
            <text:p>Pathophysiology of Haemostasis and Thrombosi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8655</text:p>
          </table:table-cell>
          <table:table-cell office:value-type="string">
            <text:p>INTERDISCIPLINAR <text:s text:c="33"/></text:p>
          </table:table-cell>
          <table:table-cell office:value-type="string">
            <text:p>Pattern Recognition Letter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7-8994</text:p>
          </table:table-cell>
          <table:table-cell office:value-type="string">
            <text:p>INTERDISCIPLINAR <text:s text:c="33"/></text:p>
          </table:table-cell>
          <table:table-cell office:value-type="string">
            <text:p>Pediatric Neur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02-0160</text:p>
          </table:table-cell>
          <table:table-cell office:value-type="string">
            <text:p>INTERDISCIPLINAR <text:s text:c="33"/></text:p>
          </table:table-cell>
          <table:table-cell office:value-type="string">
            <text:p>Pedospher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9936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s em Ci�ncia da Informa��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INTERDISCIPLINAR <text:s text:c="33"/></text:p>
          </table:table-cell>
          <table:table-cell office:value-type="string">
            <text:p>Pesquisa Agropecu�ria Brasileir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3921</text:p>
          </table:table-cell>
          <table:table-cell office:value-type="string">
            <text:p>INTERDISCIPLINAR <text:s text:c="33"/></text:p>
          </table:table-cell>
          <table:table-cell office:value-type="string">
            <text:p>Pesquisa Agropecu�ria Brasileira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INTERDISCIPLINAR <text:s text:c="33"/></text:p>
          </table:table-cell>
          <table:table-cell office:value-type="string">
            <text:p>Pesquisa Operacio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INTERDISCIPLINAR <text:s text:c="33"/></text:p>
          </table:table-cell>
          <table:table-cell office:value-type="string">
            <text:p>Pesquisa Veterin�ria Brasileir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1-6466</text:p>
          </table:table-cell>
          <table:table-cell office:value-type="string">
            <text:p>INTERDISCIPLINAR <text:s text:c="33"/></text:p>
          </table:table-cell>
          <table:table-cell office:value-type="string">
            <text:p>Petroleum Science and Tech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8-0209</text:p>
          </table:table-cell>
          <table:table-cell office:value-type="string">
            <text:p>INTERDISCIPLINAR <text:s text:c="33"/></text:p>
          </table:table-cell>
          <table:table-cell office:value-type="string">
            <text:p>Pharmaceutical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80-4614</text:p>
          </table:table-cell>
          <table:table-cell office:value-type="string">
            <text:p>INTERDISCIPLINAR <text:s text:c="33"/></text:p>
          </table:table-cell>
          <table:table-cell office:value-type="string">
            <text:p>Philosophical Transactions of the Royal Society of London. Series A, Mathematical and Physical 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22-6944</text:p>
          </table:table-cell>
          <table:table-cell office:value-type="string">
            <text:p>INTERDISCIPLINAR <text:s text:c="33"/></text:p>
          </table:table-cell>
          <table:table-cell office:value-type="string">
            <text:p>Physics in Perspectiv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3-5052</text:p>
          </table:table-cell>
          <table:table-cell office:value-type="string">
            <text:p>INTERDISCIPLINAR <text:s text:c="33"/></text:p>
          </table:table-cell>
          <table:table-cell office:value-type="string">
            <text:p>Plant Ec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8358</text:p>
          </table:table-cell>
          <table:table-cell office:value-type="string">
            <text:p>INTERDISCIPLINAR <text:s text:c="33"/></text:p>
          </table:table-cell>
          <table:table-cell office:value-type="string">
            <text:p>Planta Daninh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INTERDISCIPLINAR <text:s text:c="33"/></text:p>
          </table:table-cell>
          <table:table-cell office:value-type="string">
            <text:p>Pol�meros (S�o Carlos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3-6856</text:p>
          </table:table-cell>
          <table:table-cell office:value-type="string">
            <text:p>INTERDISCIPLINAR <text:s text:c="33"/></text:p>
          </table:table-cell>
          <table:table-cell office:value-type="string">
            <text:p>Politica Exterior (Madrid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0-6638</text:p>
          </table:table-cell>
          <table:table-cell office:value-type="string">
            <text:p>INTERDISCIPLINAR <text:s text:c="33"/></text:p>
          </table:table-cell>
          <table:table-cell office:value-type="string">
            <text:p>Polycyclic Aromatic Compound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4-8444</text:p>
          </table:table-cell>
          <table:table-cell office:value-type="string">
            <text:p>INTERDISCIPLINAR <text:s text:c="33"/></text:p>
          </table:table-cell>
          <table:table-cell office:value-type="string">
            <text:p>Population, Space and Pla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4247</text:p>
          </table:table-cell>
          <table:table-cell office:value-type="string">
            <text:p>INTERDISCIPLINAR <text:s text:c="33"/></text:p>
          </table:table-cell>
          <table:table-cell office:value-type="string">
            <text:p>Principia (UFSC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65-1333</text:p>
          </table:table-cell>
          <table:table-cell office:value-type="string">
            <text:p>INTERDISCIPLINAR <text:s text:c="33"/></text:p>
          </table:table-cell>
          <table:table-cell office:value-type="string">
            <text:p>Problemes d'Amerique Lat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1-6490</text:p>
          </table:table-cell>
          <table:table-cell office:value-type="string">
            <text:p>INTERDISCIPLINAR <text:s text:c="33"/></text:p>
          </table:table-cell>
          <table:table-cell office:value-type="string">
            <text:p>Proceedings of the National Academy of Sciences of the United States of America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8-2105</text:p>
          </table:table-cell>
          <table:table-cell office:value-type="string">
            <text:p>INTERDISCIPLINAR <text:s text:c="33"/></text:p>
          </table:table-cell>
          <table:table-cell office:value-type="string">
            <text:p>Proceedings of the Royal Society of Edinburgh. Section A, Mathema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3-7287</text:p>
          </table:table-cell>
          <table:table-cell office:value-type="string">
            <text:p>INTERDISCIPLINAR <text:s text:c="33"/></text:p>
          </table:table-cell>
          <table:table-cell office:value-type="string">
            <text:p>Production Planning &amp; Contro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9-1970</text:p>
          </table:table-cell>
          <table:table-cell office:value-type="string">
            <text:p>INTERDISCIPLINAR <text:s text:c="33"/></text:p>
          </table:table-cell>
          <table:table-cell office:value-type="string">
            <text:p>Progress in Nuclear Ener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5-9687</text:p>
          </table:table-cell>
          <table:table-cell office:value-type="string">
            <text:p>INTERDISCIPLINAR <text:s text:c="33"/></text:p>
          </table:table-cell>
          <table:table-cell office:value-type="string">
            <text:p>Progress of Theoretical Physics. Supplemen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4442</text:p>
          </table:table-cell>
          <table:table-cell office:value-type="string">
            <text:p>INTERDISCIPLINAR <text:s text:c="33"/></text:p>
          </table:table-cell>
          <table:table-cell office:value-type="string">
            <text:p>Projeto Hist�ria (PUCSP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7-0134</text:p>
          </table:table-cell>
          <table:table-cell office:value-type="string">
            <text:p>INTERDISCIPLINAR <text:s text:c="33"/></text:p>
          </table:table-cell>
          <table:table-cell office:value-type="string">
            <text:p>Proteins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371</text:p>
          </table:table-cell>
          <table:table-cell office:value-type="string">
            <text:p>INTERDISCIPLINAR <text:s text:c="33"/></text:p>
          </table:table-cell>
          <table:table-cell office:value-type="string">
            <text:p>Psico (PUCRS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70-350X</text:p>
          </table:table-cell>
          <table:table-cell office:value-type="string">
            <text:p>INTERDISCIPLINAR <text:s text:c="33"/></text:p>
          </table:table-cell>
          <table:table-cell office:value-type="string">
            <text:p>Psicolog�a para Am�rica Latin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3-4976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(Braga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665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Cl�n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7182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e Sociedad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em Estud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6564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USP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5-0086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, sa�de &amp; doen�a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. Reflex�o e Cr�t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3772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. Teoria e Pesquis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3687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. Teoria e Pr�t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8-5713</text:p>
          </table:table-cell>
          <table:table-cell office:value-type="string">
            <text:p>INTERDISCIPLINAR <text:s text:c="33"/></text:p>
          </table:table-cell>
          <table:table-cell office:value-type="string">
            <text:p>Psychiatric Annal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6-0835</text:p>
          </table:table-cell>
          <table:table-cell office:value-type="string">
            <text:p>INTERDISCIPLINAR <text:s text:c="33"/></text:p>
          </table:table-cell>
          <table:table-cell office:value-type="string">
            <text:p>Psychology and Psychotherapy. Theory, Research and Practi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3-569X</text:p>
          </table:table-cell>
          <table:table-cell office:value-type="string">
            <text:p>INTERDISCIPLINAR <text:s text:c="33"/></text:p>
          </table:table-cell>
          <table:table-cell office:value-type="string">
            <text:p>Quarterly of Applied Mathema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INTERDISCIPLINAR <text:s text:c="33"/></text:p>
          </table:table-cell>
          <table:table-cell office:value-type="string">
            <text:p>RAC. Revista de Administra��o Contempor�ne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634X</text:p>
          </table:table-cell>
          <table:table-cell office:value-type="string">
            <text:p>INTERDISCIPLINAR <text:s text:c="33"/></text:p>
          </table:table-cell>
          <table:table-cell office:value-type="string">
            <text:p>Radiation and Environmental Bio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2-0150</text:p>
          </table:table-cell>
          <table:table-cell office:value-type="string">
            <text:p>INTERDISCIPLINAR <text:s text:c="33"/></text:p>
          </table:table-cell>
          <table:table-cell office:value-type="string">
            <text:p>Radiation Effects and Defects in Solid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3-8222</text:p>
          </table:table-cell>
          <table:table-cell office:value-type="string">
            <text:p>INTERDISCIPLINAR <text:s text:c="33"/></text:p>
          </table:table-cell>
          <table:table-cell office:value-type="string">
            <text:p>Radiocarb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INTERDISCIPLINAR <text:s text:c="33"/></text:p>
          </table:table-cell>
          <table:table-cell office:value-type="string">
            <text:p>Radiologia Brasileir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5648</text:p>
          </table:table-cell>
          <table:table-cell office:value-type="string">
            <text:p>INTERDISCIPLINAR <text:s text:c="33"/></text:p>
          </table:table-cell>
          <table:table-cell office:value-type="string">
            <text:p>RAE Eletr�n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99-0559</text:p>
          </table:table-cell>
          <table:table-cell office:value-type="string">
            <text:p>INTERDISCIPLINAR <text:s text:c="33"/></text:p>
          </table:table-cell>
          <table:table-cell office:value-type="string">
            <text:p>RAIRO. Operations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INTERDISCIPLINAR <text:s text:c="33"/></text:p>
          </table:table-cell>
          <table:table-cell office:value-type="string">
            <text:p>RAP. Revista Brasileira de Administra��o P�bl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INTERDISCIPLINAR <text:s text:c="33"/></text:p>
          </table:table-cell>
          <table:table-cell office:value-type="string">
            <text:p>RBGO. Revista Brasileira de Ginecologia e Obstetr�c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7-6443</text:p>
          </table:table-cell>
          <table:table-cell office:value-type="string">
            <text:p>INTERDISCIPLINAR <text:s text:c="33"/></text:p>
          </table:table-cell>
          <table:table-cell office:value-type="string">
            <text:p>Refractories Applications and New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8587</text:p>
          </table:table-cell>
          <table:table-cell office:value-type="string">
            <text:p>INTERDISCIPLINAR <text:s text:c="33"/></text:p>
          </table:table-cell>
          <table:table-cell office:value-type="string">
            <text:p>Religi�o &amp; Sociedad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8-2029</text:p>
          </table:table-cell>
          <table:table-cell office:value-type="string">
            <text:p>INTERDISCIPLINAR <text:s text:c="33"/></text:p>
          </table:table-cell>
          <table:table-cell office:value-type="string">
            <text:p>Research Evalu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�rvor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0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nestesi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23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Bioci�ncia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1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Bi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Bot�n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63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�ncia Av�cola / Brazilian Journal of Poultry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�ncia do Sol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738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�ncias Mec�nica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�ncias Sociai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763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rurgia Cardiovascular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1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conom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duca��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fermagem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genharia Agr�cola e Ambient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192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genharia Agr�cola e Ambiental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tom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pidemi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30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studos da Popula��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studos Pedag�gico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31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Fisiologia Veget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Fisioterap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Fruticultur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eoci�ncia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26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eof�s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15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eomorf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est�o e Desenvolvimento Regio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ematologia e Hemoterap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018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ist�r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Medicina do Esport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Meteor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Otorrinolaring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32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ol�tica Internacio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Recursos H�drico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Reumat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Sa�de Materno Infanti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554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Terapia Comportamental e Cognitiv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Zoolog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077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ntabilidade &amp; Finan�a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ssocia��o M�dica Brasileir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80-623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Escola de Enfermagem da USP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0-446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Escola de Mina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18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Hist�ria da Ci�nc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Medicina Tropic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70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ntropologia (S�o Paul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200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e Sociologia Rur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315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Pol�t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Nutri��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Nutri��o da PUCCAMP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siquiatria Cl�n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1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siquiatria do Rio Grande do Su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Sa�de P�blica / Journal of Public Healt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44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Sociologia e Pol�t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Col�gio Brasileiro de Cirurgi�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02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Departamento de Psicologia (UFF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1-878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Hospital das Cl�nicas (FMUSP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de Medicina Tropical de S�o Paul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Hist�rico e Geogr�fico Brasileir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96-47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ctr�nica Iberoamericana Sobre Calidad, Eficacia y Cambio en Educaci�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5-5727</text:p>
          </table:table-cell>
          <table:table-cell office:value-type="string">
            <text:p>INTERDISCIPLINAR <text:s text:c="33"/></text:p>
          </table:table-cell>
          <table:table-cell office:value-type="string">
            <text:p>Revista Espa�ola de Salud P�bl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INTERDISCIPLINAR <text:s text:c="33"/></text:p>
          </table:table-cell>
          <table:table-cell office:value-type="string">
            <text:p>Revista Estudos Feminista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-Americana de Enfermagem (Ribeir�o Preto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20-0534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americana de Psicolog�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4714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americana de Psicopatologia Fundament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98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M�dica de Chil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namericana de Salud P�blica / Pan American Journal of Public Healt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5-0523</text:p>
          </table:table-cell>
          <table:table-cell office:value-type="string">
            <text:p>INTERDISCIPLINAR <text:s text:c="33"/></text:p>
          </table:table-cell>
          <table:table-cell office:value-type="string">
            <text:p>Revista Portuguesa de Ci�ncias do Desport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0-52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Portuguesa de Filosof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USP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INTERDISCIPLINAR <text:s text:c="33"/></text:p>
          </table:table-cell>
          <table:table-cell office:value-type="string">
            <text:p>S�o Paulo em Perspectiv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INTERDISCIPLINAR <text:s text:c="33"/></text:p>
          </table:table-cell>
          <table:table-cell office:value-type="string">
            <text:p>S�o Paulo Medical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INTERDISCIPLINAR <text:s text:c="33"/></text:p>
          </table:table-cell>
          <table:table-cell office:value-type="string">
            <text:p>Sa�de e Sociedad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759</text:p>
          </table:table-cell>
          <table:table-cell office:value-type="string">
            <text:p>INTERDISCIPLINAR <text:s text:c="33"/></text:p>
          </table:table-cell>
          <table:table-cell office:value-type="string">
            <text:p>SBA. Sociedade Brasileira de Autom�t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6-5548</text:p>
          </table:table-cell>
          <table:table-cell office:value-type="string">
            <text:p>INTERDISCIPLINAR <text:s text:c="33"/></text:p>
          </table:table-cell>
          <table:table-cell office:value-type="string">
            <text:p>Scandinavian Journal of Infectious Diseas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2-3427</text:p>
          </table:table-cell>
          <table:table-cell office:value-type="string">
            <text:p>INTERDISCIPLINAR <text:s text:c="33"/></text:p>
          </table:table-cell>
          <table:table-cell office:value-type="string">
            <text:p>Science and Public Polic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6423</text:p>
          </table:table-cell>
          <table:table-cell office:value-type="string">
            <text:p>INTERDISCIPLINAR <text:s text:c="33"/></text:p>
          </table:table-cell>
          <table:table-cell office:value-type="string">
            <text:p>Science of Computer Programm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4238</text:p>
          </table:table-cell>
          <table:table-cell office:value-type="string">
            <text:p>INTERDISCIPLINAR <text:s text:c="33"/></text:p>
          </table:table-cell>
          <table:table-cell office:value-type="string">
            <text:p>Scientia Horticultura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4-8358</text:p>
          </table:table-cell>
          <table:table-cell office:value-type="string">
            <text:p>INTERDISCIPLINAR <text:s text:c="33"/></text:p>
          </table:table-cell>
          <table:table-cell office:value-type="string">
            <text:p>Scientia Marin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3166</text:p>
          </table:table-cell>
          <table:table-cell office:value-type="string">
            <text:p>INTERDISCIPLINAR <text:s text:c="33"/></text:p>
          </table:table-cell>
          <table:table-cell office:value-type="string">
            <text:p>Scientiae Studia (USP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8-9788</text:p>
          </table:table-cell>
          <table:table-cell office:value-type="string">
            <text:p>INTERDISCIPLINAR <text:s text:c="33"/></text:p>
          </table:table-cell>
          <table:table-cell office:value-type="string">
            <text:p>Scripta Nova (Barcelona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9-6395</text:p>
          </table:table-cell>
          <table:table-cell office:value-type="string">
            <text:p>INTERDISCIPLINAR <text:s text:c="33"/></text:p>
          </table:table-cell>
          <table:table-cell office:value-type="string">
            <text:p>Separation Science and Tech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9562</text:p>
          </table:table-cell>
          <table:table-cell office:value-type="string">
            <text:p>INTERDISCIPLINAR <text:s text:c="33"/></text:p>
          </table:table-cell>
          <table:table-cell office:value-type="string">
            <text:p>Seq��ncia (Florian�polis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6628</text:p>
          </table:table-cell>
          <table:table-cell office:value-type="string">
            <text:p>INTERDISCIPLINAR <text:s text:c="33"/></text:p>
          </table:table-cell>
          <table:table-cell office:value-type="string">
            <text:p>Servi�o Social e Sociedad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0-9622</text:p>
          </table:table-cell>
          <table:table-cell office:value-type="string">
            <text:p>INTERDISCIPLINAR <text:s text:c="33"/></text:p>
          </table:table-cell>
          <table:table-cell office:value-type="string">
            <text:p>Shock and Vibr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4-2348</text:p>
          </table:table-cell>
          <table:table-cell office:value-type="string">
            <text:p>INTERDISCIPLINAR <text:s text:c="33"/></text:p>
          </table:table-cell>
          <table:table-cell office:value-type="string">
            <text:p>Skeletal Rad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3-3952</text:p>
          </table:table-cell>
          <table:table-cell office:value-type="string">
            <text:p>INTERDISCIPLINAR <text:s text:c="33"/></text:p>
          </table:table-cell>
          <table:table-cell office:value-type="string">
            <text:p>Social Dynam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992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e Estado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INTERDISCIPLINAR <text:s text:c="33"/></text:p>
          </table:table-cell>
          <table:table-cell office:value-type="string">
            <text:p>Sociologias (UFRGS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8-4038</text:p>
          </table:table-cell>
          <table:table-cell office:value-type="string">
            <text:p>INTERDISCIPLINAR <text:s text:c="33"/></text:p>
          </table:table-cell>
          <table:table-cell office:value-type="string">
            <text:p>Southern Economic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8-7416</text:p>
          </table:table-cell>
          <table:table-cell office:value-type="string">
            <text:p>INTERDISCIPLINAR <text:s text:c="33"/></text:p>
          </table:table-cell>
          <table:table-cell office:value-type="string">
            <text:p>Spanish Journal of Psych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5-1879</text:p>
          </table:table-cell>
          <table:table-cell office:value-type="string">
            <text:p>INTERDISCIPLINAR <text:s text:c="33"/></text:p>
          </table:table-cell>
          <table:table-cell office:value-type="string">
            <text:p>Special Care in Dentis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8-9056</text:p>
          </table:table-cell>
          <table:table-cell office:value-type="string">
            <text:p>INTERDISCIPLINAR <text:s text:c="33"/></text:p>
          </table:table-cell>
          <table:table-cell office:value-type="string">
            <text:p>St�rke (Weinheim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7152</text:p>
          </table:table-cell>
          <table:table-cell office:value-type="string">
            <text:p>INTERDISCIPLINAR <text:s text:c="33"/></text:p>
          </table:table-cell>
          <table:table-cell office:value-type="string">
            <text:p>Statistics &amp; Probability Letter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6-2994</text:p>
          </table:table-cell>
          <table:table-cell office:value-type="string">
            <text:p>INTERDISCIPLINAR <text:s text:c="33"/></text:p>
          </table:table-cell>
          <table:table-cell office:value-type="string">
            <text:p>Stochastic Analysis and Applic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5-2255</text:p>
          </table:table-cell>
          <table:table-cell office:value-type="string">
            <text:p>INTERDISCIPLINAR <text:s text:c="33"/></text:p>
          </table:table-cell>
          <table:table-cell office:value-type="string">
            <text:p>Structural control &amp; health monitor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2991</text:p>
          </table:table-cell>
          <table:table-cell office:value-type="string">
            <text:p>INTERDISCIPLINAR <text:s text:c="33"/></text:p>
          </table:table-cell>
          <table:table-cell office:value-type="string">
            <text:p>Studies in Surface Science and Catalysi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5-0521</text:p>
          </table:table-cell>
          <table:table-cell office:value-type="string">
            <text:p>INTERDISCIPLINAR <text:s text:c="33"/></text:p>
          </table:table-cell>
          <table:table-cell office:value-type="string">
            <text:p>Studies on Neotropical Fauna and Environmen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2070</text:p>
          </table:table-cell>
          <table:table-cell office:value-type="string">
            <text:p>INTERDISCIPLINAR <text:s text:c="33"/></text:p>
          </table:table-cell>
          <table:table-cell office:value-type="string">
            <text:p>Tempo Social. Revista de Sociologia da USP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7704</text:p>
          </table:table-cell>
          <table:table-cell office:value-type="string">
            <text:p>INTERDISCIPLINAR <text:s text:c="33"/></text:p>
          </table:table-cell>
          <table:table-cell office:value-type="string">
            <text:p>Tempo. Revista do Departamento de Hist�ria da UFF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8030</text:p>
          </table:table-cell>
          <table:table-cell office:value-type="string">
            <text:p>INTERDISCIPLINAR <text:s text:c="33"/></text:p>
          </table:table-cell>
          <table:table-cell office:value-type="string">
            <text:p>Terra Livr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5554</text:p>
          </table:table-cell>
          <table:table-cell office:value-type="string">
            <text:p>INTERDISCIPLINAR <text:s text:c="33"/></text:p>
          </table:table-cell>
          <table:table-cell office:value-type="string">
            <text:p>Territ�rio (UFRJ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9509</text:p>
          </table:table-cell>
          <table:table-cell office:value-type="string">
            <text:p>INTERDISCIPLINAR <text:s text:c="33"/></text:p>
          </table:table-cell>
          <table:table-cell office:value-type="string">
            <text:p>Textos &amp; Contextos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9-4352</text:p>
          </table:table-cell>
          <table:table-cell office:value-type="string">
            <text:p>INTERDISCIPLINAR <text:s text:c="33"/></text:p>
          </table:table-cell>
          <table:table-cell office:value-type="string">
            <text:p>The Behavior Analyst Toda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INTERDISCIPLINAR <text:s text:c="33"/></text:p>
          </table:table-cell>
          <table:table-cell office:value-type="string">
            <text:p>The Brazilian Journal of Infectious Diseas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9-8986</text:p>
          </table:table-cell>
          <table:table-cell office:value-type="string">
            <text:p>INTERDISCIPLINAR <text:s text:c="33"/></text:p>
          </table:table-cell>
          <table:table-cell office:value-type="string">
            <text:p>The Bulletin of Symbolic Logic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3-4628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Clinical Pediatric Dentis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Essential Oil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9-8479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High Energy Physics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9-6061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Trauma. Injury, Infection, and Critical Car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9-5014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s of Gerontology. Series B, Psychological Sciences and Social 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2-3211</text:p>
          </table:table-cell>
          <table:table-cell office:value-type="string">
            <text:p>INTERDISCIPLINAR <text:s text:c="33"/></text:p>
          </table:table-cell>
          <table:table-cell office:value-type="string">
            <text:p>The Veliger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8-2789</text:p>
          </table:table-cell>
          <table:table-cell office:value-type="string">
            <text:p>INTERDISCIPLINAR <text:s text:c="33"/></text:p>
          </table:table-cell>
          <table:table-cell office:value-type="string">
            <text:p>The Visual Computer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8-2337</text:p>
          </table:table-cell>
          <table:table-cell office:value-type="string">
            <text:p>INTERDISCIPLINAR <text:s text:c="33"/></text:p>
          </table:table-cell>
          <table:table-cell office:value-type="string">
            <text:p>Toxicology and Industrial Healt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1-2351</text:p>
          </table:table-cell>
          <table:table-cell office:value-type="string">
            <text:p>INTERDISCIPLINAR <text:s text:c="33"/></text:p>
          </table:table-cell>
          <table:table-cell office:value-type="string">
            <text:p>Transactions of the ASA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2967</text:p>
          </table:table-cell>
          <table:table-cell office:value-type="string">
            <text:p>INTERDISCIPLINAR <text:s text:c="33"/></text:p>
          </table:table-cell>
          <table:table-cell office:value-type="string">
            <text:p>Transactions of the Institute of Metal Finish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1-1450</text:p>
          </table:table-cell>
          <table:table-cell office:value-type="string">
            <text:p>INTERDISCIPLINAR <text:s text:c="33"/></text:p>
          </table:table-cell>
          <table:table-cell office:value-type="string">
            <text:p>Transport Theory and Statistical 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1-9209</text:p>
          </table:table-cell>
          <table:table-cell office:value-type="string">
            <text:p>INTERDISCIPLINAR <text:s text:c="33"/></text:p>
          </table:table-cell>
          <table:table-cell office:value-type="string">
            <text:p>Transportation Research. Part D, Transport and Environmen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9-4747</text:p>
          </table:table-cell>
          <table:table-cell office:value-type="string">
            <text:p>INTERDISCIPLINAR <text:s text:c="33"/></text:p>
          </table:table-cell>
          <table:table-cell office:value-type="string">
            <text:p>Tropical Animal Health and Produc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9-4755</text:p>
          </table:table-cell>
          <table:table-cell office:value-type="string">
            <text:p>INTERDISCIPLINAR <text:s text:c="33"/></text:p>
          </table:table-cell>
          <table:table-cell office:value-type="string">
            <text:p>Tropical Doctor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94-6975</text:p>
          </table:table-cell>
          <table:table-cell office:value-type="string">
            <text:p>INTERDISCIPLINAR <text:s text:c="33"/></text:p>
          </table:table-cell>
          <table:table-cell office:value-type="string">
            <text:p>Tropical Zo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1-3123</text:p>
          </table:table-cell>
          <table:table-cell office:value-type="string">
            <text:p>INTERDISCIPLINAR <text:s text:c="33"/></text:p>
          </table:table-cell>
          <table:table-cell office:value-type="string">
            <text:p>Ultrastructural Path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775</text:p>
          </table:table-cell>
          <table:table-cell office:value-type="string">
            <text:p>INTERDISCIPLINAR <text:s text:c="33"/></text:p>
          </table:table-cell>
          <table:table-cell office:value-type="string">
            <text:p>Varia Hist�r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3-5216</text:p>
          </table:table-cell>
          <table:table-cell office:value-type="string">
            <text:p>INTERDISCIPLINAR <text:s text:c="33"/></text:p>
          </table:table-cell>
          <table:table-cell office:value-type="string">
            <text:p>Veterinary Ophthalm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5-7380</text:p>
          </table:table-cell>
          <table:table-cell office:value-type="string">
            <text:p>INTERDISCIPLINAR <text:s text:c="33"/></text:p>
          </table:table-cell>
          <table:table-cell office:value-type="string">
            <text:p>Veterinary Research Communic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4341</text:p>
          </table:table-cell>
          <table:table-cell office:value-type="string">
            <text:p>INTERDISCIPLINAR <text:s text:c="33"/></text:p>
          </table:table-cell>
          <table:table-cell office:value-type="string">
            <text:p>Vibrant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0-4741</text:p>
          </table:table-cell>
          <table:table-cell office:value-type="string">
            <text:p>INTERDISCIPLINAR <text:s text:c="33"/></text:p>
          </table:table-cell>
          <table:table-cell office:value-type="string">
            <text:p>Water Resources Management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2-8156</text:p>
          </table:table-cell>
          <table:table-cell office:value-type="string">
            <text:p>INTERDISCIPLINAR <text:s text:c="33"/></text:p>
          </table:table-cell>
          <table:table-cell office:value-type="string">
            <text:p>Weather and Forecast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INTERDISCIPLINAR <text:s text:c="33"/></text:p>
          </table:table-cell>
          <table:table-cell office:value-type="string">
            <text:p>World Journal of Microbiology and Biotech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INTERDISCIPLINAR <text:s text:c="33"/></text:p>
          </table:table-cell>
          <table:table-cell office:value-type="string">
            <text:p>X-Ray Spectrome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INTERDISCIPLINAR <text:s text:c="33"/></text:p>
          </table:table-cell>
          <table:table-cell office:value-type="string">
            <text:p>Zeitschrift f�r Naturforschung. C, A Journal of Bio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3-3188</text:p>
          </table:table-cell>
          <table:table-cell office:value-type="string">
            <text:p>INTERDISCIPLINAR <text:s text:c="33"/></text:p>
          </table:table-cell>
          <table:table-cell office:value-type="string">
            <text:p>Zoo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INTERDISCIPLINAR <text:s text:c="33"/></text:p>
          </table:table-cell>
          <table:table-cell office:value-type="string">
            <text:p>Zootaxa (Auckland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004</text:p>
          </table:table-cell>
          <table:table-cell office:value-type="string">
            <text:p>INTERDISCIPLINAR <text:s text:c="33"/></text:p>
          </table:table-cell>
          <table:table-cell office:value-type="string">
            <text:p>�guas Subterr�neas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8973</text:p>
          </table:table-cell>
          <table:table-cell office:value-type="string">
            <text:p>INTERDISCIPLINAR <text:s text:c="33"/></text:p>
          </table:table-cell>
          <table:table-cell office:value-type="string">
            <text:p>A Cor das Letras (UEFS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9792</text:p>
          </table:table-cell>
          <table:table-cell office:value-type="string">
            <text:p>INTERDISCIPLINAR <text:s text:c="33"/></text:p>
          </table:table-cell>
          <table:table-cell office:value-type="string">
            <text:p>Abstracta (Niter�i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700X</text:p>
          </table:table-cell>
          <table:table-cell office:value-type="string">
            <text:p>INTERDISCIPLINAR <text:s text:c="33"/></text:p>
          </table:table-cell>
          <table:table-cell office:value-type="string">
            <text:p>Acervo (Rio de Janeir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7686</text:p>
          </table:table-cell>
          <table:table-cell office:value-type="string">
            <text:p>INTERDISCIPLINAR <text:s text:c="33"/></text:p>
          </table:table-cell>
          <table:table-cell office:value-type="string">
            <text:p>Acolhendo a Alfabetiza��o nos Paises de L�ngua Portuguesa (USP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INTERDISCIPLINAR <text:s text:c="33"/></text:p>
          </table:table-cell>
          <table:table-cell office:value-type="string">
            <text:p>Acta Farmaceutica Bonaerens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7795</text:p>
          </table:table-cell>
          <table:table-cell office:value-type="string">
            <text:p>INTERDISCIPLINAR <text:s text:c="33"/></text:p>
          </table:table-cell>
          <table:table-cell office:value-type="string">
            <text:p>Acta Fisi�tr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INTERDISCIPLINAR <text:s text:c="33"/></text:p>
          </table:table-cell>
          <table:table-cell office:value-type="string">
            <text:p>Acta Horticultura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712</text:p>
          </table:table-cell>
          <table:table-cell office:value-type="string">
            <text:p>INTERDISCIPLINAR <text:s text:c="33"/></text:p>
          </table:table-cell>
          <table:table-cell office:value-type="string">
            <text:p>Acta Limnol�gica Brasiliens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 (UEM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9275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Agronom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8672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Animal Science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9283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Biological Science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863X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Biological Sciences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9291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Health Science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7361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Human and Social Science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2563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Techn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4264</text:p>
          </table:table-cell>
          <table:table-cell office:value-type="string">
            <text:p>INTERDISCIPLINAR <text:s text:c="33"/></text:p>
          </table:table-cell>
          <table:table-cell office:value-type="string">
            <text:p>Acta Semiotica et Linguist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10-2251</text:p>
          </table:table-cell>
          <table:table-cell office:value-type="string">
            <text:p>INTERDISCIPLINAR <text:s text:c="33"/></text:p>
          </table:table-cell>
          <table:table-cell office:value-type="string">
            <text:p>Advanced Technology for Learning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9-9389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Differential Equation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1-3952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Neur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97-8554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Peritoneal Dialysi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0206</text:p>
          </table:table-cell>
          <table:table-cell office:value-type="string">
            <text:p>INTERDISCIPLINAR <text:s text:c="33"/></text:p>
          </table:table-cell>
          <table:table-cell office:value-type="string">
            <text:p>African Studies Review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1150</text:p>
          </table:table-cell>
          <table:table-cell office:value-type="string">
            <text:p>INTERDISCIPLINAR <text:s text:c="33"/></text:p>
          </table:table-cell>
          <table:table-cell office:value-type="string">
            <text:p>Agr�ria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4298</text:p>
          </table:table-cell>
          <table:table-cell office:value-type="string">
            <text:p>INTERDISCIPLINAR <text:s text:c="33"/></text:p>
          </table:table-cell>
          <table:table-cell office:value-type="string">
            <text:p>Agroanalysis (FGV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2591</text:p>
          </table:table-cell>
          <table:table-cell office:value-type="string">
            <text:p>INTERDISCIPLINAR <text:s text:c="33"/></text:p>
          </table:table-cell>
          <table:table-cell office:value-type="string">
            <text:p>Alcance (UNIVALI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INTERDISCIPLINAR <text:s text:c="33"/></text:p>
          </table:table-cell>
          <table:table-cell office:value-type="string">
            <text:p>Alceu(PUCRJ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INTERDISCIPLINAR <text:s text:c="33"/></text:p>
          </table:table-cell>
          <table:table-cell office:value-type="string">
            <text:p>Aletheia (ULBR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4235</text:p>
          </table:table-cell>
          <table:table-cell office:value-type="string">
            <text:p>INTERDISCIPLINAR <text:s text:c="33"/></text:p>
          </table:table-cell>
          <table:table-cell office:value-type="string">
            <text:p>Alimentos e Nutri��o (UNESP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84-5841</text:p>
          </table:table-cell>
          <table:table-cell office:value-type="string">
            <text:p>INTERDISCIPLINAR <text:s text:c="33"/></text:p>
          </table:table-cell>
          <table:table-cell office:value-type="string">
            <text:p>AMA. Agricultural Mechanization in Asia, Africa and Latin Amer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127</text:p>
          </table:table-cell>
          <table:table-cell office:value-type="string">
            <text:p>INTERDISCIPLINAR <text:s text:c="33"/></text:p>
          </table:table-cell>
          <table:table-cell office:value-type="string">
            <text:p>Amaz�nida (UFAM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8621</text:p>
          </table:table-cell>
          <table:table-cell office:value-type="string">
            <text:p>INTERDISCIPLINAR <text:s text:c="33"/></text:p>
          </table:table-cell>
          <table:table-cell office:value-type="string">
            <text:p>Ambiente Constru�do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4-243X</text:p>
          </table:table-cell>
          <table:table-cell office:value-type="string">
            <text:p>INTERDISCIPLINAR <text:s text:c="33"/></text:p>
          </table:table-cell>
          <table:table-cell office:value-type="string">
            <text:p>American Institute of Physics Conference (AIP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2680</text:p>
          </table:table-cell>
          <table:table-cell office:value-type="string">
            <text:p>INTERDISCIPLINAR <text:s text:c="33"/></text:p>
          </table:table-cell>
          <table:table-cell office:value-type="string">
            <text:p>An�lise (PUCRS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9924</text:p>
          </table:table-cell>
          <table:table-cell office:value-type="string">
            <text:p>INTERDISCIPLINAR <text:s text:c="33"/></text:p>
          </table:table-cell>
          <table:table-cell office:value-type="string">
            <text:p>An�lise Econ�mica (UFRGS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INTERDISCIPLINAR <text:s text:c="33"/></text:p>
          </table:table-cell>
          <table:table-cell office:value-type="string">
            <text:p>Analytica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02-8997</text:p>
          </table:table-cell>
          <table:table-cell office:value-type="string">
            <text:p>INTERDISCIPLINAR <text:s text:c="33"/></text:p>
          </table:table-cell>
          <table:table-cell office:value-type="string">
            <text:p>Anthropologie et Soci�t�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76-2322</text:p>
          </table:table-cell>
          <table:table-cell office:value-type="string">
            <text:p>INTERDISCIPLINAR <text:s text:c="33"/></text:p>
          </table:table-cell>
          <table:table-cell office:value-type="string">
            <text:p>Applied Bionics and Biomechan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5-7305</text:p>
          </table:table-cell>
          <table:table-cell office:value-type="string">
            <text:p>INTERDISCIPLINAR <text:s text:c="33"/></text:p>
          </table:table-cell>
          <table:table-cell office:value-type="string">
            <text:p>Aquaculture Economics &amp; Management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657</text:p>
          </table:table-cell>
          <table:table-cell office:value-type="string">
            <text:p>INTERDISCIPLINAR <text:s text:c="33"/></text:p>
          </table:table-cell>
          <table:table-cell office:value-type="string">
            <text:p>Ararajuba. Revista Brasileira de Ornitolog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4-1921</text:p>
          </table:table-cell>
          <table:table-cell office:value-type="string">
            <text:p>INTERDISCIPLINAR <text:s text:c="33"/></text:p>
          </table:table-cell>
          <table:table-cell office:value-type="string">
            <text:p>Archive of Fishery and Marine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0592</text:p>
          </table:table-cell>
          <table:table-cell office:value-type="string">
            <text:p>INTERDISCIPLINAR <text:s text:c="33"/></text:p>
          </table:table-cell>
          <table:table-cell office:value-type="string">
            <text:p>Archivos de Zootecnia (Universidad de C�rdob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9-3327</text:p>
          </table:table-cell>
          <table:table-cell office:value-type="string">
            <text:p>INTERDISCIPLINAR <text:s text:c="33"/></text:p>
          </table:table-cell>
          <table:table-cell office:value-type="string">
            <text:p>Argumentos de raz�n t�cn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38-3520</text:p>
          </table:table-cell>
          <table:table-cell office:value-type="string">
            <text:p>INTERDISCIPLINAR <text:s text:c="33"/></text:p>
          </table:table-cell>
          <table:table-cell office:value-type="string">
            <text:p>Arm�es d'Aujourd'hui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INTERDISCIPLINAR <text:s text:c="33"/></text:p>
          </table:table-cell>
          <table:table-cell office:value-type="string">
            <text:p>Arquitextos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355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Neurocirurg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4456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Paralisia Cerebr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8692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Psicolog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3327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Psiquiatria, Neurologia e Medicina Leg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o Instituto Biol�gic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1657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o Instituto Biol�gico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8274</text:p>
          </table:table-cell>
          <table:table-cell office:value-type="string">
            <text:p>INTERDISCIPLINAR <text:s text:c="33"/></text:p>
          </table:table-cell>
          <table:table-cell office:value-type="string">
            <text:p>Artefilosofia (Ouro Pret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80-7324</text:p>
          </table:table-cell>
          <table:table-cell office:value-type="string">
            <text:p>INTERDISCIPLINAR <text:s text:c="33"/></text:p>
          </table:table-cell>
          <table:table-cell office:value-type="string">
            <text:p>Atmospheric Chemistry and Physics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80-7375</text:p>
          </table:table-cell>
          <table:table-cell office:value-type="string">
            <text:p>INTERDISCIPLINAR <text:s text:c="33"/></text:p>
          </table:table-cell>
          <table:table-cell office:value-type="string">
            <text:p>Atmospheric Chemistry and Physics Discussion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INTERDISCIPLINAR <text:s text:c="33"/></text:p>
          </table:table-cell>
          <table:table-cell office:value-type="string">
            <text:p>Avalia��o (UNICAMP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2386</text:p>
          </table:table-cell>
          <table:table-cell office:value-type="string">
            <text:p>INTERDISCIPLINAR <text:s text:c="33"/></text:p>
          </table:table-cell>
          <table:table-cell office:value-type="string">
            <text:p>BBR. Brazilian Business Review (English Ed.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8-9796</text:p>
          </table:table-cell>
          <table:table-cell office:value-type="string">
            <text:p>INTERDISCIPLINAR <text:s text:c="33"/></text:p>
          </table:table-cell>
          <table:table-cell office:value-type="string">
            <text:p>Biblio 3w (Barcelon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7-9952</text:p>
          </table:table-cell>
          <table:table-cell office:value-type="string">
            <text:p>INTERDISCIPLINAR <text:s text:c="33"/></text:p>
          </table:table-cell>
          <table:table-cell office:value-type="string">
            <text:p>Biodiversity Letter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0603</text:p>
          </table:table-cell>
          <table:table-cell office:value-type="string">
            <text:p>INTERDISCIPLINAR <text:s text:c="33"/></text:p>
          </table:table-cell>
          <table:table-cell office:value-type="string">
            <text:p>Biota Neotropica (Ed. Portugues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636X</text:p>
          </table:table-cell>
          <table:table-cell office:value-type="string">
            <text:p>INTERDISCIPLINAR <text:s text:c="33"/></text:p>
          </table:table-cell>
          <table:table-cell office:value-type="string">
            <text:p>Bolema (Rio Clar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4853</text:p>
          </table:table-cell>
          <table:table-cell office:value-type="string">
            <text:p>INTERDISCIPLINAR <text:s text:c="33"/></text:p>
          </table:table-cell>
          <table:table-cell office:value-type="string">
            <text:p>Boletim de Ci�ncias Geod�sica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5943</text:p>
          </table:table-cell>
          <table:table-cell office:value-type="string">
            <text:p>INTERDISCIPLINAR <text:s text:c="33"/></text:p>
          </table:table-cell>
          <table:table-cell office:value-type="string">
            <text:p>Boletim de Psicolog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4728</text:p>
          </table:table-cell>
          <table:table-cell office:value-type="string">
            <text:p>INTERDISCIPLINAR <text:s text:c="33"/></text:p>
          </table:table-cell>
          <table:table-cell office:value-type="string">
            <text:p>Brasil Mineral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7035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Aquatic Science and Techn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0752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Probability and Statist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4079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ism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4979</text:p>
          </table:table-cell>
          <table:table-cell office:value-type="string">
            <text:p>INTERDISCIPLINAR <text:s text:c="33"/></text:p>
          </table:table-cell>
          <table:table-cell office:value-type="string">
            <text:p>Caderno CRH (UFB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371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duca��o (UFPel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INTERDISCIPLINAR <text:s text:c="33"/></text:p>
          </table:table-cell>
          <table:table-cell office:value-type="string">
            <text:p>Cadernos EBAPE.BR (FGV. 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242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Metr�pole (PUCSP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628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PROLAM/USP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89-5191</text:p>
          </table:table-cell>
          <table:table-cell office:value-type="string">
            <text:p>INTERDISCIPLINAR <text:s text:c="33"/></text:p>
          </table:table-cell>
          <table:table-cell office:value-type="string">
            <text:p>Cahiers du Br�sil Contemporai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6271</text:p>
          </table:table-cell>
          <table:table-cell office:value-type="string">
            <text:p>INTERDISCIPLINAR <text:s text:c="33"/></text:p>
          </table:table-cell>
          <table:table-cell office:value-type="string">
            <text:p>Campo.Territ�ri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5538</text:p>
          </table:table-cell>
          <table:table-cell office:value-type="string">
            <text:p>INTERDISCIPLINAR <text:s text:c="33"/></text:p>
          </table:table-cell>
          <table:table-cell office:value-type="string">
            <text:p>Campos (UFPR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376X</text:p>
          </table:table-cell>
          <table:table-cell office:value-type="string">
            <text:p>INTERDISCIPLINAR <text:s text:c="33"/></text:p>
          </table:table-cell>
          <table:table-cell office:value-type="string">
            <text:p>Canind� (MAX/UFS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47-6753</text:p>
          </table:table-cell>
          <table:table-cell office:value-type="string">
            <text:p>INTERDISCIPLINAR <text:s text:c="33"/></text:p>
          </table:table-cell>
          <table:table-cell office:value-type="string">
            <text:p>Caravelle (Toulous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17-5734</text:p>
          </table:table-cell>
          <table:table-cell office:value-type="string">
            <text:p>INTERDISCIPLINAR <text:s text:c="33"/></text:p>
          </table:table-cell>
          <table:table-cell office:value-type="string">
            <text:p>Cayapa. Revista Venezolana de Economia Soci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INTERDISCIPLINAR <text:s text:c="33"/></text:p>
          </table:table-cell>
          <table:table-cell office:value-type="string">
            <text:p>CERNE (Lavras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e Agrotecnologia (UFL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Hoj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3861</text:p>
          </table:table-cell>
          <table:table-cell office:value-type="string">
            <text:p>INTERDISCIPLINAR <text:s text:c="33"/></text:p>
          </table:table-cell>
          <table:table-cell office:value-type="string">
            <text:p>Ci�ncia, Cuidado e Sa�d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3-4762</text:p>
          </table:table-cell>
          <table:table-cell office:value-type="string">
            <text:p>INTERDISCIPLINAR <text:s text:c="33"/></text:p>
          </table:table-cell>
          <table:table-cell office:value-type="string">
            <text:p>Ciudad y Territorio, Estudios Territoriale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7187</text:p>
          </table:table-cell>
          <table:table-cell office:value-type="string">
            <text:p>INTERDISCIPLINAR <text:s text:c="33"/></text:p>
          </table:table-cell>
          <table:table-cell office:value-type="string">
            <text:p>Cognitio (PUCSP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32-1649</text:p>
          </table:table-cell>
          <table:table-cell office:value-type="string">
            <text:p>INTERDISCIPLINAR <text:s text:c="33"/></text:p>
          </table:table-cell>
          <table:table-cell office:value-type="string">
            <text:p>COMPEL (Bradford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8-9715</text:p>
          </table:table-cell>
          <table:table-cell office:value-type="string">
            <text:p>INTERDISCIPLINAR <text:s text:c="33"/></text:p>
          </table:table-cell>
          <table:table-cell office:value-type="string">
            <text:p>Computers, Environment and Urban System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3055</text:p>
          </table:table-cell>
          <table:table-cell office:value-type="string">
            <text:p>INTERDISCIPLINAR <text:s text:c="33"/></text:p>
          </table:table-cell>
          <table:table-cell office:value-type="string">
            <text:p>Comunica��es do ISER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4981</text:p>
          </table:table-cell>
          <table:table-cell office:value-type="string">
            <text:p>INTERDISCIPLINAR <text:s text:c="33"/></text:p>
          </table:table-cell>
          <table:table-cell office:value-type="string">
            <text:p>Comunica��o, M�dia e Consumo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58-9212</text:p>
          </table:table-cell>
          <table:table-cell office:value-type="string">
            <text:p>INTERDISCIPLINAR <text:s text:c="33"/></text:p>
          </table:table-cell>
          <table:table-cell office:value-type="string">
            <text:p>Confins. Revista franco-brasileira de geograf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403</text:p>
          </table:table-cell>
          <table:table-cell office:value-type="string">
            <text:p>INTERDISCIPLINAR <text:s text:c="33"/></text:p>
          </table:table-cell>
          <table:table-cell office:value-type="string">
            <text:p>Conflu�ncia (Rio de Janeir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9321</text:p>
          </table:table-cell>
          <table:table-cell office:value-type="string">
            <text:p>INTERDISCIPLINAR <text:s text:c="33"/></text:p>
          </table:table-cell>
          <table:table-cell office:value-type="string">
            <text:p>Cr�tica Marxista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48-7136</text:p>
          </table:table-cell>
          <table:table-cell office:value-type="string">
            <text:p>INTERDISCIPLINAR <text:s text:c="33"/></text:p>
          </table:table-cell>
          <table:table-cell office:value-type="string">
            <text:p>Design Philosophy Papers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8-4223</text:p>
          </table:table-cell>
          <table:table-cell office:value-type="string">
            <text:p>INTERDISCIPLINAR <text:s text:c="33"/></text:p>
          </table:table-cell>
          <table:table-cell office:value-type="string">
            <text:p>DeSignis (Barcelon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7-314X</text:p>
          </table:table-cell>
          <table:table-cell office:value-type="string">
            <text:p>INTERDISCIPLINAR <text:s text:c="33"/></text:p>
          </table:table-cell>
          <table:table-cell office:value-type="string">
            <text:p>Di�logo Pol�tic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9945</text:p>
          </table:table-cell>
          <table:table-cell office:value-type="string">
            <text:p>INTERDISCIPLINAR <text:s text:c="33"/></text:p>
          </table:table-cell>
          <table:table-cell office:value-type="string">
            <text:p>Di�logos (Maring�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9448</text:p>
          </table:table-cell>
          <table:table-cell office:value-type="string">
            <text:p>INTERDISCIPLINAR <text:s text:c="33"/></text:p>
          </table:table-cell>
          <table:table-cell office:value-type="string">
            <text:p>Dissertatio (UFPel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2599</text:p>
          </table:table-cell>
          <table:table-cell office:value-type="string">
            <text:p>INTERDISCIPLINAR <text:s text:c="33"/></text:p>
          </table:table-cell>
          <table:table-cell office:value-type="string">
            <text:p>E-Comp�s (Bras�li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05-8421</text:p>
          </table:table-cell>
          <table:table-cell office:value-type="string">
            <text:p>INTERDISCIPLINAR <text:s text:c="33"/></text:p>
          </table:table-cell>
          <table:table-cell office:value-type="string">
            <text:p>Econom�a, Sociedad y Territori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451X</text:p>
          </table:table-cell>
          <table:table-cell office:value-type="string">
            <text:p>INTERDISCIPLINAR <text:s text:c="33"/></text:p>
          </table:table-cell>
          <table:table-cell office:value-type="string">
            <text:p>Economia &amp; Tecnologia (Campinas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80X</text:p>
          </table:table-cell>
          <table:table-cell office:value-type="string">
            <text:p>INTERDISCIPLINAR <text:s text:c="33"/></text:p>
          </table:table-cell>
          <table:table-cell office:value-type="string">
            <text:p>Economia &amp; tecnologia (UFPR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0701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Ambiental em A��o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3293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em Foco (Juiz de For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7735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em Quest�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387X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Unisino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150X</text:p>
          </table:table-cell>
          <table:table-cell office:value-type="string">
            <text:p>INTERDISCIPLINAR <text:s text:c="33"/></text:p>
          </table:table-cell>
          <table:table-cell office:value-type="string">
            <text:p>Electromyography and Clinical Neurophysi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2-6691</text:p>
          </table:table-cell>
          <table:table-cell office:value-type="string">
            <text:p>INTERDISCIPLINAR <text:s text:c="33"/></text:p>
          </table:table-cell>
          <table:table-cell office:value-type="string">
            <text:p>Electronic Journal of Differential Equation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1-0661</text:p>
          </table:table-cell>
          <table:table-cell office:value-type="string">
            <text:p>INTERDISCIPLINAR <text:s text:c="33"/></text:p>
          </table:table-cell>
          <table:table-cell office:value-type="string">
            <text:p>Electronic Notes in Theoretical Computer Scien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8609</text:p>
          </table:table-cell>
          <table:table-cell office:value-type="string">
            <text:p>INTERDISCIPLINAR <text:s text:c="33"/></text:p>
          </table:table-cell>
          <table:table-cell office:value-type="string">
            <text:p>Em Pauta (Rio De Janeir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611</text:p>
          </table:table-cell>
          <table:table-cell office:value-type="string">
            <text:p>INTERDISCIPLINAR <text:s text:c="33"/></text:p>
          </table:table-cell>
          <table:table-cell office:value-type="string">
            <text:p>Emancipa��o (UEPG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7-585X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, Development and Sustainabilit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5405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Fluid Mechanics (London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6-3941</text:p>
          </table:table-cell>
          <table:table-cell office:value-type="string">
            <text:p>INTERDISCIPLINAR <text:s text:c="33"/></text:p>
          </table:table-cell>
          <table:table-cell office:value-type="string">
            <text:p>EOS Transactions. American Geophysical Uni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92-8119</text:p>
          </table:table-cell>
          <table:table-cell office:value-type="string">
            <text:p>INTERDISCIPLINAR <text:s text:c="33"/></text:p>
          </table:table-cell>
          <table:table-cell office:value-type="string">
            <text:p>ESAIM Control Optimization and Calculus Variation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722X</text:p>
          </table:table-cell>
          <table:table-cell office:value-type="string">
            <text:p>INTERDISCIPLINAR <text:s text:c="33"/></text:p>
          </table:table-cell>
          <table:table-cell office:value-type="string">
            <text:p>Esbo�os (UFSC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8145</text:p>
          </table:table-cell>
          <table:table-cell office:value-type="string">
            <text:p>INTERDISCIPLINAR <text:s text:c="33"/></text:p>
          </table:table-cell>
          <table:table-cell office:value-type="string">
            <text:p>Escola Anna Nery. Revista de Enfermagem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7-5841</text:p>
          </table:table-cell>
          <table:table-cell office:value-type="string">
            <text:p>INTERDISCIPLINAR <text:s text:c="33"/></text:p>
          </table:table-cell>
          <table:table-cell office:value-type="string">
            <text:p>Estudios y Perspectivas en Turism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3041</text:p>
          </table:table-cell>
          <table:table-cell office:value-type="string">
            <text:p>INTERDISCIPLINAR <text:s text:c="33"/></text:p>
          </table:table-cell>
          <table:table-cell office:value-type="string">
            <text:p>Estudos e Pesquisas em Psicologia (UERJ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4249</text:p>
          </table:table-cell>
          <table:table-cell office:value-type="string">
            <text:p>INTERDISCIPLINAR <text:s text:c="33"/></text:p>
          </table:table-cell>
          <table:table-cell office:value-type="string">
            <text:p>Estudos em Desig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4064</text:p>
          </table:table-cell>
          <table:table-cell office:value-type="string">
            <text:p>INTERDISCIPLINAR <text:s text:c="33"/></text:p>
          </table:table-cell>
          <table:table-cell office:value-type="string">
            <text:p>Estudos Ibero-Americano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0580</text:p>
          </table:table-cell>
          <table:table-cell office:value-type="string">
            <text:p>INTERDISCIPLINAR <text:s text:c="33"/></text:p>
          </table:table-cell>
          <table:table-cell office:value-type="string">
            <text:p>Estudos Sociedade e Agricultura (UFRJ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3-6561</text:p>
          </table:table-cell>
          <table:table-cell office:value-type="string">
            <text:p>INTERDISCIPLINAR <text:s text:c="33"/></text:p>
          </table:table-cell>
          <table:table-cell office:value-type="string">
            <text:p>Etnogr�fica (Lisbo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10-8657</text:p>
          </table:table-cell>
          <table:table-cell office:value-type="string">
            <text:p>INTERDISCIPLINAR <text:s text:c="33"/></text:p>
          </table:table-cell>
          <table:table-cell office:value-type="string">
            <text:p>EURASIP Journal on Applied Signal Processing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379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Engineering Educati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7254</text:p>
          </table:table-cell>
          <table:table-cell office:value-type="string">
            <text:p>INTERDISCIPLINAR <text:s text:c="33"/></text:p>
          </table:table-cell>
          <table:table-cell office:value-type="string">
            <text:p>Femina (Federa��o Brasileira das Sociedades de Ginecologia e Obst�tr�ci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5023</text:p>
          </table:table-cell>
          <table:table-cell office:value-type="string">
            <text:p>INTERDISCIPLINAR <text:s text:c="33"/></text:p>
          </table:table-cell>
          <table:table-cell office:value-type="string">
            <text:p>Filosofia Unisino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INTERDISCIPLINAR <text:s text:c="33"/></text:p>
          </table:table-cell>
          <table:table-cell office:value-type="string">
            <text:p>Fisioterapia Brasi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131</text:p>
          </table:table-cell>
          <table:table-cell office:value-type="string">
            <text:p>INTERDISCIPLINAR <text:s text:c="33"/></text:p>
          </table:table-cell>
          <table:table-cell office:value-type="string">
            <text:p>Fonoaudiologia Brasi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23-4676</text:p>
          </table:table-cell>
          <table:table-cell office:value-type="string">
            <text:p>INTERDISCIPLINAR <text:s text:c="33"/></text:p>
          </table:table-cell>
          <table:table-cell office:value-type="string">
            <text:p>Fronteras de la Histor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61-9081</text:p>
          </table:table-cell>
          <table:table-cell office:value-type="string">
            <text:p>INTERDISCIPLINAR <text:s text:c="33"/></text:p>
          </table:table-cell>
          <table:table-cell office:value-type="string">
            <text:p>G�olinguistique (Grenobl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311X</text:p>
          </table:table-cell>
          <table:table-cell office:value-type="string">
            <text:p>INTERDISCIPLINAR <text:s text:c="33"/></text:p>
          </table:table-cell>
          <table:table-cell office:value-type="string">
            <text:p>Gal�xia (PUCSP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0-6049</text:p>
          </table:table-cell>
          <table:table-cell office:value-type="string">
            <text:p>INTERDISCIPLINAR <text:s text:c="33"/></text:p>
          </table:table-cell>
          <table:table-cell office:value-type="string">
            <text:p>Geocarto Internation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INTERDISCIPLINAR <text:s text:c="33"/></text:p>
          </table:table-cell>
          <table:table-cell office:value-type="string">
            <text:p>Geochimica Brasiliensis (Rio de Janeir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900X</text:p>
          </table:table-cell>
          <table:table-cell office:value-type="string">
            <text:p>INTERDISCIPLINAR <text:s text:c="33"/></text:p>
          </table:table-cell>
          <table:table-cell office:value-type="string">
            <text:p>Geoci�ncias (S�o Paulo. 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9082</text:p>
          </table:table-cell>
          <table:table-cell office:value-type="string">
            <text:p>INTERDISCIPLINAR <text:s text:c="33"/></text:p>
          </table:table-cell>
          <table:table-cell office:value-type="string">
            <text:p>Geoci�ncias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3888</text:p>
          </table:table-cell>
          <table:table-cell office:value-type="string">
            <text:p>INTERDISCIPLINAR <text:s text:c="33"/></text:p>
          </table:table-cell>
          <table:table-cell office:value-type="string">
            <text:p>Geografia (Londrin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74X</text:p>
          </table:table-cell>
          <table:table-cell office:value-type="string">
            <text:p>INTERDISCIPLINAR <text:s text:c="33"/></text:p>
          </table:table-cell>
          <table:table-cell office:value-type="string">
            <text:p>Geologia USP. S�rie Cient�f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50-5505</text:p>
          </table:table-cell>
          <table:table-cell office:value-type="string">
            <text:p>INTERDISCIPLINAR <text:s text:c="33"/></text:p>
          </table:table-cell>
          <table:table-cell office:value-type="string">
            <text:p>Geostandards Newsletter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3964</text:p>
          </table:table-cell>
          <table:table-cell office:value-type="string">
            <text:p>INTERDISCIPLINAR <text:s text:c="33"/></text:p>
          </table:table-cell>
          <table:table-cell office:value-type="string">
            <text:p>Geosul (UFSC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9-9522</text:p>
          </table:table-cell>
          <table:table-cell office:value-type="string">
            <text:p>INTERDISCIPLINAR <text:s text:c="33"/></text:p>
          </table:table-cell>
          <table:table-cell office:value-type="string">
            <text:p>Geotecnia (Lisbo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6475</text:p>
          </table:table-cell>
          <table:table-cell office:value-type="string">
            <text:p>INTERDISCIPLINAR <text:s text:c="33"/></text:p>
          </table:table-cell>
          <table:table-cell office:value-type="string">
            <text:p>Habitus (UCG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67-9513</text:p>
          </table:table-cell>
          <table:table-cell office:value-type="string">
            <text:p>INTERDISCIPLINAR <text:s text:c="33"/></text:p>
          </table:table-cell>
          <table:table-cell office:value-type="string">
            <text:p>Herm�s (Paris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084X</text:p>
          </table:table-cell>
          <table:table-cell office:value-type="string">
            <text:p>INTERDISCIPLINAR <text:s text:c="33"/></text:p>
          </table:table-cell>
          <table:table-cell office:value-type="string">
            <text:p>Herpetological Review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3314</text:p>
          </table:table-cell>
          <table:table-cell office:value-type="string">
            <text:p>INTERDISCIPLINAR <text:s text:c="33"/></text:p>
          </table:table-cell>
          <table:table-cell office:value-type="string">
            <text:p>Hist�ria Econ�mica &amp; Hist�ria de Empresa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3861</text:p>
          </table:table-cell>
          <table:table-cell office:value-type="string">
            <text:p>INTERDISCIPLINAR <text:s text:c="33"/></text:p>
          </table:table-cell>
          <table:table-cell office:value-type="string">
            <text:p>Hist�ria Unisino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6932</text:p>
          </table:table-cell>
          <table:table-cell office:value-type="string">
            <text:p>INTERDISCIPLINAR <text:s text:c="33"/></text:p>
          </table:table-cell>
          <table:table-cell office:value-type="string">
            <text:p>Hist�ria. Quest�es e Debate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80-0737</text:p>
          </table:table-cell>
          <table:table-cell office:value-type="string">
            <text:p>INTERDISCIPLINAR <text:s text:c="33"/></text:p>
          </table:table-cell>
          <table:table-cell office:value-type="string">
            <text:p>IFMBE Proceeding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9-5456</text:p>
          </table:table-cell>
          <table:table-cell office:value-type="string">
            <text:p>INTERDISCIPLINAR <text:s text:c="33"/></text:p>
          </table:table-cell>
          <table:table-cell office:value-type="string">
            <text:p>Indian Journal of Pediatr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084X</text:p>
          </table:table-cell>
          <table:table-cell office:value-type="string">
            <text:p>INTERDISCIPLINAR <text:s text:c="33"/></text:p>
          </table:table-cell>
          <table:table-cell office:value-type="string">
            <text:p>Inform�tica na Educa��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0146</text:p>
          </table:table-cell>
          <table:table-cell office:value-type="string">
            <text:p>INTERDISCIPLINAR <text:s text:c="33"/></text:p>
          </table:table-cell>
          <table:table-cell office:value-type="string">
            <text:p>Informa��o &amp; Sociedade. Estudo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2907</text:p>
          </table:table-cell>
          <table:table-cell office:value-type="string">
            <text:p>INTERDISCIPLINAR <text:s text:c="33"/></text:p>
          </table:table-cell>
          <table:table-cell office:value-type="string">
            <text:p>Intera��es (Universidade S�o Marcos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1854</text:p>
          </table:table-cell>
          <table:table-cell office:value-type="string">
            <text:p>INTERDISCIPLINAR <text:s text:c="33"/></text:p>
          </table:table-cell>
          <table:table-cell office:value-type="string">
            <text:p>Intera��o (Curitib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453</text:p>
          </table:table-cell>
          <table:table-cell office:value-type="string">
            <text:p>INTERDISCIPLINAR <text:s text:c="33"/></text:p>
          </table:table-cell>
          <table:table-cell office:value-type="string">
            <text:p>Intercom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0994</text:p>
          </table:table-cell>
          <table:table-cell office:value-type="string">
            <text:p>INTERDISCIPLINAR <text:s text:c="33"/></text:p>
          </table:table-cell>
          <table:table-cell office:value-type="string">
            <text:p>Interfaces Brasil/Canad�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2-809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omputer Applications in Techn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9-611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ontemporary Hospitality Management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6-072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ealth geograph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2-796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Logistics Systems and Management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6-590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Remote Sensing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92-266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ocial Science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98-175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ociology of Agriculture and Food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140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ustainable Development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6-503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ystematic and Evolutionary Microbiology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1-106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Wine Business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9-217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Review of Applied Econom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6088</text:p>
          </table:table-cell>
          <table:table-cell office:value-type="string">
            <text:p>INTERDISCIPLINAR <text:s text:c="33"/></text:p>
          </table:table-cell>
          <table:table-cell office:value-type="string">
            <text:p>Interse��es (UERJ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8795</text:p>
          </table:table-cell>
          <table:table-cell office:value-type="string">
            <text:p>INTERDISCIPLINAR <text:s text:c="33"/></text:p>
          </table:table-cell>
          <table:table-cell office:value-type="string">
            <text:p>Investiga��es em Ensino de Ci�ncias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7-2085</text:p>
          </table:table-cell>
          <table:table-cell office:value-type="string">
            <text:p>INTERDISCIPLINAR <text:s text:c="33"/></text:p>
          </table:table-cell>
          <table:table-cell office:value-type="string">
            <text:p>Jornal Brasileiro de Psiquiatr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7301</text:p>
          </table:table-cell>
          <table:table-cell office:value-type="string">
            <text:p>INTERDISCIPLINAR <text:s text:c="33"/></text:p>
          </table:table-cell>
          <table:table-cell office:value-type="string">
            <text:p>Jornal Vascular Brasileir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43-013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dvanced Computational Intelligen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863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gricultural Engineering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00-03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astal Conservati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2-665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lectroanalytical Chemistry (Amsterdam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7-975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xercise Physiology Onlin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8-312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clusion Phenomena and Macrocyclic Chemistr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8-169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olid Waste Technology and Management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0-323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Optical Society of America. A, Optics and Image Scien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9-912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South African Veterinary Associati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03-216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rmal Scien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1621</text:p>
          </table:table-cell>
          <table:table-cell office:value-type="string">
            <text:p>INTERDISCIPLINAR <text:s text:c="33"/></text:p>
          </table:table-cell>
          <table:table-cell office:value-type="string">
            <text:p>Kant e-Print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163X</text:p>
          </table:table-cell>
          <table:table-cell office:value-type="string">
            <text:p>INTERDISCIPLINAR <text:s text:c="33"/></text:p>
          </table:table-cell>
          <table:table-cell office:value-type="string">
            <text:p>Kant e-Prints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512X</text:p>
          </table:table-cell>
          <table:table-cell office:value-type="string">
            <text:p>INTERDISCIPLINAR <text:s text:c="33"/></text:p>
          </table:table-cell>
          <table:table-cell office:value-type="string">
            <text:p>Kriteri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20-9968</text:p>
          </table:table-cell>
          <table:table-cell office:value-type="string">
            <text:p>INTERDISCIPLINAR <text:s text:c="33"/></text:p>
          </table:table-cell>
          <table:table-cell office:value-type="string">
            <text:p>La Matematica e la sua Didatt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20-5331</text:p>
          </table:table-cell>
          <table:table-cell office:value-type="string">
            <text:p>INTERDISCIPLINAR <text:s text:c="33"/></text:p>
          </table:table-cell>
          <table:table-cell office:value-type="string">
            <text:p>Lakes and Reservoir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INTERDISCIPLINAR <text:s text:c="33"/></text:p>
          </table:table-cell>
          <table:table-cell office:value-type="string">
            <text:p>Lecture Notes in Computer Science (LNCS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57-0273</text:p>
          </table:table-cell>
          <table:table-cell office:value-type="string">
            <text:p>INTERDISCIPLINAR <text:s text:c="33"/></text:p>
          </table:table-cell>
          <table:table-cell office:value-type="string">
            <text:p>Lusotopie (Paris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69-7298</text:p>
          </table:table-cell>
          <table:table-cell office:value-type="string">
            <text:p>INTERDISCIPLINAR <text:s text:c="33"/></text:p>
          </table:table-cell>
          <table:table-cell office:value-type="string">
            <text:p>M@ppemonde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7165</text:p>
          </table:table-cell>
          <table:table-cell office:value-type="string">
            <text:p>INTERDISCIPLINAR <text:s text:c="33"/></text:p>
          </table:table-cell>
          <table:table-cell office:value-type="string">
            <text:p>Matraga (Rio de Janeir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7-8931</text:p>
          </table:table-cell>
          <table:table-cell office:value-type="string">
            <text:p>INTERDISCIPLINAR <text:s text:c="33"/></text:p>
          </table:table-cell>
          <table:table-cell office:value-type="string">
            <text:p>Memoirs of the New York Botanical Garde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1669</text:p>
          </table:table-cell>
          <table:table-cell office:value-type="string">
            <text:p>INTERDISCIPLINAR <text:s text:c="33"/></text:p>
          </table:table-cell>
          <table:table-cell office:value-type="string">
            <text:p>Memorandum (Belo Horizont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8329</text:p>
          </table:table-cell>
          <table:table-cell office:value-type="string">
            <text:p>INTERDISCIPLINAR <text:s text:c="33"/></text:p>
          </table:table-cell>
          <table:table-cell office:value-type="string">
            <text:p>Mercator (UFC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5-8906</text:p>
          </table:table-cell>
          <table:table-cell office:value-type="string">
            <text:p>INTERDISCIPLINAR <text:s text:c="33"/></text:p>
          </table:table-cell>
          <table:table-cell office:value-type="string">
            <text:p>Migraciones Internacionale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754X</text:p>
          </table:table-cell>
          <table:table-cell office:value-type="string">
            <text:p>INTERDISCIPLINAR <text:s text:c="33"/></text:p>
          </table:table-cell>
          <table:table-cell office:value-type="string">
            <text:p>Movimento (Porto Alegr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6-8714</text:p>
          </table:table-cell>
          <table:table-cell office:value-type="string">
            <text:p>INTERDISCIPLINAR <text:s text:c="33"/></text:p>
          </table:table-cell>
          <table:table-cell office:value-type="string">
            <text:p>MP. Molecular Path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6351</text:p>
          </table:table-cell>
          <table:table-cell office:value-type="string">
            <text:p>INTERDISCIPLINAR <text:s text:c="33"/></text:p>
          </table:table-cell>
          <table:table-cell office:value-type="string">
            <text:p>Nova Economia (UFMG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26-0252</text:p>
          </table:table-cell>
          <table:table-cell office:value-type="string">
            <text:p>INTERDISCIPLINAR <text:s text:c="33"/></text:p>
          </table:table-cell>
          <table:table-cell office:value-type="string">
            <text:p>Nuevo Mundo-Mundos Nuevo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INTERDISCIPLINAR <text:s text:c="33"/></text:p>
          </table:table-cell>
          <table:table-cell office:value-type="string">
            <text:p>O&amp;S. Organiza��es &amp; Sociedad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5-3282</text:p>
          </table:table-cell>
          <table:table-cell office:value-type="string">
            <text:p>INTERDISCIPLINAR <text:s text:c="33"/></text:p>
          </table:table-cell>
          <table:table-cell office:value-type="string">
            <text:p>Observatorio Social de Am�rica Latin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4285</text:p>
          </table:table-cell>
          <table:table-cell office:value-type="string">
            <text:p>INTERDISCIPLINAR <text:s text:c="33"/></text:p>
          </table:table-cell>
          <table:table-cell office:value-type="string">
            <text:p>Online Brazilian Journal of Nursing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5-7718</text:p>
          </table:table-cell>
          <table:table-cell office:value-type="string">
            <text:p>INTERDISCIPLINAR <text:s text:c="33"/></text:p>
          </table:table-cell>
          <table:table-cell office:value-type="string">
            <text:p>Organized Sound (Cambridg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305X</text:p>
          </table:table-cell>
          <table:table-cell office:value-type="string">
            <text:p>INTERDISCIPLINAR <text:s text:c="33"/></text:p>
          </table:table-cell>
          <table:table-cell office:value-type="string">
            <text:p>P�tio. Revista Pedag�gica (Porto Alegr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6098</text:p>
          </table:table-cell>
          <table:table-cell office:value-type="string">
            <text:p>INTERDISCIPLINAR <text:s text:c="33"/></text:p>
          </table:table-cell>
          <table:table-cell office:value-type="string">
            <text:p>Paisagem e Ambient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9111</text:p>
          </table:table-cell>
          <table:table-cell office:value-type="string">
            <text:p>INTERDISCIPLINAR <text:s text:c="33"/></text:p>
          </table:table-cell>
          <table:table-cell office:value-type="string">
            <text:p>Papers do NAEA (UFP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5473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 (Florian�polis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3459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s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0551</text:p>
          </table:table-cell>
          <table:table-cell office:value-type="string">
            <text:p>INTERDISCIPLINAR <text:s text:c="33"/></text:p>
          </table:table-cell>
          <table:table-cell office:value-type="string">
            <text:p>Pesquisa e Planejamento Econ�mico (Rio de Janeir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398</text:p>
          </table:table-cell>
          <table:table-cell office:value-type="string">
            <text:p>INTERDISCIPLINAR <text:s text:c="33"/></text:p>
          </table:table-cell>
          <table:table-cell office:value-type="string">
            <text:p>Pesquisas em Geoci�ncias (UFRGS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5397</text:p>
          </table:table-cell>
          <table:table-cell office:value-type="string">
            <text:p>INTERDISCIPLINAR <text:s text:c="33"/></text:p>
          </table:table-cell>
          <table:table-cell office:value-type="string">
            <text:p>Petro e Qu�m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56-2821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 D (Cessou em 2003. Cont. 1550-7998 Physical review. D, Particles, Fields, Gravitation, and Cosmology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8-2267</text:p>
          </table:table-cell>
          <table:table-cell office:value-type="string">
            <text:p>INTERDISCIPLINAR <text:s text:c="33"/></text:p>
          </table:table-cell>
          <table:table-cell office:value-type="string">
            <text:p>Physiotherapy Research Internation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0-0843</text:p>
          </table:table-cell>
          <table:table-cell office:value-type="string">
            <text:p>INTERDISCIPLINAR <text:s text:c="33"/></text:p>
          </table:table-cell>
          <table:table-cell office:value-type="string">
            <text:p>PLEC News and View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2-1202</text:p>
          </table:table-cell>
          <table:table-cell office:value-type="string">
            <text:p>INTERDISCIPLINAR <text:s text:c="33"/></text:p>
          </table:table-cell>
          <table:table-cell office:value-type="string">
            <text:p>Pol�gonos (Le�n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6660</text:p>
          </table:table-cell>
          <table:table-cell office:value-type="string">
            <text:p>INTERDISCIPLINAR <text:s text:c="33"/></text:p>
          </table:table-cell>
          <table:table-cell office:value-type="string">
            <text:p>Pol�tica Externa (USP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7-1515</text:p>
          </table:table-cell>
          <table:table-cell office:value-type="string">
            <text:p>INTERDISCIPLINAR <text:s text:c="33"/></text:p>
          </table:table-cell>
          <table:table-cell office:value-type="string">
            <text:p>Portuguese Studies Review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4031</text:p>
          </table:table-cell>
          <table:table-cell office:value-type="string">
            <text:p>INTERDISCIPLINAR <text:s text:c="33"/></text:p>
          </table:table-cell>
          <table:table-cell office:value-type="string">
            <text:p>Pr�xis Educativ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INTERDISCIPLINAR <text:s text:c="33"/></text:p>
          </table:table-cell>
          <table:table-cell office:value-type="string">
            <text:p>Produ��o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7314</text:p>
          </table:table-cell>
          <table:table-cell office:value-type="string">
            <text:p>INTERDISCIPLINAR <text:s text:c="33"/></text:p>
          </table:table-cell>
          <table:table-cell office:value-type="string">
            <text:p>Psic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8271</text:p>
          </table:table-cell>
          <table:table-cell office:value-type="string">
            <text:p>INTERDISCIPLINAR <text:s text:c="33"/></text:p>
          </table:table-cell>
          <table:table-cell office:value-type="string">
            <text:p>Psico-USF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013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Argument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Ci�ncia e Profiss�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6975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da Educa��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1168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em Revist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8557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Escolar e Educacion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486</text:p>
          </table:table-cell>
          <table:table-cell office:value-type="string">
            <text:p>INTERDISCIPLINAR <text:s text:c="33"/></text:p>
          </table:table-cell>
          <table:table-cell office:value-type="string">
            <text:p>Psicopedagogia. Associa��o Brasileira de Psicopedagog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1138</text:p>
          </table:table-cell>
          <table:table-cell office:value-type="string">
            <text:p>INTERDISCIPLINAR <text:s text:c="33"/></text:p>
          </table:table-cell>
          <table:table-cell office:value-type="string">
            <text:p>Psyche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5316</text:p>
          </table:table-cell>
          <table:table-cell office:value-type="string">
            <text:p>INTERDISCIPLINAR <text:s text:c="33"/></text:p>
          </table:table-cell>
          <table:table-cell office:value-type="string">
            <text:p>Pulsional. Revista de Psican�lise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88-1094</text:p>
          </table:table-cell>
          <table:table-cell office:value-type="string">
            <text:p>INTERDISCIPLINAR <text:s text:c="33"/></text:p>
          </table:table-cell>
          <table:table-cell office:value-type="string">
            <text:p>Punto Final Internacion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INTERDISCIPLINAR <text:s text:c="33"/></text:p>
          </table:table-cell>
          <table:table-cell office:value-type="string">
            <text:p>Qu�mica Nova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899</text:p>
          </table:table-cell>
          <table:table-cell office:value-type="string">
            <text:p>INTERDISCIPLINAR <text:s text:c="33"/></text:p>
          </table:table-cell>
          <table:table-cell office:value-type="string">
            <text:p>Qu�mica Nova na Escol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4136</text:p>
          </table:table-cell>
          <table:table-cell office:value-type="string">
            <text:p>INTERDISCIPLINAR <text:s text:c="33"/></text:p>
          </table:table-cell>
          <table:table-cell office:value-type="string">
            <text:p>RA' EGA (UFPR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5700</text:p>
          </table:table-cell>
          <table:table-cell office:value-type="string">
            <text:p>INTERDISCIPLINAR <text:s text:c="33"/></text:p>
          </table:table-cell>
          <table:table-cell office:value-type="string">
            <text:p>RAC Eletr�nica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INTERDISCIPLINAR <text:s text:c="33"/></text:p>
          </table:table-cell>
          <table:table-cell office:value-type="string">
            <text:p>RAE. Revista de Administra��o de Empresa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6776</text:p>
          </table:table-cell>
          <table:table-cell office:value-type="string">
            <text:p>INTERDISCIPLINAR <text:s text:c="33"/></text:p>
          </table:table-cell>
          <table:table-cell office:value-type="string">
            <text:p>RAM. Revista de Administra��o Mackenzi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INTERDISCIPLINAR <text:s text:c="33"/></text:p>
          </table:table-cell>
          <table:table-cell office:value-type="string">
            <text:p>RAUSP. Revista de Administra��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0936</text:p>
          </table:table-cell>
          <table:table-cell office:value-type="string">
            <text:p>INTERDISCIPLINAR <text:s text:c="33"/></text:p>
          </table:table-cell>
          <table:table-cell office:value-type="string">
            <text:p>RBC. Revista Brasileira de Cartograf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1684</text:p>
          </table:table-cell>
          <table:table-cell office:value-type="string">
            <text:p>INTERDISCIPLINAR <text:s text:c="33"/></text:p>
          </table:table-cell>
          <table:table-cell office:value-type="string">
            <text:p>RDE. Revista de Desenvolvimento Econ�mic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2311</text:p>
          </table:table-cell>
          <table:table-cell office:value-type="string">
            <text:p>INTERDISCIPLINAR <text:s text:c="33"/></text:p>
          </table:table-cell>
          <table:table-cell office:value-type="string">
            <text:p>REAd. Revista Eletr�nica de Administra��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4051</text:p>
          </table:table-cell>
          <table:table-cell office:value-type="string">
            <text:p>INTERDISCIPLINAR <text:s text:c="33"/></text:p>
          </table:table-cell>
          <table:table-cell office:value-type="string">
            <text:p>REGA. Revista de Gest�o de �guas da Am�rica Latin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993X</text:p>
          </table:table-cell>
          <table:table-cell office:value-type="string">
            <text:p>INTERDISCIPLINAR <text:s text:c="33"/></text:p>
          </table:table-cell>
          <table:table-cell office:value-type="string">
            <text:p>Revista Ambiente &amp; �gu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973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groecologia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60-46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artograf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�ncia e Moviment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540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�ncias Criminai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842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neantropometria &amp; Desempenho Human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05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limatolog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2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rescimento e Desenvolvimento Human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duca��o M�d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474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sino de F�s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sino de F�sica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411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studos Urbanos e Regionais (ANPUR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982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eriatria e Gerontolog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590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ist�ria da Educa��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95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ist�ria da Matem�t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568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Inform�tica na Educa��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25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Inova��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7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Ling��st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773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Oceanograf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53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aleontolog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lantas Medicinai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76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NPEG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75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NPOL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1-16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Letras. L�nguas e Literaturas (Universidade do Port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85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Rede de Enfermagem do Nordest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76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Arboriza��o Urban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Fonoaudiolog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44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Filosofia (PUCPR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17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gest�o da tecnologia e sistemas de informa��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830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Hist�ria (USP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198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rocess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Adolfo Lutz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257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Patrim�nio Hist�rico e Art�stico Nacion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1944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�nica de Enfermagem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933</text:p>
          </table:table-cell>
          <table:table-cell office:value-type="string">
            <text:p>INTERDISCIPLINAR <text:s text:c="33"/></text:p>
          </table:table-cell>
          <table:table-cell office:value-type="string">
            <text:p>Revista Ga�cha de Enfermagem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2-1617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ogr�fica Venezolan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2-65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Iberoamericana de Educaci�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21-6651</text:p>
          </table:table-cell>
          <table:table-cell office:value-type="string">
            <text:p>INTERDISCIPLINAR <text:s text:c="33"/></text:p>
          </table:table-cell>
          <table:table-cell office:value-type="string">
            <text:p>Revista Iberoamericana de Pol�mero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4980</text:p>
          </table:table-cell>
          <table:table-cell office:value-type="string">
            <text:p>INTERDISCIPLINAR <text:s text:c="33"/></text:p>
          </table:table-cell>
          <table:table-cell office:value-type="string">
            <text:p>Revista Katalysi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8345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-Americana de Enfermagem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05-1311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americana de Estudios del Trabaj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4-5999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tag�nica de Filosof�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88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ulista de Enfermagem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4-0321</text:p>
          </table:table-cell>
          <table:table-cell office:value-type="string">
            <text:p>INTERDISCIPLINAR <text:s text:c="33"/></text:p>
          </table:table-cell>
          <table:table-cell office:value-type="string">
            <text:p>Revista Portuguesa de Humanidade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54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Psicologia Pol�t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1-1443</text:p>
          </table:table-cell>
          <table:table-cell office:value-type="string">
            <text:p>INTERDISCIPLINAR <text:s text:c="33"/></text:p>
          </table:table-cell>
          <table:table-cell office:value-type="string">
            <text:p>ReVista. Harvard Review of Latin Amer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70-0731</text:p>
          </table:table-cell>
          <table:table-cell office:value-type="string">
            <text:p>INTERDISCIPLINAR <text:s text:c="33"/></text:p>
          </table:table-cell>
          <table:table-cell office:value-type="string">
            <text:p>Revue Internationale de Politique Compar�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4332</text:p>
          </table:table-cell>
          <table:table-cell office:value-type="string">
            <text:p>INTERDISCIPLINAR <text:s text:c="33"/></text:p>
          </table:table-cell>
          <table:table-cell office:value-type="string">
            <text:p>S�ntese (Belo Horizont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5-3083</text:p>
          </table:table-cell>
          <table:table-cell office:value-type="string">
            <text:p>INTERDISCIPLINAR <text:s text:c="33"/></text:p>
          </table:table-cell>
          <table:table-cell office:value-type="string">
            <text:p>Scandinavian Journal of Immunology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1-7218</text:p>
          </table:table-cell>
          <table:table-cell office:value-type="string">
            <text:p>INTERDISCIPLINAR <text:s text:c="33"/></text:p>
          </table:table-cell>
          <table:table-cell office:value-type="string">
            <text:p>Science, Technology and Societ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3130</text:p>
          </table:table-cell>
          <table:table-cell office:value-type="string">
            <text:p>INTERDISCIPLINAR <text:s text:c="33"/></text:p>
          </table:table-cell>
          <table:table-cell office:value-type="string">
            <text:p>Semear (PUCRJ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7-1998</text:p>
          </table:table-cell>
          <table:table-cell office:value-type="string">
            <text:p>INTERDISCIPLINAR <text:s text:c="33"/></text:p>
          </table:table-cell>
          <table:table-cell office:value-type="string">
            <text:p>Semiotica (Berlin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4330</text:p>
          </table:table-cell>
          <table:table-cell office:value-type="string">
            <text:p>INTERDISCIPLINAR <text:s text:c="33"/></text:p>
          </table:table-cell>
          <table:table-cell office:value-type="string">
            <text:p>Significa��o (UTP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8-4869</text:p>
          </table:table-cell>
          <table:table-cell office:value-type="string">
            <text:p>INTERDISCIPLINAR <text:s text:c="33"/></text:p>
          </table:table-cell>
          <table:table-cell office:value-type="string">
            <text:p>Simulation Practice and Theor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&amp; Naturez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021</text:p>
          </table:table-cell>
          <table:table-cell office:value-type="string">
            <text:p>INTERDISCIPLINAR <text:s text:c="33"/></text:p>
          </table:table-cell>
          <table:table-cell office:value-type="string">
            <text:p>Solos e Rocha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1-1951</text:p>
          </table:table-cell>
          <table:table-cell office:value-type="string">
            <text:p>INTERDISCIPLINAR <text:s text:c="33"/></text:p>
          </table:table-cell>
          <table:table-cell office:value-type="string">
            <text:p>Spectrochimica Act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5405</text:p>
          </table:table-cell>
          <table:table-cell office:value-type="string">
            <text:p>INTERDISCIPLINAR <text:s text:c="33"/></text:p>
          </table:table-cell>
          <table:table-cell office:value-type="string">
            <text:p>Summa Phytopatholog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6445</text:p>
          </table:table-cell>
          <table:table-cell office:value-type="string">
            <text:p>INTERDISCIPLINAR <text:s text:c="33"/></text:p>
          </table:table-cell>
          <table:table-cell office:value-type="string">
            <text:p>Sur. Revista Internacional de Direitos Humano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2-1971</text:p>
          </table:table-cell>
          <table:table-cell office:value-type="string">
            <text:p>INTERDISCIPLINAR <text:s text:c="33"/></text:p>
          </table:table-cell>
          <table:table-cell office:value-type="string">
            <text:p>Systematic and Applied Acar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9452</text:p>
          </table:table-cell>
          <table:table-cell office:value-type="string">
            <text:p>INTERDISCIPLINAR <text:s text:c="33"/></text:p>
          </table:table-cell>
          <table:table-cell office:value-type="string">
            <text:p>Tellus (UCDB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8782</text:p>
          </table:table-cell>
          <table:table-cell office:value-type="string">
            <text:p>INTERDISCIPLINAR <text:s text:c="33"/></text:p>
          </table:table-cell>
          <table:table-cell office:value-type="string">
            <text:p>Tempo Brasileir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INTERDISCIPLINAR <text:s text:c="33"/></text:p>
          </table:table-cell>
          <table:table-cell office:value-type="string">
            <text:p>Texto &amp; Contexto. Enfermagem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55-4304</text:p>
          </table:table-cell>
          <table:table-cell office:value-type="string">
            <text:p>INTERDISCIPLINAR <text:s text:c="33"/></text:p>
          </table:table-cell>
          <table:table-cell office:value-type="string">
            <text:p>The European Physical Journal. B, Condensed Matter Phys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0-4965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Environment &amp; Development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104X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Experimental Zo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8-4957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Material Cycles and Waste Management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9-9430</text:p>
          </table:table-cell>
          <table:table-cell office:value-type="string">
            <text:p>INTERDISCIPLINAR <text:s text:c="33"/></text:p>
          </table:table-cell>
          <table:table-cell office:value-type="string">
            <text:p>The Spine Journ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1000</text:p>
          </table:table-cell>
          <table:table-cell office:value-type="string">
            <text:p>INTERDISCIPLINAR <text:s text:c="33"/></text:p>
          </table:table-cell>
          <table:table-cell office:value-type="string">
            <text:p>Todas as Letras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3786</text:p>
          </table:table-cell>
          <table:table-cell office:value-type="string">
            <text:p>INTERDISCIPLINAR <text:s text:c="33"/></text:p>
          </table:table-cell>
          <table:table-cell office:value-type="string">
            <text:p>Transinforma��o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3013</text:p>
          </table:table-cell>
          <table:table-cell office:value-type="string">
            <text:p>INTERDISCIPLINAR <text:s text:c="33"/></text:p>
          </table:table-cell>
          <table:table-cell office:value-type="string">
            <text:p>Tropical Oceanography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5-2740</text:p>
          </table:table-cell>
          <table:table-cell office:value-type="string">
            <text:p>INTERDISCIPLINAR <text:s text:c="33"/></text:p>
          </table:table-cell>
          <table:table-cell office:value-type="string">
            <text:p>TU Berlin Internation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3-062X</text:p>
          </table:table-cell>
          <table:table-cell office:value-type="string">
            <text:p>INTERDISCIPLINAR <text:s text:c="33"/></text:p>
          </table:table-cell>
          <table:table-cell office:value-type="string">
            <text:p>Urban Water Journ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2-3955</text:p>
          </table:table-cell>
          <table:table-cell office:value-type="string">
            <text:p>INTERDISCIPLINAR <text:s text:c="33"/></text:p>
          </table:table-cell>
          <table:table-cell office:value-type="string">
            <text:p>Veritas (Porto Alegr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29-6503</text:p>
          </table:table-cell>
          <table:table-cell office:value-type="string">
            <text:p>INTERDISCIPLINAR <text:s text:c="33"/></text:p>
          </table:table-cell>
          <table:table-cell office:value-type="string">
            <text:p>Water Engineering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3-4861</text:p>
          </table:table-cell>
          <table:table-cell office:value-type="string">
            <text:p>INTERDISCIPLINAR <text:s text:c="33"/></text:p>
          </table:table-cell>
          <table:table-cell office:value-type="string">
            <text:p>Wetlands Ecology and Management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3-3541</text:p>
          </table:table-cell>
          <table:table-cell office:value-type="string">
            <text:p>INTERDISCIPLINAR <text:s text:c="33"/></text:p>
          </table:table-cell>
          <table:table-cell office:value-type="string">
            <text:p>WIT Transactions on Ecology and the Environment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75-5334</text:p>
          </table:table-cell>
          <table:table-cell office:value-type="string">
            <text:p>INTERDISCIPLINAR <text:s text:c="33"/></text:p>
          </table:table-cell>
          <table:table-cell office:value-type="string">
            <text:p>Zootaxa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4856</text:p>
          </table:table-cell>
          <table:table-cell office:value-type="string">
            <text:p>INTERDISCIPLINAR <text:s text:c="33"/></text:p>
          </table:table-cell>
          <table:table-cell office:value-type="string">
            <text:p>@rquivos Internacionais de Otorrinolaringologia (On 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8153</text:p>
          </table:table-cell>
          <table:table-cell office:value-type="string">
            <text:p>INTERDISCIPLINAR <text:s text:c="33"/></text:p>
          </table:table-cell>
          <table:table-cell office:value-type="string">
            <text:p>�frica (S�o Paul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191X</text:p>
          </table:table-cell>
          <table:table-cell office:value-type="string">
            <text:p>INTERDISCIPLINAR <text:s text:c="33"/></text:p>
          </table:table-cell>
          <table:table-cell office:value-type="string">
            <text:p>�ngulo (Loren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1-7641</text:p>
          </table:table-cell>
          <table:table-cell office:value-type="string">
            <text:p>INTERDISCIPLINAR <text:s text:c="33"/></text:p>
          </table:table-cell>
          <table:table-cell office:value-type="string">
            <text:p>A Defesa Nacion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0336</text:p>
          </table:table-cell>
          <table:table-cell office:value-type="string">
            <text:p>INTERDISCIPLINAR <text:s text:c="33"/></text:p>
          </table:table-cell>
          <table:table-cell office:value-type="string">
            <text:p>A Terceira Idad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0552</text:p>
          </table:table-cell>
          <table:table-cell office:value-type="string">
            <text:p>INTERDISCIPLINAR <text:s text:c="33"/></text:p>
          </table:table-cell>
          <table:table-cell office:value-type="string">
            <text:p>A��o Ambiental (UFV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720</text:p>
          </table:table-cell>
          <table:table-cell office:value-type="string">
            <text:p>INTERDISCIPLINAR <text:s text:c="33"/></text:p>
          </table:table-cell>
          <table:table-cell office:value-type="string">
            <text:p>ABCD. Arquivos Brasileiros de Cirurgia Digestiv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7298</text:p>
          </table:table-cell>
          <table:table-cell office:value-type="string">
            <text:p>INTERDISCIPLINAR <text:s text:c="33"/></text:p>
          </table:table-cell>
          <table:table-cell office:value-type="string">
            <text:p>Acta Ambiental Catarinens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5354</text:p>
          </table:table-cell>
          <table:table-cell office:value-type="string">
            <text:p>INTERDISCIPLINAR <text:s text:c="33"/></text:p>
          </table:table-cell>
          <table:table-cell office:value-type="string">
            <text:p>Acta Biologica Leopoldens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0-399X</text:p>
          </table:table-cell>
          <table:table-cell office:value-type="string">
            <text:p>INTERDISCIPLINAR <text:s text:c="33"/></text:p>
          </table:table-cell>
          <table:table-cell office:value-type="string">
            <text:p>Acta M�dica Portugues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19-7580</text:p>
          </table:table-cell>
          <table:table-cell office:value-type="string">
            <text:p>INTERDISCIPLINAR <text:s text:c="33"/></text:p>
          </table:table-cell>
          <table:table-cell office:value-type="string">
            <text:p>Acta Physica Hungarica. Heavy Ion Physic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4492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e (ULBR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0345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e Veterinaria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7-9286</text:p>
          </table:table-cell>
          <table:table-cell office:value-type="string">
            <text:p>INTERDISCIPLINAR <text:s text:c="33"/></text:p>
          </table:table-cell>
          <table:table-cell office:value-type="string">
            <text:p>Acta Toxicol�gica Argentin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9862</text:p>
          </table:table-cell>
          <table:table-cell office:value-type="string">
            <text:p>INTERDISCIPLINAR <text:s text:c="33"/></text:p>
          </table:table-cell>
          <table:table-cell office:value-type="string">
            <text:p>Agenda social (UENF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0997</text:p>
          </table:table-cell>
          <table:table-cell office:value-type="string">
            <text:p>INTERDISCIPLINAR <text:s text:c="33"/></text:p>
          </table:table-cell>
          <table:table-cell office:value-type="string">
            <text:p>Agr�ria (Recife. 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1160</text:p>
          </table:table-cell>
          <table:table-cell office:value-type="string">
            <text:p>INTERDISCIPLINAR <text:s text:c="33"/></text:p>
          </table:table-cell>
          <table:table-cell office:value-type="string">
            <text:p>Agr�ria (Recif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7467</text:p>
          </table:table-cell>
          <table:table-cell office:value-type="string">
            <text:p>INTERDISCIPLINAR <text:s text:c="33"/></text:p>
          </table:table-cell>
          <table:table-cell office:value-type="string">
            <text:p>Agropecu�ria T�cnica (UFPB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3816</text:p>
          </table:table-cell>
          <table:table-cell office:value-type="string">
            <text:p>INTERDISCIPLINAR <text:s text:c="33"/></text:p>
          </table:table-cell>
          <table:table-cell office:value-type="string">
            <text:p>Agrotr�p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9787</text:p>
          </table:table-cell>
          <table:table-cell office:value-type="string">
            <text:p>INTERDISCIPLINAR <text:s text:c="33"/></text:p>
          </table:table-cell>
          <table:table-cell office:value-type="string">
            <text:p>Aligarh bulletin of mathematic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252X</text:p>
          </table:table-cell>
          <table:table-cell office:value-type="string">
            <text:p>INTERDISCIPLINAR <text:s text:c="33"/></text:p>
          </table:table-cell>
          <table:table-cell office:value-type="string">
            <text:p>Amaz�nia em Caderno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0251</text:p>
          </table:table-cell>
          <table:table-cell office:value-type="string">
            <text:p>INTERDISCIPLINAR <text:s text:c="33"/></text:p>
          </table:table-cell>
          <table:table-cell office:value-type="string">
            <text:p>Ambi�ncia (UNICENTR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8638</text:p>
          </table:table-cell>
          <table:table-cell office:value-type="string">
            <text:p>INTERDISCIPLINAR <text:s text:c="33"/></text:p>
          </table:table-cell>
          <table:table-cell office:value-type="string">
            <text:p>Ambiente &amp; Educa��o (FURG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2954</text:p>
          </table:table-cell>
          <table:table-cell office:value-type="string">
            <text:p>INTERDISCIPLINAR <text:s text:c="33"/></text:p>
          </table:table-cell>
          <table:table-cell office:value-type="string">
            <text:p>Anais da Faculdade de Odontologia de Ribeir�o Preto da Universidade de S�o Paul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9-5305</text:p>
          </table:table-cell>
          <table:table-cell office:value-type="string">
            <text:p>INTERDISCIPLINAR <text:s text:c="33"/></text:p>
          </table:table-cell>
          <table:table-cell office:value-type="string">
            <text:p>Analysis and Application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8-665X</text:p>
          </table:table-cell>
          <table:table-cell office:value-type="string">
            <text:p>INTERDISCIPLINAR <text:s text:c="33"/></text:p>
          </table:table-cell>
          <table:table-cell office:value-type="string">
            <text:p>Animal Biodiversity and Conservation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5-1219</text:p>
          </table:table-cell>
          <table:table-cell office:value-type="string">
            <text:p>INTERDISCIPLINAR <text:s text:c="33"/></text:p>
          </table:table-cell>
          <table:table-cell office:value-type="string">
            <text:p>Aportes (Puebl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5512</text:p>
          </table:table-cell>
          <table:table-cell office:value-type="string">
            <text:p>INTERDISCIPLINAR <text:s text:c="33"/></text:p>
          </table:table-cell>
          <table:table-cell office:value-type="string">
            <text:p>Applied Cancer Research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5-5047</text:p>
          </table:table-cell>
          <table:table-cell office:value-type="string">
            <text:p>INTERDISCIPLINAR <text:s text:c="33"/></text:p>
          </table:table-cell>
          <table:table-cell office:value-type="string">
            <text:p>ARARA. Art and Architecture of Americas (Colchester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51-2198</text:p>
          </table:table-cell>
          <table:table-cell office:value-type="string">
            <text:p>INTERDISCIPLINAR <text:s text:c="33"/></text:p>
          </table:table-cell>
          <table:table-cell office:value-type="string">
            <text:p>Archimed (Pari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5627</text:p>
          </table:table-cell>
          <table:table-cell office:value-type="string">
            <text:p>INTERDISCIPLINAR <text:s text:c="33"/></text:p>
          </table:table-cell>
          <table:table-cell office:value-type="string">
            <text:p>Argumentos (Unimonte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253</text:p>
          </table:table-cell>
          <table:table-cell office:value-type="string">
            <text:p>INTERDISCIPLINAR <text:s text:c="33"/></text:p>
          </table:table-cell>
          <table:table-cell office:value-type="string">
            <text:p>Ari�s (UFPB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38X</text:p>
          </table:table-cell>
          <table:table-cell office:value-type="string">
            <text:p>INTERDISCIPLINAR <text:s text:c="33"/></text:p>
          </table:table-cell>
          <table:table-cell office:value-type="string">
            <text:p>ARQTEXTO (UFRG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5741</text:p>
          </table:table-cell>
          <table:table-cell office:value-type="string">
            <text:p>INTERDISCIPLINAR <text:s text:c="33"/></text:p>
          </table:table-cell>
          <table:table-cell office:value-type="string">
            <text:p>Arquiteturarevista (UNISINO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2773</text:p>
          </table:table-cell>
          <table:table-cell office:value-type="string">
            <text:p>INTERDISCIPLINAR <text:s text:c="33"/></text:p>
          </table:table-cell>
          <table:table-cell office:value-type="string">
            <text:p>Arquivos Catarinenses de Medicin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5-0979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e Biologia e Tecn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4-5686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e Ci�ncias do Mar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5-4508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o Museu Nacion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0901</text:p>
          </table:table-cell>
          <table:table-cell office:value-type="string">
            <text:p>INTERDISCIPLINAR <text:s text:c="33"/></text:p>
          </table:table-cell>
          <table:table-cell office:value-type="string">
            <text:p>Arquivos em Movimento (UFRJ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0939</text:p>
          </table:table-cell>
          <table:table-cell office:value-type="string">
            <text:p>INTERDISCIPLINAR <text:s text:c="33"/></text:p>
          </table:table-cell>
          <table:table-cell office:value-type="string">
            <text:p>Arquivos em Odontologia (UFMG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380</text:p>
          </table:table-cell>
          <table:table-cell office:value-type="string">
            <text:p>INTERDISCIPLINAR <text:s text:c="33"/></text:p>
          </table:table-cell>
          <table:table-cell office:value-type="string">
            <text:p>ARS Veterin�r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0-4466</text:p>
          </table:table-cell>
          <table:table-cell office:value-type="string">
            <text:p>INTERDISCIPLINAR <text:s text:c="33"/></text:p>
          </table:table-cell>
          <table:table-cell office:value-type="string">
            <text:p>Asclepio (Madrid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1956</text:p>
          </table:table-cell>
          <table:table-cell office:value-type="string">
            <text:p>INTERDISCIPLINAR <text:s text:c="33"/></text:p>
          </table:table-cell>
          <table:table-cell office:value-type="string">
            <text:p>Ateli� geogr�fico (UFG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1656</text:p>
          </table:table-cell>
          <table:table-cell office:value-type="string">
            <text:p>INTERDISCIPLINAR <text:s text:c="33"/></text:p>
          </table:table-cell>
          <table:table-cell office:value-type="string">
            <text:p>Atl�nt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7-4254</text:p>
          </table:table-cell>
          <table:table-cell office:value-type="string">
            <text:p>INTERDISCIPLINAR <text:s text:c="33"/></text:p>
          </table:table-cell>
          <table:table-cell office:value-type="string">
            <text:p>Atlantic Economic Journ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98-3948</text:p>
          </table:table-cell>
          <table:table-cell office:value-type="string">
            <text:p>INTERDISCIPLINAR <text:s text:c="33"/></text:p>
          </table:table-cell>
          <table:table-cell office:value-type="string">
            <text:p>Aula Magna (Caraca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0471</text:p>
          </table:table-cell>
          <table:table-cell office:value-type="string">
            <text:p>INTERDISCIPLINAR <text:s text:c="33"/></text:p>
          </table:table-cell>
          <table:table-cell office:value-type="string">
            <text:p>Avalia��o Psicol�g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054X</text:p>
          </table:table-cell>
          <table:table-cell office:value-type="string">
            <text:p>INTERDISCIPLINAR <text:s text:c="33"/></text:p>
          </table:table-cell>
          <table:table-cell office:value-type="string">
            <text:p>Base (UNISINO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65-421X</text:p>
          </table:table-cell>
          <table:table-cell office:value-type="string">
            <text:p>INTERDISCIPLINAR <text:s text:c="33"/></text:p>
          </table:table-cell>
          <table:table-cell office:value-type="string">
            <text:p>Bastidiana (Brion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401</text:p>
          </table:table-cell>
          <table:table-cell office:value-type="string">
            <text:p>INTERDISCIPLINAR <text:s text:c="33"/></text:p>
          </table:table-cell>
          <table:table-cell office:value-type="string">
            <text:p>Bio�tica (Bras�li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10-6285</text:p>
          </table:table-cell>
          <table:table-cell office:value-type="string">
            <text:p>INTERDISCIPLINAR <text:s text:c="33"/></text:p>
          </table:table-cell>
          <table:table-cell office:value-type="string">
            <text:p>Biogeosciences discussion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1982</text:p>
          </table:table-cell>
          <table:table-cell office:value-type="string">
            <text:p>INTERDISCIPLINAR <text:s text:c="33"/></text:p>
          </table:table-cell>
          <table:table-cell office:value-type="string">
            <text:p>Biologia Geral e Experiment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INTERDISCIPLINAR <text:s text:c="33"/></text:p>
          </table:table-cell>
          <table:table-cell office:value-type="string">
            <text:p>Bioscience Journal (UFU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6424</text:p>
          </table:table-cell>
          <table:table-cell office:value-type="string">
            <text:p>INTERDISCIPLINAR <text:s text:c="33"/></text:p>
          </table:table-cell>
          <table:table-cell office:value-type="string">
            <text:p>Biota Neotrop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0611</text:p>
          </table:table-cell>
          <table:table-cell office:value-type="string">
            <text:p>INTERDISCIPLINAR <text:s text:c="33"/></text:p>
          </table:table-cell>
          <table:table-cell office:value-type="string">
            <text:p>Biota Neotropica (English ed.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2-6807</text:p>
          </table:table-cell>
          <table:table-cell office:value-type="string">
            <text:p>INTERDISCIPLINAR <text:s text:c="33"/></text:p>
          </table:table-cell>
          <table:table-cell office:value-type="string">
            <text:p>BMC Structural Biology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579X</text:p>
          </table:table-cell>
          <table:table-cell office:value-type="string">
            <text:p>INTERDISCIPLINAR <text:s text:c="33"/></text:p>
          </table:table-cell>
          <table:table-cell office:value-type="string">
            <text:p>Bois et For�ts des Tropique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3-6910</text:p>
          </table:table-cell>
          <table:table-cell office:value-type="string">
            <text:p>INTERDISCIPLINAR <text:s text:c="33"/></text:p>
          </table:table-cell>
          <table:table-cell office:value-type="string">
            <text:p>Bolet�n de Sanidad Vegetal. Plag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0323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Centro de Pesquisa e Processamento de Alimento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6-9939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Instituto de Pes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2305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Instituto de Pesca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4278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Museu Paraense Em�lio Goeldi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5401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Museu Paraense Em�lio Goeldi. S�rie Ci�ncias Naturai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7-2232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Museu Paraense Emilio Goeldi. Zo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08X</text:p>
          </table:table-cell>
          <table:table-cell office:value-type="string">
            <text:p>INTERDISCIPLINAR <text:s text:c="33"/></text:p>
          </table:table-cell>
          <table:table-cell office:value-type="string">
            <text:p>Boletim Goiano de Geograf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67-964X</text:p>
          </table:table-cell>
          <table:table-cell office:value-type="string">
            <text:p>INTERDISCIPLINAR <text:s text:c="33"/></text:p>
          </table:table-cell>
          <table:table-cell office:value-type="string">
            <text:p>Boletim Paranaense de Geoci�nci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549X</text:p>
          </table:table-cell>
          <table:table-cell office:value-type="string">
            <text:p>INTERDISCIPLINAR <text:s text:c="33"/></text:p>
          </table:table-cell>
          <table:table-cell office:value-type="string">
            <text:p>Boletim T�cnico do SENAC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6648</text:p>
          </table:table-cell>
          <table:table-cell office:value-type="string">
            <text:p>INTERDISCIPLINAR <text:s text:c="33"/></text:p>
          </table:table-cell>
          <table:table-cell office:value-type="string">
            <text:p>Bollettino Chimico Farmaceutico (Milan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24-2053</text:p>
          </table:table-cell>
          <table:table-cell office:value-type="string">
            <text:p>INTERDISCIPLINAR <text:s text:c="33"/></text:p>
          </table:table-cell>
          <table:table-cell office:value-type="string">
            <text:p>Bras�lia M�d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004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Materials Science and Engineer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Morphological Science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3217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Oral Science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5322</text:p>
          </table:table-cell>
          <table:table-cell office:value-type="string">
            <text:p>INTERDISCIPLINAR <text:s text:c="33"/></text:p>
          </table:table-cell>
          <table:table-cell office:value-type="string">
            <text:p>Bulletin de l'Association de G�ographes Francai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1-3050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Latin American Research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0951</text:p>
          </table:table-cell>
          <table:table-cell office:value-type="string">
            <text:p>INTERDISCIPLINAR <text:s text:c="33"/></text:p>
          </table:table-cell>
          <table:table-cell office:value-type="string">
            <text:p>Cadernos ADENAUER (S�o Paul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012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�tica e Filosofia Pol�tica (USP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096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Ci�ncia e Tecnologia (EMBRAP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310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Ci�ncias Sociais Aplicad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424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studos Sociais (FUNDAJ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7860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Filosofia Alem�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3137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esquisas em Lingu�stica (PUCR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629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sican�lise (C�rculo Psicanal�tico/RJ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2977</text:p>
          </table:table-cell>
          <table:table-cell office:value-type="string">
            <text:p>INTERDISCIPLINAR <text:s text:c="33"/></text:p>
          </table:table-cell>
          <table:table-cell office:value-type="string">
            <text:p>Cadernos Feministas de Economia e Pol�t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Sa�de Coletiva (UFRJ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0820</text:p>
          </table:table-cell>
          <table:table-cell office:value-type="string">
            <text:p>INTERDISCIPLINAR <text:s text:c="33"/></text:p>
          </table:table-cell>
          <table:table-cell office:value-type="string">
            <text:p>Caligrama (ECA/USP. 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1-6659</text:p>
          </table:table-cell>
          <table:table-cell office:value-type="string">
            <text:p>INTERDISCIPLINAR <text:s text:c="33"/></text:p>
          </table:table-cell>
          <table:table-cell office:value-type="string">
            <text:p>Canadian Acoustic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05-5352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Environmental Education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71-5257</text:p>
          </table:table-cell>
          <table:table-cell office:value-type="string">
            <text:p>INTERDISCIPLINAR <text:s text:c="33"/></text:p>
          </table:table-cell>
          <table:table-cell office:value-type="string">
            <text:p>Cardiovascular &amp; hematological agents in medicinal chemistr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8307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e Natur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7461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Geogr�f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8-0306</text:p>
          </table:table-cell>
          <table:table-cell office:value-type="string">
            <text:p>INTERDISCIPLINAR <text:s text:c="33"/></text:p>
          </table:table-cell>
          <table:table-cell office:value-type="string">
            <text:p>Ciencia &amp; Trabaj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0039</text:p>
          </table:table-cell>
          <table:table-cell office:value-type="string">
            <text:p>INTERDISCIPLINAR <text:s text:c="33"/></text:p>
          </table:table-cell>
          <table:table-cell office:value-type="string">
            <text:p>Cient�fica (S�o Paul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7651</text:p>
          </table:table-cell>
          <table:table-cell office:value-type="string">
            <text:p>INTERDISCIPLINAR <text:s text:c="33"/></text:p>
          </table:table-cell>
          <table:table-cell office:value-type="string">
            <text:p>Circumscribere (S�o Paul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7544</text:p>
          </table:table-cell>
          <table:table-cell office:value-type="string">
            <text:p>INTERDISCIPLINAR <text:s text:c="33"/></text:p>
          </table:table-cell>
          <table:table-cell office:value-type="string">
            <text:p>City &amp; Tim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87-8611</text:p>
          </table:table-cell>
          <table:table-cell office:value-type="string">
            <text:p>INTERDISCIPLINAR <text:s text:c="33"/></text:p>
          </table:table-cell>
          <table:table-cell office:value-type="string">
            <text:p>Ciudades (Puebl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INTERDISCIPLINAR <text:s text:c="33"/></text:p>
          </table:table-cell>
          <table:table-cell office:value-type="string">
            <text:p>Civitas (Porto Alegr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1-4417</text:p>
          </table:table-cell>
          <table:table-cell office:value-type="string">
            <text:p>INTERDISCIPLINAR <text:s text:c="33"/></text:p>
          </table:table-cell>
          <table:table-cell office:value-type="string">
            <text:p>Clean Air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INTERDISCIPLINAR <text:s text:c="33"/></text:p>
          </table:table-cell>
          <table:table-cell office:value-type="string">
            <text:p>Clinics (USP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9487</text:p>
          </table:table-cell>
          <table:table-cell office:value-type="string">
            <text:p>INTERDISCIPLINAR <text:s text:c="33"/></text:p>
          </table:table-cell>
          <table:table-cell office:value-type="string">
            <text:p>CLIO. S�rie Hist�ria do Nordeste (UFP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8536</text:p>
          </table:table-cell>
          <table:table-cell office:value-type="string">
            <text:p>INTERDISCIPLINAR <text:s text:c="33"/></text:p>
          </table:table-cell>
          <table:table-cell office:value-type="string">
            <text:p>Cogitare Enfermagem (UFPR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21-5612</text:p>
          </table:table-cell>
          <table:table-cell office:value-type="string">
            <text:p>INTERDISCIPLINAR <text:s text:c="33"/></text:p>
          </table:table-cell>
          <table:table-cell office:value-type="string">
            <text:p>Colombia Internacion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7-8280</text:p>
          </table:table-cell>
          <table:table-cell office:value-type="string">
            <text:p>INTERDISCIPLINAR <text:s text:c="33"/></text:p>
          </table:table-cell>
          <table:table-cell office:value-type="string">
            <text:p>Comparative Biochemistry and Physiology. Part C, Pharmacology, Toxicology &amp; Endocrin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6829</text:p>
          </table:table-cell>
          <table:table-cell office:value-type="string">
            <text:p>INTERDISCIPLINAR <text:s text:c="33"/></text:p>
          </table:table-cell>
          <table:table-cell office:value-type="string">
            <text:p>Comunica��o &amp; Educa��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925</text:p>
          </table:table-cell>
          <table:table-cell office:value-type="string">
            <text:p>INTERDISCIPLINAR <text:s text:c="33"/></text:p>
          </table:table-cell>
          <table:table-cell office:value-type="string">
            <text:p>Comunica��o &amp; Pol�t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2657</text:p>
          </table:table-cell>
          <table:table-cell office:value-type="string">
            <text:p>INTERDISCIPLINAR <text:s text:c="33"/></text:p>
          </table:table-cell>
          <table:table-cell office:value-type="string">
            <text:p>Comunica��o &amp; Sociedad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7145</text:p>
          </table:table-cell>
          <table:table-cell office:value-type="string">
            <text:p>INTERDISCIPLINAR <text:s text:c="33"/></text:p>
          </table:table-cell>
          <table:table-cell office:value-type="string">
            <text:p>Conflu�ncias (Niter�i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3-1739</text:p>
          </table:table-cell>
          <table:table-cell office:value-type="string">
            <text:p>INTERDISCIPLINAR <text:s text:c="33"/></text:p>
          </table:table-cell>
          <table:table-cell office:value-type="string">
            <text:p>Conservation Biology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34X</text:p>
          </table:table-cell>
          <table:table-cell office:value-type="string">
            <text:p>INTERDISCIPLINAR <text:s text:c="33"/></text:p>
          </table:table-cell>
          <table:table-cell office:value-type="string">
            <text:p>Contabilidade Vista &amp; Revist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6858</text:p>
          </table:table-cell>
          <table:table-cell office:value-type="string">
            <text:p>INTERDISCIPLINAR <text:s text:c="33"/></text:p>
          </table:table-cell>
          <table:table-cell office:value-type="string">
            <text:p>Controle de Contamina��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7853</text:p>
          </table:table-cell>
          <table:table-cell office:value-type="string">
            <text:p>INTERDISCIPLINAR <text:s text:c="33"/></text:p>
          </table:table-cell>
          <table:table-cell office:value-type="string">
            <text:p>Crop Breeding and Applied Biotechn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8-0030</text:p>
          </table:table-cell>
          <table:table-cell office:value-type="string">
            <text:p>INTERDISCIPLINAR <text:s text:c="33"/></text:p>
          </table:table-cell>
          <table:table-cell office:value-type="string">
            <text:p>CTS. Ciencia, Tecnolog�a y Sociedad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8368</text:p>
          </table:table-cell>
          <table:table-cell office:value-type="string">
            <text:p>INTERDISCIPLINAR <text:s text:c="33"/></text:p>
          </table:table-cell>
          <table:table-cell office:value-type="string">
            <text:p>Cultura Homeop�t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5-1384</text:p>
          </table:table-cell>
          <table:table-cell office:value-type="string">
            <text:p>INTERDISCIPLINAR <text:s text:c="33"/></text:p>
          </table:table-cell>
          <table:table-cell office:value-type="string">
            <text:p>Curr�culo sem Fronteir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4-3081</text:p>
          </table:table-cell>
          <table:table-cell office:value-type="string">
            <text:p>INTERDISCIPLINAR <text:s text:c="33"/></text:p>
          </table:table-cell>
          <table:table-cell office:value-type="string">
            <text:p>Current Pain and Headache Reports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8-2113</text:p>
          </table:table-cell>
          <table:table-cell office:value-type="string">
            <text:p>INTERDISCIPLINAR <text:s text:c="33"/></text:p>
          </table:table-cell>
          <table:table-cell office:value-type="string">
            <text:p>Currents in Theology and Mission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78-3366</text:p>
          </table:table-cell>
          <table:table-cell office:value-type="string">
            <text:p>INTERDISCIPLINAR <text:s text:c="33"/></text:p>
          </table:table-cell>
          <table:table-cell office:value-type="string">
            <text:p>Cybergeo (Pari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1-4227</text:p>
          </table:table-cell>
          <table:table-cell office:value-type="string">
            <text:p>INTERDISCIPLINAR <text:s text:c="33"/></text:p>
          </table:table-cell>
          <table:table-cell office:value-type="string">
            <text:p>Cybernetica (Namur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0171</text:p>
          </table:table-cell>
          <table:table-cell office:value-type="string">
            <text:p>INTERDISCIPLINAR <text:s text:c="33"/></text:p>
          </table:table-cell>
          <table:table-cell office:value-type="string">
            <text:p>Cytogenetics and Cell Genetic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1-4545</text:p>
          </table:table-cell>
          <table:table-cell office:value-type="string">
            <text:p>INTERDISCIPLINAR <text:s text:c="33"/></text:p>
          </table:table-cell>
          <table:table-cell office:value-type="string">
            <text:p>Cyt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801</text:p>
          </table:table-cell>
          <table:table-cell office:value-type="string">
            <text:p>INTERDISCIPLINAR <text:s text:c="33"/></text:p>
          </table:table-cell>
          <table:table-cell office:value-type="string">
            <text:p>Datagramazero (Rio de Janeir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43X</text:p>
          </table:table-cell>
          <table:table-cell office:value-type="string">
            <text:p>INTERDISCIPLINAR <text:s text:c="33"/></text:p>
          </table:table-cell>
          <table:table-cell office:value-type="string">
            <text:p>Debates do NER (UFRG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7-2108</text:p>
          </table:table-cell>
          <table:table-cell office:value-type="string">
            <text:p>INTERDISCIPLINAR <text:s text:c="33"/></text:p>
          </table:table-cell>
          <table:table-cell office:value-type="string">
            <text:p>Dermatology Online Journ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1-8731</text:p>
          </table:table-cell>
          <table:table-cell office:value-type="string">
            <text:p>INTERDISCIPLINAR <text:s text:c="33"/></text:p>
          </table:table-cell>
          <table:table-cell office:value-type="string">
            <text:p>Developing World Bioethic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94-8322</text:p>
          </table:table-cell>
          <table:table-cell office:value-type="string">
            <text:p>INTERDISCIPLINAR <text:s text:c="33"/></text:p>
          </table:table-cell>
          <table:table-cell office:value-type="string">
            <text:p>Dialogues in clinical neuroscienc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3-4983</text:p>
          </table:table-cell>
          <table:table-cell office:value-type="string">
            <text:p>INTERDISCIPLINAR <text:s text:c="33"/></text:p>
          </table:table-cell>
          <table:table-cell office:value-type="string">
            <text:p>Differential and Integral Equation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762X</text:p>
          </table:table-cell>
          <table:table-cell office:value-type="string">
            <text:p>INTERDISCIPLINAR <text:s text:c="33"/></text:p>
          </table:table-cell>
          <table:table-cell office:value-type="string">
            <text:p>Dist�rbios da Comunica��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4383</text:p>
          </table:table-cell>
          <table:table-cell office:value-type="string">
            <text:p>INTERDISCIPLINAR <text:s text:c="33"/></text:p>
          </table:table-cell>
          <table:table-cell office:value-type="string">
            <text:p>Divulga��o em Sa�de para Debat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2-5032</text:p>
          </table:table-cell>
          <table:table-cell office:value-type="string">
            <text:p>INTERDISCIPLINAR <text:s text:c="33"/></text:p>
          </table:table-cell>
          <table:table-cell office:value-type="string">
            <text:p>Dokumentacja Geograficzn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4065</text:p>
          </table:table-cell>
          <table:table-cell office:value-type="string">
            <text:p>INTERDISCIPLINAR <text:s text:c="33"/></text:p>
          </table:table-cell>
          <table:table-cell office:value-type="string">
            <text:p>DST. Jornal Brasileiro de Doen�as Sexualmente Transmiss�vei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2-3593</text:p>
          </table:table-cell>
          <table:table-cell office:value-type="string">
            <text:p>INTERDISCIPLINAR <text:s text:c="33"/></text:p>
          </table:table-cell>
          <table:table-cell office:value-type="string">
            <text:p>Ecohydrology and Hydrobi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7580</text:p>
          </table:table-cell>
          <table:table-cell office:value-type="string">
            <text:p>INTERDISCIPLINAR <text:s text:c="33"/></text:p>
          </table:table-cell>
          <table:table-cell office:value-type="string">
            <text:p>Economia (Campina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4286</text:p>
          </table:table-cell>
          <table:table-cell office:value-type="string">
            <text:p>INTERDISCIPLINAR <text:s text:c="33"/></text:p>
          </table:table-cell>
          <table:table-cell office:value-type="string">
            <text:p>Edinburgh Journal of Botan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465X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(Porto Alegr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9031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(UFSM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9902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&amp; Linguagem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5057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&amp; Tecn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3209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Brasileir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2-7643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, Sociedade &amp; Cultur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87-893X</text:p>
          </table:table-cell>
          <table:table-cell office:value-type="string">
            <text:p>INTERDISCIPLINAR <text:s text:c="33"/></text:p>
          </table:table-cell>
          <table:table-cell office:value-type="string">
            <text:p>Educaci�n Qu�m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4060</text:p>
          </table:table-cell>
          <table:table-cell office:value-type="string">
            <text:p>INTERDISCIPLINAR <text:s text:c="33"/></text:p>
          </table:table-cell>
          <table:table-cell office:value-type="string">
            <text:p>Educar em Revist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0492</text:p>
          </table:table-cell>
          <table:table-cell office:value-type="string">
            <text:p>INTERDISCIPLINAR <text:s text:c="33"/></text:p>
          </table:table-cell>
          <table:table-cell office:value-type="string">
            <text:p>Educativa (UCG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8893</text:p>
          </table:table-cell>
          <table:table-cell office:value-type="string">
            <text:p>INTERDISCIPLINAR <text:s text:c="33"/></text:p>
          </table:table-cell>
          <table:table-cell office:value-type="string">
            <text:p>Em Quest�o (UFRG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924</text:p>
          </table:table-cell>
          <table:table-cell office:value-type="string">
            <text:p>INTERDISCIPLINAR <text:s text:c="33"/></text:p>
          </table:table-cell>
          <table:table-cell office:value-type="string">
            <text:p>Encontros Bibli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3-0826</text:p>
          </table:table-cell>
          <table:table-cell office:value-type="string">
            <text:p>INTERDISCIPLINAR <text:s text:c="33"/></text:p>
          </table:table-cell>
          <table:table-cell office:value-type="string">
            <text:p>Energy Sustainable Development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339X</text:p>
          </table:table-cell>
          <table:table-cell office:value-type="string">
            <text:p>INTERDISCIPLINAR <text:s text:c="33"/></text:p>
          </table:table-cell>
          <table:table-cell office:value-type="string">
            <text:p>Enfermagem Atual (Rio de Janeir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95-6141</text:p>
          </table:table-cell>
          <table:table-cell office:value-type="string">
            <text:p>INTERDISCIPLINAR <text:s text:c="33"/></text:p>
          </table:table-cell>
          <table:table-cell office:value-type="string">
            <text:p>Enfermer�a Glob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4-0128</text:p>
          </table:table-cell>
          <table:table-cell office:value-type="string">
            <text:p>INTERDISCIPLINAR <text:s text:c="33"/></text:p>
          </table:table-cell>
          <table:table-cell office:value-type="string">
            <text:p>Enfermer�a Integr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INTERDISCIPLINAR <text:s text:c="33"/></text:p>
          </table:table-cell>
          <table:table-cell office:value-type="string">
            <text:p>Epidemiologia e Servi�os de Sa�d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1-5487</text:p>
          </table:table-cell>
          <table:table-cell office:value-type="string">
            <text:p>INTERDISCIPLINAR <text:s text:c="33"/></text:p>
          </table:table-cell>
          <table:table-cell office:value-type="string">
            <text:p>Epidemiology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5736</text:p>
          </table:table-cell>
          <table:table-cell office:value-type="string">
            <text:p>INTERDISCIPLINAR <text:s text:c="33"/></text:p>
          </table:table-cell>
          <table:table-cell office:value-type="string">
            <text:p>Episteme (Porto Alegr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0-1326</text:p>
          </table:table-cell>
          <table:table-cell office:value-type="string">
            <text:p>INTERDISCIPLINAR <text:s text:c="33"/></text:p>
          </table:table-cell>
          <table:table-cell office:value-type="string">
            <text:p>Estudos de Econom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4281</text:p>
          </table:table-cell>
          <table:table-cell office:value-type="string">
            <text:p>INTERDISCIPLINAR <text:s text:c="33"/></text:p>
          </table:table-cell>
          <table:table-cell office:value-type="string">
            <text:p>Estudos e Pesquisas em Psicologia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2473</text:p>
          </table:table-cell>
          <table:table-cell office:value-type="string">
            <text:p>INTERDISCIPLINAR <text:s text:c="33"/></text:p>
          </table:table-cell>
          <table:table-cell office:value-type="string">
            <text:p>Estudos Interdisciplinares sobre o Envelheciment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0939</text:p>
          </table:table-cell>
          <table:table-cell office:value-type="string">
            <text:p>INTERDISCIPLINAR <text:s text:c="33"/></text:p>
          </table:table-cell>
          <table:table-cell office:value-type="string">
            <text:p>Estudos Ling��sticos (S�o Paul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8093</text:p>
          </table:table-cell>
          <table:table-cell office:value-type="string">
            <text:p>INTERDISCIPLINAR <text:s text:c="33"/></text:p>
          </table:table-cell>
          <table:table-cell office:value-type="string">
            <text:p>Ethica (UGF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1-4288</text:p>
          </table:table-cell>
          <table:table-cell office:value-type="string">
            <text:p>INTERDISCIPLINAR <text:s text:c="33"/></text:p>
          </table:table-cell>
          <table:table-cell office:value-type="string">
            <text:p>Evidence-Based Complementary and Alternative Medicine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6971</text:p>
          </table:table-cell>
          <table:table-cell office:value-type="string">
            <text:p>INTERDISCIPLINAR <text:s text:c="33"/></text:p>
          </table:table-cell>
          <table:table-cell office:value-type="string">
            <text:p>F�nix (UFU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8900</text:p>
          </table:table-cell>
          <table:table-cell office:value-type="string">
            <text:p>INTERDISCIPLINAR <text:s text:c="33"/></text:p>
          </table:table-cell>
          <table:table-cell office:value-type="string">
            <text:p>Faces (FACE/FUMEC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880</text:p>
          </table:table-cell>
          <table:table-cell office:value-type="string">
            <text:p>INTERDISCIPLINAR <text:s text:c="33"/></text:p>
          </table:table-cell>
          <table:table-cell office:value-type="string">
            <text:p>Filosofia Pol�t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INTERDISCIPLINAR <text:s text:c="33"/></text:p>
          </table:table-cell>
          <table:table-cell office:value-type="string">
            <text:p>Fisioterapia em Moviment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5133</text:p>
          </table:table-cell>
          <table:table-cell office:value-type="string">
            <text:p>INTERDISCIPLINAR <text:s text:c="33"/></text:p>
          </table:table-cell>
          <table:table-cell office:value-type="string">
            <text:p>Fitness &amp; Performance Journal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0980</text:p>
          </table:table-cell>
          <table:table-cell office:value-type="string">
            <text:p>INTERDISCIPLINAR <text:s text:c="33"/></text:p>
          </table:table-cell>
          <table:table-cell office:value-type="string">
            <text:p>Floresta e Ambient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5-5454</text:p>
          </table:table-cell>
          <table:table-cell office:value-type="string">
            <text:p>INTERDISCIPLINAR <text:s text:c="33"/></text:p>
          </table:table-cell>
          <table:table-cell office:value-type="string">
            <text:p>Folha M�d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429-2766</text:p>
          </table:table-cell>
          <table:table-cell office:value-type="string">
            <text:p>INTERDISCIPLINAR <text:s text:c="33"/></text:p>
          </table:table-cell>
          <table:table-cell office:value-type="string">
            <text:p>Fourrages (Versaille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783</text:p>
          </table:table-cell>
          <table:table-cell office:value-type="string">
            <text:p>INTERDISCIPLINAR <text:s text:c="33"/></text:p>
          </table:table-cell>
          <table:table-cell office:value-type="string">
            <text:p>Fragmentos (Florian�poli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7-0633</text:p>
          </table:table-cell>
          <table:table-cell office:value-type="string">
            <text:p>INTERDISCIPLINAR <text:s text:c="33"/></text:p>
          </table:table-cell>
          <table:table-cell office:value-type="string">
            <text:p>Fresenius' Journal of Analytical Chemistr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48-1294</text:p>
          </table:table-cell>
          <table:table-cell office:value-type="string">
            <text:p>INTERDISCIPLINAR <text:s text:c="33"/></text:p>
          </table:table-cell>
          <table:table-cell office:value-type="string">
            <text:p>Fruits (Pari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8919</text:p>
          </table:table-cell>
          <table:table-cell office:value-type="string">
            <text:p>INTERDISCIPLINAR <text:s text:c="33"/></text:p>
          </table:table-cell>
          <table:table-cell office:value-type="string">
            <text:p>Gaia (Rio de Janeir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1268</text:p>
          </table:table-cell>
          <table:table-cell office:value-type="string">
            <text:p>INTERDISCIPLINAR <text:s text:c="33"/></text:p>
          </table:table-cell>
          <table:table-cell office:value-type="string">
            <text:p>Gaia scientia (UFPB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772</text:p>
          </table:table-cell>
          <table:table-cell office:value-type="string">
            <text:p>INTERDISCIPLINAR <text:s text:c="33"/></text:p>
          </table:table-cell>
          <table:table-cell office:value-type="string">
            <text:p>GED. Gastroenterologia e Endoscopia Digestiv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INTERDISCIPLINAR <text:s text:c="33"/></text:p>
          </table:table-cell>
          <table:table-cell office:value-type="string">
            <text:p>Genetics and Molecular Research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4-7596</text:p>
          </table:table-cell>
          <table:table-cell office:value-type="string">
            <text:p>INTERDISCIPLINAR <text:s text:c="33"/></text:p>
          </table:table-cell>
          <table:table-cell office:value-type="string">
            <text:p>Genome Bi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1111</text:p>
          </table:table-cell>
          <table:table-cell office:value-type="string">
            <text:p>INTERDISCIPLINAR <text:s text:c="33"/></text:p>
          </table:table-cell>
          <table:table-cell office:value-type="string">
            <text:p>Geod�sia Onlin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8097</text:p>
          </table:table-cell>
          <table:table-cell office:value-type="string">
            <text:p>INTERDISCIPLINAR <text:s text:c="33"/></text:p>
          </table:table-cell>
          <table:table-cell office:value-type="string">
            <text:p>Geom�tica (Santa Mari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27-1987</text:p>
          </table:table-cell>
          <table:table-cell office:value-type="string">
            <text:p>INTERDISCIPLINAR <text:s text:c="33"/></text:p>
          </table:table-cell>
          <table:table-cell office:value-type="string">
            <text:p>Geospatial Health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4841</text:p>
          </table:table-cell>
          <table:table-cell office:value-type="string">
            <text:p>INTERDISCIPLINAR <text:s text:c="33"/></text:p>
          </table:table-cell>
          <table:table-cell office:value-type="string">
            <text:p>Gerenciamento Costeiro Integrad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9103</text:p>
          </table:table-cell>
          <table:table-cell office:value-type="string">
            <text:p>INTERDISCIPLINAR <text:s text:c="33"/></text:p>
          </table:table-cell>
          <table:table-cell office:value-type="string">
            <text:p>Gest�o &amp; Planejamento (Salvador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1536</text:p>
          </table:table-cell>
          <table:table-cell office:value-type="string">
            <text:p>INTERDISCIPLINAR <text:s text:c="33"/></text:p>
          </table:table-cell>
          <table:table-cell office:value-type="string">
            <text:p>Graphos (Jo�o Pesso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7-3832</text:p>
          </table:table-cell>
          <table:table-cell office:value-type="string">
            <text:p>INTERDISCIPLINAR <text:s text:c="33"/></text:p>
          </table:table-cell>
          <table:table-cell office:value-type="string">
            <text:p>Grumo (Buenos Aire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8-0470</text:p>
          </table:table-cell>
          <table:table-cell office:value-type="string">
            <text:p>INTERDISCIPLINAR <text:s text:c="33"/></text:p>
          </table:table-cell>
          <table:table-cell office:value-type="string">
            <text:p>Gulf and Caribbean Research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38-487X</text:p>
          </table:table-cell>
          <table:table-cell office:value-type="string">
            <text:p>INTERDISCIPLINAR <text:s text:c="33"/></text:p>
          </table:table-cell>
          <table:table-cell office:value-type="string">
            <text:p>H�rodote (Pari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9-6121</text:p>
          </table:table-cell>
          <table:table-cell office:value-type="string">
            <text:p>INTERDISCIPLINAR <text:s text:c="33"/></text:p>
          </table:table-cell>
          <table:table-cell office:value-type="string">
            <text:p>Herramienta (Buenos Aire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409X</text:p>
          </table:table-cell>
          <table:table-cell office:value-type="string">
            <text:p>INTERDISCIPLINAR <text:s text:c="33"/></text:p>
          </table:table-cell>
          <table:table-cell office:value-type="string">
            <text:p>Hist�ria &amp; Perspectiv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6312</text:p>
          </table:table-cell>
          <table:table-cell office:value-type="string">
            <text:p>INTERDISCIPLINAR <text:s text:c="33"/></text:p>
          </table:table-cell>
          <table:table-cell office:value-type="string">
            <text:p>Hist�ria Revista (UFG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656X</text:p>
          </table:table-cell>
          <table:table-cell office:value-type="string">
            <text:p>INTERDISCIPLINAR <text:s text:c="33"/></text:p>
          </table:table-cell>
          <table:table-cell office:value-type="string">
            <text:p>Hist�ria Viva (S�o Paul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5-4916</text:p>
          </table:table-cell>
          <table:table-cell office:value-type="string">
            <text:p>INTERDISCIPLINAR <text:s text:c="33"/></text:p>
          </table:table-cell>
          <table:table-cell office:value-type="string">
            <text:p>Homeopathy (Edinburgh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0-7069</text:p>
          </table:table-cell>
          <table:table-cell office:value-type="string">
            <text:p>INTERDISCIPLINAR <text:s text:c="33"/></text:p>
          </table:table-cell>
          <table:table-cell office:value-type="string">
            <text:p>Human Ec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4-4827</text:p>
          </table:table-cell>
          <table:table-cell office:value-type="string">
            <text:p>INTERDISCIPLINAR <text:s text:c="33"/></text:p>
          </table:table-cell>
          <table:table-cell office:value-type="string">
            <text:p>Human Ecology Review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9479</text:p>
          </table:table-cell>
          <table:table-cell office:value-type="string">
            <text:p>INTERDISCIPLINAR <text:s text:c="33"/></text:p>
          </table:table-cell>
          <table:table-cell office:value-type="string">
            <text:p>Humanidades (Bras�li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12-2108</text:p>
          </table:table-cell>
          <table:table-cell office:value-type="string">
            <text:p>INTERDISCIPLINAR <text:s text:c="33"/></text:p>
          </table:table-cell>
          <table:table-cell office:value-type="string">
            <text:p>Hydrology and Earth System Sciences Discussion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5311</text:p>
          </table:table-cell>
          <table:table-cell office:value-type="string">
            <text:p>INTERDISCIPLINAR <text:s text:c="33"/></text:p>
          </table:table-cell>
          <table:table-cell office:value-type="string">
            <text:p>Iararana (Salvador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7876</text:p>
          </table:table-cell>
          <table:table-cell office:value-type="string">
            <text:p>INTERDISCIPLINAR <text:s text:c="33"/></text:p>
          </table:table-cell>
          <table:table-cell office:value-type="string">
            <text:p>Id�i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2797</text:p>
          </table:table-cell>
          <table:table-cell office:value-type="string">
            <text:p>INTERDISCIPLINAR <text:s text:c="33"/></text:p>
          </table:table-cell>
          <table:table-cell office:value-type="string">
            <text:p>IJP. International Journal of Pavement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93-4578</text:p>
          </table:table-cell>
          <table:table-cell office:value-type="string">
            <text:p>INTERDISCIPLINAR <text:s text:c="33"/></text:p>
          </table:table-cell>
          <table:table-cell office:value-type="string">
            <text:p>Il Nuovo Saggiator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95X</text:p>
          </table:table-cell>
          <table:table-cell office:value-type="string">
            <text:p>INTERDISCIPLINAR <text:s text:c="33"/></text:p>
          </table:table-cell>
          <table:table-cell office:value-type="string">
            <text:p>Ilha. Revista de Antropologia (Florian�poli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3905</text:p>
          </table:table-cell>
          <table:table-cell office:value-type="string">
            <text:p>INTERDISCIPLINAR <text:s text:c="33"/></text:p>
          </table:table-cell>
          <table:table-cell office:value-type="string">
            <text:p>Indicadores Econ�micos FE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4692</text:p>
          </table:table-cell>
          <table:table-cell office:value-type="string">
            <text:p>INTERDISCIPLINAR <text:s text:c="33"/></text:p>
          </table:table-cell>
          <table:table-cell office:value-type="string">
            <text:p>Inflammopharmacology (Dordrecht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4545</text:p>
          </table:table-cell>
          <table:table-cell office:value-type="string">
            <text:p>INTERDISCIPLINAR <text:s text:c="33"/></text:p>
          </table:table-cell>
          <table:table-cell office:value-type="string">
            <text:p>INFOCOMP (UFL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2568</text:p>
          </table:table-cell>
          <table:table-cell office:value-type="string">
            <text:p>INTERDISCIPLINAR <text:s text:c="33"/></text:p>
          </table:table-cell>
          <table:table-cell office:value-type="string">
            <text:p>Informa��es FIP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673</text:p>
          </table:table-cell>
          <table:table-cell office:value-type="string">
            <text:p>INTERDISCIPLINAR <text:s text:c="33"/></text:p>
          </table:table-cell>
          <table:table-cell office:value-type="string">
            <text:p>Informe Epidemiol�gico do SU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0670</text:p>
          </table:table-cell>
          <table:table-cell office:value-type="string">
            <text:p>INTERDISCIPLINAR <text:s text:c="33"/></text:p>
          </table:table-cell>
          <table:table-cell office:value-type="string">
            <text:p>Informe Gepec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415X</text:p>
          </table:table-cell>
          <table:table-cell office:value-type="string">
            <text:p>INTERDISCIPLINAR <text:s text:c="33"/></text:p>
          </table:table-cell>
          <table:table-cell office:value-type="string">
            <text:p>Informe GEPEC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0-2064</text:p>
          </table:table-cell>
          <table:table-cell office:value-type="string">
            <text:p>INTERDISCIPLINAR <text:s text:c="33"/></text:p>
          </table:table-cell>
          <table:table-cell office:value-type="string">
            <text:p>Ingenier�a Qu�mica (Madrid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2-303X</text:p>
          </table:table-cell>
          <table:table-cell office:value-type="string">
            <text:p>INTERDISCIPLINAR <text:s text:c="33"/></text:p>
          </table:table-cell>
          <table:table-cell office:value-type="string">
            <text:p>InTech. Instrumentation Techn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INTERDISCIPLINAR <text:s text:c="33"/></text:p>
          </table:table-cell>
          <table:table-cell office:value-type="string">
            <text:p>Intera��es (UCDB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5214</text:p>
          </table:table-cell>
          <table:table-cell office:value-type="string">
            <text:p>INTERDISCIPLINAR <text:s text:c="33"/></text:p>
          </table:table-cell>
          <table:table-cell office:value-type="string">
            <text:p>Interceram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61-130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Action Research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7-015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cology and Environmental Science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2-892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nergy Technology and Polic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9-977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Fluid Power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2-375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uman Genetic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48-586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ybrid Intelligent System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7-654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Low Radiation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1-636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Nuclear Energy Science and Techn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1-403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olymeric Material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3-803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imulation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4-274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Technology Management &amp; Sustainable Development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7-839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Web Based Communitie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6-695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Plant Genetic Resources Institute Newsletter for Europ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15-094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Rice Research Newsletter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9-601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Transactions in Operational Research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1384</text:p>
          </table:table-cell>
          <table:table-cell office:value-type="string">
            <text:p>INTERDISCIPLINAR <text:s text:c="33"/></text:p>
          </table:table-cell>
          <table:table-cell office:value-type="string">
            <text:p>INTERthesis (Florian�poli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7895</text:p>
          </table:table-cell>
          <table:table-cell office:value-type="string">
            <text:p>INTERDISCIPLINAR <text:s text:c="33"/></text:p>
          </table:table-cell>
          <table:table-cell office:value-type="string">
            <text:p>Irriga (UNESP Botucatu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83-5173</text:p>
          </table:table-cell>
          <table:table-cell office:value-type="string">
            <text:p>INTERDISCIPLINAR <text:s text:c="33"/></text:p>
          </table:table-cell>
          <table:table-cell office:value-type="string">
            <text:p>JATBA. Journal d'Agriculture Traditionnelle et de Botanique Appliqu�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817X</text:p>
          </table:table-cell>
          <table:table-cell office:value-type="string">
            <text:p>INTERDISCIPLINAR <text:s text:c="33"/></text:p>
          </table:table-cell>
          <table:table-cell office:value-type="string">
            <text:p>JBC. Jornal Brasileiro de Odontologia Cl�n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7-2077</text:p>
          </table:table-cell>
          <table:table-cell office:value-type="string">
            <text:p>INTERDISCIPLINAR <text:s text:c="33"/></text:p>
          </table:table-cell>
          <table:table-cell office:value-type="string">
            <text:p>Jornal Brasileiro de Medicin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INTERDISCIPLINAR <text:s text:c="33"/></text:p>
          </table:table-cell>
          <table:table-cell office:value-type="string">
            <text:p>Jornal Brasileiro de Nefr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5449</text:p>
          </table:table-cell>
          <table:table-cell office:value-type="string">
            <text:p>INTERDISCIPLINAR <text:s text:c="33"/></text:p>
          </table:table-cell>
          <table:table-cell office:value-type="string">
            <text:p>Jornal Vascular Brasileiro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56-0428</text:p>
          </table:table-cell>
          <table:table-cell office:value-type="string">
            <text:p>INTERDISCIPLINAR <text:s text:c="33"/></text:p>
          </table:table-cell>
          <table:table-cell office:value-type="string">
            <text:p>Journal des Anthropologues (Montroug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7-462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Polymer Science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522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rboricultur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28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logical Sciences (Bombay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7-31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arcinogenesi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2-797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ational Methods in Sciences and Engineer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2-727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igital Information Management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3-908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vironmental Policy and Plann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264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pilepsy and Clinical Neurophysi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9-411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xperimental Therapeutics &amp; Onc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0-927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uman Ecology (New Delhi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4-756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terials Synthesis and Process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4-757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etwork and Systems Management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1-256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eural Engineer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9-213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troleum Techn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8-513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lanning Histor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7-141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roperty Tax Assessment &amp; Administration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3-185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ublic Health (Weinheim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9-014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cience Education and Techn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333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Brazilian Air Transportation Research Societ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0-382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Community Development Societ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4-096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Lepidopterists' Societ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918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enomous Animals and Toxins Including Tropical Diseases (CD-ROM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06-993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Water Supply. Research and Technology. AQU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62-1692</text:p>
          </table:table-cell>
          <table:table-cell office:value-type="string">
            <text:p>INTERDISCIPLINAR <text:s text:c="33"/></text:p>
          </table:table-cell>
          <table:table-cell office:value-type="string">
            <text:p>L'Ordinaire Latino-Am�ricain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283</text:p>
          </table:table-cell>
          <table:table-cell office:value-type="string">
            <text:p>INTERDISCIPLINAR <text:s text:c="33"/></text:p>
          </table:table-cell>
          <table:table-cell office:value-type="string">
            <text:p>L�bero (FACASPER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5095</text:p>
          </table:table-cell>
          <table:table-cell office:value-type="string">
            <text:p>INTERDISCIPLINAR <text:s text:c="33"/></text:p>
          </table:table-cell>
          <table:table-cell office:value-type="string">
            <text:p>L�gua &amp; Me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9651</text:p>
          </table:table-cell>
          <table:table-cell office:value-type="string">
            <text:p>INTERDISCIPLINAR <text:s text:c="33"/></text:p>
          </table:table-cell>
          <table:table-cell office:value-type="string">
            <text:p>Labrys. Estudos Feministas (Edi��o em portugu�s. 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0358</text:p>
          </table:table-cell>
          <table:table-cell office:value-type="string">
            <text:p>INTERDISCIPLINAR <text:s text:c="33"/></text:p>
          </table:table-cell>
          <table:table-cell office:value-type="string">
            <text:p>Latin American Journal of Fundamental Psychopathology onlin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6858</text:p>
          </table:table-cell>
          <table:table-cell office:value-type="string">
            <text:p>INTERDISCIPLINAR <text:s text:c="33"/></text:p>
          </table:table-cell>
          <table:table-cell office:value-type="string">
            <text:p>Leitura. Revista do Programa de P�s-Gradua��o em Letras (UFAL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2168</text:p>
          </table:table-cell>
          <table:table-cell office:value-type="string">
            <text:p>INTERDISCIPLINAR <text:s text:c="33"/></text:p>
          </table:table-cell>
          <table:table-cell office:value-type="string">
            <text:p>Licere (Belo Horizont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3-5165</text:p>
          </table:table-cell>
          <table:table-cell office:value-type="string">
            <text:p>INTERDISCIPLINAR <text:s text:c="33"/></text:p>
          </table:table-cell>
          <table:table-cell office:value-type="string">
            <text:p>Ludus Vitali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INTERDISCIPLINAR <text:s text:c="33"/></text:p>
          </table:table-cell>
          <table:table-cell office:value-type="string">
            <text:p>Macromolecular Sympos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9-3878</text:p>
          </table:table-cell>
          <table:table-cell office:value-type="string">
            <text:p>INTERDISCIPLINAR <text:s text:c="33"/></text:p>
          </table:table-cell>
          <table:table-cell office:value-type="string">
            <text:p>Mapping Sciences and Remote Sens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915</text:p>
          </table:table-cell>
          <table:table-cell office:value-type="string">
            <text:p>INTERDISCIPLINAR <text:s text:c="33"/></text:p>
          </table:table-cell>
          <table:table-cell office:value-type="string">
            <text:p>Margem (PUCSP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7684</text:p>
          </table:table-cell>
          <table:table-cell office:value-type="string">
            <text:p>INTERDISCIPLINAR <text:s text:c="33"/></text:p>
          </table:table-cell>
          <table:table-cell office:value-type="string">
            <text:p>Margem Esquerd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INTERDISCIPLINAR <text:s text:c="33"/></text:p>
          </table:table-cell>
          <table:table-cell office:value-type="string">
            <text:p>Mat�ria (UFRJ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6-6046</text:p>
          </table:table-cell>
          <table:table-cell office:value-type="string">
            <text:p>INTERDISCIPLINAR <text:s text:c="33"/></text:p>
          </table:table-cell>
          <table:table-cell office:value-type="string">
            <text:p>Medicina (Ribeir�o Pret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7-2834</text:p>
          </table:table-cell>
          <table:table-cell office:value-type="string">
            <text:p>INTERDISCIPLINAR <text:s text:c="33"/></text:p>
          </table:table-cell>
          <table:table-cell office:value-type="string">
            <text:p>Medicina Or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23-1393</text:p>
          </table:table-cell>
          <table:table-cell office:value-type="string">
            <text:p>INTERDISCIPLINAR <text:s text:c="33"/></text:p>
          </table:table-cell>
          <table:table-cell office:value-type="string">
            <text:p>Medicine and Law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6-0576</text:p>
          </table:table-cell>
          <table:table-cell office:value-type="string">
            <text:p>INTERDISCIPLINAR <text:s text:c="33"/></text:p>
          </table:table-cell>
          <table:table-cell office:value-type="string">
            <text:p>Metal Finish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0898</text:p>
          </table:table-cell>
          <table:table-cell office:value-type="string">
            <text:p>INTERDISCIPLINAR <text:s text:c="33"/></text:p>
          </table:table-cell>
          <table:table-cell office:value-type="string">
            <text:p>Metalurgia e Materiai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38-4680</text:p>
          </table:table-cell>
          <table:table-cell office:value-type="string">
            <text:p>INTERDISCIPLINAR <text:s text:c="33"/></text:p>
          </table:table-cell>
          <table:table-cell office:value-type="string">
            <text:p>Mitteilungen. Internationale Vereinigung f�r Theoretische und Angewandte Limnologi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2946</text:p>
          </table:table-cell>
          <table:table-cell office:value-type="string">
            <text:p>INTERDISCIPLINAR <text:s text:c="33"/></text:p>
          </table:table-cell>
          <table:table-cell office:value-type="string">
            <text:p>Multici�ncia (UNICAMP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6149</text:p>
          </table:table-cell>
          <table:table-cell office:value-type="string">
            <text:p>INTERDISCIPLINAR <text:s text:c="33"/></text:p>
          </table:table-cell>
          <table:table-cell office:value-type="string">
            <text:p>Musas (IPHAN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21-7550</text:p>
          </table:table-cell>
          <table:table-cell office:value-type="string">
            <text:p>INTERDISCIPLINAR <text:s text:c="33"/></text:p>
          </table:table-cell>
          <table:table-cell office:value-type="string">
            <text:p>N�madas (Santaf� de Bogot�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40-1307</text:p>
          </table:table-cell>
          <table:table-cell office:value-type="string">
            <text:p>INTERDISCIPLINAR <text:s text:c="33"/></text:p>
          </table:table-cell>
          <table:table-cell office:value-type="string">
            <text:p>Natures Sciences Soci�t�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0073</text:p>
          </table:table-cell>
          <table:table-cell office:value-type="string">
            <text:p>INTERDISCIPLINAR <text:s text:c="33"/></text:p>
          </table:table-cell>
          <table:table-cell office:value-type="string">
            <text:p>Natureza &amp; Conserva��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2997</text:p>
          </table:table-cell>
          <table:table-cell office:value-type="string">
            <text:p>INTERDISCIPLINAR <text:s text:c="33"/></text:p>
          </table:table-cell>
          <table:table-cell office:value-type="string">
            <text:p>Nematologia Brasileir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48-1686</text:p>
          </table:table-cell>
          <table:table-cell office:value-type="string">
            <text:p>INTERDISCIPLINAR <text:s text:c="33"/></text:p>
          </table:table-cell>
          <table:table-cell office:value-type="string">
            <text:p>Neotr�p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453</text:p>
          </table:table-cell>
          <table:table-cell office:value-type="string">
            <text:p>INTERDISCIPLINAR <text:s text:c="33"/></text:p>
          </table:table-cell>
          <table:table-cell office:value-type="string">
            <text:p>Nonada (Porto Alegr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04-8979</text:p>
          </table:table-cell>
          <table:table-cell office:value-type="string">
            <text:p>INTERDISCIPLINAR <text:s text:c="33"/></text:p>
          </table:table-cell>
          <table:table-cell office:value-type="string">
            <text:p>Numerical Mathematic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0-4039</text:p>
          </table:table-cell>
          <table:table-cell office:value-type="string">
            <text:p>INTERDISCIPLINAR <text:s text:c="33"/></text:p>
          </table:table-cell>
          <table:table-cell office:value-type="string">
            <text:p>Nursing (Jenkintown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8264</text:p>
          </table:table-cell>
          <table:table-cell office:value-type="string">
            <text:p>INTERDISCIPLINAR <text:s text:c="33"/></text:p>
          </table:table-cell>
          <table:table-cell office:value-type="string">
            <text:p>Nursing (S�o Paul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928</text:p>
          </table:table-cell>
          <table:table-cell office:value-type="string">
            <text:p>INTERDISCIPLINAR <text:s text:c="33"/></text:p>
          </table:table-cell>
          <table:table-cell office:value-type="string">
            <text:p>Nutrire (SBAN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INTERDISCIPLINAR <text:s text:c="33"/></text:p>
          </table:table-cell>
          <table:table-cell office:value-type="string">
            <text:p>O Mundo da Sa�d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1804</text:p>
          </table:table-cell>
          <table:table-cell office:value-type="string">
            <text:p>INTERDISCIPLINAR <text:s text:c="33"/></text:p>
          </table:table-cell>
          <table:table-cell office:value-type="string">
            <text:p>O Social em Quest�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727</text:p>
          </table:table-cell>
          <table:table-cell office:value-type="string">
            <text:p>INTERDISCIPLINAR <text:s text:c="33"/></text:p>
          </table:table-cell>
          <table:table-cell office:value-type="string">
            <text:p>Oculum Ensaios (PUCCAMP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6-1497</text:p>
          </table:table-cell>
          <table:table-cell office:value-type="string">
            <text:p>INTERDISCIPLINAR <text:s text:c="33"/></text:p>
          </table:table-cell>
          <table:table-cell office:value-type="string">
            <text:p>Open-file report (United States Geological Survey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6830</text:p>
          </table:table-cell>
          <table:table-cell office:value-type="string">
            <text:p>INTERDISCIPLINAR <text:s text:c="33"/></text:p>
          </table:table-cell>
          <table:table-cell office:value-type="string">
            <text:p>Orbit (Amsterdam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1236</text:p>
          </table:table-cell>
          <table:table-cell office:value-type="string">
            <text:p>INTERDISCIPLINAR <text:s text:c="33"/></text:p>
          </table:table-cell>
          <table:table-cell office:value-type="string">
            <text:p>Organicom (USP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0528</text:p>
          </table:table-cell>
          <table:table-cell office:value-type="string">
            <text:p>INTERDISCIPLINAR <text:s text:c="33"/></text:p>
          </table:table-cell>
          <table:table-cell office:value-type="string">
            <text:p>Os Urbanitas (S�o Paul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6-0550</text:p>
          </table:table-cell>
          <table:table-cell office:value-type="string">
            <text:p>INTERDISCIPLINAR <text:s text:c="33"/></text:p>
          </table:table-cell>
          <table:table-cell office:value-type="string">
            <text:p>Paediatric Respiratory Reviews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0-7085</text:p>
          </table:table-cell>
          <table:table-cell office:value-type="string">
            <text:p>INTERDISCIPLINAR <text:s text:c="33"/></text:p>
          </table:table-cell>
          <table:table-cell office:value-type="string">
            <text:p>Pain Practic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7-7704</text:p>
          </table:table-cell>
          <table:table-cell office:value-type="string">
            <text:p>INTERDISCIPLINAR <text:s text:c="33"/></text:p>
          </table:table-cell>
          <table:table-cell office:value-type="string">
            <text:p>Parasitolog�a Latinoamerican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INTERDISCIPLINAR <text:s text:c="33"/></text:p>
          </table:table-cell>
          <table:table-cell office:value-type="string">
            <text:p>Parcerias Estrat�gicas (Bras�li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4-6618</text:p>
          </table:table-cell>
          <table:table-cell office:value-type="string">
            <text:p>INTERDISCIPLINAR <text:s text:c="33"/></text:p>
          </table:table-cell>
          <table:table-cell office:value-type="string">
            <text:p>Pattern Recognition and Image Analysi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2712</text:p>
          </table:table-cell>
          <table:table-cell office:value-type="string">
            <text:p>INTERDISCIPLINAR <text:s text:c="33"/></text:p>
          </table:table-cell>
          <table:table-cell office:value-type="string">
            <text:p>Pediatria Atu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6454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 Filos�f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1165</text:p>
          </table:table-cell>
          <table:table-cell office:value-type="string">
            <text:p>INTERDISCIPLINAR <text:s text:c="33"/></text:p>
          </table:table-cell>
          <table:table-cell office:value-type="string">
            <text:p>Pesquisa em Educa��o Ambiental (UFSCar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9806</text:p>
          </table:table-cell>
          <table:table-cell office:value-type="string">
            <text:p>INTERDISCIPLINAR <text:s text:c="33"/></text:p>
          </table:table-cell>
          <table:table-cell office:value-type="string">
            <text:p>Pesquisas em Geoci�ncias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0-1634</text:p>
          </table:table-cell>
          <table:table-cell office:value-type="string">
            <text:p>INTERDISCIPLINAR <text:s text:c="33"/></text:p>
          </table:table-cell>
          <table:table-cell office:value-type="string">
            <text:p>Physica Status Solidi. C, Conferences and Critical Review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3528</text:p>
          </table:table-cell>
          <table:table-cell office:value-type="string">
            <text:p>INTERDISCIPLINAR <text:s text:c="33"/></text:p>
          </table:table-cell>
          <table:table-cell office:value-type="string">
            <text:p>Pl�stico Industri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4138</text:p>
          </table:table-cell>
          <table:table-cell office:value-type="string">
            <text:p>INTERDISCIPLINAR <text:s text:c="33"/></text:p>
          </table:table-cell>
          <table:table-cell office:value-type="string">
            <text:p>Planejamento e Pol�ticas P�blicas (IPE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015</text:p>
          </table:table-cell>
          <table:table-cell office:value-type="string">
            <text:p>INTERDISCIPLINAR <text:s text:c="33"/></text:p>
          </table:table-cell>
          <table:table-cell office:value-type="string">
            <text:p>Pol�tica &amp; Trabalh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687X</text:p>
          </table:table-cell>
          <table:table-cell office:value-type="string">
            <text:p>INTERDISCIPLINAR <text:s text:c="33"/></text:p>
          </table:table-cell>
          <table:table-cell office:value-type="string">
            <text:p>Polifonia (UFMT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7-6554</text:p>
          </table:table-cell>
          <table:table-cell office:value-type="string">
            <text:p>INTERDISCIPLINAR <text:s text:c="33"/></text:p>
          </table:table-cell>
          <table:table-cell office:value-type="string">
            <text:p>Polis (Santiag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4140</text:p>
          </table:table-cell>
          <table:table-cell office:value-type="string">
            <text:p>INTERDISCIPLINAR <text:s text:c="33"/></text:p>
          </table:table-cell>
          <table:table-cell office:value-type="string">
            <text:p>Politica &amp; Sociedad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8-4552</text:p>
          </table:table-cell>
          <table:table-cell office:value-type="string">
            <text:p>INTERDISCIPLINAR <text:s text:c="33"/></text:p>
          </table:table-cell>
          <table:table-cell office:value-type="string">
            <text:p>Practicing Anthrop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4760</text:p>
          </table:table-cell>
          <table:table-cell office:value-type="string">
            <text:p>INTERDISCIPLINAR <text:s text:c="33"/></text:p>
          </table:table-cell>
          <table:table-cell office:value-type="string">
            <text:p>Prisma Jur�dico (UNINOV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2-0569</text:p>
          </table:table-cell>
          <table:table-cell office:value-type="string">
            <text:p>INTERDISCIPLINAR <text:s text:c="33"/></text:p>
          </table:table-cell>
          <table:table-cell office:value-type="string">
            <text:p>Qu�mica Anal�tica (Barcelon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69-0126</text:p>
          </table:table-cell>
          <table:table-cell office:value-type="string">
            <text:p>INTERDISCIPLINAR <text:s text:c="33"/></text:p>
          </table:table-cell>
          <table:table-cell office:value-type="string">
            <text:p>Quadrant (Montpellier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886</text:p>
          </table:table-cell>
          <table:table-cell office:value-type="string">
            <text:p>INTERDISCIPLINAR <text:s text:c="33"/></text:p>
          </table:table-cell>
          <table:table-cell office:value-type="string">
            <text:p>Quaestio (UNIS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3-8451</text:p>
          </table:table-cell>
          <table:table-cell office:value-type="string">
            <text:p>INTERDISCIPLINAR <text:s text:c="33"/></text:p>
          </table:table-cell>
          <table:table-cell office:value-type="string">
            <text:p>Radioprotection (Pari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2039</text:p>
          </table:table-cell>
          <table:table-cell office:value-type="string">
            <text:p>INTERDISCIPLINAR <text:s text:c="33"/></text:p>
          </table:table-cell>
          <table:table-cell office:value-type="string">
            <text:p>RAI. Revista de Administra��o e Inova��o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INTERDISCIPLINAR <text:s text:c="33"/></text:p>
          </table:table-cell>
          <table:table-cell office:value-type="string">
            <text:p>RBCF. Revista Brasileira de Ci�ncias Farmac�utic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INTERDISCIPLINAR <text:s text:c="33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INTERDISCIPLINAR <text:s text:c="33"/></text:p>
          </table:table-cell>
          <table:table-cell office:value-type="string">
            <text:p>RBPG. Revista Brasileira de P�s-Gradua��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5528</text:p>
          </table:table-cell>
          <table:table-cell office:value-type="string">
            <text:p>INTERDISCIPLINAR <text:s text:c="33"/></text:p>
          </table:table-cell>
          <table:table-cell office:value-type="string">
            <text:p>Rede. revista eletr�nica do Prodem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7106</text:p>
          </table:table-cell>
          <table:table-cell office:value-type="string">
            <text:p>INTERDISCIPLINAR <text:s text:c="33"/></text:p>
          </table:table-cell>
          <table:table-cell office:value-type="string">
            <text:p>Redes (Santa Cruz do Sul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1184</text:p>
          </table:table-cell>
          <table:table-cell office:value-type="string">
            <text:p>INTERDISCIPLINAR <text:s text:c="33"/></text:p>
          </table:table-cell>
          <table:table-cell office:value-type="string">
            <text:p>Reforma Agr�r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2276</text:p>
          </table:table-cell>
          <table:table-cell office:value-type="string">
            <text:p>INTERDISCIPLINAR <text:s text:c="33"/></text:p>
          </table:table-cell>
          <table:table-cell office:value-type="string">
            <text:p>REGE. Revista de Gest�o USP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INTERDISCIPLINAR <text:s text:c="33"/></text:p>
          </table:table-cell>
          <table:table-cell office:value-type="string">
            <text:p>RENOTE. Revista Novas Tecnologias na Educa��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93-6087</text:p>
          </table:table-cell>
          <table:table-cell office:value-type="string">
            <text:p>INTERDISCIPLINAR <text:s text:c="33"/></text:p>
          </table:table-cell>
          <table:table-cell office:value-type="string">
            <text:p>Research journal of biological sciences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1222</text:p>
          </table:table-cell>
          <table:table-cell office:value-type="string">
            <text:p>INTERDISCIPLINAR <text:s text:c="33"/></text:p>
          </table:table-cell>
          <table:table-cell office:value-type="string">
            <text:p>REVER (PUCSP. 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9-1705</text:p>
          </table:table-cell>
          <table:table-cell office:value-type="string">
            <text:p>INTERDISCIPLINAR <text:s text:c="33"/></text:p>
          </table:table-cell>
          <table:table-cell office:value-type="string">
            <text:p>Reviews in Environmental Science and BioTechn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aiana de Sa�de P�bl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34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grometeor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65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plica��es de V�cu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81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Biomec�n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ancer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452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�ncias Ambientai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32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�ncias do Esport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303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er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264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genharia. Caderno de Engenharia Biom�d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1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stat�st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48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est�o de Neg�cios (S�o Paul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5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ipertens�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05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Mast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4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Neur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Nutri��o Cl�n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Odont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28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Oftalm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Ortoped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46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arasitologia Veterin�r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76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esquisa e Desenvolviment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859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rodutos Agroindustriai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53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sicoterap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Terapia Intensiv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56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Terapias Cognitiv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29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Toxic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18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CEFAC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ere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83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Cerrados (UNIMONTE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7-876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hilena de Antropolog�a Visu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6-9337</text:p>
          </table:table-cell>
          <table:table-cell office:value-type="string">
            <text:p>INTERDISCIPLINAR <text:s text:c="33"/></text:p>
          </table:table-cell>
          <table:table-cell office:value-type="string">
            <text:p>Revista Chilena de Ciencias M�dico-Biol�gic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�ncia Agron�m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�ncia e Tecn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67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ntempor�nea de Ci�ncias Sociais Aplicadas da FAPLAN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ssocia��o Paulista de Cirurgi�es Dentist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3-983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Direito. Universidade de S�o Paul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10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Cl�nica M�d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197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Economia Polit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38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s da Administra��o (CAD/UFSC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417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Sanit�ri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0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etr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500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nsino de Engenhar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22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Econ�mico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280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t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549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Geografia (Recif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212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Hist�ria (UFE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83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Informa��o Legislativ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384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Neg�cio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atologia Tropic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7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ol�ticas P�blic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443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sican�lise da Sociedade Psicanal�tica de Porto Alegr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Sa�de P�blica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1-47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l CESL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206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CCEI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45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Departamento de Geografia (USP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8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de Ci�ncias da Sa�de (UNIP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36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de Latic�nios C�ndido Toste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72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s Transportes P�blico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92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s Tribunais (S�o Paul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3552</text:p>
          </table:table-cell>
          <table:table-cell office:value-type="string">
            <text:p>INTERDISCIPLINAR <text:s text:c="33"/></text:p>
          </table:table-cell>
          <table:table-cell office:value-type="string">
            <text:p>Revista Enfermagem (UERJ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4-6885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ces de Eva. Estudos sobre a Mulher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70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EEB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0549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MECO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8571-1071</text:p>
          </table:table-cell>
          <table:table-cell office:value-type="string">
            <text:p>INTERDISCIPLINAR <text:s text:c="33"/></text:p>
          </table:table-cell>
          <table:table-cell office:value-type="string">
            <text:p>Revista Filosofia Pol�tica S�rie III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84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Forens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61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Fronteir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2-2799</text:p>
          </table:table-cell>
          <table:table-cell office:value-type="string">
            <text:p>INTERDISCIPLINAR <text:s text:c="33"/></text:p>
          </table:table-cell>
          <table:table-cell office:value-type="string">
            <text:p>Revista Galega de Econom�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55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Global Tourism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96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Iberoamerican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INTERDISCIPLINAR <text:s text:c="33"/></text:p>
          </table:table-cell>
          <table:table-cell office:value-type="string">
            <text:p>Revista Iberoamericana de Educaci�n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8-09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IEEE Am�rica Latin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INTERDISCIPLINAR <text:s text:c="33"/></text:p>
          </table:table-cell>
          <table:table-cell office:value-type="string">
            <text:p>Revista M�dica de Minas Gerai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35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Militar de Ci�ncia e Tecn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67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NERA (UNESP. 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7280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lmares (Bras�li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71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namericana de Infectolog�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ulista de Pediatr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9-5001</text:p>
          </table:table-cell>
          <table:table-cell office:value-type="string">
            <text:p>INTERDISCIPLINAR <text:s text:c="33"/></text:p>
          </table:table-cell>
          <table:table-cell office:value-type="string">
            <text:p>Revista Petroqu�mica, Petr�leo, G�s &amp; Qu�m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3-2159</text:p>
          </table:table-cell>
          <table:table-cell office:value-type="string">
            <text:p>INTERDISCIPLINAR <text:s text:c="33"/></text:p>
          </table:table-cell>
          <table:table-cell office:value-type="string">
            <text:p>Revista Portuguesa de Pneum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INTERDISCIPLINAR <text:s text:c="33"/></text:p>
          </table:table-cell>
          <table:table-cell office:value-type="string">
            <text:p>Revista Produ��o Onlin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8863</text:p>
          </table:table-cell>
          <table:table-cell office:value-type="string">
            <text:p>INTERDISCIPLINAR <text:s text:c="33"/></text:p>
          </table:table-cell>
          <table:table-cell office:value-type="string">
            <text:p>Revista Rio de Janeir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4425</text:p>
          </table:table-cell>
          <table:table-cell office:value-type="string">
            <text:p>INTERDISCIPLINAR <text:s text:c="33"/></text:p>
          </table:table-cell>
          <table:table-cell office:value-type="string">
            <text:p>Revista SOBECC (S�o Paul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5-64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Theomai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711</text:p>
          </table:table-cell>
          <table:table-cell office:value-type="string">
            <text:p>INTERDISCIPLINAR <text:s text:c="33"/></text:p>
          </table:table-cell>
          <table:table-cell office:value-type="string">
            <text:p>Revista Tributaria e de Finan�as P�blic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VAP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versidade Rural. S�rie Ci�ncias da Vid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3337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verso Cont�bil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6971</text:p>
          </table:table-cell>
          <table:table-cell office:value-type="string">
            <text:p>INTERDISCIPLINAR <text:s text:c="33"/></text:p>
          </table:table-cell>
          <table:table-cell office:value-type="string">
            <text:p>RGO. Revista Ga�cha de Odontolog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0-6583</text:p>
          </table:table-cell>
          <table:table-cell office:value-type="string">
            <text:p>INTERDISCIPLINAR <text:s text:c="33"/></text:p>
          </table:table-cell>
          <table:table-cell office:value-type="string">
            <text:p>Rodriguesi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37-6528</text:p>
          </table:table-cell>
          <table:table-cell office:value-type="string">
            <text:p>INTERDISCIPLINAR <text:s text:c="33"/></text:p>
          </table:table-cell>
          <table:table-cell office:value-type="string">
            <text:p>S�rie Cahier de Recherche. UMR/MOIS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1592</text:p>
          </table:table-cell>
          <table:table-cell office:value-type="string">
            <text:p>INTERDISCIPLINAR <text:s text:c="33"/></text:p>
          </table:table-cell>
          <table:table-cell office:value-type="string">
            <text:p>Sa�de e Direitos Humano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104</text:p>
          </table:table-cell>
          <table:table-cell office:value-type="string">
            <text:p>INTERDISCIPLINAR <text:s text:c="33"/></text:p>
          </table:table-cell>
          <table:table-cell office:value-type="string">
            <text:p>Sa�de em Debat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056</text:p>
          </table:table-cell>
          <table:table-cell office:value-type="string">
            <text:p>INTERDISCIPLINAR <text:s text:c="33"/></text:p>
          </table:table-cell>
          <table:table-cell office:value-type="string">
            <text:p>Saneamento Ambient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9324</text:p>
          </table:table-cell>
          <table:table-cell office:value-type="string">
            <text:p>INTERDISCIPLINAR <text:s text:c="33"/></text:p>
          </table:table-cell>
          <table:table-cell office:value-type="string">
            <text:p>Scientia Forestalis (IPEF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5768</text:p>
          </table:table-cell>
          <table:table-cell office:value-type="string">
            <text:p>INTERDISCIPLINAR <text:s text:c="33"/></text:p>
          </table:table-cell>
          <table:table-cell office:value-type="string">
            <text:p>Scripta Philolog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3742</text:p>
          </table:table-cell>
          <table:table-cell office:value-type="string">
            <text:p>INTERDISCIPLINAR <text:s text:c="33"/></text:p>
          </table:table-cell>
          <table:table-cell office:value-type="string">
            <text:p>Semina (Londrin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546X</text:p>
          </table:table-cell>
          <table:table-cell office:value-type="string">
            <text:p>INTERDISCIPLINAR <text:s text:c="33"/></text:p>
          </table:table-cell>
          <table:table-cell office:value-type="string">
            <text:p>Semina. Ci�ncias Agr�ria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0359</text:p>
          </table:table-cell>
          <table:table-cell office:value-type="string">
            <text:p>INTERDISCIPLINAR <text:s text:c="33"/></text:p>
          </table:table-cell>
          <table:table-cell office:value-type="string">
            <text:p>Semina. Ci�ncias Agr�rias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7-4237</text:p>
          </table:table-cell>
          <table:table-cell office:value-type="string">
            <text:p>INTERDISCIPLINAR <text:s text:c="33"/></text:p>
          </table:table-cell>
          <table:table-cell office:value-type="string">
            <text:p>Shore and Beach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6-8781</text:p>
          </table:table-cell>
          <table:table-cell office:value-type="string">
            <text:p>INTERDISCIPLINAR <text:s text:c="33"/></text:p>
          </table:table-cell>
          <table:table-cell office:value-type="string">
            <text:p>Simulation &amp; Gam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8566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e Cultur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3-6308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e Territ�rio (Port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9798</text:p>
          </table:table-cell>
          <table:table-cell office:value-type="string">
            <text:p>INTERDISCIPLINAR <text:s text:c="33"/></text:p>
          </table:table-cell>
          <table:table-cell office:value-type="string">
            <text:p>South American Journal of Herpet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053</text:p>
          </table:table-cell>
          <table:table-cell office:value-type="string">
            <text:p>INTERDISCIPLINAR <text:s text:c="33"/></text:p>
          </table:table-cell>
          <table:table-cell office:value-type="string">
            <text:p>T�chne. Revista de Tecnologia da Constru��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45-3559</text:p>
          </table:table-cell>
          <table:table-cell office:value-type="string">
            <text:p>INTERDISCIPLINAR <text:s text:c="33"/></text:p>
          </table:table-cell>
          <table:table-cell office:value-type="string">
            <text:p>Ta�ra (Grenobl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59-1920</text:p>
          </table:table-cell>
          <table:table-cell office:value-type="string">
            <text:p>INTERDISCIPLINAR <text:s text:c="33"/></text:p>
          </table:table-cell>
          <table:table-cell office:value-type="string">
            <text:p>TALIS. Third Age Learning International Studie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6-0798</text:p>
          </table:table-cell>
          <table:table-cell office:value-type="string">
            <text:p>INTERDISCIPLINAR <text:s text:c="33"/></text:p>
          </table:table-cell>
          <table:table-cell office:value-type="string">
            <text:p>Taller de Letras (Santiag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23-6337</text:p>
          </table:table-cell>
          <table:table-cell office:value-type="string">
            <text:p>INTERDISCIPLINAR <text:s text:c="33"/></text:p>
          </table:table-cell>
          <table:table-cell office:value-type="string">
            <text:p>Techniques in Coloproct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8-7329</text:p>
          </table:table-cell>
          <table:table-cell office:value-type="string">
            <text:p>INTERDISCIPLINAR <text:s text:c="33"/></text:p>
          </table:table-cell>
          <table:table-cell office:value-type="string">
            <text:p>Technology and Health Car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300X</text:p>
          </table:table-cell>
          <table:table-cell office:value-type="string">
            <text:p>INTERDISCIPLINAR <text:s text:c="33"/></text:p>
          </table:table-cell>
          <table:table-cell office:value-type="string">
            <text:p>Tecnologia em Metalurgia e Materiais (S�o Paul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749</text:p>
          </table:table-cell>
          <table:table-cell office:value-type="string">
            <text:p>INTERDISCIPLINAR <text:s text:c="33"/></text:p>
          </table:table-cell>
          <table:table-cell office:value-type="string">
            <text:p>Temas sobre Desenvolvimento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0103</text:p>
          </table:table-cell>
          <table:table-cell office:value-type="string">
            <text:p>INTERDISCIPLINAR <text:s text:c="33"/></text:p>
          </table:table-cell>
          <table:table-cell office:value-type="string">
            <text:p>Teoria &amp; Pesquis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4183</text:p>
          </table:table-cell>
          <table:table-cell office:value-type="string">
            <text:p>INTERDISCIPLINAR <text:s text:c="33"/></text:p>
          </table:table-cell>
          <table:table-cell office:value-type="string">
            <text:p>Territ�rios e Fronteiras (UFMT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5-1569</text:p>
          </table:table-cell>
          <table:table-cell office:value-type="string">
            <text:p>INTERDISCIPLINAR <text:s text:c="33"/></text:p>
          </table:table-cell>
          <table:table-cell office:value-type="string">
            <text:p>The Cleft Palate-Craniofacial Journal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INTERDISCIPLINAR <text:s text:c="33"/></text:p>
          </table:table-cell>
          <table:table-cell office:value-type="string">
            <text:p>The FIEP Bulletin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2-9769</text:p>
          </table:table-cell>
          <table:table-cell office:value-type="string">
            <text:p>INTERDISCIPLINAR <text:s text:c="33"/></text:p>
          </table:table-cell>
          <table:table-cell office:value-type="string">
            <text:p>The Quarterly Review of Economics and Financ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89-8020</text:p>
          </table:table-cell>
          <table:table-cell office:value-type="string">
            <text:p>INTERDISCIPLINAR <text:s text:c="33"/></text:p>
          </table:table-cell>
          <table:table-cell office:value-type="string">
            <text:p>Therapeutic Research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4549</text:p>
          </table:table-cell>
          <table:table-cell office:value-type="string">
            <text:p>INTERDISCIPLINAR <text:s text:c="33"/></text:p>
          </table:table-cell>
          <table:table-cell office:value-type="string">
            <text:p>Tomo (UFS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1007</text:p>
          </table:table-cell>
          <table:table-cell office:value-type="string">
            <text:p>INTERDISCIPLINAR <text:s text:c="33"/></text:p>
          </table:table-cell>
          <table:table-cell office:value-type="string">
            <text:p>Trabalho, Educa��o e Sa�d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20-4503</text:p>
          </table:table-cell>
          <table:table-cell office:value-type="string">
            <text:p>INTERDISCIPLINAR <text:s text:c="33"/></text:p>
          </table:table-cell>
          <table:table-cell office:value-type="string">
            <text:p>Transactions on Internet Research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713</text:p>
          </table:table-cell>
          <table:table-cell office:value-type="string">
            <text:p>INTERDISCIPLINAR <text:s text:c="33"/></text:p>
          </table:table-cell>
          <table:table-cell office:value-type="string">
            <text:p>Transportes (Rio de Janeir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19-3579</text:p>
          </table:table-cell>
          <table:table-cell office:value-type="string">
            <text:p>INTERDISCIPLINAR <text:s text:c="33"/></text:p>
          </table:table-cell>
          <table:table-cell office:value-type="string">
            <text:p>Trends In Applied Sciences Research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26-670X</text:p>
          </table:table-cell>
          <table:table-cell office:value-type="string">
            <text:p>INTERDISCIPLINAR <text:s text:c="33"/></text:p>
          </table:table-cell>
          <table:table-cell office:value-type="string">
            <text:p>TripleC (Vien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3005</text:p>
          </table:table-cell>
          <table:table-cell office:value-type="string">
            <text:p>INTERDISCIPLINAR <text:s text:c="33"/></text:p>
          </table:table-cell>
          <table:table-cell office:value-type="string">
            <text:p>Tropical Oceanograph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541</text:p>
          </table:table-cell>
          <table:table-cell office:value-type="string">
            <text:p>INTERDISCIPLINAR <text:s text:c="33"/></text:p>
          </table:table-cell>
          <table:table-cell office:value-type="string">
            <text:p>Turismo em An�lis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6393</text:p>
          </table:table-cell>
          <table:table-cell office:value-type="string">
            <text:p>INTERDISCIPLINAR <text:s text:c="33"/></text:p>
          </table:table-cell>
          <table:table-cell office:value-type="string">
            <text:p>Turismo. Vis�o e A��o (Itaja�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4-8771</text:p>
          </table:table-cell>
          <table:table-cell office:value-type="string">
            <text:p>INTERDISCIPLINAR <text:s text:c="33"/></text:p>
          </table:table-cell>
          <table:table-cell office:value-type="string">
            <text:p>Ultrasound Quarterl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1-6436</text:p>
          </table:table-cell>
          <table:table-cell office:value-type="string">
            <text:p>INTERDISCIPLINAR <text:s text:c="33"/></text:p>
          </table:table-cell>
          <table:table-cell office:value-type="string">
            <text:p>Unasylva (English ed.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1-7084</text:p>
          </table:table-cell>
          <table:table-cell office:value-type="string">
            <text:p>INTERDISCIPLINAR <text:s text:c="33"/></text:p>
          </table:table-cell>
          <table:table-cell office:value-type="string">
            <text:p>Unione Matematica Italiana. Bollettino. Sezione B, Articoli di Ricerca Matematic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53-9628</text:p>
          </table:table-cell>
          <table:table-cell office:value-type="string">
            <text:p>INTERDISCIPLINAR <text:s text:c="33"/></text:p>
          </table:table-cell>
          <table:table-cell office:value-type="string">
            <text:p>Virtual Journal of Biological Physics Research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89-160X</text:p>
          </table:table-cell>
          <table:table-cell office:value-type="string">
            <text:p>INTERDISCIPLINAR <text:s text:c="33"/></text:p>
          </table:table-cell>
          <table:table-cell office:value-type="string">
            <text:p>West African Journal of Medicin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99-1993</text:p>
          </table:table-cell>
          <table:table-cell office:value-type="string">
            <text:p>INTERDISCIPLINAR <text:s text:c="33"/></text:p>
          </table:table-cell>
          <table:table-cell office:value-type="string">
            <text:p>Women &amp; Environments International Magazin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36-5500</text:p>
          </table:table-cell>
          <table:table-cell office:value-type="string">
            <text:p>INTERDISCIPLINAR <text:s text:c="33"/></text:p>
          </table:table-cell>
          <table:table-cell office:value-type="string">
            <text:p>Working papers (Harvard University. Center for International Development. 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1-5602</text:p>
          </table:table-cell>
          <table:table-cell office:value-type="string">
            <text:p>INTERDISCIPLINAR <text:s text:c="33"/></text:p>
          </table:table-cell>
          <table:table-cell office:value-type="string">
            <text:p>World Aquacultur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09-2769</text:p>
          </table:table-cell>
          <table:table-cell office:value-type="string">
            <text:p>INTERDISCIPLINAR <text:s text:c="33"/></text:p>
          </table:table-cell>
          <table:table-cell office:value-type="string">
            <text:p>WSEAS Transactions Mathematic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09-9526</text:p>
          </table:table-cell>
          <table:table-cell office:value-type="string">
            <text:p>INTERDISCIPLINAR <text:s text:c="33"/></text:p>
          </table:table-cell>
          <table:table-cell office:value-type="string">
            <text:p>WSEAS Transactions on Business and Economic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09-2777</text:p>
          </table:table-cell>
          <table:table-cell office:value-type="string">
            <text:p>INTERDISCIPLINAR <text:s text:c="33"/></text:p>
          </table:table-cell>
          <table:table-cell office:value-type="string">
            <text:p>WSEAS Transactions on System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2-0189</text:p>
          </table:table-cell>
          <table:table-cell office:value-type="string">
            <text:p>INTERDISCIPLINAR <text:s text:c="33"/></text:p>
          </table:table-cell>
          <table:table-cell office:value-type="string">
            <text:p>Zeitschrift der Deutschen Geologischen Gesellschaft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98-7269</text:p>
          </table:table-cell>
          <table:table-cell office:value-type="string">
            <text:p>INTERDISCIPLINAR <text:s text:c="33"/></text:p>
          </table:table-cell>
          <table:table-cell office:value-type="string">
            <text:p>Zootecnia Tropical. FONAIAP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90-1249</text:p>
          </table:table-cell>
          <table:table-cell office:value-type="string">
            <text:p>INTERDISCIPLINAR <text:s text:c="33"/></text:p>
          </table:table-cell>
          <table:table-cell office:value-type="string">
            <text:p>�conos (Quit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0454</text:p>
          </table:table-cell>
          <table:table-cell office:value-type="string">
            <text:p>INTERDISCIPLINAR <text:s text:c="33"/></text:p>
          </table:table-cell>
          <table:table-cell office:value-type="string">
            <text:p>�gora (UNISC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5385</text:p>
          </table:table-cell>
          <table:table-cell office:value-type="string">
            <text:p>INTERDISCIPLINAR <text:s text:c="33"/></text:p>
          </table:table-cell>
          <table:table-cell office:value-type="string">
            <text:p>�gora Filos�fica (UNICA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INTERDISCIPLINAR <text:s text:c="33"/></text:p>
          </table:table-cell>
          <table:table-cell office:value-type="string">
            <text:p>�mbito Jur�dic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4-8339</text:p>
          </table:table-cell>
          <table:table-cell office:value-type="string">
            <text:p>INTERDISCIPLINAR <text:s text:c="33"/></text:p>
          </table:table-cell>
          <table:table-cell office:value-type="string">
            <text:p>�rztezeitschrift f�r Naturheilverfahren und Regulationsmedizin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9163</text:p>
          </table:table-cell>
          <table:table-cell office:value-type="string">
            <text:p>INTERDISCIPLINAR <text:s text:c="33"/></text:p>
          </table:table-cell>
          <table:table-cell office:value-type="string">
            <text:p>A Hora Veterin�r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9436</text:p>
          </table:table-cell>
          <table:table-cell office:value-type="string">
            <text:p>INTERDISCIPLINAR <text:s text:c="33"/></text:p>
          </table:table-cell>
          <table:table-cell office:value-type="string">
            <text:p>A��o &amp; Movimento (Rio de Janei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5656</text:p>
          </table:table-cell>
          <table:table-cell office:value-type="string">
            <text:p>INTERDISCIPLINAR <text:s text:c="33"/></text:p>
          </table:table-cell>
          <table:table-cell office:value-type="string">
            <text:p>ABC Design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4-2731</text:p>
          </table:table-cell>
          <table:table-cell office:value-type="string">
            <text:p>INTERDISCIPLINAR <text:s text:c="33"/></text:p>
          </table:table-cell>
          <table:table-cell office:value-type="string">
            <text:p>ABO. Revista de Medicina Transfusio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867X</text:p>
          </table:table-cell>
          <table:table-cell office:value-type="string">
            <text:p>INTERDISCIPLINAR <text:s text:c="33"/></text:p>
          </table:table-cell>
          <table:table-cell office:value-type="string">
            <text:p>Acervo On-line de M�dia Regional (UNITAU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8855</text:p>
          </table:table-cell>
          <table:table-cell office:value-type="string">
            <text:p>INTERDISCIPLINAR <text:s text:c="33"/></text:p>
          </table:table-cell>
          <table:table-cell office:value-type="string">
            <text:p>Achegas.net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037</text:p>
          </table:table-cell>
          <table:table-cell office:value-type="string">
            <text:p>INTERDISCIPLINAR <text:s text:c="33"/></text:p>
          </table:table-cell>
          <table:table-cell office:value-type="string">
            <text:p>Acta M�dica (Porto Alegr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21-2098</text:p>
          </table:table-cell>
          <table:table-cell office:value-type="string">
            <text:p>INTERDISCIPLINAR <text:s text:c="33"/></text:p>
          </table:table-cell>
          <table:table-cell office:value-type="string">
            <text:p>Acta Technologiae et Legis Medicamenti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7-0076</text:p>
          </table:table-cell>
          <table:table-cell office:value-type="string">
            <text:p>INTERDISCIPLINAR <text:s text:c="33"/></text:p>
          </table:table-cell>
          <table:table-cell office:value-type="string">
            <text:p>Actes des Colloques Insectes Sociaux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7438</text:p>
          </table:table-cell>
          <table:table-cell office:value-type="string">
            <text:p>INTERDISCIPLINAR <text:s text:c="33"/></text:p>
          </table:table-cell>
          <table:table-cell office:value-type="string">
            <text:p>Adcontar (UNAM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9457</text:p>
          </table:table-cell>
          <table:table-cell office:value-type="string">
            <text:p>INTERDISCIPLINAR <text:s text:c="33"/></text:p>
          </table:table-cell>
          <table:table-cell office:value-type="string">
            <text:p>Administra��o de Empresas em Revist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2657</text:p>
          </table:table-cell>
          <table:table-cell office:value-type="string">
            <text:p>INTERDISCIPLINAR <text:s text:c="33"/></text:p>
          </table:table-cell>
          <table:table-cell office:value-type="string">
            <text:p>Administra��o em Debat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51-7696</text:p>
          </table:table-cell>
          <table:table-cell office:value-type="string">
            <text:p>INTERDISCIPLINAR <text:s text:c="33"/></text:p>
          </table:table-cell>
          <table:table-cell office:value-type="string">
            <text:p>Adolescence (Pari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91-637X</text:p>
          </table:table-cell>
          <table:table-cell office:value-type="string">
            <text:p>INTERDISCIPLINAR <text:s text:c="33"/></text:p>
          </table:table-cell>
          <table:table-cell office:value-type="string">
            <text:p>African Journal of Agricultural Research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4-2375</text:p>
          </table:table-cell>
          <table:table-cell office:value-type="string">
            <text:p>INTERDISCIPLINAR <text:s text:c="33"/></text:p>
          </table:table-cell>
          <table:table-cell office:value-type="string">
            <text:p>Africana Studia. Revista Internacional de Estudos Africanos = International Journal of African Studie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134X</text:p>
          </table:table-cell>
          <table:table-cell office:value-type="string">
            <text:p>INTERDISCIPLINAR <text:s text:c="33"/></text:p>
          </table:table-cell>
          <table:table-cell office:value-type="string">
            <text:p>Agricultura Biodin�m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2-7482</text:p>
          </table:table-cell>
          <table:table-cell office:value-type="string">
            <text:p>INTERDISCIPLINAR <text:s text:c="33"/></text:p>
          </table:table-cell>
          <table:table-cell office:value-type="string">
            <text:p>Agroforester�a en las Am�ric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0779</text:p>
          </table:table-cell>
          <table:table-cell office:value-type="string">
            <text:p>INTERDISCIPLINAR <text:s text:c="33"/></text:p>
          </table:table-cell>
          <table:table-cell office:value-type="string">
            <text:p>Agropecu�ria Catarinens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8-8064</text:p>
          </table:table-cell>
          <table:table-cell office:value-type="string">
            <text:p>INTERDISCIPLINAR <text:s text:c="33"/></text:p>
          </table:table-cell>
          <table:table-cell office:value-type="string">
            <text:p>Alternativas. Serie, Espacio Pedag�gic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6980</text:p>
          </table:table-cell>
          <table:table-cell office:value-type="string">
            <text:p>INTERDISCIPLINAR <text:s text:c="33"/></text:p>
          </table:table-cell>
          <table:table-cell office:value-type="string">
            <text:p>Ambix (Cambridg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5613</text:p>
          </table:table-cell>
          <table:table-cell office:value-type="string">
            <text:p>INTERDISCIPLINAR <text:s text:c="33"/></text:p>
          </table:table-cell>
          <table:table-cell office:value-type="string">
            <text:p>Anais de Pesquisa da Universidade de Ribeir�o Pret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9997</text:p>
          </table:table-cell>
          <table:table-cell office:value-type="string">
            <text:p>INTERDISCIPLINAR <text:s text:c="33"/></text:p>
          </table:table-cell>
          <table:table-cell office:value-type="string">
            <text:p>Anais do Conselho Regional de Medicina do Estado do Piau�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9755</text:p>
          </table:table-cell>
          <table:table-cell office:value-type="string">
            <text:p>INTERDISCIPLINAR <text:s text:c="33"/></text:p>
          </table:table-cell>
          <table:table-cell office:value-type="string">
            <text:p>Anais. Encontro Nacional de Turismo com Base Loc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09-4650</text:p>
          </table:table-cell>
          <table:table-cell office:value-type="string">
            <text:p>INTERDISCIPLINAR <text:s text:c="33"/></text:p>
          </table:table-cell>
          <table:table-cell office:value-type="string">
            <text:p>Analityka (Warszaw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0606</text:p>
          </table:table-cell>
          <table:table-cell office:value-type="string">
            <text:p>INTERDISCIPLINAR <text:s text:c="33"/></text:p>
          </table:table-cell>
          <table:table-cell office:value-type="string">
            <text:p>Animador sociocultur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907X</text:p>
          </table:table-cell>
          <table:table-cell office:value-type="string">
            <text:p>INTERDISCIPLINAR <text:s text:c="33"/></text:p>
          </table:table-cell>
          <table:table-cell office:value-type="string">
            <text:p>Animus (Santa Mari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82-9883</text:p>
          </table:table-cell>
          <table:table-cell office:value-type="string">
            <text:p>INTERDISCIPLINAR <text:s text:c="33"/></text:p>
          </table:table-cell>
          <table:table-cell office:value-type="string">
            <text:p>Antr�polis (La Paz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7174</text:p>
          </table:table-cell>
          <table:table-cell office:value-type="string">
            <text:p>INTERDISCIPLINAR <text:s text:c="33"/></text:p>
          </table:table-cell>
          <table:table-cell office:value-type="string">
            <text:p>Antropologia em Primeira M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3-988X</text:p>
          </table:table-cell>
          <table:table-cell office:value-type="string">
            <text:p>INTERDISCIPLINAR <text:s text:c="33"/></text:p>
          </table:table-cell>
          <table:table-cell office:value-type="string">
            <text:p>Anu�rio Estat�stico do Caf� (Rio de Janei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4280</text:p>
          </table:table-cell>
          <table:table-cell office:value-type="string">
            <text:p>INTERDISCIPLINAR <text:s text:c="33"/></text:p>
          </table:table-cell>
          <table:table-cell office:value-type="string">
            <text:p>Arquivos Catarinenses de Medicina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8167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e Ci�ncias Veterin�rias e Zoologia da Unipar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14X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e Direit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018</text:p>
          </table:table-cell>
          <table:table-cell office:value-type="string">
            <text:p>INTERDISCIPLINAR <text:s text:c="33"/></text:p>
          </table:table-cell>
          <table:table-cell office:value-type="string">
            <text:p>Arquivos M�dicos da Universidade Luterana do Brasi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3992</text:p>
          </table:table-cell>
          <table:table-cell office:value-type="string">
            <text:p>INTERDISCIPLINAR <text:s text:c="33"/></text:p>
          </table:table-cell>
          <table:table-cell office:value-type="string">
            <text:p>Arquivos M�dicos do ABC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005X</text:p>
          </table:table-cell>
          <table:table-cell office:value-type="string">
            <text:p>INTERDISCIPLINAR <text:s text:c="33"/></text:p>
          </table:table-cell>
          <table:table-cell office:value-type="string">
            <text:p>Arte e Educa��o em Revist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3-7368</text:p>
          </table:table-cell>
          <table:table-cell office:value-type="string">
            <text:p>INTERDISCIPLINAR <text:s text:c="33"/></text:p>
          </table:table-cell>
          <table:table-cell office:value-type="string">
            <text:p>Asian Pacific Journal of Cancer Prevention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7432</text:p>
          </table:table-cell>
          <table:table-cell office:value-type="string">
            <text:p>INTERDISCIPLINAR <text:s text:c="33"/></text:p>
          </table:table-cell>
          <table:table-cell office:value-type="string">
            <text:p>Assentamentos Humanos (Mar�li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2378</text:p>
          </table:table-cell>
          <table:table-cell office:value-type="string">
            <text:p>INTERDISCIPLINAR <text:s text:c="33"/></text:p>
          </table:table-cell>
          <table:table-cell office:value-type="string">
            <text:p>Athena.Revista Cient�fica de Educa��o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6876</text:p>
          </table:table-cell>
          <table:table-cell office:value-type="string">
            <text:p>INTERDISCIPLINAR <text:s text:c="33"/></text:p>
          </table:table-cell>
          <table:table-cell office:value-type="string">
            <text:p>Atl�ntida (Madrid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6998</text:p>
          </table:table-cell>
          <table:table-cell office:value-type="string">
            <text:p>INTERDISCIPLINAR <text:s text:c="33"/></text:p>
          </table:table-cell>
          <table:table-cell office:value-type="string">
            <text:p>Atualidades Jur�dic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2386</text:p>
          </table:table-cell>
          <table:table-cell office:value-type="string">
            <text:p>INTERDISCIPLINAR <text:s text:c="33"/></text:p>
          </table:table-cell>
          <table:table-cell office:value-type="string">
            <text:p>Atualidades Ornitol�gic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765</text:p>
          </table:table-cell>
          <table:table-cell office:value-type="string">
            <text:p>INTERDISCIPLINAR <text:s text:c="33"/></text:p>
          </table:table-cell>
          <table:table-cell office:value-type="string">
            <text:p>Avalia��o (UFJF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5-1565</text:p>
          </table:table-cell>
          <table:table-cell office:value-type="string">
            <text:p>INTERDISCIPLINAR <text:s text:c="33"/></text:p>
          </table:table-cell>
          <table:table-cell office:value-type="string">
            <text:p>Avances en An�lisis por T�cnicas de Rayos X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9-5184</text:p>
          </table:table-cell>
          <table:table-cell office:value-type="string">
            <text:p>INTERDISCIPLINAR <text:s text:c="33"/></text:p>
          </table:table-cell>
          <table:table-cell office:value-type="string">
            <text:p>Avances en Energ�as Renovables y Medio Ambient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09-0056</text:p>
          </table:table-cell>
          <table:table-cell office:value-type="string">
            <text:p>INTERDISCIPLINAR <text:s text:c="33"/></text:p>
          </table:table-cell>
          <table:table-cell office:value-type="string">
            <text:p>Avances en sistemas e informat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INTERDISCIPLINAR <text:s text:c="33"/></text:p>
          </table:table-cell>
          <table:table-cell office:value-type="string">
            <text:p>Bahia An�lise &amp; Dado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6339</text:p>
          </table:table-cell>
          <table:table-cell office:value-type="string">
            <text:p>INTERDISCIPLINAR <text:s text:c="33"/></text:p>
          </table:table-cell>
          <table:table-cell office:value-type="string">
            <text:p>Benjamin Constant (Rio de Janei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423X</text:p>
          </table:table-cell>
          <table:table-cell office:value-type="string">
            <text:p>INTERDISCIPLINAR <text:s text:c="33"/></text:p>
          </table:table-cell>
          <table:table-cell office:value-type="string">
            <text:p>BEPA. Boletim Epidemiol�gico Paulist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8254</text:p>
          </table:table-cell>
          <table:table-cell office:value-type="string">
            <text:p>INTERDISCIPLINAR <text:s text:c="33"/></text:p>
          </table:table-cell>
          <table:table-cell office:value-type="string">
            <text:p>Bioethik�s (Centro Universit�rio S�o Camil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10-6285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rhythm research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3-5365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Sciences Review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365X</text:p>
          </table:table-cell>
          <table:table-cell office:value-type="string">
            <text:p>INTERDISCIPLINAR <text:s text:c="33"/></text:p>
          </table:table-cell>
          <table:table-cell office:value-type="string">
            <text:p>Biomatem�tica (UNICAM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60-6768</text:p>
          </table:table-cell>
          <table:table-cell office:value-type="string">
            <text:p>INTERDISCIPLINAR <text:s text:c="33"/></text:p>
          </table:table-cell>
          <table:table-cell office:value-type="string">
            <text:p>Biotechnology jour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INTERDISCIPLINAR <text:s text:c="33"/></text:p>
          </table:table-cell>
          <table:table-cell office:value-type="string">
            <text:p>Biotecnologia Ci�ncia &amp; Desenvolviment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6347</text:p>
          </table:table-cell>
          <table:table-cell office:value-type="string">
            <text:p>INTERDISCIPLINAR <text:s text:c="33"/></text:p>
          </table:table-cell>
          <table:table-cell office:value-type="string">
            <text:p>Biotecnologia Ci�ncia &amp; Desenvolvimento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INTERDISCIPLINAR <text:s text:c="33"/></text:p>
          </table:table-cell>
          <table:table-cell office:value-type="string">
            <text:p>Biotemas (UFSC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6-3137</text:p>
          </table:table-cell>
          <table:table-cell office:value-type="string">
            <text:p>INTERDISCIPLINAR <text:s text:c="33"/></text:p>
          </table:table-cell>
          <table:table-cell office:value-type="string">
            <text:p>BOCC. Biblioteca On-line de Ci�ncias da Comunic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3-580X</text:p>
          </table:table-cell>
          <table:table-cell office:value-type="string">
            <text:p>INTERDISCIPLINAR <text:s text:c="33"/></text:p>
          </table:table-cell>
          <table:table-cell office:value-type="string">
            <text:p>Bolet�n de la Sociedad Argentina de Bot�n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3637</text:p>
          </table:table-cell>
          <table:table-cell office:value-type="string">
            <text:p>INTERDISCIPLINAR <text:s text:c="33"/></text:p>
          </table:table-cell>
          <table:table-cell office:value-type="string">
            <text:p>Boletim da Sociedade Brasileira de Ci�ncia e Tecnologia de Alimento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014X</text:p>
          </table:table-cell>
          <table:table-cell office:value-type="string">
            <text:p>INTERDISCIPLINAR <text:s text:c="33"/></text:p>
          </table:table-cell>
          <table:table-cell office:value-type="string">
            <text:p>Boletim da Sociedade Brasileira de Meteorolog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2-2439</text:p>
          </table:table-cell>
          <table:table-cell office:value-type="string">
            <text:p>INTERDISCIPLINAR <text:s text:c="33"/></text:p>
          </table:table-cell>
          <table:table-cell office:value-type="string">
            <text:p>Boletim de Bot�n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67-9615</text:p>
          </table:table-cell>
          <table:table-cell office:value-type="string">
            <text:p>INTERDISCIPLINAR <text:s text:c="33"/></text:p>
          </table:table-cell>
          <table:table-cell office:value-type="string">
            <text:p>Boletim de Ind�stria Anim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8693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CPA (UNICAM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80-3197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Museu Nacional. Nova S�rie Bot�n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3661</text:p>
          </table:table-cell>
          <table:table-cell office:value-type="string">
            <text:p>INTERDISCIPLINAR <text:s text:c="33"/></text:p>
          </table:table-cell>
          <table:table-cell office:value-type="string">
            <text:p>Boletim IBCCRIM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8374</text:p>
          </table:table-cell>
          <table:table-cell office:value-type="string">
            <text:p>INTERDISCIPLINAR <text:s text:c="33"/></text:p>
          </table:table-cell>
          <table:table-cell office:value-type="string">
            <text:p>Boletim SBMAC (Rio de Janei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6411</text:p>
          </table:table-cell>
          <table:table-cell office:value-type="string">
            <text:p>INTERDISCIPLINAR <text:s text:c="33"/></text:p>
          </table:table-cell>
          <table:table-cell office:value-type="string">
            <text:p>Boletim T�cnico Cient�fico do CEPEN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1304</text:p>
          </table:table-cell>
          <table:table-cell office:value-type="string">
            <text:p>INTERDISCIPLINAR <text:s text:c="33"/></text:p>
          </table:table-cell>
          <table:table-cell office:value-type="string">
            <text:p>Boletim T�cnico Organiza��o &amp; Estrat�g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84-800X</text:p>
          </table:table-cell>
          <table:table-cell office:value-type="string">
            <text:p>INTERDISCIPLINAR <text:s text:c="33"/></text:p>
          </table:table-cell>
          <table:table-cell office:value-type="string">
            <text:p>Bradea (Rio de Janei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0014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Anesthesiology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5868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Ecology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7321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Ecology (Disquet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7275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Food Technology (ITAL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7645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Food Technology. Preprint Seri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7-9085</text:p>
          </table:table-cell>
          <table:table-cell office:value-type="string">
            <text:p>INTERDISCIPLINAR <text:s text:c="33"/></text:p>
          </table:table-cell>
          <table:table-cell office:value-type="string">
            <text:p>Bulletin de la Soci�t� de Pathologie Exotique et de ses Filiale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0-4693</text:p>
          </table:table-cell>
          <table:table-cell office:value-type="string">
            <text:p>INTERDISCIPLINAR <text:s text:c="33"/></text:p>
          </table:table-cell>
          <table:table-cell office:value-type="string">
            <text:p>Bulletin du Groupement International pour la Recherche Scientifique en Stomatologie &amp; Odontologi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38-0680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the Section of Logic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316X</text:p>
          </table:table-cell>
          <table:table-cell office:value-type="string">
            <text:p>INTERDISCIPLINAR <text:s text:c="33"/></text:p>
          </table:table-cell>
          <table:table-cell office:value-type="string">
            <text:p>Caatinga (Mossor�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427</text:p>
          </table:table-cell>
          <table:table-cell office:value-type="string">
            <text:p>INTERDISCIPLINAR <text:s text:c="33"/></text:p>
          </table:table-cell>
          <table:table-cell office:value-type="string">
            <text:p>Caderno de Geografia (PUCMG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9142</text:p>
          </table:table-cell>
          <table:table-cell office:value-type="string">
            <text:p>INTERDISCIPLINAR <text:s text:c="33"/></text:p>
          </table:table-cell>
          <table:table-cell office:value-type="string">
            <text:p>Caderno Seminal Digital (Rio de Janei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INTERDISCIPLINAR <text:s text:c="33"/></text:p>
          </table:table-cell>
          <table:table-cell office:value-type="string">
            <text:p>Caderno Virtual de Turismo (UFRJ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14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ABES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Camilliani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0277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duca��o Escolar Ind�gen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075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studos.Secretaria de Avalia��o e Gest�o da Inform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132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Inform�tica (UFRG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10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CEAM (UnB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9711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CEAS (Salvador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840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CEOM (UNOESC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0316</text:p>
          </table:table-cell>
          <table:table-cell office:value-type="string">
            <text:p>INTERDISCIPLINAR <text:s text:c="33"/></text:p>
          </table:table-cell>
          <table:table-cell office:value-type="string">
            <text:p>Cadernos IHU Id�ias (UNISINO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0480</text:p>
          </table:table-cell>
          <table:table-cell office:value-type="string">
            <text:p>INTERDISCIPLINAR <text:s text:c="33"/></text:p>
          </table:table-cell>
          <table:table-cell office:value-type="string">
            <text:p>Caesura (ULBR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66-2115</text:p>
          </table:table-cell>
          <table:table-cell office:value-type="string">
            <text:p>INTERDISCIPLINAR <text:s text:c="33"/></text:p>
          </table:table-cell>
          <table:table-cell office:value-type="string">
            <text:p>Cahier. Club Demeter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INTERDISCIPLINAR <text:s text:c="33"/></text:p>
          </table:table-cell>
          <table:table-cell office:value-type="string">
            <text:p>Caminhos da Geografia (UFU. 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6268</text:p>
          </table:table-cell>
          <table:table-cell office:value-type="string">
            <text:p>INTERDISCIPLINAR <text:s text:c="33"/></text:p>
          </table:table-cell>
          <table:table-cell office:value-type="string">
            <text:p>Canadart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92-9058</text:p>
          </table:table-cell>
          <table:table-cell office:value-type="string">
            <text:p>INTERDISCIPLINAR <text:s text:c="33"/></text:p>
          </table:table-cell>
          <table:table-cell office:value-type="string">
            <text:p>Canadian biosystems engineering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4608</text:p>
          </table:table-cell>
          <table:table-cell office:value-type="string">
            <text:p>INTERDISCIPLINAR <text:s text:c="33"/></text:p>
          </table:table-cell>
          <table:table-cell office:value-type="string">
            <text:p>Cer�mica Industri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127X</text:p>
          </table:table-cell>
          <table:table-cell office:value-type="string">
            <text:p>INTERDISCIPLINAR <text:s text:c="33"/></text:p>
          </table:table-cell>
          <table:table-cell office:value-type="string">
            <text:p>Check List (S�o Paul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&amp; Ambient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44X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&amp; Engenhar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699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Agr�col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3773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Anim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Animal Brasileira (UFG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1914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em Moviment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INTERDISCIPLINAR <text:s text:c="33"/></text:p>
          </table:table-cell>
          <table:table-cell office:value-type="string">
            <text:p>Ci�ncias &amp; Cogni��o (UFRJ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3743</text:p>
          </table:table-cell>
          <table:table-cell office:value-type="string">
            <text:p>INTERDISCIPLINAR <text:s text:c="33"/></text:p>
          </table:table-cell>
          <table:table-cell office:value-type="string">
            <text:p>Ci�ncias Ambientais &amp; Desenvolviment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5576</text:p>
          </table:table-cell>
          <table:table-cell office:value-type="string">
            <text:p>INTERDISCIPLINAR <text:s text:c="33"/></text:p>
          </table:table-cell>
          <table:table-cell office:value-type="string">
            <text:p>Ci�ncias Ambientais &amp; Desenvolvimento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9665</text:p>
          </table:table-cell>
          <table:table-cell office:value-type="string">
            <text:p>INTERDISCIPLINAR <text:s text:c="33"/></text:p>
          </table:table-cell>
          <table:table-cell office:value-type="string">
            <text:p>Ci�ncias Sociais em Perspectiv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INTERDISCIPLINAR <text:s text:c="33"/></text:p>
          </table:table-cell>
          <table:table-cell office:value-type="string">
            <text:p>Ci�ncias Sociais Unisino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571X</text:p>
          </table:table-cell>
          <table:table-cell office:value-type="string">
            <text:p>INTERDISCIPLINAR <text:s text:c="33"/></text:p>
          </table:table-cell>
          <table:table-cell office:value-type="string">
            <text:p>Cl�nica Veterin�ria (S�o Paul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7-5000</text:p>
          </table:table-cell>
          <table:table-cell office:value-type="string">
            <text:p>INTERDISCIPLINAR <text:s text:c="33"/></text:p>
          </table:table-cell>
          <table:table-cell office:value-type="string">
            <text:p>CLEI Electronic Jour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0863</text:p>
          </table:table-cell>
          <table:table-cell office:value-type="string">
            <text:p>INTERDISCIPLINAR <text:s text:c="33"/></text:p>
          </table:table-cell>
          <table:table-cell office:value-type="string">
            <text:p>Cole��o de Id�ias (Universidade do Estado da Bahi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1851</text:p>
          </table:table-cell>
          <table:table-cell office:value-type="string">
            <text:p>INTERDISCIPLINAR <text:s text:c="33"/></text:p>
          </table:table-cell>
          <table:table-cell office:value-type="string">
            <text:p>Coluna/Column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INTERDISCIPLINAR <text:s text:c="33"/></text:p>
          </table:table-cell>
          <table:table-cell office:value-type="string">
            <text:p>ComCi�nc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6-5140</text:p>
          </table:table-cell>
          <table:table-cell office:value-type="string">
            <text:p>INTERDISCIPLINAR <text:s text:c="33"/></text:p>
          </table:table-cell>
          <table:table-cell office:value-type="string">
            <text:p>Comments on Toxicology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2-1783</text:p>
          </table:table-cell>
          <table:table-cell office:value-type="string">
            <text:p>INTERDISCIPLINAR <text:s text:c="33"/></text:p>
          </table:table-cell>
          <table:table-cell office:value-type="string">
            <text:p>Communication and Medicin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305X</text:p>
          </table:table-cell>
          <table:table-cell office:value-type="string">
            <text:p>INTERDISCIPLINAR <text:s text:c="33"/></text:p>
          </table:table-cell>
          <table:table-cell office:value-type="string">
            <text:p>Comum (Rio de Janei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5842</text:p>
          </table:table-cell>
          <table:table-cell office:value-type="string">
            <text:p>INTERDISCIPLINAR <text:s text:c="33"/></text:p>
          </table:table-cell>
          <table:table-cell office:value-type="string">
            <text:p>Comunica��o &amp; Informa��o (UFG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564X</text:p>
          </table:table-cell>
          <table:table-cell office:value-type="string">
            <text:p>INTERDISCIPLINAR <text:s text:c="33"/></text:p>
          </table:table-cell>
          <table:table-cell office:value-type="string">
            <text:p>Comunica��o &amp; Inov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0242</text:p>
          </table:table-cell>
          <table:table-cell office:value-type="string">
            <text:p>INTERDISCIPLINAR <text:s text:c="33"/></text:p>
          </table:table-cell>
          <table:table-cell office:value-type="string">
            <text:p>Comunicart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4381</text:p>
          </table:table-cell>
          <table:table-cell office:value-type="string">
            <text:p>INTERDISCIPLINAR <text:s text:c="33"/></text:p>
          </table:table-cell>
          <table:table-cell office:value-type="string">
            <text:p>Conex�es (UNICAM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573</text:p>
          </table:table-cell>
          <table:table-cell office:value-type="string">
            <text:p>INTERDISCIPLINAR <text:s text:c="33"/></text:p>
          </table:table-cell>
          <table:table-cell office:value-type="string">
            <text:p>Contexto (Montes Claro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3202</text:p>
          </table:table-cell>
          <table:table-cell office:value-type="string">
            <text:p>INTERDISCIPLINAR <text:s text:c="33"/></text:p>
          </table:table-cell>
          <table:table-cell office:value-type="string">
            <text:p>Contraponto (UCSal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227</text:p>
          </table:table-cell>
          <table:table-cell office:value-type="string">
            <text:p>INTERDISCIPLINAR <text:s text:c="33"/></text:p>
          </table:table-cell>
          <table:table-cell office:value-type="string">
            <text:p>Contrapontos (UNIVALI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5253</text:p>
          </table:table-cell>
          <table:table-cell office:value-type="string">
            <text:p>INTERDISCIPLINAR <text:s text:c="33"/></text:p>
          </table:table-cell>
          <table:table-cell office:value-type="string">
            <text:p>Controv�rsia (UNISINO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05-1435</text:p>
          </table:table-cell>
          <table:table-cell office:value-type="string">
            <text:p>INTERDISCIPLINAR <text:s text:c="33"/></text:p>
          </table:table-cell>
          <table:table-cell office:value-type="string">
            <text:p>Convergenc�a (Toluc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4004</text:p>
          </table:table-cell>
          <table:table-cell office:value-type="string">
            <text:p>INTERDISCIPLINAR <text:s text:c="33"/></text:p>
          </table:table-cell>
          <table:table-cell office:value-type="string">
            <text:p>Cr�tica (UEL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9-8457</text:p>
          </table:table-cell>
          <table:table-cell office:value-type="string">
            <text:p>INTERDISCIPLINAR <text:s text:c="33"/></text:p>
          </table:table-cell>
          <table:table-cell office:value-type="string">
            <text:p>Cr�tica. Revista de Filosofia e Ensin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0689</text:p>
          </table:table-cell>
          <table:table-cell office:value-type="string">
            <text:p>INTERDISCIPLINAR <text:s text:c="33"/></text:p>
          </table:table-cell>
          <table:table-cell office:value-type="string">
            <text:p>Cronos (Natal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2882</text:p>
          </table:table-cell>
          <table:table-cell office:value-type="string">
            <text:p>INTERDISCIPLINAR <text:s text:c="33"/></text:p>
          </table:table-cell>
          <table:table-cell office:value-type="string">
            <text:p>Custos e @groneg�cio Onlin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2-6413</text:p>
          </table:table-cell>
          <table:table-cell office:value-type="string">
            <text:p>INTERDISCIPLINAR <text:s text:c="33"/></text:p>
          </table:table-cell>
          <table:table-cell office:value-type="string">
            <text:p>CytoJournal (London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1-3012</text:p>
          </table:table-cell>
          <table:table-cell office:value-type="string">
            <text:p>INTERDISCIPLINAR <text:s text:c="33"/></text:p>
          </table:table-cell>
          <table:table-cell office:value-type="string">
            <text:p>Dementia (London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5764</text:p>
          </table:table-cell>
          <table:table-cell office:value-type="string">
            <text:p>INTERDISCIPLINAR <text:s text:c="33"/></text:p>
          </table:table-cell>
          <table:table-cell office:value-type="string">
            <text:p>Dementia &amp; neuropsycholog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5691</text:p>
          </table:table-cell>
          <table:table-cell office:value-type="string">
            <text:p>INTERDISCIPLINAR <text:s text:c="33"/></text:p>
          </table:table-cell>
          <table:table-cell office:value-type="string">
            <text:p>Dental scienc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952X</text:p>
          </table:table-cell>
          <table:table-cell office:value-type="string">
            <text:p>INTERDISCIPLINAR <text:s text:c="33"/></text:p>
          </table:table-cell>
          <table:table-cell office:value-type="string">
            <text:p>Desenvolvimento e Meio Ambiente (UFPR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4855</text:p>
          </table:table-cell>
          <table:table-cell office:value-type="string">
            <text:p>INTERDISCIPLINAR <text:s text:c="33"/></text:p>
          </table:table-cell>
          <table:table-cell office:value-type="string">
            <text:p>Desenvolvimento em Quest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INTERDISCIPLINAR <text:s text:c="33"/></text:p>
          </table:table-cell>
          <table:table-cell office:value-type="string">
            <text:p>Di�logos &amp; Ci�ncia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9979</text:p>
          </table:table-cell>
          <table:table-cell office:value-type="string">
            <text:p>INTERDISCIPLINAR <text:s text:c="33"/></text:p>
          </table:table-cell>
          <table:table-cell office:value-type="string">
            <text:p>Diagn�stico &amp; Tratament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8558</text:p>
          </table:table-cell>
          <table:table-cell office:value-type="string">
            <text:p>INTERDISCIPLINAR <text:s text:c="33"/></text:p>
          </table:table-cell>
          <table:table-cell office:value-type="string">
            <text:p>Direito e Justi�a (URI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88-7025</text:p>
          </table:table-cell>
          <table:table-cell office:value-type="string">
            <text:p>INTERDISCIPLINAR <text:s text:c="33"/></text:p>
          </table:table-cell>
          <table:table-cell office:value-type="string">
            <text:p>Dise�o y Sociedad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2201</text:p>
          </table:table-cell>
          <table:table-cell office:value-type="string">
            <text:p>INTERDISCIPLINAR <text:s text:c="33"/></text:p>
          </table:table-cell>
          <table:table-cell office:value-type="string">
            <text:p>Documentos. Embrapa Amaz�nia Orient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77-3928</text:p>
          </table:table-cell>
          <table:table-cell office:value-type="string">
            <text:p>INTERDISCIPLINAR <text:s text:c="33"/></text:p>
          </table:table-cell>
          <table:table-cell office:value-type="string">
            <text:p>Drug target insight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8982</text:p>
          </table:table-cell>
          <table:table-cell office:value-type="string">
            <text:p>INTERDISCIPLINAR <text:s text:c="33"/></text:p>
          </table:table-cell>
          <table:table-cell office:value-type="string">
            <text:p>E &amp; G. Economia e Gest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26-2216</text:p>
          </table:table-cell>
          <table:table-cell office:value-type="string">
            <text:p>INTERDISCIPLINAR <text:s text:c="33"/></text:p>
          </table:table-cell>
          <table:table-cell office:value-type="string">
            <text:p>Ecolog�a Aplicad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1302</text:p>
          </table:table-cell>
          <table:table-cell office:value-type="string">
            <text:p>INTERDISCIPLINAR <text:s text:c="33"/></text:p>
          </table:table-cell>
          <table:table-cell office:value-type="string">
            <text:p>Econ�mica (Niter�i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0-8801</text:p>
          </table:table-cell>
          <table:table-cell office:value-type="string">
            <text:p>INTERDISCIPLINAR <text:s text:c="33"/></text:p>
          </table:table-cell>
          <table:table-cell office:value-type="string">
            <text:p>Economie &amp; Soci�t�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3-0559</text:p>
          </table:table-cell>
          <table:table-cell office:value-type="string">
            <text:p>INTERDISCIPLINAR <text:s text:c="33"/></text:p>
          </table:table-cell>
          <table:table-cell office:value-type="string">
            <text:p>Economie Rurale (Pari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3-0567</text:p>
          </table:table-cell>
          <table:table-cell office:value-type="string">
            <text:p>INTERDISCIPLINAR <text:s text:c="33"/></text:p>
          </table:table-cell>
          <table:table-cell office:value-type="string">
            <text:p>Economies et Soci�t�s (Pari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188X</text:p>
          </table:table-cell>
          <table:table-cell office:value-type="string">
            <text:p>INTERDISCIPLINAR <text:s text:c="33"/></text:p>
          </table:table-cell>
          <table:table-cell office:value-type="string">
            <text:p>Ecos Revist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4411</text:p>
          </table:table-cell>
          <table:table-cell office:value-type="string">
            <text:p>INTERDISCIPLINAR <text:s text:c="33"/></text:p>
          </table:table-cell>
          <table:table-cell office:value-type="string">
            <text:p>Edentata (Belo Horizont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5486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(S�o Paul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4346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&amp; Mudan�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7123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em Revista (Porto Alegr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3895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Gr�fica (UNESP.Bauru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8221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Matem�tica em Revista (Rio Grande do Sul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3760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on-Line (PUCRJ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5594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Profissional (Bras�li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6454</text:p>
          </table:table-cell>
          <table:table-cell office:value-type="string">
            <text:p>INTERDISCIPLINAR <text:s text:c="33"/></text:p>
          </table:table-cell>
          <table:table-cell office:value-type="string">
            <text:p>Educare (Montes Claro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3-1857</text:p>
          </table:table-cell>
          <table:table-cell office:value-type="string">
            <text:p>INTERDISCIPLINAR <text:s text:c="33"/></text:p>
          </table:table-cell>
          <table:table-cell office:value-type="string">
            <text:p>Educational Philosophy and Theory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INTERDISCIPLINAR <text:s text:c="33"/></text:p>
          </table:table-cell>
          <table:table-cell office:value-type="string">
            <text:p>Einstein (S�o Paul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03-6835</text:p>
          </table:table-cell>
          <table:table-cell office:value-type="string">
            <text:p>INTERDISCIPLINAR <text:s text:c="33"/></text:p>
          </table:table-cell>
          <table:table-cell office:value-type="string">
            <text:p>Electronic journal of information technology in construction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2104</text:p>
          </table:table-cell>
          <table:table-cell office:value-type="string">
            <text:p>INTERDISCIPLINAR <text:s text:c="33"/></text:p>
          </table:table-cell>
          <table:table-cell office:value-type="string">
            <text:p>Eletricidade Modern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8-305X</text:p>
          </table:table-cell>
          <table:table-cell office:value-type="string">
            <text:p>INTERDISCIPLINAR <text:s text:c="33"/></text:p>
          </table:table-cell>
          <table:table-cell office:value-type="string">
            <text:p>Energy &amp; Environment (Brentwood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9014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e Constru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3025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Estudo e Pesquis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185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Rur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1790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T�rm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314</text:p>
          </table:table-cell>
          <table:table-cell office:value-type="string">
            <text:p>INTERDISCIPLINAR <text:s text:c="33"/></text:p>
          </table:table-cell>
          <table:table-cell office:value-type="string">
            <text:p>Engevista (UFF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6938</text:p>
          </table:table-cell>
          <table:table-cell office:value-type="string">
            <text:p>INTERDISCIPLINAR <text:s text:c="33"/></text:p>
          </table:table-cell>
          <table:table-cell office:value-type="string">
            <text:p>Ensaios e Ci�ncia (Campo Grand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1723</text:p>
          </table:table-cell>
          <table:table-cell office:value-type="string">
            <text:p>INTERDISCIPLINAR <text:s text:c="33"/></text:p>
          </table:table-cell>
          <table:table-cell office:value-type="string">
            <text:p>Ensaios FE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55-5267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bioindicators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6-0745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Pollution (London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4-0437</text:p>
          </table:table-cell>
          <table:table-cell office:value-type="string">
            <text:p>INTERDISCIPLINAR <text:s text:c="33"/></text:p>
          </table:table-cell>
          <table:table-cell office:value-type="string">
            <text:p>Episteme (Lisbo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487</text:p>
          </table:table-cell>
          <table:table-cell office:value-type="string">
            <text:p>INTERDISCIPLINAR <text:s text:c="33"/></text:p>
          </table:table-cell>
          <table:table-cell office:value-type="string">
            <text:p>Eptic On-Line (UF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70-900X</text:p>
          </table:table-cell>
          <table:table-cell office:value-type="string">
            <text:p>INTERDISCIPLINAR <text:s text:c="33"/></text:p>
          </table:table-cell>
          <table:table-cell office:value-type="string">
            <text:p>ESAIM. Proceeding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626X</text:p>
          </table:table-cell>
          <table:table-cell office:value-type="string">
            <text:p>INTERDISCIPLINAR <text:s text:c="33"/></text:p>
          </table:table-cell>
          <table:table-cell office:value-type="string">
            <text:p>Escritos (Funda��o Casa de Rui Barbos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668</text:p>
          </table:table-cell>
          <table:table-cell office:value-type="string">
            <text:p>INTERDISCIPLINAR <text:s text:c="33"/></text:p>
          </table:table-cell>
          <table:table-cell office:value-type="string">
            <text:p>Espa�o (INE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9375</text:p>
          </table:table-cell>
          <table:table-cell office:value-type="string">
            <text:p>INTERDISCIPLINAR <text:s text:c="33"/></text:p>
          </table:table-cell>
          <table:table-cell office:value-type="string">
            <text:p>Espa�o e Geografia (UnB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1-2483</text:p>
          </table:table-cell>
          <table:table-cell office:value-type="string">
            <text:p>INTERDISCIPLINAR <text:s text:c="33"/></text:p>
          </table:table-cell>
          <table:table-cell office:value-type="string">
            <text:p>Estudios Paraguayo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5-3530</text:p>
          </table:table-cell>
          <table:table-cell office:value-type="string">
            <text:p>INTERDISCIPLINAR <text:s text:c="33"/></text:p>
          </table:table-cell>
          <table:table-cell office:value-type="string">
            <text:p>Estudos do S�culo XX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INTERDISCIPLINAR <text:s text:c="33"/></text:p>
          </table:table-cell>
          <table:table-cell office:value-type="string">
            <text:p>Estudos em Avalia��o Educacio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698X</text:p>
          </table:table-cell>
          <table:table-cell office:value-type="string">
            <text:p>INTERDISCIPLINAR <text:s text:c="33"/></text:p>
          </table:table-cell>
          <table:table-cell office:value-type="string">
            <text:p>Estudos Geogr�ficos (UNES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2734</text:p>
          </table:table-cell>
          <table:table-cell office:value-type="string">
            <text:p>INTERDISCIPLINAR <text:s text:c="33"/></text:p>
          </table:table-cell>
          <table:table-cell office:value-type="string">
            <text:p>Et Cetera (Curitib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2592</text:p>
          </table:table-cell>
          <table:table-cell office:value-type="string">
            <text:p>INTERDISCIPLINAR <text:s text:c="33"/></text:p>
          </table:table-cell>
          <table:table-cell office:value-type="string">
            <text:p>ETD. Educa��o Tem�tica Digital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73-2571</text:p>
          </table:table-cell>
          <table:table-cell office:value-type="string">
            <text:p>INTERDISCIPLINAR <text:s text:c="33"/></text:p>
          </table:table-cell>
          <table:table-cell office:value-type="string">
            <text:p>Eubios Journal of Asian and International Bioethic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9-699X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Psychiatry (Ed. en Espa�ol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51-6401</text:p>
          </table:table-cell>
          <table:table-cell office:value-type="string">
            <text:p>INTERDISCIPLINAR <text:s text:c="33"/></text:p>
          </table:table-cell>
          <table:table-cell office:value-type="string">
            <text:p>European physical journal. Special topics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5287</text:p>
          </table:table-cell>
          <table:table-cell office:value-type="string">
            <text:p>INTERDISCIPLINAR <text:s text:c="33"/></text:p>
          </table:table-cell>
          <table:table-cell office:value-type="string">
            <text:p>Evid�ncia (UNOESC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9037</text:p>
          </table:table-cell>
          <table:table-cell office:value-type="string">
            <text:p>INTERDISCIPLINAR <text:s text:c="33"/></text:p>
          </table:table-cell>
          <table:table-cell office:value-type="string">
            <text:p>Extens�o e Cultura (UFG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98-0404</text:p>
          </table:table-cell>
          <table:table-cell office:value-type="string">
            <text:p>INTERDISCIPLINAR <text:s text:c="33"/></text:p>
          </table:table-cell>
          <table:table-cell office:value-type="string">
            <text:p>Face � Face (Bordeaux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0439</text:p>
          </table:table-cell>
          <table:table-cell office:value-type="string">
            <text:p>INTERDISCIPLINAR <text:s text:c="33"/></text:p>
          </table:table-cell>
          <table:table-cell office:value-type="string">
            <text:p>Faz Ci�ncia (UNIOEST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3469</text:p>
          </table:table-cell>
          <table:table-cell office:value-type="string">
            <text:p>INTERDISCIPLINAR <text:s text:c="33"/></text:p>
          </table:table-cell>
          <table:table-cell office:value-type="string">
            <text:p>Fisioterapia Ser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0632</text:p>
          </table:table-cell>
          <table:table-cell office:value-type="string">
            <text:p>INTERDISCIPLINAR <text:s text:c="33"/></text:p>
          </table:table-cell>
          <table:table-cell office:value-type="string">
            <text:p>Fono Atual (S�o Paul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2-8028</text:p>
          </table:table-cell>
          <table:table-cell office:value-type="string">
            <text:p>INTERDISCIPLINAR <text:s text:c="33"/></text:p>
          </table:table-cell>
          <table:table-cell office:value-type="string">
            <text:p>Forests Trees and Livelihood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INTERDISCIPLINAR <text:s text:c="33"/></text:p>
          </table:table-cell>
          <table:table-cell office:value-type="string">
            <text:p>Fragmentos de Cultura (Goi�ni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32-8721</text:p>
          </table:table-cell>
          <table:table-cell office:value-type="string">
            <text:p>INTERDISCIPLINAR <text:s text:c="33"/></text:p>
          </table:table-cell>
          <table:table-cell office:value-type="string">
            <text:p>Funkcialaj Ekvacioj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9699</text:p>
          </table:table-cell>
          <table:table-cell office:value-type="string">
            <text:p>INTERDISCIPLINAR <text:s text:c="33"/></text:p>
          </table:table-cell>
          <table:table-cell office:value-type="string">
            <text:p>G�ner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8049</text:p>
          </table:table-cell>
          <table:table-cell office:value-type="string">
            <text:p>INTERDISCIPLINAR <text:s text:c="33"/></text:p>
          </table:table-cell>
          <table:table-cell office:value-type="string">
            <text:p>Geografia (UFPI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7829</text:p>
          </table:table-cell>
          <table:table-cell office:value-type="string">
            <text:p>INTERDISCIPLINAR <text:s text:c="33"/></text:p>
          </table:table-cell>
          <table:table-cell office:value-type="string">
            <text:p>Geologia USP. Publica��o Especi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4486</text:p>
          </table:table-cell>
          <table:table-cell office:value-type="string">
            <text:p>INTERDISCIPLINAR <text:s text:c="33"/></text:p>
          </table:table-cell>
          <table:table-cell office:value-type="string">
            <text:p>Geonomo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6059</text:p>
          </table:table-cell>
          <table:table-cell office:value-type="string">
            <text:p>INTERDISCIPLINAR <text:s text:c="33"/></text:p>
          </table:table-cell>
          <table:table-cell office:value-type="string">
            <text:p>Geonordeste (UF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189X</text:p>
          </table:table-cell>
          <table:table-cell office:value-type="string">
            <text:p>INTERDISCIPLINAR <text:s text:c="33"/></text:p>
          </table:table-cell>
          <table:table-cell office:value-type="string">
            <text:p>Geotextos (Salvador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614X</text:p>
          </table:table-cell>
          <table:table-cell office:value-type="string">
            <text:p>INTERDISCIPLINAR <text:s text:c="33"/></text:p>
          </table:table-cell>
          <table:table-cell office:value-type="string">
            <text:p>GEPROS. Gest�o da Produ��o, Opera��es e Sistem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8289</text:p>
          </table:table-cell>
          <table:table-cell office:value-type="string">
            <text:p>INTERDISCIPLINAR <text:s text:c="33"/></text:p>
          </table:table-cell>
          <table:table-cell office:value-type="string">
            <text:p>Geriatria &amp; gerontolog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44-1586</text:p>
          </table:table-cell>
          <table:table-cell office:value-type="string">
            <text:p>INTERDISCIPLINAR <text:s text:c="33"/></text:p>
          </table:table-cell>
          <table:table-cell office:value-type="string">
            <text:p>Geriatrics and Gerontology Internatio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258</text:p>
          </table:table-cell>
          <table:table-cell office:value-type="string">
            <text:p>INTERDISCIPLINAR <text:s text:c="33"/></text:p>
          </table:table-cell>
          <table:table-cell office:value-type="string">
            <text:p>Gerontolog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5436</text:p>
          </table:table-cell>
          <table:table-cell office:value-type="string">
            <text:p>INTERDISCIPLINAR <text:s text:c="33"/></text:p>
          </table:table-cell>
          <table:table-cell office:value-type="string">
            <text:p>Gest�o e Desenvolvimento (FEEVAL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2-556X</text:p>
          </table:table-cell>
          <table:table-cell office:value-type="string">
            <text:p>INTERDISCIPLINAR <text:s text:c="33"/></text:p>
          </table:table-cell>
          <table:table-cell office:value-type="string">
            <text:p>Gest�o e Desenvolvimento (Universidade Cat�lica Portugues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5756</text:p>
          </table:table-cell>
          <table:table-cell office:value-type="string">
            <text:p>INTERDISCIPLINAR <text:s text:c="33"/></text:p>
          </table:table-cell>
          <table:table-cell office:value-type="string">
            <text:p>Gest�o e sociedade (UFMG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891</text:p>
          </table:table-cell>
          <table:table-cell office:value-type="string">
            <text:p>INTERDISCIPLINAR <text:s text:c="33"/></text:p>
          </table:table-cell>
          <table:table-cell office:value-type="string">
            <text:p>Gest�o em A��o (Salvador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INTERDISCIPLINAR <text:s text:c="33"/></text:p>
          </table:table-cell>
          <table:table-cell office:value-type="string">
            <text:p>Higiene Alimentar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3518</text:p>
          </table:table-cell>
          <table:table-cell office:value-type="string">
            <text:p>INTERDISCIPLINAR <text:s text:c="33"/></text:p>
          </table:table-cell>
          <table:table-cell office:value-type="string">
            <text:p>Hist�ria da Educa��o (UFPel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1783</text:p>
          </table:table-cell>
          <table:table-cell office:value-type="string">
            <text:p>INTERDISCIPLINAR <text:s text:c="33"/></text:p>
          </table:table-cell>
          <table:table-cell office:value-type="string">
            <text:p>Hist�ria e-Hist�r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6284</text:p>
          </table:table-cell>
          <table:table-cell office:value-type="string">
            <text:p>INTERDISCIPLINAR <text:s text:c="33"/></text:p>
          </table:table-cell>
          <table:table-cell office:value-type="string">
            <text:p>Hist�rica (S�o Paulo. 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3-2877</text:p>
          </table:table-cell>
          <table:table-cell office:value-type="string">
            <text:p>INTERDISCIPLINAR <text:s text:c="33"/></text:p>
          </table:table-cell>
          <table:table-cell office:value-type="string">
            <text:p>Hoehnea (S�o Paul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421</text:p>
          </table:table-cell>
          <table:table-cell office:value-type="string">
            <text:p>INTERDISCIPLINAR <text:s text:c="33"/></text:p>
          </table:table-cell>
          <table:table-cell office:value-type="string">
            <text:p>Holos Environment (CD-ROM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0599</text:p>
          </table:table-cell>
          <table:table-cell office:value-type="string">
            <text:p>INTERDISCIPLINAR <text:s text:c="33"/></text:p>
          </table:table-cell>
          <table:table-cell office:value-type="string">
            <text:p>Humanidades em Revist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5-0256</text:p>
          </table:table-cell>
          <table:table-cell office:value-type="string">
            <text:p>INTERDISCIPLINAR <text:s text:c="33"/></text:p>
          </table:table-cell>
          <table:table-cell office:value-type="string">
            <text:p>Idade da Imagem (Lisbo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3-4705</text:p>
          </table:table-cell>
          <table:table-cell office:value-type="string">
            <text:p>INTERDISCIPLINAR <text:s text:c="33"/></text:p>
          </table:table-cell>
          <table:table-cell office:value-type="string">
            <text:p>Iheringia. S�rie Bot�n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666X</text:p>
          </table:table-cell>
          <table:table-cell office:value-type="string">
            <text:p>INTERDISCIPLINAR <text:s text:c="33"/></text:p>
          </table:table-cell>
          <table:table-cell office:value-type="string">
            <text:p>Imagin�rio (US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6661</text:p>
          </table:table-cell>
          <table:table-cell office:value-type="string">
            <text:p>INTERDISCIPLINAR <text:s text:c="33"/></text:p>
          </table:table-cell>
          <table:table-cell office:value-type="string">
            <text:p>Implant New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0219</text:p>
          </table:table-cell>
          <table:table-cell office:value-type="string">
            <text:p>INTERDISCIPLINAR <text:s text:c="33"/></text:p>
          </table:table-cell>
          <table:table-cell office:value-type="string">
            <text:p>Infarma (Bras�li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669X</text:p>
          </table:table-cell>
          <table:table-cell office:value-type="string">
            <text:p>INTERDISCIPLINAR <text:s text:c="33"/></text:p>
          </table:table-cell>
          <table:table-cell office:value-type="string">
            <text:p>Infoge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832X</text:p>
          </table:table-cell>
          <table:table-cell office:value-type="string">
            <text:p>INTERDISCIPLINAR <text:s text:c="33"/></text:p>
          </table:table-cell>
          <table:table-cell office:value-type="string">
            <text:p>Informa��es Econ�micas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4409</text:p>
          </table:table-cell>
          <table:table-cell office:value-type="string">
            <text:p>INTERDISCIPLINAR <text:s text:c="33"/></text:p>
          </table:table-cell>
          <table:table-cell office:value-type="string">
            <text:p>Informa��es Econ�micas. Instituto de Economia Agr�col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2139</text:p>
          </table:table-cell>
          <table:table-cell office:value-type="string">
            <text:p>INTERDISCIPLINAR <text:s text:c="33"/></text:p>
          </table:table-cell>
          <table:table-cell office:value-type="string">
            <text:p>Informa��o &amp; Inform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3364</text:p>
          </table:table-cell>
          <table:table-cell office:value-type="string">
            <text:p>INTERDISCIPLINAR <text:s text:c="33"/></text:p>
          </table:table-cell>
          <table:table-cell office:value-type="string">
            <text:p>Informe Agropecu�rio (Belo Horizont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136</text:p>
          </table:table-cell>
          <table:table-cell office:value-type="string">
            <text:p>INTERDISCIPLINAR <text:s text:c="33"/></text:p>
          </table:table-cell>
          <table:table-cell office:value-type="string">
            <text:p>Inter-a��o (Goi�ni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847</text:p>
          </table:table-cell>
          <table:table-cell office:value-type="string">
            <text:p>INTERDISCIPLINAR <text:s text:c="33"/></text:p>
          </table:table-cell>
          <table:table-cell office:value-type="string">
            <text:p>Interagir (UERJ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9037</text:p>
          </table:table-cell>
          <table:table-cell office:value-type="string">
            <text:p>INTERDISCIPLINAR <text:s text:c="33"/></text:p>
          </table:table-cell>
          <table:table-cell office:value-type="string">
            <text:p>Interface (Natal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0894</text:p>
          </table:table-cell>
          <table:table-cell office:value-type="string">
            <text:p>INTERDISCIPLINAR <text:s text:c="33"/></text:p>
          </table:table-cell>
          <table:table-cell office:value-type="string">
            <text:p>InterfacEHS (Ed. portugu�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0908</text:p>
          </table:table-cell>
          <table:table-cell office:value-type="string">
            <text:p>INTERDISCIPLINAR <text:s text:c="33"/></text:p>
          </table:table-cell>
          <table:table-cell office:value-type="string">
            <text:p>InterfacEHS (English ed.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6-137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agent-oriented software engineering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5-669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omputer Research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50-187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information and communication technology education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61-212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online engineering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13-713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Operations Research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9844</text:p>
          </table:table-cell>
          <table:table-cell office:value-type="string">
            <text:p>INTERDISCIPLINAR <text:s text:c="33"/></text:p>
          </table:table-cell>
          <table:table-cell office:value-type="string">
            <text:p>InterSciencePlac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6341</text:p>
          </table:table-cell>
          <table:table-cell office:value-type="string">
            <text:p>INTERDISCIPLINAR <text:s text:c="33"/></text:p>
          </table:table-cell>
          <table:table-cell office:value-type="string">
            <text:p>Investiga��o (Franc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98-4587</text:p>
          </table:table-cell>
          <table:table-cell office:value-type="string">
            <text:p>INTERDISCIPLINAR <text:s text:c="33"/></text:p>
          </table:table-cell>
          <table:table-cell office:value-type="string">
            <text:p>Investigaci�n &amp; Cuidado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697X</text:p>
          </table:table-cell>
          <table:table-cell office:value-type="string">
            <text:p>INTERDISCIPLINAR <text:s text:c="33"/></text:p>
          </table:table-cell>
          <table:table-cell office:value-type="string">
            <text:p>IP. Inform�tica P�bl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24-2049</text:p>
          </table:table-cell>
          <table:table-cell office:value-type="string">
            <text:p>INTERDISCIPLINAR <text:s text:c="33"/></text:p>
          </table:table-cell>
          <table:table-cell office:value-type="string">
            <text:p>JCOM. Journal of Science Communication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5308</text:p>
          </table:table-cell>
          <table:table-cell office:value-type="string">
            <text:p>INTERDISCIPLINAR <text:s text:c="33"/></text:p>
          </table:table-cell>
          <table:table-cell office:value-type="string">
            <text:p>Jornal Brasileiro de Fonoaudiolog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80-559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nimal and Veterinary Advance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3-961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usiness Chemistry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09-945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nstruction Research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2-060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ssential Oil-Bearing Plant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077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thnobiology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6-426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thnobiology and Ethnomedicin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7-075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ternational Agricultural and Extension Education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598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etabolism and Nutrition / Revista do Metabolismo e Nutri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3-043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ilosophical logic (Dordrecht. 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4862</text:p>
          </table:table-cell>
          <table:table-cell office:value-type="string">
            <text:p>INTERDISCIPLINAR <text:s text:c="33"/></text:p>
          </table:table-cell>
          <table:table-cell office:value-type="string">
            <text:p>Jus Navigandi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3120</text:p>
          </table:table-cell>
          <table:table-cell office:value-type="string">
            <text:p>INTERDISCIPLINAR <text:s text:c="33"/></text:p>
          </table:table-cell>
          <table:table-cell office:value-type="string">
            <text:p>K. Jornal de cr�t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48-9227</text:p>
          </table:table-cell>
          <table:table-cell office:value-type="string">
            <text:p>INTERDISCIPLINAR <text:s text:c="33"/></text:p>
          </table:table-cell>
          <table:table-cell office:value-type="string">
            <text:p>Kairos (Toulous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6847</text:p>
          </table:table-cell>
          <table:table-cell office:value-type="string">
            <text:p>INTERDISCIPLINAR <text:s text:c="33"/></text:p>
          </table:table-cell>
          <table:table-cell office:value-type="string">
            <text:p>L�ngua escrita (UFMG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INTERDISCIPLINAR <text:s text:c="33"/></text:p>
          </table:table-cell>
          <table:table-cell office:value-type="string">
            <text:p>Lecturas Educaci�n F�sica y Deporte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INTERDISCIPLINAR <text:s text:c="33"/></text:p>
          </table:table-cell>
          <table:table-cell office:value-type="string">
            <text:p>Lecturas Educaci�n F�sica y Deportes (Buenos Aire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80-930X</text:p>
          </table:table-cell>
          <table:table-cell office:value-type="string">
            <text:p>INTERDISCIPLINAR <text:s text:c="33"/></text:p>
          </table:table-cell>
          <table:table-cell office:value-type="string">
            <text:p>Les Annales de la Recherche Urbain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3853</text:p>
          </table:table-cell>
          <table:table-cell office:value-type="string">
            <text:p>INTERDISCIPLINAR <text:s text:c="33"/></text:p>
          </table:table-cell>
          <table:table-cell office:value-type="string">
            <text:p>Lex. Revista do Direito Brasileir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0743</text:p>
          </table:table-cell>
          <table:table-cell office:value-type="string">
            <text:p>INTERDISCIPLINAR <text:s text:c="33"/></text:p>
          </table:table-cell>
          <table:table-cell office:value-type="string">
            <text:p>Linguagem, Educa��o e Sociedade (UFPI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367X</text:p>
          </table:table-cell>
          <table:table-cell office:value-type="string">
            <text:p>INTERDISCIPLINAR <text:s text:c="33"/></text:p>
          </table:table-cell>
          <table:table-cell office:value-type="string">
            <text:p>Linhas (UDESC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9933</text:p>
          </table:table-cell>
          <table:table-cell office:value-type="string">
            <text:p>INTERDISCIPLINAR <text:s text:c="33"/></text:p>
          </table:table-cell>
          <table:table-cell office:value-type="string">
            <text:p>Logos (Rio de Janei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1285</text:p>
          </table:table-cell>
          <table:table-cell office:value-type="string">
            <text:p>INTERDISCIPLINAR <text:s text:c="33"/></text:p>
          </table:table-cell>
          <table:table-cell office:value-type="string">
            <text:p>Lumen (S�o Paul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0785</text:p>
          </table:table-cell>
          <table:table-cell office:value-type="string">
            <text:p>INTERDISCIPLINAR <text:s text:c="33"/></text:p>
          </table:table-cell>
          <table:table-cell office:value-type="string">
            <text:p>Lumina (Juiz de For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6180</text:p>
          </table:table-cell>
          <table:table-cell office:value-type="string">
            <text:p>INTERDISCIPLINAR <text:s text:c="33"/></text:p>
          </table:table-cell>
          <table:table-cell office:value-type="string">
            <text:p>Lundiana (UFMG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2700</text:p>
          </table:table-cell>
          <table:table-cell office:value-type="string">
            <text:p>INTERDISCIPLINAR <text:s text:c="33"/></text:p>
          </table:table-cell>
          <table:table-cell office:value-type="string">
            <text:p>M�quinas e Metai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0706</text:p>
          </table:table-cell>
          <table:table-cell office:value-type="string">
            <text:p>INTERDISCIPLINAR <text:s text:c="33"/></text:p>
          </table:table-cell>
          <table:table-cell office:value-type="string">
            <text:p>M�tis (UC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9-5729</text:p>
          </table:table-cell>
          <table:table-cell office:value-type="string">
            <text:p>INTERDISCIPLINAR <text:s text:c="33"/></text:p>
          </table:table-cell>
          <table:table-cell office:value-type="string">
            <text:p>Maintenance Technology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0560</text:p>
          </table:table-cell>
          <table:table-cell office:value-type="string">
            <text:p>INTERDISCIPLINAR <text:s text:c="33"/></text:p>
          </table:table-cell>
          <table:table-cell office:value-type="string">
            <text:p>Margens (UFP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7-9383</text:p>
          </table:table-cell>
          <table:table-cell office:value-type="string">
            <text:p>INTERDISCIPLINAR <text:s text:c="33"/></text:p>
          </table:table-cell>
          <table:table-cell office:value-type="string">
            <text:p>Mastozoologia Neotropic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894</text:p>
          </table:table-cell>
          <table:table-cell office:value-type="string">
            <text:p>INTERDISCIPLINAR <text:s text:c="33"/></text:p>
          </table:table-cell>
          <table:table-cell office:value-type="string">
            <text:p>Medicina de Reabilit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3773</text:p>
          </table:table-cell>
          <table:table-cell office:value-type="string">
            <text:p>INTERDISCIPLINAR <text:s text:c="33"/></text:p>
          </table:table-cell>
          <table:table-cell office:value-type="string">
            <text:p>Megadiversidade (Belo Horizont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1-7557</text:p>
          </table:table-cell>
          <table:table-cell office:value-type="string">
            <text:p>INTERDISCIPLINAR <text:s text:c="33"/></text:p>
          </table:table-cell>
          <table:table-cell office:value-type="string">
            <text:p>Meiofauna Marin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22-5197</text:p>
          </table:table-cell>
          <table:table-cell office:value-type="string">
            <text:p>INTERDISCIPLINAR <text:s text:c="33"/></text:p>
          </table:table-cell>
          <table:table-cell office:value-type="string">
            <text:p>Memoria y Sociedad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1219</text:p>
          </table:table-cell>
          <table:table-cell office:value-type="string">
            <text:p>INTERDISCIPLINAR <text:s text:c="33"/></text:p>
          </table:table-cell>
          <table:table-cell office:value-type="string">
            <text:p>Meridiano 47 (UnB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93-0291</text:p>
          </table:table-cell>
          <table:table-cell office:value-type="string">
            <text:p>INTERDISCIPLINAR <text:s text:c="33"/></text:p>
          </table:table-cell>
          <table:table-cell office:value-type="string">
            <text:p>Metal-Based Drug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0-423X</text:p>
          </table:table-cell>
          <table:table-cell office:value-type="string">
            <text:p>INTERDISCIPLINAR <text:s text:c="33"/></text:p>
          </table:table-cell>
          <table:table-cell office:value-type="string">
            <text:p>Metals Materials and Processe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60-8229</text:p>
          </table:table-cell>
          <table:table-cell office:value-type="string">
            <text:p>INTERDISCIPLINAR <text:s text:c="33"/></text:p>
          </table:table-cell>
          <table:table-cell office:value-type="string">
            <text:p>Metrology and Measuring Systems / Metrologia i Systemy Pomiarow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8-5685</text:p>
          </table:table-cell>
          <table:table-cell office:value-type="string">
            <text:p>INTERDISCIPLINAR <text:s text:c="33"/></text:p>
          </table:table-cell>
          <table:table-cell office:value-type="string">
            <text:p>Miradas (Buenos Aire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4111</text:p>
          </table:table-cell>
          <table:table-cell office:value-type="string">
            <text:p>INTERDISCIPLINAR <text:s text:c="33"/></text:p>
          </table:table-cell>
          <table:table-cell office:value-type="string">
            <text:p>Motriviv�nc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512X</text:p>
          </table:table-cell>
          <table:table-cell office:value-type="string">
            <text:p>INTERDISCIPLINAR <text:s text:c="33"/></text:p>
          </table:table-cell>
          <table:table-cell office:value-type="string">
            <text:p>Multitemas (UCDB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0611</text:p>
          </table:table-cell>
          <table:table-cell office:value-type="string">
            <text:p>INTERDISCIPLINAR <text:s text:c="33"/></text:p>
          </table:table-cell>
          <table:table-cell office:value-type="string">
            <text:p>Mundo &amp; Vida (UFF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8-6730</text:p>
          </table:table-cell>
          <table:table-cell office:value-type="string">
            <text:p>INTERDISCIPLINAR <text:s text:c="33"/></text:p>
          </table:table-cell>
          <table:table-cell office:value-type="string">
            <text:p>N�madas (Madrid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7-6092</text:p>
          </table:table-cell>
          <table:table-cell office:value-type="string">
            <text:p>INTERDISCIPLINAR <text:s text:c="33"/></text:p>
          </table:table-cell>
          <table:table-cell office:value-type="string">
            <text:p>Natural Resources Research (Pari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6497</text:p>
          </table:table-cell>
          <table:table-cell office:value-type="string">
            <text:p>INTERDISCIPLINAR <text:s text:c="33"/></text:p>
          </table:table-cell>
          <table:table-cell office:value-type="string">
            <text:p>Naupliu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5348</text:p>
          </table:table-cell>
          <table:table-cell office:value-type="string">
            <text:p>INTERDISCIPLINAR <text:s text:c="33"/></text:p>
          </table:table-cell>
          <table:table-cell office:value-type="string">
            <text:p>Neodiversity (Feira de Santan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9939</text:p>
          </table:table-cell>
          <table:table-cell office:value-type="string">
            <text:p>INTERDISCIPLINAR <text:s text:c="33"/></text:p>
          </table:table-cell>
          <table:table-cell office:value-type="string">
            <text:p>Neotropical Biology and Conservation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4705</text:p>
          </table:table-cell>
          <table:table-cell office:value-type="string">
            <text:p>INTERDISCIPLINAR <text:s text:c="33"/></text:p>
          </table:table-cell>
          <table:table-cell office:value-type="string">
            <text:p>Neotropical Primate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0-8515</text:p>
          </table:table-cell>
          <table:table-cell office:value-type="string">
            <text:p>INTERDISCIPLINAR <text:s text:c="33"/></text:p>
          </table:table-cell>
          <table:table-cell office:value-type="string">
            <text:p>New Working Paper Series. LSE Gender Institut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2-5608</text:p>
          </table:table-cell>
          <table:table-cell office:value-type="string">
            <text:p>INTERDISCIPLINAR <text:s text:c="33"/></text:p>
          </table:table-cell>
          <table:table-cell office:value-type="string">
            <text:p>Nonlinear World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0026</text:p>
          </table:table-cell>
          <table:table-cell office:value-type="string">
            <text:p>INTERDISCIPLINAR <text:s text:c="33"/></text:p>
          </table:table-cell>
          <table:table-cell office:value-type="string">
            <text:p>Notas T�cnicas da FACIMAR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70-2019</text:p>
          </table:table-cell>
          <table:table-cell office:value-type="string">
            <text:p>INTERDISCIPLINAR <text:s text:c="33"/></text:p>
          </table:table-cell>
          <table:table-cell office:value-type="string">
            <text:p>Notes Fauniques de Gembloux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9-0735</text:p>
          </table:table-cell>
          <table:table-cell office:value-type="string">
            <text:p>INTERDISCIPLINAR <text:s text:c="33"/></text:p>
          </table:table-cell>
          <table:table-cell office:value-type="string">
            <text:p>Noticias de Antropolog�a y Arqueolog�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6481</text:p>
          </table:table-cell>
          <table:table-cell office:value-type="string">
            <text:p>INTERDISCIPLINAR <text:s text:c="33"/></text:p>
          </table:table-cell>
          <table:table-cell office:value-type="string">
            <text:p>Novos Cadernos NAE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5-6960</text:p>
          </table:table-cell>
          <table:table-cell office:value-type="string">
            <text:p>INTERDISCIPLINAR <text:s text:c="33"/></text:p>
          </table:table-cell>
          <table:table-cell office:value-type="string">
            <text:p>Nuevamer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72-1979</text:p>
          </table:table-cell>
          <table:table-cell office:value-type="string">
            <text:p>INTERDISCIPLINAR <text:s text:c="33"/></text:p>
          </table:table-cell>
          <table:table-cell office:value-type="string">
            <text:p>Nursing New Zealand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2274</text:p>
          </table:table-cell>
          <table:table-cell office:value-type="string">
            <text:p>INTERDISCIPLINAR <text:s text:c="33"/></text:p>
          </table:table-cell>
          <table:table-cell office:value-type="string">
            <text:p>Nutri��o em Paut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1129</text:p>
          </table:table-cell>
          <table:table-cell office:value-type="string">
            <text:p>INTERDISCIPLINAR <text:s text:c="33"/></text:p>
          </table:table-cell>
          <table:table-cell office:value-type="string">
            <text:p>O Olho da Hist�r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1057</text:p>
          </table:table-cell>
          <table:table-cell office:value-type="string">
            <text:p>INTERDISCIPLINAR <text:s text:c="33"/></text:p>
          </table:table-cell>
          <table:table-cell office:value-type="string">
            <text:p>O Pape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96-8352</text:p>
          </table:table-cell>
          <table:table-cell office:value-type="string">
            <text:p>INTERDISCIPLINAR <text:s text:c="33"/></text:p>
          </table:table-cell>
          <table:table-cell office:value-type="string">
            <text:p>Observatorio de la Econom�a Latinoamerican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6442</text:p>
          </table:table-cell>
          <table:table-cell office:value-type="string">
            <text:p>INTERDISCIPLINAR <text:s text:c="33"/></text:p>
          </table:table-cell>
          <table:table-cell office:value-type="string">
            <text:p>Oecologia Brasiliensi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9366</text:p>
          </table:table-cell>
          <table:table-cell office:value-type="string">
            <text:p>INTERDISCIPLINAR <text:s text:c="33"/></text:p>
          </table:table-cell>
          <table:table-cell office:value-type="string">
            <text:p>Oecologia brasiliensis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5273</text:p>
          </table:table-cell>
          <table:table-cell office:value-type="string">
            <text:p>INTERDISCIPLINAR <text:s text:c="33"/></text:p>
          </table:table-cell>
          <table:table-cell office:value-type="string">
            <text:p>Oikos (Vi�os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INTERDISCIPLINAR <text:s text:c="33"/></text:p>
          </table:table-cell>
          <table:table-cell office:value-type="string">
            <text:p>OLAM (Rio Cla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0845</text:p>
          </table:table-cell>
          <table:table-cell office:value-type="string">
            <text:p>INTERDISCIPLINAR <text:s text:c="33"/></text:p>
          </table:table-cell>
          <table:table-cell office:value-type="string">
            <text:p>Olhar (UFSCar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5648</text:p>
          </table:table-cell>
          <table:table-cell office:value-type="string">
            <text:p>INTERDISCIPLINAR <text:s text:c="33"/></text:p>
          </table:table-cell>
          <table:table-cell office:value-type="string">
            <text:p>Olhar de Professor (UEPG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6-4892</text:p>
          </table:table-cell>
          <table:table-cell office:value-type="string">
            <text:p>INTERDISCIPLINAR <text:s text:c="33"/></text:p>
          </table:table-cell>
          <table:table-cell office:value-type="string">
            <text:p>Organohalogen Compound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0-020X</text:p>
          </table:table-cell>
          <table:table-cell office:value-type="string">
            <text:p>INTERDISCIPLINAR <text:s text:c="33"/></text:p>
          </table:table-cell>
          <table:table-cell office:value-type="string">
            <text:p>Oriental Journal of Chemistry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9554</text:p>
          </table:table-cell>
          <table:table-cell office:value-type="string">
            <text:p>INTERDISCIPLINAR <text:s text:c="33"/></text:p>
          </table:table-cell>
          <table:table-cell office:value-type="string">
            <text:p>P�s.Revista do Programa de P�s Gradua��o em Arquitetura e Urbanismo da FAU/USP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9009</text:p>
          </table:table-cell>
          <table:table-cell office:value-type="string">
            <text:p>INTERDISCIPLINAR <text:s text:c="33"/></text:p>
          </table:table-cell>
          <table:table-cell office:value-type="string">
            <text:p>Pan-American Journal of Aquatic Science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2-7410</text:p>
          </table:table-cell>
          <table:table-cell office:value-type="string">
            <text:p>INTERDISCIPLINAR <text:s text:c="33"/></text:p>
          </table:table-cell>
          <table:table-cell office:value-type="string">
            <text:p>Pasturas Tropicale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INTERDISCIPLINAR <text:s text:c="33"/></text:p>
          </table:table-cell>
          <table:table-cell office:value-type="string">
            <text:p>Pediatria Modern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 (Erexim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039X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 Econ�mica (S�o Leopold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0-2331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 Escolar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0-5551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es in Health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7603</text:p>
          </table:table-cell>
          <table:table-cell office:value-type="string">
            <text:p>INTERDISCIPLINAR <text:s text:c="33"/></text:p>
          </table:table-cell>
          <table:table-cell office:value-type="string">
            <text:p>Pesquisa &amp; Debat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9029</text:p>
          </table:table-cell>
          <table:table-cell office:value-type="string">
            <text:p>INTERDISCIPLINAR <text:s text:c="33"/></text:p>
          </table:table-cell>
          <table:table-cell office:value-type="string">
            <text:p>Pesquisa &amp; Debate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9070</text:p>
          </table:table-cell>
          <table:table-cell office:value-type="string">
            <text:p>INTERDISCIPLINAR <text:s text:c="33"/></text:p>
          </table:table-cell>
          <table:table-cell office:value-type="string">
            <text:p>Pesquisa Agropecu�ria Ga�ch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INTERDISCIPLINAR <text:s text:c="33"/></text:p>
          </table:table-cell>
          <table:table-cell office:value-type="string">
            <text:p>Pesquisa Agropecu�ria Tropical (UFG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0501</text:p>
          </table:table-cell>
          <table:table-cell office:value-type="string">
            <text:p>INTERDISCIPLINAR <text:s text:c="33"/></text:p>
          </table:table-cell>
          <table:table-cell office:value-type="string">
            <text:p>Pesquisa Brasileira em Odontopediatria e Cl�nica Integrad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978X</text:p>
          </table:table-cell>
          <table:table-cell office:value-type="string">
            <text:p>INTERDISCIPLINAR <text:s text:c="33"/></text:p>
          </table:table-cell>
          <table:table-cell office:value-type="string">
            <text:p>Pesquisa em Debat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8595</text:p>
          </table:table-cell>
          <table:table-cell office:value-type="string">
            <text:p>INTERDISCIPLINAR <text:s text:c="33"/></text:p>
          </table:table-cell>
          <table:table-cell office:value-type="string">
            <text:p>Pesquisa Naval (SDM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3-840X</text:p>
          </table:table-cell>
          <table:table-cell office:value-type="string">
            <text:p>INTERDISCIPLINAR <text:s text:c="33"/></text:p>
          </table:table-cell>
          <table:table-cell office:value-type="string">
            <text:p>Pesquisas. Bot�n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6261</text:p>
          </table:table-cell>
          <table:table-cell office:value-type="string">
            <text:p>INTERDISCIPLINAR <text:s text:c="33"/></text:p>
          </table:table-cell>
          <table:table-cell office:value-type="string">
            <text:p>Phronesis (PUCCAM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3-9630</text:p>
          </table:table-cell>
          <table:table-cell office:value-type="string">
            <text:p>INTERDISCIPLINAR <text:s text:c="33"/></text:p>
          </table:table-cell>
          <table:table-cell office:value-type="string">
            <text:p>Physical Education and Sport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7446</text:p>
          </table:table-cell>
          <table:table-cell office:value-type="string">
            <text:p>INTERDISCIPLINAR <text:s text:c="33"/></text:p>
          </table:table-cell>
          <table:table-cell office:value-type="string">
            <text:p>Pol�tica Democr�tica (Bras�li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1112</text:p>
          </table:table-cell>
          <table:table-cell office:value-type="string">
            <text:p>INTERDISCIPLINAR <text:s text:c="33"/></text:p>
          </table:table-cell>
          <table:table-cell office:value-type="string">
            <text:p>Pr�ksis (FEEVAL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249</text:p>
          </table:table-cell>
          <table:table-cell office:value-type="string">
            <text:p>INTERDISCIPLINAR <text:s text:c="33"/></text:p>
          </table:table-cell>
          <table:table-cell office:value-type="string">
            <text:p>Pr�xis Educacio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888</text:p>
          </table:table-cell>
          <table:table-cell office:value-type="string">
            <text:p>INTERDISCIPLINAR <text:s text:c="33"/></text:p>
          </table:table-cell>
          <table:table-cell office:value-type="string">
            <text:p>Princ�pios (S�o Paul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307</text:p>
          </table:table-cell>
          <table:table-cell office:value-type="string">
            <text:p>INTERDISCIPLINAR <text:s text:c="33"/></text:p>
          </table:table-cell>
          <table:table-cell office:value-type="string">
            <text:p>Pro-Posi��es (Unicam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4-2528</text:p>
          </table:table-cell>
          <table:table-cell office:value-type="string">
            <text:p>INTERDISCIPLINAR <text:s text:c="33"/></text:p>
          </table:table-cell>
          <table:table-cell office:value-type="string">
            <text:p>Proceedings of the Interamerican Society for Tropical Horticultur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4056</text:p>
          </table:table-cell>
          <table:table-cell office:value-type="string">
            <text:p>INTERDISCIPLINAR <text:s text:c="33"/></text:p>
          </table:table-cell>
          <table:table-cell office:value-type="string">
            <text:p>Product (IGD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9887</text:p>
          </table:table-cell>
          <table:table-cell office:value-type="string">
            <text:p>INTERDISCIPLINAR <text:s text:c="33"/></text:p>
          </table:table-cell>
          <table:table-cell office:value-type="string">
            <text:p>Psican�lise &amp; Barroco em Revist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552X</text:p>
          </table:table-cell>
          <table:table-cell office:value-type="string">
            <text:p>INTERDISCIPLINAR <text:s text:c="33"/></text:p>
          </table:table-cell>
          <table:table-cell office:value-type="string">
            <text:p>Raizes. Revista de Ci�ncias Sociais e Econ�mic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5-1913</text:p>
          </table:table-cell>
          <table:table-cell office:value-type="string">
            <text:p>INTERDISCIPLINAR <text:s text:c="33"/></text:p>
          </table:table-cell>
          <table:table-cell office:value-type="string">
            <text:p>Raz�n y Revoluci�n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4043</text:p>
          </table:table-cell>
          <table:table-cell office:value-type="string">
            <text:p>INTERDISCIPLINAR <text:s text:c="33"/></text:p>
          </table:table-cell>
          <table:table-cell office:value-type="string">
            <text:p>Raz�o e F�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6020</text:p>
          </table:table-cell>
          <table:table-cell office:value-type="string">
            <text:p>INTERDISCIPLINAR <text:s text:c="33"/></text:p>
          </table:table-cell>
          <table:table-cell office:value-type="string">
            <text:p>RBB. Revista Brasileira de Bio�t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0883</text:p>
          </table:table-cell>
          <table:table-cell office:value-type="string">
            <text:p>INTERDISCIPLINAR <text:s text:c="33"/></text:p>
          </table:table-cell>
          <table:table-cell office:value-type="string">
            <text:p>RBC. Revista Brasileira de Comput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7930</text:p>
          </table:table-cell>
          <table:table-cell office:value-type="string">
            <text:p>INTERDISCIPLINAR <text:s text:c="33"/></text:p>
          </table:table-cell>
          <table:table-cell office:value-type="string">
            <text:p>RBCEH. Revista Brasileira de Ci�ncias do Envelhecimento Human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7271</text:p>
          </table:table-cell>
          <table:table-cell office:value-type="string">
            <text:p>INTERDISCIPLINAR <text:s text:c="33"/></text:p>
          </table:table-cell>
          <table:table-cell office:value-type="string">
            <text:p>RECENF. Revista T�cnico-Cient�fica de Enfermagem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6286</text:p>
          </table:table-cell>
          <table:table-cell office:value-type="string">
            <text:p>INTERDISCIPLINAR <text:s text:c="33"/></text:p>
          </table:table-cell>
          <table:table-cell office:value-type="string">
            <text:p>RECIIS. Electronic journal of communication information and innovation in health (English edition. 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INTERDISCIPLINAR <text:s text:c="33"/></text:p>
          </table:table-cell>
          <table:table-cell office:value-type="string">
            <text:p>RECIIS. Revista eletr�nica de comunica��o, informa��o &amp; inova��o em sa�de (Edi��o em portugu�s. 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9-9422</text:p>
          </table:table-cell>
          <table:table-cell office:value-type="string">
            <text:p>INTERDISCIPLINAR <text:s text:c="33"/></text:p>
          </table:table-cell>
          <table:table-cell office:value-type="string">
            <text:p>Redes. Revista de Servicios Sociale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65-6534</text:p>
          </table:table-cell>
          <table:table-cell office:value-type="string">
            <text:p>INTERDISCIPLINAR <text:s text:c="33"/></text:p>
          </table:table-cell>
          <table:table-cell office:value-type="string">
            <text:p>REE. Revue de l'�lectricit� et de l'�lectroniqu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842</text:p>
          </table:table-cell>
          <table:table-cell office:value-type="string">
            <text:p>INTERDISCIPLINAR <text:s text:c="33"/></text:p>
          </table:table-cell>
          <table:table-cell office:value-type="string">
            <text:p>Reflex�o e 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5-3371</text:p>
          </table:table-cell>
          <table:table-cell office:value-type="string">
            <text:p>INTERDISCIPLINAR <text:s text:c="33"/></text:p>
          </table:table-cell>
          <table:table-cell office:value-type="string">
            <text:p>Relaciones internacionales (Buenos Aire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94-9397</text:p>
          </table:table-cell>
          <table:table-cell office:value-type="string">
            <text:p>INTERDISCIPLINAR <text:s text:c="33"/></text:p>
          </table:table-cell>
          <table:table-cell office:value-type="string">
            <text:p>Religioni e Societ� (Napoli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3071</text:p>
          </table:table-cell>
          <table:table-cell office:value-type="string">
            <text:p>INTERDISCIPLINAR <text:s text:c="33"/></text:p>
          </table:table-cell>
          <table:table-cell office:value-type="string">
            <text:p>RESI. Revista Eletr�nica de Sistemas de Inform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8685</text:p>
          </table:table-cell>
          <table:table-cell office:value-type="string">
            <text:p>INTERDISCIPLINAR <text:s text:c="33"/></text:p>
          </table:table-cell>
          <table:table-cell office:value-type="string">
            <text:p>Rev�s do Avess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69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�gora (Rio de Janei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3072</text:p>
          </table:table-cell>
          <table:table-cell office:value-type="string">
            <text:p>INTERDISCIPLINAR <text:s text:c="33"/></text:p>
          </table:table-cell>
          <table:table-cell office:value-type="string">
            <text:p>Revista ABO Nacio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69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acad�mica Observat�rio de Inova��o do Turism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05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ACB (Florian�poli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497</text:p>
          </table:table-cell>
          <table:table-cell office:value-type="string">
            <text:p>INTERDISCIPLINAR <text:s text:c="33"/></text:p>
          </table:table-cell>
          <table:table-cell office:value-type="string">
            <text:p>Revista Agricultura Tropic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2105</text:p>
          </table:table-cell>
          <table:table-cell office:value-type="string">
            <text:p>INTERDISCIPLINAR <text:s text:c="33"/></text:p>
          </table:table-cell>
          <table:table-cell office:value-type="string">
            <text:p>Revista AMRIG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5532</text:p>
          </table:table-cell>
          <table:table-cell office:value-type="string">
            <text:p>INTERDISCIPLINAR <text:s text:c="33"/></text:p>
          </table:table-cell>
          <table:table-cell office:value-type="string">
            <text:p>Revista ANGRAD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39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Augustus (Rio de Janei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1896</text:p>
          </table:table-cell>
          <table:table-cell office:value-type="string">
            <text:p>INTERDISCIPLINAR <text:s text:c="33"/></text:p>
          </table:table-cell>
          <table:table-cell office:value-type="string">
            <text:p>Revista augustus (UNISUAM. 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411</text:p>
          </table:table-cell>
          <table:table-cell office:value-type="string">
            <text:p>INTERDISCIPLINAR <text:s text:c="33"/></text:p>
          </table:table-cell>
          <table:table-cell office:value-type="string">
            <text:p>Revista Bioci�ncias (Taubat�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groci�nc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5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gropecu�r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n�lises Cl�nic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988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olo-Proctolog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954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Direito Constitucio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61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studos constitucionai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Farmacognos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20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Filosof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94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erbicid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03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orticultura Ornament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Medicina Veterin�r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68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Milho e Sorg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03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Neurologia e Psiquiatr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072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Risco e Seguro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3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Sa�de da Fam�lia (Bras�li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62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Terapia Flor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Zooci�nci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12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em Promo��o da Sa�de (UNIFOR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00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EJ (Bras�li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06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�ncia e Sa�d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6014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�fica da UFP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8263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�fica Rur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1821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ntempor�nea de Contabilidade (UFSC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18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ntexto &amp; Sa�d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8-5995</text:p>
          </table:table-cell>
          <table:table-cell office:value-type="string">
            <text:p>INTERDISCIPLINAR <text:s text:c="33"/></text:p>
          </table:table-cell>
          <table:table-cell office:value-type="string">
            <text:p>Revista Cubana de Qu�m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595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BEN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131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ESPM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0-633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Letras. Universidade de Lisbo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66-185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Odontologia de Porto Alegr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40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Odontologia. Universidade de Passo Fund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672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Cancerolog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31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Unip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02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Universidade do Amazonas. S�rie Ci�ncias Human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952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dministra��o (URI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6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dministra��o Municip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6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gricultura (Piracicab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77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P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Biologia e Ci�ncias da Terr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5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 &amp; Tecnolog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035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s Exatas e Naturai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s Farmac�uticas B�sica e Aplicad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95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s Humanas (Florian�poli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579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s M�dicas (PUCCAM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3-98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s Sociais (Fortalez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98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alectolog�a y Tradiciones Populare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87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do Trabalho (S�o Paul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805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Aplicad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98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Contempor�ne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76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e Administr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161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e Agroneg�ci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391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Ambientai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86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Criminai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364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de Administra��o (UNIJU�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34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Geoci�ncias (Rio de Janei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24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Geologia (Fortalez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5-02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Gest�o Econom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7-52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Historia Social y de las Mentalidade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2-19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Investigaciones Marin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1-828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la Facultad de Agronom�a. Universidad Central de Venezuel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269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Medicina da PUCR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17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Odontologia da UNESP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257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Odontologia da UNESP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485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Odontologia da UNICID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723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ediatria do Cear�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49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ol�tica Agr�col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0-694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Qu�mica Industri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75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Sa�de Coletiva da UEF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81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Tecnologia e Ambient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248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ntal Press de Est�tica (Maring�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37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sign em Foco (Salvador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34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�logo Educacional (PUCPR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76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gital de Biblioteconomia e Ci�ncia da Inform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82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Cour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6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dos Advogados de S�o Paul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344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Geogr�phico e Hist�rico da Bah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859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N�cleo Hist�rico Socioambiental (UFRR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92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Servi�o P�blico (Bras�li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4956</text:p>
          </table:table-cell>
          <table:table-cell office:value-type="string">
            <text:p>INTERDISCIPLINAR <text:s text:c="33"/></text:p>
          </table:table-cell>
          <table:table-cell office:value-type="string">
            <text:p>Revista Econ�mica do Nordest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�nica Espa�o Acad�mico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46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Filosofazer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95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Fitos (ALANAC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90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Fonoaudiologia Brasi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7226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ogr�fica Acad�m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st�o Industrial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2584</text:p>
          </table:table-cell>
          <table:table-cell office:value-type="string">
            <text:p>INTERDISCIPLINAR <text:s text:c="33"/></text:p>
          </table:table-cell>
          <table:table-cell office:value-type="string">
            <text:p>Revista HISTEDBR On-lin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7-2729</text:p>
          </table:table-cell>
          <table:table-cell office:value-type="string">
            <text:p>INTERDISCIPLINAR <text:s text:c="33"/></text:p>
          </table:table-cell>
          <table:table-cell office:value-type="string">
            <text:p>Revista Iberoamericana de Ingenier�a Mec�n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INTERDISCIPLINAR <text:s text:c="33"/></text:p>
          </table:table-cell>
          <table:table-cell office:value-type="string">
            <text:p>Revista Kair�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8-25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americana de Mastolog�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5016</text:p>
          </table:table-cell>
          <table:table-cell office:value-type="string">
            <text:p>INTERDISCIPLINAR <text:s text:c="33"/></text:p>
          </table:table-cell>
          <table:table-cell office:value-type="string">
            <text:p>Revista Literatura e Cultura (Rio de Janei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0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Mineira de Educa��o F�s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9460</text:p>
          </table:table-cell>
          <table:table-cell office:value-type="string">
            <text:p>INTERDISCIPLINAR <text:s text:c="33"/></text:p>
          </table:table-cell>
          <table:table-cell office:value-type="string">
            <text:p>Revista Odonto Ci�nc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56-6916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ranaense de Desenvolviment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6457</text:p>
          </table:table-cell>
          <table:table-cell office:value-type="string">
            <text:p>INTERDISCIPLINAR <text:s text:c="33"/></text:p>
          </table:table-cell>
          <table:table-cell office:value-type="string">
            <text:p>Revista Philologu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0727</text:p>
          </table:table-cell>
          <table:table-cell office:value-type="string">
            <text:p>INTERDISCIPLINAR <text:s text:c="33"/></text:p>
          </table:table-cell>
          <table:table-cell office:value-type="string">
            <text:p>Revista Pol�m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37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Qu�mica &amp; Tecnologia (UNICA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756X</text:p>
          </table:table-cell>
          <table:table-cell office:value-type="string">
            <text:p>INTERDISCIPLINAR <text:s text:c="33"/></text:p>
          </table:table-cell>
          <table:table-cell office:value-type="string">
            <text:p>Revista Sa�de e Ambiente (UNIVILL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982X</text:p>
          </table:table-cell>
          <table:table-cell office:value-type="string">
            <text:p>INTERDISCIPLINAR <text:s text:c="33"/></text:p>
          </table:table-cell>
          <table:table-cell office:value-type="string">
            <text:p>RGSA <text:s/>/ Revista de gest�o social e ambient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08-7073</text:p>
          </table:table-cell>
          <table:table-cell office:value-type="string">
            <text:p>INTERDISCIPLINAR <text:s text:c="33"/></text:p>
          </table:table-cell>
          <table:table-cell office:value-type="string">
            <text:p>RMZ. Materials and Geoenvironment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5695</text:p>
          </table:table-cell>
          <table:table-cell office:value-type="string">
            <text:p>INTERDISCIPLINAR <text:s text:c="33"/></text:p>
          </table:table-cell>
          <table:table-cell office:value-type="string">
            <text:p>RPG. Revista de P�s-Gradua��o (US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651</text:p>
          </table:table-cell>
          <table:table-cell office:value-type="string">
            <text:p>INTERDISCIPLINAR <text:s text:c="33"/></text:p>
          </table:table-cell>
          <table:table-cell office:value-type="string">
            <text:p>RUA. Revista de Arquitetura e Urbanism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031X</text:p>
          </table:table-cell>
          <table:table-cell office:value-type="string">
            <text:p>INTERDISCIPLINAR <text:s text:c="33"/></text:p>
          </table:table-cell>
          <table:table-cell office:value-type="string">
            <text:p>S�rie Sociol�gica. Antropolog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3365</text:p>
          </table:table-cell>
          <table:table-cell office:value-type="string">
            <text:p>INTERDISCIPLINAR <text:s text:c="33"/></text:p>
          </table:table-cell>
          <table:table-cell office:value-type="string">
            <text:p>Sa�de Coletiva (Barueri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1-0821</text:p>
          </table:table-cell>
          <table:table-cell office:value-type="string">
            <text:p>INTERDISCIPLINAR <text:s text:c="33"/></text:p>
          </table:table-cell>
          <table:table-cell office:value-type="string">
            <text:p>Sa�de em Revist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7356</text:p>
          </table:table-cell>
          <table:table-cell office:value-type="string">
            <text:p>INTERDISCIPLINAR <text:s text:c="33"/></text:p>
          </table:table-cell>
          <table:table-cell office:value-type="string">
            <text:p>Sa�de em Revista (UNIME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8-7191</text:p>
          </table:table-cell>
          <table:table-cell office:value-type="string">
            <text:p>INTERDISCIPLINAR <text:s text:c="33"/></text:p>
          </table:table-cell>
          <table:table-cell office:value-type="string">
            <text:p>SAE Technical Paper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0-5431</text:p>
          </table:table-cell>
          <table:table-cell office:value-type="string">
            <text:p>INTERDISCIPLINAR <text:s text:c="33"/></text:p>
          </table:table-cell>
          <table:table-cell office:value-type="string">
            <text:p>Science as Cultur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97-2258</text:p>
          </table:table-cell>
          <table:table-cell office:value-type="string">
            <text:p>INTERDISCIPLINAR <text:s text:c="33"/></text:p>
          </table:table-cell>
          <table:table-cell office:value-type="string">
            <text:p>Sciences au Sud (Pari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68-1446</text:p>
          </table:table-cell>
          <table:table-cell office:value-type="string">
            <text:p>INTERDISCIPLINAR <text:s text:c="33"/></text:p>
          </table:table-cell>
          <table:table-cell office:value-type="string">
            <text:p>Sciences de la Soci�t� (Toulous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5562</text:p>
          </table:table-cell>
          <table:table-cell office:value-type="string">
            <text:p>INTERDISCIPLINAR <text:s text:c="33"/></text:p>
          </table:table-cell>
          <table:table-cell office:value-type="string">
            <text:p>Scientia Medica (PUCR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2793</text:p>
          </table:table-cell>
          <table:table-cell office:value-type="string">
            <text:p>INTERDISCIPLINAR <text:s text:c="33"/></text:p>
          </table:table-cell>
          <table:table-cell office:value-type="string">
            <text:p>Scientia Plen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8023</text:p>
          </table:table-cell>
          <table:table-cell office:value-type="string">
            <text:p>INTERDISCIPLINAR <text:s text:c="33"/></text:p>
          </table:table-cell>
          <table:table-cell office:value-type="string">
            <text:p>Seguran�a Alimentar e Nutricio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1-185X</text:p>
          </table:table-cell>
          <table:table-cell office:value-type="string">
            <text:p>INTERDISCIPLINAR <text:s text:c="33"/></text:p>
          </table:table-cell>
          <table:table-cell office:value-type="string">
            <text:p>Selbyan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5-1651</text:p>
          </table:table-cell>
          <table:table-cell office:value-type="string">
            <text:p>INTERDISCIPLINAR <text:s text:c="33"/></text:p>
          </table:table-cell>
          <table:table-cell office:value-type="string">
            <text:p>Sellow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5451</text:p>
          </table:table-cell>
          <table:table-cell office:value-type="string">
            <text:p>INTERDISCIPLINAR <text:s text:c="33"/></text:p>
          </table:table-cell>
          <table:table-cell office:value-type="string">
            <text:p>Semina. Ci�ncias Exatas e Tecnol�gic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7-2102</text:p>
          </table:table-cell>
          <table:table-cell office:value-type="string">
            <text:p>INTERDISCIPLINAR <text:s text:c="33"/></text:p>
          </table:table-cell>
          <table:table-cell office:value-type="string">
            <text:p>Senckenbergiana Biolog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6-1488</text:p>
          </table:table-cell>
          <table:table-cell office:value-type="string">
            <text:p>INTERDISCIPLINAR <text:s text:c="33"/></text:p>
          </table:table-cell>
          <table:table-cell office:value-type="string">
            <text:p>SIDA. Contributions to Botany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60-0070</text:p>
          </table:table-cell>
          <table:table-cell office:value-type="string">
            <text:p>INTERDISCIPLINAR <text:s text:c="33"/></text:p>
          </table:table-cell>
          <table:table-cell office:value-type="string">
            <text:p>Signes (Nante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841</text:p>
          </table:table-cell>
          <table:table-cell office:value-type="string">
            <text:p>INTERDISCIPLINAR <text:s text:c="33"/></text:p>
          </table:table-cell>
          <table:table-cell office:value-type="string">
            <text:p>Sitientibus. Revista da Universidade Estadual de Feira de Santan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6097</text:p>
          </table:table-cell>
          <table:table-cell office:value-type="string">
            <text:p>INTERDISCIPLINAR <text:s text:c="33"/></text:p>
          </table:table-cell>
          <table:table-cell office:value-type="string">
            <text:p>Sitientibus. S�rie Ci�ncias Biol�gic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29-825X</text:p>
          </table:table-cell>
          <table:table-cell office:value-type="string">
            <text:p>INTERDISCIPLINAR <text:s text:c="33"/></text:p>
          </table:table-cell>
          <table:table-cell office:value-type="string">
            <text:p>Soci�t�s Br�silienne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0620</text:p>
          </table:table-cell>
          <table:table-cell office:value-type="string">
            <text:p>INTERDISCIPLINAR <text:s text:c="33"/></text:p>
          </table:table-cell>
          <table:table-cell office:value-type="string">
            <text:p>Sociais e Human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5893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e Territ�rio (Natal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3-8246</text:p>
          </table:table-cell>
          <table:table-cell office:value-type="string">
            <text:p>INTERDISCIPLINAR <text:s text:c="33"/></text:p>
          </table:table-cell>
          <table:table-cell office:value-type="string">
            <text:p>Southeast Asian Journal of Social Scienc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5431</text:p>
          </table:table-cell>
          <table:table-cell office:value-type="string">
            <text:p>INTERDISCIPLINAR <text:s text:c="33"/></text:p>
          </table:table-cell>
          <table:table-cell office:value-type="string">
            <text:p>Southern Brazilian Journal of Chemistry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6-3141</text:p>
          </table:table-cell>
          <table:table-cell office:value-type="string">
            <text:p>INTERDISCIPLINAR <text:s text:c="33"/></text:p>
          </table:table-cell>
          <table:table-cell office:value-type="string">
            <text:p>Sports biomechanic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3-2060</text:p>
          </table:table-cell>
          <table:table-cell office:value-type="string">
            <text:p>INTERDISCIPLINAR <text:s text:c="33"/></text:p>
          </table:table-cell>
          <table:table-cell office:value-type="string">
            <text:p>Studia Historica. Historia Mediev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4388</text:p>
          </table:table-cell>
          <table:table-cell office:value-type="string">
            <text:p>INTERDISCIPLINAR <text:s text:c="33"/></text:p>
          </table:table-cell>
          <table:table-cell office:value-type="string">
            <text:p>Studium (UNICAM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8892</text:p>
          </table:table-cell>
          <table:table-cell office:value-type="string">
            <text:p>INTERDISCIPLINAR <text:s text:c="33"/></text:p>
          </table:table-cell>
          <table:table-cell office:value-type="string">
            <text:p>T &amp; N Petr�le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3934</text:p>
          </table:table-cell>
          <table:table-cell office:value-type="string">
            <text:p>INTERDISCIPLINAR <text:s text:c="33"/></text:p>
          </table:table-cell>
          <table:table-cell office:value-type="string">
            <text:p>T�picos em Ci�ncia do Sol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3697</text:p>
          </table:table-cell>
          <table:table-cell office:value-type="string">
            <text:p>INTERDISCIPLINAR <text:s text:c="33"/></text:p>
          </table:table-cell>
          <table:table-cell office:value-type="string">
            <text:p>TD. Teoria e Debat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7-965X</text:p>
          </table:table-cell>
          <table:table-cell office:value-type="string">
            <text:p>INTERDISCIPLINAR <text:s text:c="33"/></text:p>
          </table:table-cell>
          <table:table-cell office:value-type="string">
            <text:p>Technoetic Art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064</text:p>
          </table:table-cell>
          <table:table-cell office:value-type="string">
            <text:p>INTERDISCIPLINAR <text:s text:c="33"/></text:p>
          </table:table-cell>
          <table:table-cell office:value-type="string">
            <text:p>Tecnologia &amp; Humanism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5503</text:p>
          </table:table-cell>
          <table:table-cell office:value-type="string">
            <text:p>INTERDISCIPLINAR <text:s text:c="33"/></text:p>
          </table:table-cell>
          <table:table-cell office:value-type="string">
            <text:p>Tecnologia Educacio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1966</text:p>
          </table:table-cell>
          <table:table-cell office:value-type="string">
            <text:p>INTERDISCIPLINAR <text:s text:c="33"/></text:p>
          </table:table-cell>
          <table:table-cell office:value-type="string">
            <text:p>TEMA. Tend�ncias em Matem�tica Aplicada e Computacio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0870</text:p>
          </table:table-cell>
          <table:table-cell office:value-type="string">
            <text:p>INTERDISCIPLINAR <text:s text:c="33"/></text:p>
          </table:table-cell>
          <table:table-cell office:value-type="string">
            <text:p>Temas em Sa�de (Jo�o Pesso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095X</text:p>
          </table:table-cell>
          <table:table-cell office:value-type="string">
            <text:p>INTERDISCIPLINAR <text:s text:c="33"/></text:p>
          </table:table-cell>
          <table:table-cell office:value-type="string">
            <text:p>Terr@ plural (UEPG. 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2437</text:p>
          </table:table-cell>
          <table:table-cell office:value-type="string">
            <text:p>INTERDISCIPLINAR <text:s text:c="33"/></text:p>
          </table:table-cell>
          <table:table-cell office:value-type="string">
            <text:p>Terra Ind�gen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8922</text:p>
          </table:table-cell>
          <table:table-cell office:value-type="string">
            <text:p>INTERDISCIPLINAR <text:s text:c="33"/></text:p>
          </table:table-cell>
          <table:table-cell office:value-type="string">
            <text:p>Texto Did�tico. S�rie Planejamento e Gest�o Ambient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9288</text:p>
          </table:table-cell>
          <table:table-cell office:value-type="string">
            <text:p>INTERDISCIPLINAR <text:s text:c="33"/></text:p>
          </table:table-cell>
          <table:table-cell office:value-type="string">
            <text:p>Texto Digital (UERJ. 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4765</text:p>
          </table:table-cell>
          <table:table-cell office:value-type="string">
            <text:p>INTERDISCIPLINAR <text:s text:c="33"/></text:p>
          </table:table-cell>
          <table:table-cell office:value-type="string">
            <text:p>Texto para Discuss�o (IPE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2041</text:p>
          </table:table-cell>
          <table:table-cell office:value-type="string">
            <text:p>INTERDISCIPLINAR <text:s text:c="33"/></text:p>
          </table:table-cell>
          <table:table-cell office:value-type="string">
            <text:p>Textos &amp; Contextos (Salvador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7055</text:p>
          </table:table-cell>
          <table:table-cell office:value-type="string">
            <text:p>INTERDISCIPLINAR <text:s text:c="33"/></text:p>
          </table:table-cell>
          <table:table-cell office:value-type="string">
            <text:p>Textos Did�ticos (UNICAM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6661</text:p>
          </table:table-cell>
          <table:table-cell office:value-type="string">
            <text:p>INTERDISCIPLINAR <text:s text:c="33"/></text:p>
          </table:table-cell>
          <table:table-cell office:value-type="string">
            <text:p>Textos para Discuss�o (Rio de Janeir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5928</text:p>
          </table:table-cell>
          <table:table-cell office:value-type="string">
            <text:p>INTERDISCIPLINAR <text:s text:c="33"/></text:p>
          </table:table-cell>
          <table:table-cell office:value-type="string">
            <text:p>Textos sobre Envelhecimento (UERJ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9126</text:p>
          </table:table-cell>
          <table:table-cell office:value-type="string">
            <text:p>INTERDISCIPLINAR <text:s text:c="33"/></text:p>
          </table:table-cell>
          <table:table-cell office:value-type="string">
            <text:p>Textual (Porto Alegr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82-1777</text:p>
          </table:table-cell>
          <table:table-cell office:value-type="string">
            <text:p>INTERDISCIPLINAR <text:s text:c="33"/></text:p>
          </table:table-cell>
          <table:table-cell office:value-type="string">
            <text:p>The International Archives of the Photogrammetry, Remote Sensing and Spatial Information Sciences (CD-ROM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9-224X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Agricultural Education and Extension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1332</text:p>
          </table:table-cell>
          <table:table-cell office:value-type="string">
            <text:p>INTERDISCIPLINAR <text:s text:c="33"/></text:p>
          </table:table-cell>
          <table:table-cell office:value-type="string">
            <text:p>Theophilo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576</text:p>
          </table:table-cell>
          <table:table-cell office:value-type="string">
            <text:p>INTERDISCIPLINAR <text:s text:c="33"/></text:p>
          </table:table-cell>
          <table:table-cell office:value-type="string">
            <text:p>Travessia (S�o Paul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9016</text:p>
          </table:table-cell>
          <table:table-cell office:value-type="string">
            <text:p>INTERDISCIPLINAR <text:s text:c="33"/></text:p>
          </table:table-cell>
          <table:table-cell office:value-type="string">
            <text:p>Trinolex (Franc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00-0098</text:p>
          </table:table-cell>
          <table:table-cell office:value-type="string">
            <text:p>INTERDISCIPLINAR <text:s text:c="33"/></text:p>
          </table:table-cell>
          <table:table-cell office:value-type="string">
            <text:p>Turkish journal of Mathematic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0218</text:p>
          </table:table-cell>
          <table:table-cell office:value-type="string">
            <text:p>INTERDISCIPLINAR <text:s text:c="33"/></text:p>
          </table:table-cell>
          <table:table-cell office:value-type="string">
            <text:p>U�quiri (UFAC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7011</text:p>
          </table:table-cell>
          <table:table-cell office:value-type="string">
            <text:p>INTERDISCIPLINAR <text:s text:c="33"/></text:p>
          </table:table-cell>
          <table:table-cell office:value-type="string">
            <text:p>UnB Cont�bi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5415</text:p>
          </table:table-cell>
          <table:table-cell office:value-type="string">
            <text:p>INTERDISCIPLINAR <text:s text:c="33"/></text:p>
          </table:table-cell>
          <table:table-cell office:value-type="string">
            <text:p>Unidade (Porto Alegr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1779</text:p>
          </table:table-cell>
          <table:table-cell office:value-type="string">
            <text:p>INTERDISCIPLINAR <text:s text:c="33"/></text:p>
          </table:table-cell>
          <table:table-cell office:value-type="string">
            <text:p>Universidade e Sociedade (Bras�li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6334</text:p>
          </table:table-cell>
          <table:table-cell office:value-type="string">
            <text:p>INTERDISCIPLINAR <text:s text:c="33"/></text:p>
          </table:table-cell>
          <table:table-cell office:value-type="string">
            <text:p>Universitas. Bioci�ncias (UNICEUB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3580</text:p>
          </table:table-cell>
          <table:table-cell office:value-type="string">
            <text:p>INTERDISCIPLINAR <text:s text:c="33"/></text:p>
          </table:table-cell>
          <table:table-cell office:value-type="string">
            <text:p>UNOPAR Cient�fica. Ci�ncias Humanas e Educ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3845</text:p>
          </table:table-cell>
          <table:table-cell office:value-type="string">
            <text:p>INTERDISCIPLINAR <text:s text:c="33"/></text:p>
          </table:table-cell>
          <table:table-cell office:value-type="string">
            <text:p>Veredas do Direito (Belo Horizont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9090</text:p>
          </table:table-cell>
          <table:table-cell office:value-type="string">
            <text:p>INTERDISCIPLINAR <text:s text:c="33"/></text:p>
          </table:table-cell>
          <table:table-cell office:value-type="string">
            <text:p>Verve (PUCS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270X</text:p>
          </table:table-cell>
          <table:table-cell office:value-type="string">
            <text:p>INTERDISCIPLINAR <text:s text:c="33"/></text:p>
          </table:table-cell>
          <table:table-cell office:value-type="string">
            <text:p>Vidya (Santa Maria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INTERDISCIPLINAR <text:s text:c="33"/></text:p>
          </table:table-cell>
          <table:table-cell office:value-type="string">
            <text:p>Viv�ncia (Natal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1528</text:p>
          </table:table-cell>
          <table:table-cell office:value-type="string">
            <text:p>INTERDISCIPLINAR <text:s text:c="33"/></text:p>
          </table:table-cell>
          <table:table-cell office:value-type="string">
            <text:p>@rquivos da Funda��o Otorrinolaring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7285</text:p>
          </table:table-cell>
          <table:table-cell office:value-type="string">
            <text:p>INTERDISCIPLINAR <text:s text:c="33"/></text:p>
          </table:table-cell>
          <table:table-cell office:value-type="string">
            <text:p>�tica Revist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7922</text:p>
          </table:table-cell>
          <table:table-cell office:value-type="string">
            <text:p>INTERDISCIPLINAR <text:s text:c="33"/></text:p>
          </table:table-cell>
          <table:table-cell office:value-type="string">
            <text:p>A �gua em Revist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3604</text:p>
          </table:table-cell>
          <table:table-cell office:value-type="string">
            <text:p>INTERDISCIPLINAR <text:s text:c="33"/></text:p>
          </table:table-cell>
          <table:table-cell office:value-type="string">
            <text:p>Academos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3272</text:p>
          </table:table-cell>
          <table:table-cell office:value-type="string">
            <text:p>INTERDISCIPLINAR <text:s text:c="33"/></text:p>
          </table:table-cell>
          <table:table-cell office:value-type="string">
            <text:p>Actas Freudianas (Sociedade de Estudos Psicanal�ticos de Juiz de For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81-5597</text:p>
          </table:table-cell>
          <table:table-cell office:value-type="string">
            <text:p>INTERDISCIPLINAR <text:s text:c="33"/></text:p>
          </table:table-cell>
          <table:table-cell office:value-type="string">
            <text:p>Actes du GERPIS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5779</text:p>
          </table:table-cell>
          <table:table-cell office:value-type="string">
            <text:p>INTERDISCIPLINAR <text:s text:c="33"/></text:p>
          </table:table-cell>
          <table:table-cell office:value-type="string">
            <text:p>Administra��o em Di�log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96-9580</text:p>
          </table:table-cell>
          <table:table-cell office:value-type="string">
            <text:p>INTERDISCIPLINAR <text:s text:c="33"/></text:p>
          </table:table-cell>
          <table:table-cell office:value-type="string">
            <text:p>Agora (Edmonton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3-9837</text:p>
          </table:table-cell>
          <table:table-cell office:value-type="string">
            <text:p>INTERDISCIPLINAR <text:s text:c="33"/></text:p>
          </table:table-cell>
          <table:table-cell office:value-type="string">
            <text:p>Alambique (Barcelon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7523</text:p>
          </table:table-cell>
          <table:table-cell office:value-type="string">
            <text:p>INTERDISCIPLINAR <text:s text:c="33"/></text:p>
          </table:table-cell>
          <table:table-cell office:value-type="string">
            <text:p>Anu�rio ABEDI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4671</text:p>
          </table:table-cell>
          <table:table-cell office:value-type="string">
            <text:p>INTERDISCIPLINAR <text:s text:c="33"/></text:p>
          </table:table-cell>
          <table:table-cell office:value-type="string">
            <text:p>Anu�rio estat�stico dos transport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9-5186</text:p>
          </table:table-cell>
          <table:table-cell office:value-type="string">
            <text:p>INTERDISCIPLINAR <text:s text:c="33"/></text:p>
          </table:table-cell>
          <table:table-cell office:value-type="string">
            <text:p>Anuario de estudios de antropolog�a soci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1-1267</text:p>
          </table:table-cell>
          <table:table-cell office:value-type="string">
            <text:p>INTERDISCIPLINAR <text:s text:c="33"/></text:p>
          </table:table-cell>
          <table:table-cell office:value-type="string">
            <text:p>Aprender (Portalegr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4641</text:p>
          </table:table-cell>
          <table:table-cell office:value-type="string">
            <text:p>INTERDISCIPLINAR <text:s text:c="33"/></text:p>
          </table:table-cell>
          <table:table-cell office:value-type="string">
            <text:p>Areia &amp; Brit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7149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a APADEC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508</text:p>
          </table:table-cell>
          <table:table-cell office:value-type="string">
            <text:p>INTERDISCIPLINAR <text:s text:c="33"/></text:p>
          </table:table-cell>
          <table:table-cell office:value-type="string">
            <text:p>Arte e Cultura da Am�rica Latin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8460</text:p>
          </table:table-cell>
          <table:table-cell office:value-type="string">
            <text:p>INTERDISCIPLINAR <text:s text:c="33"/></text:p>
          </table:table-cell>
          <table:table-cell office:value-type="string">
            <text:p>BioAssay (Piracica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3810</text:p>
          </table:table-cell>
          <table:table-cell office:value-type="string">
            <text:p>INTERDISCIPLINAR <text:s text:c="33"/></text:p>
          </table:table-cell>
          <table:table-cell office:value-type="string">
            <text:p>Biomassa &amp; Energia (Vi�os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2245</text:p>
          </table:table-cell>
          <table:table-cell office:value-type="string">
            <text:p>INTERDISCIPLINAR <text:s text:c="33"/></text:p>
          </table:table-cell>
          <table:table-cell office:value-type="string">
            <text:p>Boletim Brasileiro de Educa��o F�sica (Bras�lia. 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4337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Laborat�rio de Hidrobi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830</text:p>
          </table:table-cell>
          <table:table-cell office:value-type="string">
            <text:p>INTERDISCIPLINAR <text:s text:c="33"/></text:p>
          </table:table-cell>
          <table:table-cell office:value-type="string">
            <text:p>Boletim T�cnico da Escola Polit�cnica da USP. BT/PCC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2214</text:p>
          </table:table-cell>
          <table:table-cell office:value-type="string">
            <text:p>INTERDISCIPLINAR <text:s text:c="33"/></text:p>
          </table:table-cell>
          <table:table-cell office:value-type="string">
            <text:p>Boletim T�cnico da Escola Polit�cnica da USP. BT/PE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9082</text:p>
          </table:table-cell>
          <table:table-cell office:value-type="string">
            <text:p>INTERDISCIPLINAR <text:s text:c="33"/></text:p>
          </table:table-cell>
          <table:table-cell office:value-type="string">
            <text:p>Boletim T�cnico da Faculdade de Tecnologia de S�o Paul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7411</text:p>
          </table:table-cell>
          <table:table-cell office:value-type="string">
            <text:p>INTERDISCIPLINAR <text:s text:c="33"/></text:p>
          </table:table-cell>
          <table:table-cell office:value-type="string">
            <text:p>Caderno Did�tico Institucional (UNICRUZ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3492</text:p>
          </table:table-cell>
          <table:table-cell office:value-type="string">
            <text:p>INTERDISCIPLINAR <text:s text:c="33"/></text:p>
          </table:table-cell>
          <table:table-cell office:value-type="string">
            <text:p>Caderno P�s Ci�ncias Sociais (UFM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583X</text:p>
          </table:table-cell>
          <table:table-cell office:value-type="string">
            <text:p>INTERDISCIPLINAR <text:s text:c="33"/></text:p>
          </table:table-cell>
          <table:table-cell office:value-type="string">
            <text:p>Caderno sustentar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380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ANPA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2933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a Escola de Direito e Rela��es Internacionais (UniBrasil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8206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a Escola de Educa��o da Unibrasi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893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a Escola de Sa�de P�blica do Cear�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0804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Bio�tica (PUCMG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5861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cultura e ci�ncia (URC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393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conomia (UNOES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634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duca��o (Duque de Caxia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5133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duca��o (UNI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285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nsaios e Pesquisas (UFF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4893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studos Avan�ado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575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studos e Pesquisas (Universidade Salgado Oliveir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941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G�nero e Tecnologia (CEFET/PR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385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Hist�ria da Educa��o (UFU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732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�s-Gradua��o em Administra��o de Empresas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667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�s-gradua��o em Arquitetura e Urbanismo (MACKENZI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0307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�s-Gradua��o em Dist�rbios do Desenvolviment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76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�s-gradua��o em Educa��o, Arte e Hist�ria da Cultura (Mackenzi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904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�s-Gradua��o em Engenharia El�trica (Universidade Mackenzi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417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esquisa (UFM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428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esquisa (UNIRI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7730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esquisa Interdisciplinar em Ci�ncias Humanas (UFS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78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CNLF (CiFEFil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851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ICHF. S�rie Estudos e Pesquisas (UFF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902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IME. S�rie Estat�st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9014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IME. S�rie Inform�t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911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LEPAARQ (UFPEL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112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LOGEPA. S�rie Texto Did�tico (UFPB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502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Programa de P�s-Gradua��o em Direito (UFRG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734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FAFIRE (Recif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003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IHU (UNISINO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786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IHU em Forma��o (UNISINO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0160</text:p>
          </table:table-cell>
          <table:table-cell office:value-type="string">
            <text:p>INTERDISCIPLINAR <text:s text:c="33"/></text:p>
          </table:table-cell>
          <table:table-cell office:value-type="string">
            <text:p>Cadernos IPUB (UFRJ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4694</text:p>
          </table:table-cell>
          <table:table-cell office:value-type="string">
            <text:p>INTERDISCIPLINAR <text:s text:c="33"/></text:p>
          </table:table-cell>
          <table:table-cell office:value-type="string">
            <text:p>Cadernos Tem�tico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947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UniFO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5865</text:p>
          </table:table-cell>
          <table:table-cell office:value-type="string">
            <text:p>INTERDISCIPLINAR <text:s text:c="33"/></text:p>
          </table:table-cell>
          <table:table-cell office:value-type="string">
            <text:p>Cadernos. Faculdades Integradas S�o Camil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99-1921</text:p>
          </table:table-cell>
          <table:table-cell office:value-type="string">
            <text:p>INTERDISCIPLINAR <text:s text:c="33"/></text:p>
          </table:table-cell>
          <table:table-cell office:value-type="string">
            <text:p>Cahiers Lautr�amont (Pari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771</text:p>
          </table:table-cell>
          <table:table-cell office:value-type="string">
            <text:p>INTERDISCIPLINAR <text:s text:c="33"/></text:p>
          </table:table-cell>
          <table:table-cell office:value-type="string">
            <text:p>Caminhos da Hist�ria (UNIMONTE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4170</text:p>
          </table:table-cell>
          <table:table-cell office:value-type="string">
            <text:p>INTERDISCIPLINAR <text:s text:c="33"/></text:p>
          </table:table-cell>
          <table:table-cell office:value-type="string">
            <text:p>Candel�ria (Rio de Janeir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6916</text:p>
          </table:table-cell>
          <table:table-cell office:value-type="string">
            <text:p>INTERDISCIPLINAR <text:s text:c="33"/></text:p>
          </table:table-cell>
          <table:table-cell office:value-type="string">
            <text:p>CAOS. Revista Eletr�nica de Ci�ncias Sociai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9249</text:p>
          </table:table-cell>
          <table:table-cell office:value-type="string">
            <text:p>INTERDISCIPLINAR <text:s text:c="33"/></text:p>
          </table:table-cell>
          <table:table-cell office:value-type="string">
            <text:p>Cerrados (Campo Grand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4049</text:p>
          </table:table-cell>
          <table:table-cell office:value-type="string">
            <text:p>INTERDISCIPLINAR <text:s text:c="33"/></text:p>
          </table:table-cell>
          <table:table-cell office:value-type="string">
            <text:p>CETEC. Revista de Ci�ncia, Empreendedorismo e Tecn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4015</text:p>
          </table:table-cell>
          <table:table-cell office:value-type="string">
            <text:p>INTERDISCIPLINAR <text:s text:c="33"/></text:p>
          </table:table-cell>
          <table:table-cell office:value-type="string">
            <text:p>Chronos (UNIRI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2629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&amp; Opini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INTERDISCIPLINAR <text:s text:c="33"/></text:p>
          </table:table-cell>
          <table:table-cell office:value-type="string">
            <text:p>Ci�ncias Humanas em Revista (UFM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6-4435</text:p>
          </table:table-cell>
          <table:table-cell office:value-type="string">
            <text:p>INTERDISCIPLINAR <text:s text:c="33"/></text:p>
          </table:table-cell>
          <table:table-cell office:value-type="string">
            <text:p>Cibertextualidades (Port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7-5566</text:p>
          </table:table-cell>
          <table:table-cell office:value-type="string">
            <text:p>INTERDISCIPLINAR <text:s text:c="33"/></text:p>
          </table:table-cell>
          <table:table-cell office:value-type="string">
            <text:p>Ciencia, Docencia y Tecnolog�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5716</text:p>
          </table:table-cell>
          <table:table-cell office:value-type="string">
            <text:p>INTERDISCIPLINAR <text:s text:c="33"/></text:p>
          </table:table-cell>
          <table:table-cell office:value-type="string">
            <text:p>CienteFico (Faculdade Rui Barbos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5443</text:p>
          </table:table-cell>
          <table:table-cell office:value-type="string">
            <text:p>INTERDISCIPLINAR <text:s text:c="33"/></text:p>
          </table:table-cell>
          <table:table-cell office:value-type="string">
            <text:p>Cl�nica e Institui��o (UFU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529</text:p>
          </table:table-cell>
          <table:table-cell office:value-type="string">
            <text:p>INTERDISCIPLINAR <text:s text:c="33"/></text:p>
          </table:table-cell>
          <table:table-cell office:value-type="string">
            <text:p>Colabor@ (Curiti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942</text:p>
          </table:table-cell>
          <table:table-cell office:value-type="string">
            <text:p>INTERDISCIPLINAR <text:s text:c="33"/></text:p>
          </table:table-cell>
          <table:table-cell office:value-type="string">
            <text:p>Communio (Rio de Janeir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3-1632</text:p>
          </table:table-cell>
          <table:table-cell office:value-type="string">
            <text:p>INTERDISCIPLINAR <text:s text:c="33"/></text:p>
          </table:table-cell>
          <table:table-cell office:value-type="string">
            <text:p>Comunica��o Empresari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INTERDISCIPLINAR <text:s text:c="33"/></text:p>
          </table:table-cell>
          <table:table-cell office:value-type="string">
            <text:p>Conceitos (Jo�o Pesso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0943</text:p>
          </table:table-cell>
          <table:table-cell office:value-type="string">
            <text:p>INTERDISCIPLINAR <text:s text:c="33"/></text:p>
          </table:table-cell>
          <table:table-cell office:value-type="string">
            <text:p>Conex�o (UC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6276</text:p>
          </table:table-cell>
          <table:table-cell office:value-type="string">
            <text:p>INTERDISCIPLINAR <text:s text:c="33"/></text:p>
          </table:table-cell>
          <table:table-cell office:value-type="string">
            <text:p>Confraria ( Rio de Janeir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3442</text:p>
          </table:table-cell>
          <table:table-cell office:value-type="string">
            <text:p>INTERDISCIPLINAR <text:s text:c="33"/></text:p>
          </table:table-cell>
          <table:table-cell office:value-type="string">
            <text:p>Conhecimento Interativo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136</text:p>
          </table:table-cell>
          <table:table-cell office:value-type="string">
            <text:p>INTERDISCIPLINAR <text:s text:c="33"/></text:p>
          </table:table-cell>
          <table:table-cell office:value-type="string">
            <text:p>Contabilidade e Informa��o (UNIJUI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6493</text:p>
          </table:table-cell>
          <table:table-cell office:value-type="string">
            <text:p>INTERDISCIPLINAR <text:s text:c="33"/></text:p>
          </table:table-cell>
          <table:table-cell office:value-type="string">
            <text:p>Cr�tica Cultur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0-0630</text:p>
          </table:table-cell>
          <table:table-cell office:value-type="string">
            <text:p>INTERDISCIPLINAR <text:s text:c="33"/></text:p>
          </table:table-cell>
          <table:table-cell office:value-type="string">
            <text:p>Cuadernos de Pedagog�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6-3525</text:p>
          </table:table-cell>
          <table:table-cell office:value-type="string">
            <text:p>INTERDISCIPLINAR <text:s text:c="33"/></text:p>
          </table:table-cell>
          <table:table-cell office:value-type="string">
            <text:p>Cuadernos Medico Social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6705</text:p>
          </table:table-cell>
          <table:table-cell office:value-type="string">
            <text:p>INTERDISCIPLINAR <text:s text:c="33"/></text:p>
          </table:table-cell>
          <table:table-cell office:value-type="string">
            <text:p>Cultivar Bovino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6557</text:p>
          </table:table-cell>
          <table:table-cell office:value-type="string">
            <text:p>INTERDISCIPLINAR <text:s text:c="33"/></text:p>
          </table:table-cell>
          <table:table-cell office:value-type="string">
            <text:p>D�ci�ncia (Faculdade Bar�o do Rio Branc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6432</text:p>
          </table:table-cell>
          <table:table-cell office:value-type="string">
            <text:p>INTERDISCIPLINAR <text:s text:c="33"/></text:p>
          </table:table-cell>
          <table:table-cell office:value-type="string">
            <text:p>Da Vinci (Curiti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8-0322</text:p>
          </table:table-cell>
          <table:table-cell office:value-type="string">
            <text:p>INTERDISCIPLINAR <text:s text:c="33"/></text:p>
          </table:table-cell>
          <table:table-cell office:value-type="string">
            <text:p>Desarrollo y Energ�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9456</text:p>
          </table:table-cell>
          <table:table-cell office:value-type="string">
            <text:p>INTERDISCIPLINAR <text:s text:c="33"/></text:p>
          </table:table-cell>
          <table:table-cell office:value-type="string">
            <text:p>Design Gr�fico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3640</text:p>
          </table:table-cell>
          <table:table-cell office:value-type="string">
            <text:p>INTERDISCIPLINAR <text:s text:c="33"/></text:p>
          </table:table-cell>
          <table:table-cell office:value-type="string">
            <text:p>Di�logo (Canoa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0076</text:p>
          </table:table-cell>
          <table:table-cell office:value-type="string">
            <text:p>INTERDISCIPLINAR <text:s text:c="33"/></text:p>
          </table:table-cell>
          <table:table-cell office:value-type="string">
            <text:p>Di�logo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2197</text:p>
          </table:table-cell>
          <table:table-cell office:value-type="string">
            <text:p>INTERDISCIPLINAR <text:s text:c="33"/></text:p>
          </table:table-cell>
          <table:table-cell office:value-type="string">
            <text:p>Di�logos &amp; ci�ncia (FTC Feira de Santan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7603</text:p>
          </table:table-cell>
          <table:table-cell office:value-type="string">
            <text:p>INTERDISCIPLINAR <text:s text:c="33"/></text:p>
          </table:table-cell>
          <table:table-cell office:value-type="string">
            <text:p>Di�logos Poss�veis (FS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6428</text:p>
          </table:table-cell>
          <table:table-cell office:value-type="string">
            <text:p>INTERDISCIPLINAR <text:s text:c="33"/></text:p>
          </table:table-cell>
          <table:table-cell office:value-type="string">
            <text:p>Diabetes Clinica (Atibai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2111</text:p>
          </table:table-cell>
          <table:table-cell office:value-type="string">
            <text:p>INTERDISCIPLINAR <text:s text:c="33"/></text:p>
          </table:table-cell>
          <table:table-cell office:value-type="string">
            <text:p>Disciplinarum scientia. S�rie ci�ncias da sa�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8-4212</text:p>
          </table:table-cell>
          <table:table-cell office:value-type="string">
            <text:p>INTERDISCIPLINAR <text:s text:c="33"/></text:p>
          </table:table-cell>
          <table:table-cell office:value-type="string">
            <text:p>Docencia (Santiag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2-0364</text:p>
          </table:table-cell>
          <table:table-cell office:value-type="string">
            <text:p>INTERDISCIPLINAR <text:s text:c="33"/></text:p>
          </table:table-cell>
          <table:table-cell office:value-type="string">
            <text:p>Documento de Trabajo. Instituto de Estudios Peruanos. Serie Antropolog�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9550</text:p>
          </table:table-cell>
          <table:table-cell office:value-type="string">
            <text:p>INTERDISCIPLINAR <text:s text:c="33"/></text:p>
          </table:table-cell>
          <table:table-cell office:value-type="string">
            <text:p>Documentos (Santa Cruz do Sul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1973</text:p>
          </table:table-cell>
          <table:table-cell office:value-type="string">
            <text:p>INTERDISCIPLINAR <text:s text:c="33"/></text:p>
          </table:table-cell>
          <table:table-cell office:value-type="string">
            <text:p>Documentos. Embrapa Pantan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1-4991</text:p>
          </table:table-cell>
          <table:table-cell office:value-type="string">
            <text:p>INTERDISCIPLINAR <text:s text:c="33"/></text:p>
          </table:table-cell>
          <table:table-cell office:value-type="string">
            <text:p>e-SPEN / European e-Journal of Clinical Nutrition and Metabolism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5-958X</text:p>
          </table:table-cell>
          <table:table-cell office:value-type="string">
            <text:p>INTERDISCIPLINAR <text:s text:c="33"/></text:p>
          </table:table-cell>
          <table:table-cell office:value-type="string">
            <text:p>E-topia (Port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0-6026</text:p>
          </table:table-cell>
          <table:table-cell office:value-type="string">
            <text:p>INTERDISCIPLINAR <text:s text:c="33"/></text:p>
          </table:table-cell>
          <table:table-cell office:value-type="string">
            <text:p>Economia e Sociologia (�vor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1117</text:p>
          </table:table-cell>
          <table:table-cell office:value-type="string">
            <text:p>INTERDISCIPLINAR <text:s text:c="33"/></text:p>
          </table:table-cell>
          <table:table-cell office:value-type="string">
            <text:p>Educa��o em Debate (CESA/UF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2415</text:p>
          </table:table-cell>
          <table:table-cell office:value-type="string">
            <text:p>INTERDISCIPLINAR <text:s text:c="33"/></text:p>
          </table:table-cell>
          <table:table-cell office:value-type="string">
            <text:p>Eisforia (UFS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1-0661</text:p>
          </table:table-cell>
          <table:table-cell office:value-type="string">
            <text:p>INTERDISCIPLINAR <text:s text:c="33"/></text:p>
          </table:table-cell>
          <table:table-cell office:value-type="string">
            <text:p>Electronics Robotics and Automative Mechanics Conference (CERM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5023</text:p>
          </table:table-cell>
          <table:table-cell office:value-type="string">
            <text:p>INTERDISCIPLINAR <text:s text:c="33"/></text:p>
          </table:table-cell>
          <table:table-cell office:value-type="string">
            <text:p>Em Tese (Florian�poli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1813</text:p>
          </table:table-cell>
          <table:table-cell office:value-type="string">
            <text:p>INTERDISCIPLINAR <text:s text:c="33"/></text:p>
          </table:table-cell>
          <table:table-cell office:value-type="string">
            <text:p>Enfoques (Rio de Janeir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2178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Ambiental (UNIPINHAL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3-1152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Civil UM (Brag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8671</text:p>
          </table:table-cell>
          <table:table-cell office:value-type="string">
            <text:p>INTERDISCIPLINAR <text:s text:c="33"/></text:p>
          </table:table-cell>
          <table:table-cell office:value-type="string">
            <text:p>Entre Passado e Futur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1010</text:p>
          </table:table-cell>
          <table:table-cell office:value-type="string">
            <text:p>INTERDISCIPLINAR <text:s text:c="33"/></text:p>
          </table:table-cell>
          <table:table-cell office:value-type="string">
            <text:p>Entrelivros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9354</text:p>
          </table:table-cell>
          <table:table-cell office:value-type="string">
            <text:p>INTERDISCIPLINAR <text:s text:c="33"/></text:p>
          </table:table-cell>
          <table:table-cell office:value-type="string">
            <text:p>Episteme (Tubar�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2038</text:p>
          </table:table-cell>
          <table:table-cell office:value-type="string">
            <text:p>INTERDISCIPLINAR <text:s text:c="33"/></text:p>
          </table:table-cell>
          <table:table-cell office:value-type="string">
            <text:p>Escritos (Curiti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6-7946</text:p>
          </table:table-cell>
          <table:table-cell office:value-type="string">
            <text:p>INTERDISCIPLINAR <text:s text:c="33"/></text:p>
          </table:table-cell>
          <table:table-cell office:value-type="string">
            <text:p>Espacios de cr�tica y producci�n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5081</text:p>
          </table:table-cell>
          <table:table-cell office:value-type="string">
            <text:p>INTERDISCIPLINAR <text:s text:c="33"/></text:p>
          </table:table-cell>
          <table:table-cell office:value-type="string">
            <text:p>Especiaria (UES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3144</text:p>
          </table:table-cell>
          <table:table-cell office:value-type="string">
            <text:p>INTERDISCIPLINAR <text:s text:c="33"/></text:p>
          </table:table-cell>
          <table:table-cell office:value-type="string">
            <text:p>Estima (Sociedade Brasileira de Estomaterapi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425-3442</text:p>
          </table:table-cell>
          <table:table-cell office:value-type="string">
            <text:p>INTERDISCIPLINAR <text:s text:c="33"/></text:p>
          </table:table-cell>
          <table:table-cell office:value-type="string">
            <text:p>Estudios agrario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6201</text:p>
          </table:table-cell>
          <table:table-cell office:value-type="string">
            <text:p>INTERDISCIPLINAR <text:s text:c="33"/></text:p>
          </table:table-cell>
          <table:table-cell office:value-type="string">
            <text:p>Estudos (Bras�li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INTERDISCIPLINAR <text:s text:c="33"/></text:p>
          </table:table-cell>
          <table:table-cell office:value-type="string">
            <text:p>Estudos (Goi�ni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4128</text:p>
          </table:table-cell>
          <table:table-cell office:value-type="string">
            <text:p>INTERDISCIPLINAR <text:s text:c="33"/></text:p>
          </table:table-cell>
          <table:table-cell office:value-type="string">
            <text:p>Estudos do CEPE (UNIS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4344</text:p>
          </table:table-cell>
          <table:table-cell office:value-type="string">
            <text:p>INTERDISCIPLINAR <text:s text:c="33"/></text:p>
          </table:table-cell>
          <table:table-cell office:value-type="string">
            <text:p>Estudos Econ�micos da Constru��o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6496</text:p>
          </table:table-cell>
          <table:table-cell office:value-type="string">
            <text:p>INTERDISCIPLINAR <text:s text:c="33"/></text:p>
          </table:table-cell>
          <table:table-cell office:value-type="string">
            <text:p>Estudos em Jornalismo e M�dia (UFS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5303</text:p>
          </table:table-cell>
          <table:table-cell office:value-type="string">
            <text:p>INTERDISCIPLINAR <text:s text:c="33"/></text:p>
          </table:table-cell>
          <table:table-cell office:value-type="string">
            <text:p>Estudos Tecnol�gicos (S�o Leopold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615</text:p>
          </table:table-cell>
          <table:table-cell office:value-type="string">
            <text:p>INTERDISCIPLINAR <text:s text:c="33"/></text:p>
          </table:table-cell>
          <table:table-cell office:value-type="string">
            <text:p>Estudos Tecnol�gicos. Engenhar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5428</text:p>
          </table:table-cell>
          <table:table-cell office:value-type="string">
            <text:p>INTERDISCIPLINAR <text:s text:c="33"/></text:p>
          </table:table-cell>
          <table:table-cell office:value-type="string">
            <text:p>Exacta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9340</text:p>
          </table:table-cell>
          <table:table-cell office:value-type="string">
            <text:p>INTERDISCIPLINAR <text:s text:c="33"/></text:p>
          </table:table-cell>
          <table:table-cell office:value-type="string">
            <text:p>Express�o (Santa Mari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4190</text:p>
          </table:table-cell>
          <table:table-cell office:value-type="string">
            <text:p>INTERDISCIPLINAR <text:s text:c="33"/></text:p>
          </table:table-cell>
          <table:table-cell office:value-type="string">
            <text:p>Expressa Extens�o (UFPel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802</text:p>
          </table:table-cell>
          <table:table-cell office:value-type="string">
            <text:p>INTERDISCIPLINAR <text:s text:c="33"/></text:p>
          </table:table-cell>
          <table:table-cell office:value-type="string">
            <text:p>Extens�o Rural (Santa Mari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2429</text:p>
          </table:table-cell>
          <table:table-cell office:value-type="string">
            <text:p>INTERDISCIPLINAR <text:s text:c="33"/></text:p>
          </table:table-cell>
          <table:table-cell office:value-type="string">
            <text:p>Extens�o Rural e Desenvolvimento Sustent�ve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6895</text:p>
          </table:table-cell>
          <table:table-cell office:value-type="string">
            <text:p>INTERDISCIPLINAR <text:s text:c="33"/></text:p>
          </table:table-cell>
          <table:table-cell office:value-type="string">
            <text:p>Extraprensa (USP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509</text:p>
          </table:table-cell>
          <table:table-cell office:value-type="string">
            <text:p>INTERDISCIPLINAR <text:s text:c="33"/></text:p>
          </table:table-cell>
          <table:table-cell office:value-type="string">
            <text:p>F�rum (Rio de Janeir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6962</text:p>
          </table:table-cell>
          <table:table-cell office:value-type="string">
            <text:p>INTERDISCIPLINAR <text:s text:c="33"/></text:p>
          </table:table-cell>
          <table:table-cell office:value-type="string">
            <text:p>F�rum de Direito Urbano e Ambient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9531</text:p>
          </table:table-cell>
          <table:table-cell office:value-type="string">
            <text:p>INTERDISCIPLINAR <text:s text:c="33"/></text:p>
          </table:table-cell>
          <table:table-cell office:value-type="string">
            <text:p>F�rum patrim�nio. Ambiente constru�do e patrim�nio sustent�vel (UFMG. 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6503</text:p>
          </table:table-cell>
          <table:table-cell office:value-type="string">
            <text:p>INTERDISCIPLINAR <text:s text:c="33"/></text:p>
          </table:table-cell>
          <table:table-cell office:value-type="string">
            <text:p>FACEF Pesquis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8221</text:p>
          </table:table-cell>
          <table:table-cell office:value-type="string">
            <text:p>INTERDISCIPLINAR <text:s text:c="33"/></text:p>
          </table:table-cell>
          <table:table-cell office:value-type="string">
            <text:p>FACOM. Revista de Comunica��o da FAAP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6631</text:p>
          </table:table-cell>
          <table:table-cell office:value-type="string">
            <text:p>INTERDISCIPLINAR <text:s text:c="33"/></text:p>
          </table:table-cell>
          <table:table-cell office:value-type="string">
            <text:p>Fam�lia e Comunidade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8526</text:p>
          </table:table-cell>
          <table:table-cell office:value-type="string">
            <text:p>INTERDISCIPLINAR <text:s text:c="33"/></text:p>
          </table:table-cell>
          <table:table-cell office:value-type="string">
            <text:p>Fatecnol�gica (FATEC-JAHU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0195</text:p>
          </table:table-cell>
          <table:table-cell office:value-type="string">
            <text:p>INTERDISCIPLINAR <text:s text:c="33"/></text:p>
          </table:table-cell>
          <table:table-cell office:value-type="string">
            <text:p>Fator Gis (Curiti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8-0838</text:p>
          </table:table-cell>
          <table:table-cell office:value-type="string">
            <text:p>INTERDISCIPLINAR <text:s text:c="33"/></text:p>
          </table:table-cell>
          <table:table-cell office:value-type="string">
            <text:p>Fern Gazett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266</text:p>
          </table:table-cell>
          <table:table-cell office:value-type="string">
            <text:p>INTERDISCIPLINAR <text:s text:c="33"/></text:p>
          </table:table-cell>
          <table:table-cell office:value-type="string">
            <text:p>FOA. Revista da Faculdade de Odontologia de An�poli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0-1297</text:p>
          </table:table-cell>
          <table:table-cell office:value-type="string">
            <text:p>INTERDISCIPLINAR <text:s text:c="33"/></text:p>
          </table:table-cell>
          <table:table-cell office:value-type="string">
            <text:p>Focaal (Nijmegen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0715</text:p>
          </table:table-cell>
          <table:table-cell office:value-type="string">
            <text:p>INTERDISCIPLINAR <text:s text:c="33"/></text:p>
          </table:table-cell>
          <table:table-cell office:value-type="string">
            <text:p>Fonte (Belo Horizont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5457</text:p>
          </table:table-cell>
          <table:table-cell office:value-type="string">
            <text:p>INTERDISCIPLINAR <text:s text:c="33"/></text:p>
          </table:table-cell>
          <table:table-cell office:value-type="string">
            <text:p>Formadores (Cachoeir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6-5328</text:p>
          </table:table-cell>
          <table:table-cell office:value-type="string">
            <text:p>INTERDISCIPLINAR <text:s text:c="33"/></text:p>
          </table:table-cell>
          <table:table-cell office:value-type="string">
            <text:p>Gaz d'aujourd'hui (Pari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9860</text:p>
          </table:table-cell>
          <table:table-cell office:value-type="string">
            <text:p>INTERDISCIPLINAR <text:s text:c="33"/></text:p>
          </table:table-cell>
          <table:table-cell office:value-type="string">
            <text:p>Geoambiente On-lin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0646</text:p>
          </table:table-cell>
          <table:table-cell office:value-type="string">
            <text:p>INTERDISCIPLINAR <text:s text:c="33"/></text:p>
          </table:table-cell>
          <table:table-cell office:value-type="string">
            <text:p>Geonotas (UEM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5295</text:p>
          </table:table-cell>
          <table:table-cell office:value-type="string">
            <text:p>INTERDISCIPLINAR <text:s text:c="33"/></text:p>
          </table:table-cell>
          <table:table-cell office:value-type="string">
            <text:p>Gerenciamento Ambient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5792</text:p>
          </table:table-cell>
          <table:table-cell office:value-type="string">
            <text:p>INTERDISCIPLINAR <text:s text:c="33"/></text:p>
          </table:table-cell>
          <table:table-cell office:value-type="string">
            <text:p>Gest�o e Regionalida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7-0300</text:p>
          </table:table-cell>
          <table:table-cell office:value-type="string">
            <text:p>INTERDISCIPLINAR <text:s text:c="33"/></text:p>
          </table:table-cell>
          <table:table-cell office:value-type="string">
            <text:p>Ginecolog�a y Reproducci�n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2259</text:p>
          </table:table-cell>
          <table:table-cell office:value-type="string">
            <text:p>INTERDISCIPLINAR <text:s text:c="33"/></text:p>
          </table:table-cell>
          <table:table-cell office:value-type="string">
            <text:p>Global Brasil (Rio de Janeir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5975</text:p>
          </table:table-cell>
          <table:table-cell office:value-type="string">
            <text:p>INTERDISCIPLINAR <text:s text:c="33"/></text:p>
          </table:table-cell>
          <table:table-cell office:value-type="string">
            <text:p>Gravel (Porto Alegre. CD-Rom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0268</text:p>
          </table:table-cell>
          <table:table-cell office:value-type="string">
            <text:p>INTERDISCIPLINAR <text:s text:c="33"/></text:p>
          </table:table-cell>
          <table:table-cell office:value-type="string">
            <text:p>Grifos (UNOES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155</text:p>
          </table:table-cell>
          <table:table-cell office:value-type="string">
            <text:p>INTERDISCIPLINAR <text:s text:c="33"/></text:p>
          </table:table-cell>
          <table:table-cell office:value-type="string">
            <text:p>H�fen (Uruguaian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9267</text:p>
          </table:table-cell>
          <table:table-cell office:value-type="string">
            <text:p>INTERDISCIPLINAR <text:s text:c="33"/></text:p>
          </table:table-cell>
          <table:table-cell office:value-type="string">
            <text:p>H�rus (FAES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0-2706</text:p>
          </table:table-cell>
          <table:table-cell office:value-type="string">
            <text:p>INTERDISCIPLINAR <text:s text:c="33"/></text:p>
          </table:table-cell>
          <table:table-cell office:value-type="string">
            <text:p>Harmful algae new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1-5224</text:p>
          </table:table-cell>
          <table:table-cell office:value-type="string">
            <text:p>INTERDISCIPLINAR <text:s text:c="33"/></text:p>
          </table:table-cell>
          <table:table-cell office:value-type="string">
            <text:p>Higher Education Quarterly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3488</text:p>
          </table:table-cell>
          <table:table-cell office:value-type="string">
            <text:p>INTERDISCIPLINAR <text:s text:c="33"/></text:p>
          </table:table-cell>
          <table:table-cell office:value-type="string">
            <text:p>Hist�ria &amp; Ensino (UEL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634</text:p>
          </table:table-cell>
          <table:table-cell office:value-type="string">
            <text:p>INTERDISCIPLINAR <text:s text:c="33"/></text:p>
          </table:table-cell>
          <table:table-cell office:value-type="string">
            <text:p>HOLOS Environment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6-8861</text:p>
          </table:table-cell>
          <table:table-cell office:value-type="string">
            <text:p>INTERDISCIPLINAR <text:s text:c="33"/></text:p>
          </table:table-cell>
          <table:table-cell office:value-type="string">
            <text:p>Horizonte de Enfermer�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538X</text:p>
          </table:table-cell>
          <table:table-cell office:value-type="string">
            <text:p>INTERDISCIPLINAR <text:s text:c="33"/></text:p>
          </table:table-cell>
          <table:table-cell office:value-type="string">
            <text:p>Humanitates (UCB/DF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6-8444</text:p>
          </table:table-cell>
          <table:table-cell office:value-type="string">
            <text:p>INTERDISCIPLINAR <text:s text:c="33"/></text:p>
          </table:table-cell>
          <table:table-cell office:value-type="string">
            <text:p>Ibero Americana (Stockholm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3106</text:p>
          </table:table-cell>
          <table:table-cell office:value-type="string">
            <text:p>INTERDISCIPLINAR <text:s text:c="33"/></text:p>
          </table:table-cell>
          <table:table-cell office:value-type="string">
            <text:p>Ide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32-8540</text:p>
          </table:table-cell>
          <table:table-cell office:value-type="string">
            <text:p>INTERDISCIPLINAR <text:s text:c="33"/></text:p>
          </table:table-cell>
          <table:table-cell office:value-type="string">
            <text:p>IEEE-RIT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1-8652</text:p>
          </table:table-cell>
          <table:table-cell office:value-type="string">
            <text:p>INTERDISCIPLINAR <text:s text:c="33"/></text:p>
          </table:table-cell>
          <table:table-cell office:value-type="string">
            <text:p>IET control theory &amp; applications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146X</text:p>
          </table:table-cell>
          <table:table-cell office:value-type="string">
            <text:p>INTERDISCIPLINAR <text:s text:c="33"/></text:p>
          </table:table-cell>
          <table:table-cell office:value-type="string">
            <text:p>IJD. International Journal of Dentistry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4-3207</text:p>
          </table:table-cell>
          <table:table-cell office:value-type="string">
            <text:p>INTERDISCIPLINAR <text:s text:c="33"/></text:p>
          </table:table-cell>
          <table:table-cell office:value-type="string">
            <text:p>In Silico Biology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8678</text:p>
          </table:table-cell>
          <table:table-cell office:value-type="string">
            <text:p>INTERDISCIPLINAR <text:s text:c="33"/></text:p>
          </table:table-cell>
          <table:table-cell office:value-type="string">
            <text:p>Inclus�o Social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5377</text:p>
          </table:table-cell>
          <table:table-cell office:value-type="string">
            <text:p>INTERDISCIPLINAR <text:s text:c="33"/></text:p>
          </table:table-cell>
          <table:table-cell office:value-type="string">
            <text:p>Infodesign (SBDI. 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2-601X</text:p>
          </table:table-cell>
          <table:table-cell office:value-type="string">
            <text:p>INTERDISCIPLINAR <text:s text:c="33"/></text:p>
          </table:table-cell>
          <table:table-cell office:value-type="string">
            <text:p>Inform�tica M�dica (Granad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2394</text:p>
          </table:table-cell>
          <table:table-cell office:value-type="string">
            <text:p>INTERDISCIPLINAR <text:s text:c="33"/></text:p>
          </table:table-cell>
          <table:table-cell office:value-type="string">
            <text:p>Inova��o Uniemp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INTERDISCIPLINAR <text:s text:c="33"/></text:p>
          </table:table-cell>
          <table:table-cell office:value-type="string">
            <text:p>Integra��o (USJT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860</text:p>
          </table:table-cell>
          <table:table-cell office:value-type="string">
            <text:p>INTERDISCIPLINAR <text:s text:c="33"/></text:p>
          </table:table-cell>
          <table:table-cell office:value-type="string">
            <text:p>Intelig�ncia Empresarial (UFRJ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8902</text:p>
          </table:table-cell>
          <table:table-cell office:value-type="string">
            <text:p>INTERDISCIPLINAR <text:s text:c="33"/></text:p>
          </table:table-cell>
          <table:table-cell office:value-type="string">
            <text:p>Intellectus. Revista Acad�mica Digital das Faculdades UNOPEC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6369</text:p>
          </table:table-cell>
          <table:table-cell office:value-type="string">
            <text:p>INTERDISCIPLINAR <text:s text:c="33"/></text:p>
          </table:table-cell>
          <table:table-cell office:value-type="string">
            <text:p>Interci�ncia (Catanduv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8701</text:p>
          </table:table-cell>
          <table:table-cell office:value-type="string">
            <text:p>INTERDISCIPLINAR <text:s text:c="33"/></text:p>
          </table:table-cell>
          <table:table-cell office:value-type="string">
            <text:p>Interesse P�blic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6062</text:p>
          </table:table-cell>
          <table:table-cell office:value-type="string">
            <text:p>INTERDISCIPLINAR <text:s text:c="33"/></text:p>
          </table:table-cell>
          <table:table-cell office:value-type="string">
            <text:p>Interface (Porto Nacional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0794</text:p>
          </table:table-cell>
          <table:table-cell office:value-type="string">
            <text:p>INTERDISCIPLINAR <text:s text:c="33"/></text:p>
          </table:table-cell>
          <table:table-cell office:value-type="string">
            <text:p>Interge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0963</text:p>
          </table:table-cell>
          <table:table-cell office:value-type="string">
            <text:p>INTERDISCIPLINAR <text:s text:c="33"/></text:p>
          </table:table-cell>
          <table:table-cell office:value-type="string">
            <text:p>Intermeio (UFM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3-718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Energy Journ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050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atherosclerosis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9066</text:p>
          </table:table-cell>
          <table:table-cell office:value-type="string">
            <text:p>INTERDISCIPLINAR <text:s text:c="33"/></text:p>
          </table:table-cell>
          <table:table-cell office:value-type="string">
            <text:p>Intertextos (Manau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6-1069</text:p>
          </table:table-cell>
          <table:table-cell office:value-type="string">
            <text:p>INTERDISCIPLINAR <text:s text:c="33"/></text:p>
          </table:table-cell>
          <table:table-cell office:value-type="string">
            <text:p>Investigaciones Marinas (Valpara�s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1-7362</text:p>
          </table:table-cell>
          <table:table-cell office:value-type="string">
            <text:p>INTERDISCIPLINAR <text:s text:c="33"/></text:p>
          </table:table-cell>
          <table:table-cell office:value-type="string">
            <text:p>ISME journ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8-1329</text:p>
          </table:table-cell>
          <table:table-cell office:value-type="string">
            <text:p>INTERDISCIPLINAR <text:s text:c="33"/></text:p>
          </table:table-cell>
          <table:table-cell office:value-type="string">
            <text:p>Iter / Encuentros y ensayos (Santiag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8299</text:p>
          </table:table-cell>
          <table:table-cell office:value-type="string">
            <text:p>INTERDISCIPLINAR <text:s text:c="33"/></text:p>
          </table:table-cell>
          <table:table-cell office:value-type="string">
            <text:p>J�cice (Cuiab�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3387</text:p>
          </table:table-cell>
          <table:table-cell office:value-type="string">
            <text:p>INTERDISCIPLINAR <text:s text:c="33"/></text:p>
          </table:table-cell>
          <table:table-cell office:value-type="string">
            <text:p>JBT. Jornal Brasileiro de Transplant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655X</text:p>
          </table:table-cell>
          <table:table-cell office:value-type="string">
            <text:p>INTERDISCIPLINAR <text:s text:c="33"/></text:p>
          </table:table-cell>
          <table:table-cell office:value-type="string">
            <text:p>Jornal da Ci�nc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8-014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oodservic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50-3217</text:p>
          </table:table-cell>
          <table:table-cell office:value-type="string">
            <text:p>INTERDISCIPLINAR <text:s text:c="33"/></text:p>
          </table:table-cell>
          <table:table-cell office:value-type="string">
            <text:p>Krinein (Santa F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6674</text:p>
          </table:table-cell>
          <table:table-cell office:value-type="string">
            <text:p>INTERDISCIPLINAR <text:s text:c="33"/></text:p>
          </table:table-cell>
          <table:table-cell office:value-type="string">
            <text:p>Labirinto (UNIR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0522</text:p>
          </table:table-cell>
          <table:table-cell office:value-type="string">
            <text:p>INTERDISCIPLINAR <text:s text:c="33"/></text:p>
          </table:table-cell>
          <table:table-cell office:value-type="string">
            <text:p>Laes &amp; Ha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29-0998</text:p>
          </table:table-cell>
          <table:table-cell office:value-type="string">
            <text:p>INTERDISCIPLINAR <text:s text:c="33"/></text:p>
          </table:table-cell>
          <table:table-cell office:value-type="string">
            <text:p>Latin America Studies Association of Kore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7-8526</text:p>
          </table:table-cell>
          <table:table-cell office:value-type="string">
            <text:p>INTERDISCIPLINAR <text:s text:c="33"/></text:p>
          </table:table-cell>
          <table:table-cell office:value-type="string">
            <text:p>Latin American Business Review (Binghamton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63-588X</text:p>
          </table:table-cell>
          <table:table-cell office:value-type="string">
            <text:p>INTERDISCIPLINAR <text:s text:c="33"/></text:p>
          </table:table-cell>
          <table:table-cell office:value-type="string">
            <text:p>Le T�l�maque (Dijon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9635</text:p>
          </table:table-cell>
          <table:table-cell office:value-type="string">
            <text:p>INTERDISCIPLINAR <text:s text:c="33"/></text:p>
          </table:table-cell>
          <table:table-cell office:value-type="string">
            <text:p>Leopoldianum (UNISANTO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501</text:p>
          </table:table-cell>
          <table:table-cell office:value-type="string">
            <text:p>INTERDISCIPLINAR <text:s text:c="33"/></text:p>
          </table:table-cell>
          <table:table-cell office:value-type="string">
            <text:p>Logos (Canoa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INTERDISCIPLINAR <text:s text:c="33"/></text:p>
          </table:table-cell>
          <table:table-cell office:value-type="string">
            <text:p>Lugar Comum (UFRJ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512</text:p>
          </table:table-cell>
          <table:table-cell office:value-type="string">
            <text:p>INTERDISCIPLINAR <text:s text:c="33"/></text:p>
          </table:table-cell>
          <table:table-cell office:value-type="string">
            <text:p>Lumen (Recif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4097</text:p>
          </table:table-cell>
          <table:table-cell office:value-type="string">
            <text:p>INTERDISCIPLINAR <text:s text:c="33"/></text:p>
          </table:table-cell>
          <table:table-cell office:value-type="string">
            <text:p>Lumiar (UEPG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45X</text:p>
          </table:table-cell>
          <table:table-cell office:value-type="string">
            <text:p>INTERDISCIPLINAR <text:s text:c="33"/></text:p>
          </table:table-cell>
          <table:table-cell office:value-type="string">
            <text:p>Lumin�ria (Uni�o da Vit�ri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8100</text:p>
          </table:table-cell>
          <table:table-cell office:value-type="string">
            <text:p>INTERDISCIPLINAR <text:s text:c="33"/></text:p>
          </table:table-cell>
          <table:table-cell office:value-type="string">
            <text:p>Lutas e Resist�nci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0952</text:p>
          </table:table-cell>
          <table:table-cell office:value-type="string">
            <text:p>INTERDISCIPLINAR <text:s text:c="33"/></text:p>
          </table:table-cell>
          <table:table-cell office:value-type="string">
            <text:p>Maestria (Sete Lagoa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7748</text:p>
          </table:table-cell>
          <table:table-cell office:value-type="string">
            <text:p>INTERDISCIPLINAR <text:s text:c="33"/></text:p>
          </table:table-cell>
          <table:table-cell office:value-type="string">
            <text:p>Magis. Cadernos de F� e Cultur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5333</text:p>
          </table:table-cell>
          <table:table-cell office:value-type="string">
            <text:p>INTERDISCIPLINAR <text:s text:c="33"/></text:p>
          </table:table-cell>
          <table:table-cell office:value-type="string">
            <text:p>Magistr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0241</text:p>
          </table:table-cell>
          <table:table-cell office:value-type="string">
            <text:p>INTERDISCIPLINAR <text:s text:c="33"/></text:p>
          </table:table-cell>
          <table:table-cell office:value-type="string">
            <text:p>Mandr�gora (S�o Bernardo do Camp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2987</text:p>
          </table:table-cell>
          <table:table-cell office:value-type="string">
            <text:p>INTERDISCIPLINAR <text:s text:c="33"/></text:p>
          </table:table-cell>
          <table:table-cell office:value-type="string">
            <text:p>Maquina��es (UEL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2121</text:p>
          </table:table-cell>
          <table:table-cell office:value-type="string">
            <text:p>INTERDISCIPLINAR <text:s text:c="33"/></text:p>
          </table:table-cell>
          <table:table-cell office:value-type="string">
            <text:p>Marco Social (Rio de Janeir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465-546X</text:p>
          </table:table-cell>
          <table:table-cell office:value-type="string">
            <text:p>INTERDISCIPLINAR <text:s text:c="33"/></text:p>
          </table:table-cell>
          <table:table-cell office:value-type="string">
            <text:p>Medicina y seguridad del trabaj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650X</text:p>
          </table:table-cell>
          <table:table-cell office:value-type="string">
            <text:p>INTERDISCIPLINAR <text:s text:c="33"/></text:p>
          </table:table-cell>
          <table:table-cell office:value-type="string">
            <text:p>Meio Ambiente Industrial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3802</text:p>
          </table:table-cell>
          <table:table-cell office:value-type="string">
            <text:p>INTERDISCIPLINAR <text:s text:c="33"/></text:p>
          </table:table-cell>
          <table:table-cell office:value-type="string">
            <text:p>Mem�ria e Caminhada (UCB. 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6270</text:p>
          </table:table-cell>
          <table:table-cell office:value-type="string">
            <text:p>INTERDISCIPLINAR <text:s text:c="33"/></text:p>
          </table:table-cell>
          <table:table-cell office:value-type="string">
            <text:p>Migr�neas &amp; Cefal�i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5818</text:p>
          </table:table-cell>
          <table:table-cell office:value-type="string">
            <text:p>INTERDISCIPLINAR <text:s text:c="33"/></text:p>
          </table:table-cell>
          <table:table-cell office:value-type="string">
            <text:p>Mirabilia (Vit�ria. 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3394</text:p>
          </table:table-cell>
          <table:table-cell office:value-type="string">
            <text:p>INTERDISCIPLINAR <text:s text:c="33"/></text:p>
          </table:table-cell>
          <table:table-cell office:value-type="string">
            <text:p>Mneme (Caic�. 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2924</text:p>
          </table:table-cell>
          <table:table-cell office:value-type="string">
            <text:p>INTERDISCIPLINAR <text:s text:c="33"/></text:p>
          </table:table-cell>
          <table:table-cell office:value-type="string">
            <text:p>Morpheus <text:s/>(UNIRIO. 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199X</text:p>
          </table:table-cell>
          <table:table-cell office:value-type="string">
            <text:p>INTERDISCIPLINAR <text:s text:c="33"/></text:p>
          </table:table-cell>
          <table:table-cell office:value-type="string">
            <text:p>Movendo Id�ias (UNAM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820</text:p>
          </table:table-cell>
          <table:table-cell office:value-type="string">
            <text:p>INTERDISCIPLINAR <text:s text:c="33"/></text:p>
          </table:table-cell>
          <table:table-cell office:value-type="string">
            <text:p>Mulher e Trabalho (Porto Alegr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8972</text:p>
          </table:table-cell>
          <table:table-cell office:value-type="string">
            <text:p>INTERDISCIPLINAR <text:s text:c="33"/></text:p>
          </table:table-cell>
          <table:table-cell office:value-type="string">
            <text:p>Multici�ncia (ASSER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5970</text:p>
          </table:table-cell>
          <table:table-cell office:value-type="string">
            <text:p>INTERDISCIPLINAR <text:s text:c="33"/></text:p>
          </table:table-cell>
          <table:table-cell office:value-type="string">
            <text:p>Multiplas Faces da Regi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8252</text:p>
          </table:table-cell>
          <table:table-cell office:value-type="string">
            <text:p>INTERDISCIPLINAR <text:s text:c="33"/></text:p>
          </table:table-cell>
          <table:table-cell office:value-type="string">
            <text:p>Nethist�ria (Bras�lia. 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8-3534</text:p>
          </table:table-cell>
          <table:table-cell office:value-type="string">
            <text:p>INTERDISCIPLINAR <text:s text:c="33"/></text:p>
          </table:table-cell>
          <table:table-cell office:value-type="string">
            <text:p>Novedades Educativ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2117</text:p>
          </table:table-cell>
          <table:table-cell office:value-type="string">
            <text:p>INTERDISCIPLINAR <text:s text:c="33"/></text:p>
          </table:table-cell>
          <table:table-cell office:value-type="string">
            <text:p>Novos Estudos Jur�dicos (UNIVALI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263</text:p>
          </table:table-cell>
          <table:table-cell office:value-type="string">
            <text:p>INTERDISCIPLINAR <text:s text:c="33"/></text:p>
          </table:table-cell>
          <table:table-cell office:value-type="string">
            <text:p>O Guardador de Inutens�lio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51-5995</text:p>
          </table:table-cell>
          <table:table-cell office:value-type="string">
            <text:p>INTERDISCIPLINAR <text:s text:c="33"/></text:p>
          </table:table-cell>
          <table:table-cell office:value-type="string">
            <text:p>Ob�sit� (Pari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3-8831</text:p>
          </table:table-cell>
          <table:table-cell office:value-type="string">
            <text:p>INTERDISCIPLINAR <text:s text:c="33"/></text:p>
          </table:table-cell>
          <table:table-cell office:value-type="string">
            <text:p>OBS. Publica��o trimestral do Observat�rio das Actividades Culturai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6-5954</text:p>
          </table:table-cell>
          <table:table-cell office:value-type="string">
            <text:p>INTERDISCIPLINAR <text:s text:c="33"/></text:p>
          </table:table-cell>
          <table:table-cell office:value-type="string">
            <text:p>Observatorio (OBS*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09-7182</text:p>
          </table:table-cell>
          <table:table-cell office:value-type="string">
            <text:p>INTERDISCIPLINAR <text:s text:c="33"/></text:p>
          </table:table-cell>
          <table:table-cell office:value-type="string">
            <text:p>Ocio y sociedad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7726</text:p>
          </table:table-cell>
          <table:table-cell office:value-type="string">
            <text:p>INTERDISCIPLINAR <text:s text:c="33"/></text:p>
          </table:table-cell>
          <table:table-cell office:value-type="string">
            <text:p>Oficina (Belo Horizont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6029</text:p>
          </table:table-cell>
          <table:table-cell office:value-type="string">
            <text:p>INTERDISCIPLINAR <text:s text:c="33"/></text:p>
          </table:table-cell>
          <table:table-cell office:value-type="string">
            <text:p>Oficina do Inconfid�ncia (Ouro Pret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964X</text:p>
          </table:table-cell>
          <table:table-cell office:value-type="string">
            <text:p>INTERDISCIPLINAR <text:s text:c="33"/></text:p>
          </table:table-cell>
          <table:table-cell office:value-type="string">
            <text:p>Opinio (ULBR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4275</text:p>
          </table:table-cell>
          <table:table-cell office:value-type="string">
            <text:p>INTERDISCIPLINAR <text:s text:c="33"/></text:p>
          </table:table-cell>
          <table:table-cell office:value-type="string">
            <text:p>Oralidades (USP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0110</text:p>
          </table:table-cell>
          <table:table-cell office:value-type="string">
            <text:p>INTERDISCIPLINAR <text:s text:c="33"/></text:p>
          </table:table-cell>
          <table:table-cell office:value-type="string">
            <text:p>Org &amp; Demo (Unesp. Mar�li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8031</text:p>
          </table:table-cell>
          <table:table-cell office:value-type="string">
            <text:p>INTERDISCIPLINAR <text:s text:c="33"/></text:p>
          </table:table-cell>
          <table:table-cell office:value-type="string">
            <text:p>Outros Tempos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1141</text:p>
          </table:table-cell>
          <table:table-cell office:value-type="string">
            <text:p>INTERDISCIPLINAR <text:s text:c="33"/></text:p>
          </table:table-cell>
          <table:table-cell office:value-type="string">
            <text:p>Panorama da Aq�icultur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8-3439</text:p>
          </table:table-cell>
          <table:table-cell office:value-type="string">
            <text:p>INTERDISCIPLINAR <text:s text:c="33"/></text:p>
          </table:table-cell>
          <table:table-cell office:value-type="string">
            <text:p>Paraninfo digit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700X</text:p>
          </table:table-cell>
          <table:table-cell office:value-type="string">
            <text:p>INTERDISCIPLINAR <text:s text:c="33"/></text:p>
          </table:table-cell>
          <table:table-cell office:value-type="string">
            <text:p>Patrim�nio. Lazer &amp; Turismo (UNISANTO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0595</text:p>
          </table:table-cell>
          <table:table-cell office:value-type="string">
            <text:p>INTERDISCIPLINAR <text:s text:c="33"/></text:p>
          </table:table-cell>
          <table:table-cell office:value-type="string">
            <text:p>Pauta Ger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0220</text:p>
          </table:table-cell>
          <table:table-cell office:value-type="string">
            <text:p>INTERDISCIPLINAR <text:s text:c="33"/></text:p>
          </table:table-cell>
          <table:table-cell office:value-type="string">
            <text:p>PCH Not�ci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3088</text:p>
          </table:table-cell>
          <table:table-cell office:value-type="string">
            <text:p>INTERDISCIPLINAR <text:s text:c="33"/></text:p>
          </table:table-cell>
          <table:table-cell office:value-type="string">
            <text:p>Pensamento plural (UNIFA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4-044X</text:p>
          </table:table-cell>
          <table:table-cell office:value-type="string">
            <text:p>INTERDISCIPLINAR <text:s text:c="33"/></text:p>
          </table:table-cell>
          <table:table-cell office:value-type="string">
            <text:p>Pensamiento de los Confin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6183</text:p>
          </table:table-cell>
          <table:table-cell office:value-type="string">
            <text:p>INTERDISCIPLINAR <text:s text:c="33"/></text:p>
          </table:table-cell>
          <table:table-cell office:value-type="string">
            <text:p>Pensar a Pr�tica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6787</text:p>
          </table:table-cell>
          <table:table-cell office:value-type="string">
            <text:p>INTERDISCIPLINAR <text:s text:c="33"/></text:p>
          </table:table-cell>
          <table:table-cell office:value-type="string">
            <text:p>Pequena mort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569X</text:p>
          </table:table-cell>
          <table:table-cell office:value-type="string">
            <text:p>INTERDISCIPLINAR <text:s text:c="33"/></text:p>
          </table:table-cell>
          <table:table-cell office:value-type="string">
            <text:p>Percurso (Curiti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5589</text:p>
          </table:table-cell>
          <table:table-cell office:value-type="string">
            <text:p>INTERDISCIPLINAR <text:s text:c="33"/></text:p>
          </table:table-cell>
          <table:table-cell office:value-type="string">
            <text:p>Percursos (UDES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0374</text:p>
          </table:table-cell>
          <table:table-cell office:value-type="string">
            <text:p>INTERDISCIPLINAR <text:s text:c="33"/></text:p>
          </table:table-cell>
          <table:table-cell office:value-type="string">
            <text:p>Peri�dico Tch� Qu�m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575X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 Econ�mica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0193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s Contempor�ne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5830</text:p>
          </table:table-cell>
          <table:table-cell office:value-type="string">
            <text:p>INTERDISCIPLINAR <text:s text:c="33"/></text:p>
          </table:table-cell>
          <table:table-cell office:value-type="string">
            <text:p>Pesquisa &amp; Desenvolvimento em Engenharia de Produ��o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INTERDISCIPLINAR <text:s text:c="33"/></text:p>
          </table:table-cell>
          <table:table-cell office:value-type="string">
            <text:p>Pesticidas (UFPR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1397</text:p>
          </table:table-cell>
          <table:table-cell office:value-type="string">
            <text:p>INTERDISCIPLINAR <text:s text:c="33"/></text:p>
          </table:table-cell>
          <table:table-cell office:value-type="string">
            <text:p>Phyllomedusa (Belo Horizont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9967</text:p>
          </table:table-cell>
          <table:table-cell office:value-type="string">
            <text:p>INTERDISCIPLINAR <text:s text:c="33"/></text:p>
          </table:table-cell>
          <table:table-cell office:value-type="string">
            <text:p>Plenarium (Jo�o Pesso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126X</text:p>
          </table:table-cell>
          <table:table-cell office:value-type="string">
            <text:p>INTERDISCIPLINAR <text:s text:c="33"/></text:p>
          </table:table-cell>
          <table:table-cell office:value-type="string">
            <text:p>Plures. Humanidades (Ribeir�o Pret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9150</text:p>
          </table:table-cell>
          <table:table-cell office:value-type="string">
            <text:p>INTERDISCIPLINAR <text:s text:c="33"/></text:p>
          </table:table-cell>
          <table:table-cell office:value-type="string">
            <text:p>Poiesis (Unimonte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6766</text:p>
          </table:table-cell>
          <table:table-cell office:value-type="string">
            <text:p>INTERDISCIPLINAR <text:s text:c="33"/></text:p>
          </table:table-cell>
          <table:table-cell office:value-type="string">
            <text:p>PontodeAcesso (UF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0447</text:p>
          </table:table-cell>
          <table:table-cell office:value-type="string">
            <text:p>INTERDISCIPLINAR <text:s text:c="33"/></text:p>
          </table:table-cell>
          <table:table-cell office:value-type="string">
            <text:p>Pr�tica Hospitalar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16-1857</text:p>
          </table:table-cell>
          <table:table-cell office:value-type="string">
            <text:p>INTERDISCIPLINAR <text:s text:c="33"/></text:p>
          </table:table-cell>
          <table:table-cell office:value-type="string">
            <text:p>Praesentia (M�rid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274</text:p>
          </table:table-cell>
          <table:table-cell office:value-type="string">
            <text:p>INTERDISCIPLINAR <text:s text:c="33"/></text:p>
          </table:table-cell>
          <table:table-cell office:value-type="string">
            <text:p>Premiss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3-2088</text:p>
          </table:table-cell>
          <table:table-cell office:value-type="string">
            <text:p>INTERDISCIPLINAR <text:s text:c="33"/></text:p>
          </table:table-cell>
          <table:table-cell office:value-type="string">
            <text:p>Prevention and Contro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8-6207</text:p>
          </table:table-cell>
          <table:table-cell office:value-type="string">
            <text:p>INTERDISCIPLINAR <text:s text:c="33"/></text:p>
          </table:table-cell>
          <table:table-cell office:value-type="string">
            <text:p>Primate Conservation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5421</text:p>
          </table:table-cell>
          <table:table-cell office:value-type="string">
            <text:p>INTERDISCIPLINAR <text:s text:c="33"/></text:p>
          </table:table-cell>
          <table:table-cell office:value-type="string">
            <text:p>Primeira Vers�o (UFR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983</text:p>
          </table:table-cell>
          <table:table-cell office:value-type="string">
            <text:p>INTERDISCIPLINAR <text:s text:c="33"/></text:p>
          </table:table-cell>
          <table:table-cell office:value-type="string">
            <text:p>Principia (Juiz de For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6-3153</text:p>
          </table:table-cell>
          <table:table-cell office:value-type="string">
            <text:p>INTERDISCIPLINAR <text:s text:c="33"/></text:p>
          </table:table-cell>
          <table:table-cell office:value-type="string">
            <text:p>Prisma.com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7592</text:p>
          </table:table-cell>
          <table:table-cell office:value-type="string">
            <text:p>INTERDISCIPLINAR <text:s text:c="33"/></text:p>
          </table:table-cell>
          <table:table-cell office:value-type="string">
            <text:p>Pro-odonto. Preven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1182</text:p>
          </table:table-cell>
          <table:table-cell office:value-type="string">
            <text:p>INTERDISCIPLINAR <text:s text:c="33"/></text:p>
          </table:table-cell>
          <table:table-cell office:value-type="string">
            <text:p>Produ��o cient�fica Cejurp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0285</text:p>
          </table:table-cell>
          <table:table-cell office:value-type="string">
            <text:p>INTERDISCIPLINAR <text:s text:c="33"/></text:p>
          </table:table-cell>
          <table:table-cell office:value-type="string">
            <text:p>Profiscientia (Cuiab�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143</text:p>
          </table:table-cell>
          <table:table-cell office:value-type="string">
            <text:p>INTERDISCIPLINAR <text:s text:c="33"/></text:p>
          </table:table-cell>
          <table:table-cell office:value-type="string">
            <text:p>Proje��es (Curiti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6631</text:p>
          </table:table-cell>
          <table:table-cell office:value-type="string">
            <text:p>INTERDISCIPLINAR <text:s text:c="33"/></text:p>
          </table:table-cell>
          <table:table-cell office:value-type="string">
            <text:p>Propostas Alternativ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26-5191</text:p>
          </table:table-cell>
          <table:table-cell office:value-type="string">
            <text:p>INTERDISCIPLINAR <text:s text:c="33"/></text:p>
          </table:table-cell>
          <table:table-cell office:value-type="string">
            <text:p>Prospettiva Person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4494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Brasil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0688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Corpor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6225</text:p>
          </table:table-cell>
          <table:table-cell office:value-type="string">
            <text:p>INTERDISCIPLINAR <text:s text:c="33"/></text:p>
          </table:table-cell>
          <table:table-cell office:value-type="string">
            <text:p>Psicopedagogia Onlin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570</text:p>
          </table:table-cell>
          <table:table-cell office:value-type="string">
            <text:p>INTERDISCIPLINAR <text:s text:c="33"/></text:p>
          </table:table-cell>
          <table:table-cell office:value-type="string">
            <text:p>Publicatio UEPG (Ponta Gross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8485</text:p>
          </table:table-cell>
          <table:table-cell office:value-type="string">
            <text:p>INTERDISCIPLINAR <text:s text:c="33"/></text:p>
          </table:table-cell>
          <table:table-cell office:value-type="string">
            <text:p>Publicatio UEPG. Ci�ncias Biol�gicas e da Sa�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8493</text:p>
          </table:table-cell>
          <table:table-cell office:value-type="string">
            <text:p>INTERDISCIPLINAR <text:s text:c="33"/></text:p>
          </table:table-cell>
          <table:table-cell office:value-type="string">
            <text:p>Publicatio UEPG. Ci�ncias Humanas, Ci�ncias Sociais Aplicadas, Ling��stica, Letras e Art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2836</text:p>
          </table:table-cell>
          <table:table-cell office:value-type="string">
            <text:p>INTERDISCIPLINAR <text:s text:c="33"/></text:p>
          </table:table-cell>
          <table:table-cell office:value-type="string">
            <text:p>Qu�mica Industrial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8-0543</text:p>
          </table:table-cell>
          <table:table-cell office:value-type="string">
            <text:p>INTERDISCIPLINAR <text:s text:c="33"/></text:p>
          </table:table-cell>
          <table:table-cell office:value-type="string">
            <text:p>Quebracho (Santiago del Ester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33-5961</text:p>
          </table:table-cell>
          <table:table-cell office:value-type="string">
            <text:p>INTERDISCIPLINAR <text:s text:c="33"/></text:p>
          </table:table-cell>
          <table:table-cell office:value-type="string">
            <text:p>Questions de communication (Nancy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8952</text:p>
          </table:table-cell>
          <table:table-cell office:value-type="string">
            <text:p>INTERDISCIPLINAR <text:s text:c="33"/></text:p>
          </table:table-cell>
          <table:table-cell office:value-type="string">
            <text:p>Ra�zes da Amaz�n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9524</text:p>
          </table:table-cell>
          <table:table-cell office:value-type="string">
            <text:p>INTERDISCIPLINAR <text:s text:c="33"/></text:p>
          </table:table-cell>
          <table:table-cell office:value-type="string">
            <text:p>Rastros (Joinvill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8858</text:p>
          </table:table-cell>
          <table:table-cell office:value-type="string">
            <text:p>INTERDISCIPLINAR <text:s text:c="33"/></text:p>
          </table:table-cell>
          <table:table-cell office:value-type="string">
            <text:p>RCA. Revista de ci�ncias ambientais (Unilasall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9-1685</text:p>
          </table:table-cell>
          <table:table-cell office:value-type="string">
            <text:p>INTERDISCIPLINAR <text:s text:c="33"/></text:p>
          </table:table-cell>
          <table:table-cell office:value-type="string">
            <text:p>RDM. Revista de Derecho del MERCOSUR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4542</text:p>
          </table:table-cell>
          <table:table-cell office:value-type="string">
            <text:p>INTERDISCIPLINAR <text:s text:c="33"/></text:p>
          </table:table-cell>
          <table:table-cell office:value-type="string">
            <text:p>Rebej (Bras�li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9-8401</text:p>
          </table:table-cell>
          <table:table-cell office:value-type="string">
            <text:p>INTERDISCIPLINAR <text:s text:c="33"/></text:p>
          </table:table-cell>
          <table:table-cell office:value-type="string">
            <text:p>Representaciones (C�rdo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2087</text:p>
          </table:table-cell>
          <table:table-cell office:value-type="string">
            <text:p>INTERDISCIPLINAR <text:s text:c="33"/></text:p>
          </table:table-cell>
          <table:table-cell office:value-type="string">
            <text:p>Reprodu��o &amp; Climat�ri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5-9899</text:p>
          </table:table-cell>
          <table:table-cell office:value-type="string">
            <text:p>INTERDISCIPLINAR <text:s text:c="33"/></text:p>
          </table:table-cell>
          <table:table-cell office:value-type="string">
            <text:p>Research in Computing Scienc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182</text:p>
          </table:table-cell>
          <table:table-cell office:value-type="string">
            <text:p>INTERDISCIPLINAR <text:s text:c="33"/></text:p>
          </table:table-cell>
          <table:table-cell office:value-type="string">
            <text:p>Retratos de Assentamento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0803</text:p>
          </table:table-cell>
          <table:table-cell office:value-type="string">
            <text:p>INTERDISCIPLINAR <text:s text:c="33"/></text:p>
          </table:table-cell>
          <table:table-cell office:value-type="string">
            <text:p>Reverte (Indaiatu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19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�lvares Pentead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8214</text:p>
          </table:table-cell>
          <table:table-cell office:value-type="string">
            <text:p>INTERDISCIPLINAR <text:s text:c="33"/></text:p>
          </table:table-cell>
          <table:table-cell office:value-type="string">
            <text:p>Revista �rtemi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8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Acad�mica. Ci�ncias Agr�rias e Ambientai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30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acad�mica. Faculdade de Direito do Recif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6342</text:p>
          </table:table-cell>
          <table:table-cell office:value-type="string">
            <text:p>INTERDISCIPLINAR <text:s text:c="33"/></text:p>
          </table:table-cell>
          <table:table-cell office:value-type="string">
            <text:p>Revista Amazonense de Hist�r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423X</text:p>
          </table:table-cell>
          <table:table-cell office:value-type="string">
            <text:p>INTERDISCIPLINAR <text:s text:c="33"/></text:p>
          </table:table-cell>
          <table:table-cell office:value-type="string">
            <text:p>Revista Anhang�er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09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ANPEC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99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Direito Ambient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18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Direito de Fam�l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011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duca��o ambient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98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genharia Qu�m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269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xtens�o Universit�r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Farm�c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99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Sa�de e Produ��o Anim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89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Sociologia da Emo��o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713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V�deo-Cirur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4021</text:p>
          </table:table-cell>
          <table:table-cell office:value-type="string">
            <text:p>INTERDISCIPLINAR <text:s text:c="33"/></text:p>
          </table:table-cell>
          <table:table-cell office:value-type="string">
            <text:p>Revista CADE-FMJ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19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Capital Cient�fico (UNICENTR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1853</text:p>
          </table:table-cell>
          <table:table-cell office:value-type="string">
            <text:p>INTERDISCIPLINAR <text:s text:c="33"/></text:p>
          </table:table-cell>
          <table:table-cell office:value-type="string">
            <text:p>Revista carbono soci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3781</text:p>
          </table:table-cell>
          <table:table-cell office:value-type="string">
            <text:p>INTERDISCIPLINAR <text:s text:c="33"/></text:p>
          </table:table-cell>
          <table:table-cell office:value-type="string">
            <text:p>Revista Catarinense da Ci�ncia Cont�bi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22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athedr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4605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�ncia em Extens�o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95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�ncias da Sa�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5635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�fica da Faculdade Dom Bosc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8051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�fica da FAI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46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�fica da FAMEC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55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�fica das Faculdades Integradas de Ja�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73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�fica das Faculdades Maria Therez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563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�fica de Produ��o Anim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57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�fica do Instituto Aphonsiano de Ensino Superior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3867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�fica Eletr�nica de Engenharia Florest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91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�fica Eletr�nica de Turismo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684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l�nica de Ortodontia Dental Pres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0124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mcienc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65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nex�o UEPG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04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ntempor�nea (UERJ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81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BRO (Baur�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488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cademia Campista de Letr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04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DPPUCR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380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PG (PUCSP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35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ssocia��o Brasileira de Direito Tribut�ri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000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ssocia��o de Psiquiatria e Psicologia da Inf�ncia e da Adolesc�nc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77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Casa da Geografia de Sobr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979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Direito (S�o Bernardo do Camp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1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Direito da UFG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606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Direito de Campo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165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Direito Padre Anchiet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123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840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EB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652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MF (Manau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5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Madeir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462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de Psicologia do Tri�ngulo Mineir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87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UNIFEB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027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Universidade Vale do Rio Ver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032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s Faculdades Santa Cruz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18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dministr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000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dministra��o Mater Dei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64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rbitragem e Medi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59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s Agr�rias (Bel�m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150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s Agro-Ambientai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973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s Agroveterin�rias (UDES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703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s da Educa��o (Aparecid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753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s da Sa�de (S�o Lui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63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s Empresariais da UNIPAR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42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�ncias Humanas (Taubat�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21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ontabilidade do Mestrado em Ci�ncias Cont�bei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65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(Itati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143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Ambient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20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e Pol�t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685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Mackenzi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87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Soci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91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s Difuso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97-55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56-57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(Curiti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59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duca��o P�bl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43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nfermagem (Frederico Westphalen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5-75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Curricular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504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Sociais (UFMT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79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Transdisciplinares (UERJ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43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Universit�rias (Soroca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86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uca��o e Pesquisa em Contabilida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Hist�ria (Rio de Janeir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00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Hist�ria Region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227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Homeopat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Inform�tica Te�rica e Aplicad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21-080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la Universidad Industrial de Santander. Salud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Neuroci�nci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856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Odontologia (SOBRALOR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23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revid�ncia Soci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41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siquiatria &amp; Psican�lise com Crian�as &amp; Adolescent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48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nt�stica on line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20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senbah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37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al�tica de Direito Processu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243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reito GV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47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Arquivo Hist�rico de Joinvill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696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CEAM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78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GELNE (UF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55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HCPA &amp; Faculdade de Medicina da Universidade Federal do Rio Grande do Su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383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ST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659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Mestrado em Educ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00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r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3876</text:p>
          </table:table-cell>
          <table:table-cell office:value-type="string">
            <text:p>INTERDISCIPLINAR <text:s text:c="33"/></text:p>
          </table:table-cell>
          <table:table-cell office:value-type="string">
            <text:p>Revista e-Curriculum (PUCSP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280X</text:p>
          </table:table-cell>
          <table:table-cell office:value-type="string">
            <text:p>INTERDISCIPLINAR <text:s text:c="33"/></text:p>
          </table:table-cell>
          <table:table-cell office:value-type="string">
            <text:p>Revista Educa��o &amp; Tecn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61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Educa��o e Cidadan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3811</text:p>
          </table:table-cell>
          <table:table-cell office:value-type="string">
            <text:p>INTERDISCIPLINAR <text:s text:c="33"/></text:p>
          </table:table-cell>
          <table:table-cell office:value-type="string">
            <text:p>Revista Educa��o e Tecn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9430</text:p>
          </table:table-cell>
          <table:table-cell office:value-type="string">
            <text:p>INTERDISCIPLINAR <text:s text:c="33"/></text:p>
          </table:table-cell>
          <table:table-cell office:value-type="string">
            <text:p>Revista Educa��o em Moviment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2653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�nica da Associa��o dos Ge�grafos Brasileiros, Se��o Tr�s Lago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08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�nica da Faculdade de Farm�c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494X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�nica de Ci�ncias Jur�dic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56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�nica de turismo cultural (USP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77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�nica Direito e Pol�tica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�nica do Mestrado em Educa��o Ambient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8281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�nica Informa��o e Cogni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33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�nica pesquisa m�dica (UFC. 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8797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onica de Materiais e Processos. REMAP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86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Engenharia, Ci�ncia &amp; Tecn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426X</text:p>
          </table:table-cell>
          <table:table-cell office:value-type="string">
            <text:p>INTERDISCIPLINAR <text:s text:c="33"/></text:p>
          </table:table-cell>
          <table:table-cell office:value-type="string">
            <text:p>Revista Estradas (Porto Alegr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04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Expectativ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6599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CEAR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6993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FIBE Onlin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0161</text:p>
          </table:table-cell>
          <table:table-cell office:value-type="string">
            <text:p>INTERDISCIPLINAR <text:s text:c="33"/></text:p>
          </table:table-cell>
          <table:table-cell office:value-type="string">
            <text:p>Revista Font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8-1663</text:p>
          </table:table-cell>
          <table:table-cell office:value-type="string">
            <text:p>INTERDISCIPLINAR <text:s text:c="33"/></text:p>
          </table:table-cell>
          <table:table-cell office:value-type="string">
            <text:p>Revista Galego-Portuguesa de Psicolox�a e Educaci�n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08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ografar (UFPR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31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ografia e Ensin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2768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renciais (UNINOV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53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st�o e neg�cios online (FACAL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824</text:p>
          </table:table-cell>
          <table:table-cell office:value-type="string">
            <text:p>INTERDISCIPLINAR <text:s text:c="33"/></text:p>
          </table:table-cell>
          <table:table-cell office:value-type="string">
            <text:p>Revista HISPECI &amp; LEM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3993</text:p>
          </table:table-cell>
          <table:table-cell office:value-type="string">
            <text:p>INTERDISCIPLINAR <text:s text:c="33"/></text:p>
          </table:table-cell>
          <table:table-cell office:value-type="string">
            <text:p>Revista Hist�ria Hoje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97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Hospitalida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5958</text:p>
          </table:table-cell>
          <table:table-cell office:value-type="string">
            <text:p>INTERDISCIPLINAR <text:s text:c="33"/></text:p>
          </table:table-cell>
          <table:table-cell office:value-type="string">
            <text:p>Revista IMES Comunic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4960</text:p>
          </table:table-cell>
          <table:table-cell office:value-type="string">
            <text:p>INTERDISCIPLINAR <text:s text:c="33"/></text:p>
          </table:table-cell>
          <table:table-cell office:value-type="string">
            <text:p>Revista Internacional de Folkcomunic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92-71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americana de ciencias sociales, ni�ez y juventud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80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Liberato (Novo Hamburg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63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M�ltipla (UPI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5570</text:p>
          </table:table-cell>
          <table:table-cell office:value-type="string">
            <text:p>INTERDISCIPLINAR <text:s text:c="33"/></text:p>
          </table:table-cell>
          <table:table-cell office:value-type="string">
            <text:p>Revista Marrai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513X</text:p>
          </table:table-cell>
          <table:table-cell office:value-type="string">
            <text:p>INTERDISCIPLINAR <text:s text:c="33"/></text:p>
          </table:table-cell>
          <table:table-cell office:value-type="string">
            <text:p>Revista Mestrado em Direito (UNIFIE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69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Multidisciplinar das Faculdades Integradas Pit�gor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58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Novos Rumo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81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Pedag�gica (Chapec�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48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Pesquisa e Extens�o em Sa�de (UNES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257</text:p>
          </table:table-cell>
          <table:table-cell office:value-type="string">
            <text:p>INTERDISCIPLINAR <text:s text:c="33"/></text:p>
          </table:table-cell>
          <table:table-cell office:value-type="string">
            <text:p>Revista Pesquisa Qualitativ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2776</text:p>
          </table:table-cell>
          <table:table-cell office:value-type="string">
            <text:p>INTERDISCIPLINAR <text:s text:c="33"/></text:p>
          </table:table-cell>
          <table:table-cell office:value-type="string">
            <text:p>Revista PJ:Br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8521</text:p>
          </table:table-cell>
          <table:table-cell office:value-type="string">
            <text:p>INTERDISCIPLINAR <text:s text:c="33"/></text:p>
          </table:table-cell>
          <table:table-cell office:value-type="string">
            <text:p>Revista processos qu�mico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32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Querubim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166X</text:p>
          </table:table-cell>
          <table:table-cell office:value-type="string">
            <text:p>INTERDISCIPLINAR <text:s text:c="33"/></text:p>
          </table:table-cell>
          <table:table-cell office:value-type="string">
            <text:p>Revista Racine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1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Regional de Ara�atuba. Associa��o Paulista de Cirurgi�es Dentist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0-5020</text:p>
          </table:table-cell>
          <table:table-cell office:value-type="string">
            <text:p>INTERDISCIPLINAR <text:s text:c="33"/></text:p>
          </table:table-cell>
          <table:table-cell office:value-type="string">
            <text:p>Revista ROL de Enfermer�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57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Sa�de e Ambiente (UFMT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761</text:p>
          </table:table-cell>
          <table:table-cell office:value-type="string">
            <text:p>INTERDISCIPLINAR <text:s text:c="33"/></text:p>
          </table:table-cell>
          <table:table-cell office:value-type="string">
            <text:p>Revista Sa�de.com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0629</text:p>
          </table:table-cell>
          <table:table-cell office:value-type="string">
            <text:p>INTERDISCIPLINAR <text:s text:c="33"/></text:p>
          </table:table-cell>
          <table:table-cell office:value-type="string">
            <text:p>Revista sem Terr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2721</text:p>
          </table:table-cell>
          <table:table-cell office:value-type="string">
            <text:p>INTERDISCIPLINAR <text:s text:c="33"/></text:p>
          </table:table-cell>
          <table:table-cell office:value-type="string">
            <text:p>Revista sociologia jur�d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4579</text:p>
          </table:table-cell>
          <table:table-cell office:value-type="string">
            <text:p>INTERDISCIPLINAR <text:s text:c="33"/></text:p>
          </table:table-cell>
          <table:table-cell office:value-type="string">
            <text:p>Revista Spei (Curiti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55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Technologia (Canoa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80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Tecnol�gica (UEM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Tecnologia (UNIFOR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9197</text:p>
          </table:table-cell>
          <table:table-cell office:value-type="string">
            <text:p>INTERDISCIPLINAR <text:s text:c="33"/></text:p>
          </table:table-cell>
          <table:table-cell office:value-type="string">
            <text:p>Revista Tecnologia da Inform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044</text:p>
          </table:table-cell>
          <table:table-cell office:value-type="string">
            <text:p>INTERDISCIPLINAR <text:s text:c="33"/></text:p>
          </table:table-cell>
          <table:table-cell office:value-type="string">
            <text:p>Revista Tecnologia e Socieda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16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Tecnologia e Tend�nci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290</text:p>
          </table:table-cell>
          <table:table-cell office:value-type="string">
            <text:p>INTERDISCIPLINAR <text:s text:c="33"/></text:p>
          </table:table-cell>
          <table:table-cell office:value-type="string">
            <text:p>Revista Trilhas (UNAM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4744</text:p>
          </table:table-cell>
          <table:table-cell office:value-type="string">
            <text:p>INTERDISCIPLINAR <text:s text:c="33"/></text:p>
          </table:table-cell>
          <table:table-cell office:value-type="string">
            <text:p>Revista Turismo &amp; Desenvolviment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56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andra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3580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AR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20-56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versidad de Medell�n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22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versidade de Fran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27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VILL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61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Urut�gua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67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verde grande (Unimonte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4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Vers�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6535</text:p>
          </table:table-cell>
          <table:table-cell office:value-type="string">
            <text:p>INTERDISCIPLINAR <text:s text:c="33"/></text:p>
          </table:table-cell>
          <table:table-cell office:value-type="string">
            <text:p>Revista Virtual de Gest�o de Iniciativas Sociai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6402</text:p>
          </table:table-cell>
          <table:table-cell office:value-type="string">
            <text:p>INTERDISCIPLINAR <text:s text:c="33"/></text:p>
          </table:table-cell>
          <table:table-cell office:value-type="string">
            <text:p>Revista Vis�o Universit�r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5-3086</text:p>
          </table:table-cell>
          <table:table-cell office:value-type="string">
            <text:p>INTERDISCIPLINAR <text:s text:c="33"/></text:p>
          </table:table-cell>
          <table:table-cell office:value-type="string">
            <text:p>Revue g�n�rale de droit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592X</text:p>
          </table:table-cell>
          <table:table-cell office:value-type="string">
            <text:p>INTERDISCIPLINAR <text:s text:c="33"/></text:p>
          </table:table-cell>
          <table:table-cell office:value-type="string">
            <text:p>RILA. Revista de Integra��o Latino-American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3498</text:p>
          </table:table-cell>
          <table:table-cell office:value-type="string">
            <text:p>INTERDISCIPLINAR <text:s text:c="33"/></text:p>
          </table:table-cell>
          <table:table-cell office:value-type="string">
            <text:p>Risco (S�o Carlo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6948</text:p>
          </table:table-cell>
          <table:table-cell office:value-type="string">
            <text:p>INTERDISCIPLINAR <text:s text:c="33"/></text:p>
          </table:table-cell>
          <table:table-cell office:value-type="string">
            <text:p>RNTI. Revista Neg�cios e Tecnologia da Informa��o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4531</text:p>
          </table:table-cell>
          <table:table-cell office:value-type="string">
            <text:p>INTERDISCIPLINAR <text:s text:c="33"/></text:p>
          </table:table-cell>
          <table:table-cell office:value-type="string">
            <text:p>Rochas de Qualida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1147</text:p>
          </table:table-cell>
          <table:table-cell office:value-type="string">
            <text:p>INTERDISCIPLINAR <text:s text:c="33"/></text:p>
          </table:table-cell>
          <table:table-cell office:value-type="string">
            <text:p>RPA Brasil (Maring�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9801</text:p>
          </table:table-cell>
          <table:table-cell office:value-type="string">
            <text:p>INTERDISCIPLINAR <text:s text:c="33"/></text:p>
          </table:table-cell>
          <table:table-cell office:value-type="string">
            <text:p>RSBC. Revista Sociedades Brasileiras de C�ncer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7727</text:p>
          </table:table-cell>
          <table:table-cell office:value-type="string">
            <text:p>INTERDISCIPLINAR <text:s text:c="33"/></text:p>
          </table:table-cell>
          <table:table-cell office:value-type="string">
            <text:p>RSBO. Revista Sul-Brasileira de Odont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0307</text:p>
          </table:table-cell>
          <table:table-cell office:value-type="string">
            <text:p>INTERDISCIPLINAR <text:s text:c="33"/></text:p>
          </table:table-cell>
          <table:table-cell office:value-type="string">
            <text:p>RTE. Revista de Tecnologia Empresari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677X</text:p>
          </table:table-cell>
          <table:table-cell office:value-type="string">
            <text:p>INTERDISCIPLINAR <text:s text:c="33"/></text:p>
          </table:table-cell>
          <table:table-cell office:value-type="string">
            <text:p>Rumores (USP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9859</text:p>
          </table:table-cell>
          <table:table-cell office:value-type="string">
            <text:p>INTERDISCIPLINAR <text:s text:c="33"/></text:p>
          </table:table-cell>
          <table:table-cell office:value-type="string">
            <text:p>S�rie Antropologia (Bras�li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2693</text:p>
          </table:table-cell>
          <table:table-cell office:value-type="string">
            <text:p>INTERDISCIPLINAR <text:s text:c="33"/></text:p>
          </table:table-cell>
          <table:table-cell office:value-type="string">
            <text:p>S�rie CEPPAC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9271</text:p>
          </table:table-cell>
          <table:table-cell office:value-type="string">
            <text:p>INTERDISCIPLINAR <text:s text:c="33"/></text:p>
          </table:table-cell>
          <table:table-cell office:value-type="string">
            <text:p>S�rie diversidade e cidadania (Faculdades ESPAM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9495</text:p>
          </table:table-cell>
          <table:table-cell office:value-type="string">
            <text:p>INTERDISCIPLINAR <text:s text:c="33"/></text:p>
          </table:table-cell>
          <table:table-cell office:value-type="string">
            <text:p>S�rie Documenta (UFRJ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0640</text:p>
          </table:table-cell>
          <table:table-cell office:value-type="string">
            <text:p>INTERDISCIPLINAR <text:s text:c="33"/></text:p>
          </table:table-cell>
          <table:table-cell office:value-type="string">
            <text:p>S�rie Documental (INEP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2658</text:p>
          </table:table-cell>
          <table:table-cell office:value-type="string">
            <text:p>INTERDISCIPLINAR <text:s text:c="33"/></text:p>
          </table:table-cell>
          <table:table-cell office:value-type="string">
            <text:p>S�rie Educa��o Ambient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5138</text:p>
          </table:table-cell>
          <table:table-cell office:value-type="string">
            <text:p>INTERDISCIPLINAR <text:s text:c="33"/></text:p>
          </table:table-cell>
          <table:table-cell office:value-type="string">
            <text:p>S�rie-Estudos (UCDB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4499</text:p>
          </table:table-cell>
          <table:table-cell office:value-type="string">
            <text:p>INTERDISCIPLINAR <text:s text:c="33"/></text:p>
          </table:table-cell>
          <table:table-cell office:value-type="string">
            <text:p>Sa�de (Santa Mari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2629</text:p>
          </table:table-cell>
          <table:table-cell office:value-type="string">
            <text:p>INTERDISCIPLINAR <text:s text:c="33"/></text:p>
          </table:table-cell>
          <table:table-cell office:value-type="string">
            <text:p>Sa�de P�blica, Preven��o e C�ncer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218X</text:p>
          </table:table-cell>
          <table:table-cell office:value-type="string">
            <text:p>INTERDISCIPLINAR <text:s text:c="33"/></text:p>
          </table:table-cell>
          <table:table-cell office:value-type="string">
            <text:p>Sa�de, �tica &amp; Justi�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6547</text:p>
          </table:table-cell>
          <table:table-cell office:value-type="string">
            <text:p>INTERDISCIPLINAR <text:s text:c="33"/></text:p>
          </table:table-cell>
          <table:table-cell office:value-type="string">
            <text:p>Sa�de, Sexo e Educ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8-6584</text:p>
          </table:table-cell>
          <table:table-cell office:value-type="string">
            <text:p>INTERDISCIPLINAR <text:s text:c="33"/></text:p>
          </table:table-cell>
          <table:table-cell office:value-type="string">
            <text:p>Saber y Tiemp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929</text:p>
          </table:table-cell>
          <table:table-cell office:value-type="string">
            <text:p>INTERDISCIPLINAR <text:s text:c="33"/></text:p>
          </table:table-cell>
          <table:table-cell office:value-type="string">
            <text:p>Saeculum (UFPB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3157</text:p>
          </table:table-cell>
          <table:table-cell office:value-type="string">
            <text:p>INTERDISCIPLINAR <text:s text:c="33"/></text:p>
          </table:table-cell>
          <table:table-cell office:value-type="string">
            <text:p>Salto para o Futuro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7175</text:p>
          </table:table-cell>
          <table:table-cell office:value-type="string">
            <text:p>INTERDISCIPLINAR <text:s text:c="33"/></text:p>
          </table:table-cell>
          <table:table-cell office:value-type="string">
            <text:p>Sanare (SANEPAR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4779</text:p>
          </table:table-cell>
          <table:table-cell office:value-type="string">
            <text:p>INTERDISCIPLINAR <text:s text:c="33"/></text:p>
          </table:table-cell>
          <table:table-cell office:value-type="string">
            <text:p>Saneas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915</text:p>
          </table:table-cell>
          <table:table-cell office:value-type="string">
            <text:p>INTERDISCIPLINAR <text:s text:c="33"/></text:p>
          </table:table-cell>
          <table:table-cell office:value-type="string">
            <text:p>Sapi�ncia (FAPEPI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7816</text:p>
          </table:table-cell>
          <table:table-cell office:value-type="string">
            <text:p>INTERDISCIPLINAR <text:s text:c="33"/></text:p>
          </table:table-cell>
          <table:table-cell office:value-type="string">
            <text:p>Sar�o (UNICAMP.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6512</text:p>
          </table:table-cell>
          <table:table-cell office:value-type="string">
            <text:p>INTERDISCIPLINAR <text:s text:c="33"/></text:p>
          </table:table-cell>
          <table:table-cell office:value-type="string">
            <text:p>SBPN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2264</text:p>
          </table:table-cell>
          <table:table-cell office:value-type="string">
            <text:p>INTERDISCIPLINAR <text:s text:c="33"/></text:p>
          </table:table-cell>
          <table:table-cell office:value-type="string">
            <text:p>SBS resenh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770</text:p>
          </table:table-cell>
          <table:table-cell office:value-type="string">
            <text:p>INTERDISCIPLINAR <text:s text:c="33"/></text:p>
          </table:table-cell>
          <table:table-cell office:value-type="string">
            <text:p>Scientia (Unisino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13-0135</text:p>
          </table:table-cell>
          <table:table-cell office:value-type="string">
            <text:p>INTERDISCIPLINAR <text:s text:c="33"/></text:p>
          </table:table-cell>
          <table:table-cell office:value-type="string">
            <text:p>Scientia Medica (La Paz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3211</text:p>
          </table:table-cell>
          <table:table-cell office:value-type="string">
            <text:p>INTERDISCIPLINAR <text:s text:c="33"/></text:p>
          </table:table-cell>
          <table:table-cell office:value-type="string">
            <text:p>Scientia Sexualis (UGF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9729</text:p>
          </table:table-cell>
          <table:table-cell office:value-type="string">
            <text:p>INTERDISCIPLINAR <text:s text:c="33"/></text:p>
          </table:table-cell>
          <table:table-cell office:value-type="string">
            <text:p>Scientia Una (FOCC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0387</text:p>
          </table:table-cell>
          <table:table-cell office:value-type="string">
            <text:p>INTERDISCIPLINAR <text:s text:c="33"/></text:p>
          </table:table-cell>
          <table:table-cell office:value-type="string">
            <text:p>Seed New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9-0164</text:p>
          </table:table-cell>
          <table:table-cell office:value-type="string">
            <text:p>INTERDISCIPLINAR <text:s text:c="33"/></text:p>
          </table:table-cell>
          <table:table-cell office:value-type="string">
            <text:p>Semina (Helsinki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0367</text:p>
          </table:table-cell>
          <table:table-cell office:value-type="string">
            <text:p>INTERDISCIPLINAR <text:s text:c="33"/></text:p>
          </table:table-cell>
          <table:table-cell office:value-type="string">
            <text:p>Semina. Ci�ncias Biol�gicas e da Sa�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0375</text:p>
          </table:table-cell>
          <table:table-cell office:value-type="string">
            <text:p>INTERDISCIPLINAR <text:s text:c="33"/></text:p>
          </table:table-cell>
          <table:table-cell office:value-type="string">
            <text:p>Semina. Ci�ncias Exatas e Tecnol�gicas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8-3065</text:p>
          </table:table-cell>
          <table:table-cell office:value-type="string">
            <text:p>INTERDISCIPLINAR <text:s text:c="33"/></text:p>
          </table:table-cell>
          <table:table-cell office:value-type="string">
            <text:p>Ser M�dic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1707</text:p>
          </table:table-cell>
          <table:table-cell office:value-type="string">
            <text:p>INTERDISCIPLINAR <text:s text:c="33"/></text:p>
          </table:table-cell>
          <table:table-cell office:value-type="string">
            <text:p>Servi�o Social e Contemporaneida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0416</text:p>
          </table:table-cell>
          <table:table-cell office:value-type="string">
            <text:p>INTERDISCIPLINAR <text:s text:c="33"/></text:p>
          </table:table-cell>
          <table:table-cell office:value-type="string">
            <text:p>Signos (UNIVATE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962</text:p>
          </table:table-cell>
          <table:table-cell office:value-type="string">
            <text:p>INTERDISCIPLINAR <text:s text:c="33"/></text:p>
          </table:table-cell>
          <table:table-cell office:value-type="string">
            <text:p>Signum (Fortalez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9067</text:p>
          </table:table-cell>
          <table:table-cell office:value-type="string">
            <text:p>INTERDISCIPLINAR <text:s text:c="33"/></text:p>
          </table:table-cell>
          <table:table-cell office:value-type="string">
            <text:p>Sinapse Ambient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23-458X</text:p>
          </table:table-cell>
          <table:table-cell office:value-type="string">
            <text:p>INTERDISCIPLINAR <text:s text:c="33"/></text:p>
          </table:table-cell>
          <table:table-cell office:value-type="string">
            <text:p>Sipario (Milan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2-8827</text:p>
          </table:table-cell>
          <table:table-cell office:value-type="string">
            <text:p>INTERDISCIPLINAR <text:s text:c="33"/></text:p>
          </table:table-cell>
          <table:table-cell office:value-type="string">
            <text:p>Socialismo y Participaci�n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4513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&amp; natureza (UFU. 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1551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e desenvolvimento rur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9869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em Debate (UCPel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8333</text:p>
          </table:table-cell>
          <table:table-cell office:value-type="string">
            <text:p>INTERDISCIPLINAR <text:s text:c="33"/></text:p>
          </table:table-cell>
          <table:table-cell office:value-type="string">
            <text:p>Socitec E-prints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4765</text:p>
          </table:table-cell>
          <table:table-cell office:value-type="string">
            <text:p>INTERDISCIPLINAR <text:s text:c="33"/></text:p>
          </table:table-cell>
          <table:table-cell office:value-type="string">
            <text:p>Somanlu (UFAM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03-8370</text:p>
          </table:table-cell>
          <table:table-cell office:value-type="string">
            <text:p>INTERDISCIPLINAR <text:s text:c="33"/></text:p>
          </table:table-cell>
          <table:table-cell office:value-type="string">
            <text:p>Sosyal ve ekonomik arastirmalar dergisi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1214</text:p>
          </table:table-cell>
          <table:table-cell office:value-type="string">
            <text:p>INTERDISCIPLINAR <text:s text:c="33"/></text:p>
          </table:table-cell>
          <table:table-cell office:value-type="string">
            <text:p>STAB. Sociedade dos T�cnicos A�ucareiros e Alcooleiros do Brasi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9-7695</text:p>
          </table:table-cell>
          <table:table-cell office:value-type="string">
            <text:p>INTERDISCIPLINAR <text:s text:c="33"/></text:p>
          </table:table-cell>
          <table:table-cell office:value-type="string">
            <text:p>Symposium (Recif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3824</text:p>
          </table:table-cell>
          <table:table-cell office:value-type="string">
            <text:p>INTERDISCIPLINAR <text:s text:c="33"/></text:p>
          </table:table-cell>
          <table:table-cell office:value-type="string">
            <text:p>T&amp;C Amaz�n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417X</text:p>
          </table:table-cell>
          <table:table-cell office:value-type="string">
            <text:p>INTERDISCIPLINAR <text:s text:c="33"/></text:p>
          </table:table-cell>
          <table:table-cell office:value-type="string">
            <text:p>Tec Carnes (Campina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3285</text:p>
          </table:table-cell>
          <table:table-cell office:value-type="string">
            <text:p>INTERDISCIPLINAR <text:s text:c="33"/></text:p>
          </table:table-cell>
          <table:table-cell office:value-type="string">
            <text:p>TECBAH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8498</text:p>
          </table:table-cell>
          <table:table-cell office:value-type="string">
            <text:p>INTERDISCIPLINAR <text:s text:c="33"/></text:p>
          </table:table-cell>
          <table:table-cell office:value-type="string">
            <text:p>Tecnologia &amp; Cultura (CEFET/RJ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7-1749</text:p>
          </table:table-cell>
          <table:table-cell office:value-type="string">
            <text:p>INTERDISCIPLINAR <text:s text:c="33"/></text:p>
          </table:table-cell>
          <table:table-cell office:value-type="string">
            <text:p>Tecnologica (Guayaquil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429</text:p>
          </table:table-cell>
          <table:table-cell office:value-type="string">
            <text:p>INTERDISCIPLINAR <text:s text:c="33"/></text:p>
          </table:table-cell>
          <table:table-cell office:value-type="string">
            <text:p>Tem�tica (Londrin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5652</text:p>
          </table:table-cell>
          <table:table-cell office:value-type="string">
            <text:p>INTERDISCIPLINAR <text:s text:c="33"/></text:p>
          </table:table-cell>
          <table:table-cell office:value-type="string">
            <text:p>Tempo &amp; Mem�r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3089</text:p>
          </table:table-cell>
          <table:table-cell office:value-type="string">
            <text:p>INTERDISCIPLINAR <text:s text:c="33"/></text:p>
          </table:table-cell>
          <table:table-cell office:value-type="string">
            <text:p>Tempo da Ci�ncia (UNIOEST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3124</text:p>
          </table:table-cell>
          <table:table-cell office:value-type="string">
            <text:p>INTERDISCIPLINAR <text:s text:c="33"/></text:p>
          </table:table-cell>
          <table:table-cell office:value-type="string">
            <text:p>Tens�es Mundiai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8-9737</text:p>
          </table:table-cell>
          <table:table-cell office:value-type="string">
            <text:p>INTERDISCIPLINAR <text:s text:c="33"/></text:p>
          </table:table-cell>
          <table:table-cell office:value-type="string">
            <text:p>Teor�a de la educaci�n (Internet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5968</text:p>
          </table:table-cell>
          <table:table-cell office:value-type="string">
            <text:p>INTERDISCIPLINAR <text:s text:c="33"/></text:p>
          </table:table-cell>
          <table:table-cell office:value-type="string">
            <text:p>Teoria e cultura (UFJF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0960</text:p>
          </table:table-cell>
          <table:table-cell office:value-type="string">
            <text:p>INTERDISCIPLINAR <text:s text:c="33"/></text:p>
          </table:table-cell>
          <table:table-cell office:value-type="string">
            <text:p>Teoria e Evid�ncia Econ�m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6393</text:p>
          </table:table-cell>
          <table:table-cell office:value-type="string">
            <text:p>INTERDISCIPLINAR <text:s text:c="33"/></text:p>
          </table:table-cell>
          <table:table-cell office:value-type="string">
            <text:p>Teoria e Pr�tica na Engenharia Civi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5937</text:p>
          </table:table-cell>
          <table:table-cell office:value-type="string">
            <text:p>INTERDISCIPLINAR <text:s text:c="33"/></text:p>
          </table:table-cell>
          <table:table-cell office:value-type="string">
            <text:p>Terapia Manu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466</text:p>
          </table:table-cell>
          <table:table-cell office:value-type="string">
            <text:p>INTERDISCIPLINAR <text:s text:c="33"/></text:p>
          </table:table-cell>
          <table:table-cell office:value-type="string">
            <text:p>Texto para Discuss�o (Campina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7-3760</text:p>
          </table:table-cell>
          <table:table-cell office:value-type="string">
            <text:p>INTERDISCIPLINAR <text:s text:c="33"/></text:p>
          </table:table-cell>
          <table:table-cell office:value-type="string">
            <text:p>Textos de la Cibersociedad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9987</text:p>
          </table:table-cell>
          <table:table-cell office:value-type="string">
            <text:p>INTERDISCIPLINAR <text:s text:c="33"/></text:p>
          </table:table-cell>
          <table:table-cell office:value-type="string">
            <text:p>Textos e Debates (UFRR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8-3935</text:p>
          </table:table-cell>
          <table:table-cell office:value-type="string">
            <text:p>INTERDISCIPLINAR <text:s text:c="33"/></text:p>
          </table:table-cell>
          <table:table-cell office:value-type="string">
            <text:p>Tiempo (Buenos Aire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4497</text:p>
          </table:table-cell>
          <table:table-cell office:value-type="string">
            <text:p>INTERDISCIPLINAR <text:s text:c="33"/></text:p>
          </table:table-cell>
          <table:table-cell office:value-type="string">
            <text:p>Todavia (UEL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9537</text:p>
          </table:table-cell>
          <table:table-cell office:value-type="string">
            <text:p>INTERDISCIPLINAR <text:s text:c="33"/></text:p>
          </table:table-cell>
          <table:table-cell office:value-type="string">
            <text:p>Trabalho &amp; Educa��o (UFMG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2911</text:p>
          </table:table-cell>
          <table:table-cell office:value-type="string">
            <text:p>INTERDISCIPLINAR <text:s text:c="33"/></text:p>
          </table:table-cell>
          <table:table-cell office:value-type="string">
            <text:p>Trabalho e Ambient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799X</text:p>
          </table:table-cell>
          <table:table-cell office:value-type="string">
            <text:p>INTERDISCIPLINAR <text:s text:c="33"/></text:p>
          </table:table-cell>
          <table:table-cell office:value-type="string">
            <text:p>Trabalho Necess�rio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7746</text:p>
          </table:table-cell>
          <table:table-cell office:value-type="string">
            <text:p>INTERDISCIPLINAR <text:s text:c="33"/></text:p>
          </table:table-cell>
          <table:table-cell office:value-type="string">
            <text:p>Trabalho, educa��o e sa�de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5935</text:p>
          </table:table-cell>
          <table:table-cell office:value-type="string">
            <text:p>INTERDISCIPLINAR <text:s text:c="33"/></text:p>
          </table:table-cell>
          <table:table-cell office:value-type="string">
            <text:p>Travessias (UNIOESTE. 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185X</text:p>
          </table:table-cell>
          <table:table-cell office:value-type="string">
            <text:p>INTERDISCIPLINAR <text:s text:c="33"/></text:p>
          </table:table-cell>
          <table:table-cell office:value-type="string">
            <text:p>Trieb (Rio de Janeir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9279</text:p>
          </table:table-cell>
          <table:table-cell office:value-type="string">
            <text:p>INTERDISCIPLINAR <text:s text:c="33"/></text:p>
          </table:table-cell>
          <table:table-cell office:value-type="string">
            <text:p>Tuiut� (Curiti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5141</text:p>
          </table:table-cell>
          <table:table-cell office:value-type="string">
            <text:p>INTERDISCIPLINAR <text:s text:c="33"/></text:p>
          </table:table-cell>
          <table:table-cell office:value-type="string">
            <text:p>Unici�ncias (UNIC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2571</text:p>
          </table:table-cell>
          <table:table-cell office:value-type="string">
            <text:p>INTERDISCIPLINAR <text:s text:c="33"/></text:p>
          </table:table-cell>
          <table:table-cell office:value-type="string">
            <text:p>UNIMONTES Cient�f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4651</text:p>
          </table:table-cell>
          <table:table-cell office:value-type="string">
            <text:p>INTERDISCIPLINAR <text:s text:c="33"/></text:p>
          </table:table-cell>
          <table:table-cell office:value-type="string">
            <text:p>UNIrevista (UNISINOS. 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3951</text:p>
          </table:table-cell>
          <table:table-cell office:value-type="string">
            <text:p>INTERDISCIPLINAR <text:s text:c="33"/></text:p>
          </table:table-cell>
          <table:table-cell office:value-type="string">
            <text:p>Universa (UCB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2570</text:p>
          </table:table-cell>
          <table:table-cell office:value-type="string">
            <text:p>INTERDISCIPLINAR <text:s text:c="33"/></text:p>
          </table:table-cell>
          <table:table-cell office:value-type="string">
            <text:p>UNOPAR Cient�fica. Ci�ncias Biol�gicas e da Sa�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2-1022</text:p>
          </table:table-cell>
          <table:table-cell office:value-type="string">
            <text:p>INTERDISCIPLINAR <text:s text:c="33"/></text:p>
          </table:table-cell>
          <table:table-cell office:value-type="string">
            <text:p>Urbanistica (Torin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689</text:p>
          </table:table-cell>
          <table:table-cell office:value-type="string">
            <text:p>INTERDISCIPLINAR <text:s text:c="33"/></text:p>
          </table:table-cell>
          <table:table-cell office:value-type="string">
            <text:p>V�rtices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6925</text:p>
          </table:table-cell>
          <table:table-cell office:value-type="string">
            <text:p>INTERDISCIPLINAR <text:s text:c="33"/></text:p>
          </table:table-cell>
          <table:table-cell office:value-type="string">
            <text:p>Verso e Reverso (Unisinos. 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5237</text:p>
          </table:table-cell>
          <table:table-cell office:value-type="string">
            <text:p>INTERDISCIPLINAR <text:s text:c="33"/></text:p>
          </table:table-cell>
          <table:table-cell office:value-type="string">
            <text:p>Veterin�ria em Foco (ULBR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2563</text:p>
          </table:table-cell>
          <table:table-cell office:value-type="string">
            <text:p>INTERDISCIPLINAR <text:s text:c="33"/></text:p>
          </table:table-cell>
          <table:table-cell office:value-type="string">
            <text:p>Virus Reviews and Research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5192</text:p>
          </table:table-cell>
          <table:table-cell office:value-type="string">
            <text:p>INTERDISCIPLINAR <text:s text:c="33"/></text:p>
          </table:table-cell>
          <table:table-cell office:value-type="string">
            <text:p>Vis�o Acad�mica (Curiti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6402</text:p>
          </table:table-cell>
          <table:table-cell office:value-type="string">
            <text:p>INTERDISCIPLINAR <text:s text:c="33"/></text:p>
          </table:table-cell>
          <table:table-cell office:value-type="string">
            <text:p>Vis�o Agr�cola (USP / ESALQ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54-9237</text:p>
          </table:table-cell>
          <table:table-cell office:value-type="string">
            <text:p>INTERDISCIPLINAR <text:s text:c="33"/></text:p>
          </table:table-cell>
          <table:table-cell office:value-type="string">
            <text:p>Visages d'Am�rique latin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90-5060</text:p>
          </table:table-cell>
          <table:table-cell office:value-type="string">
            <text:p>INTERDISCIPLINAR <text:s text:c="33"/></text:p>
          </table:table-cell>
          <table:table-cell office:value-type="string">
            <text:p>W S E A S Transactions on Power System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0-1263</text:p>
          </table:table-cell>
          <table:table-cell office:value-type="string">
            <text:p>INTERDISCIPLINAR <text:s text:c="33"/></text:p>
          </table:table-cell>
          <table:table-cell office:value-type="string">
            <text:p>Web intelligence and agent system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5414</text:p>
          </table:table-cell>
          <table:table-cell office:value-type="string">
            <text:p>INTERDISCIPLINAR <text:s text:c="33"/></text:p>
          </table:table-cell>
          <table:table-cell office:value-type="string">
            <text:p>Caderno de PMGPP (UNIVALI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4613</text:p>
          </table:table-cell>
          <table:table-cell office:value-type="string">
            <text:p>INTERDISCIPLINAR <text:s text:c="33"/></text:p>
          </table:table-cell>
          <table:table-cell office:value-type="string">
            <text:p>Cadernos C�rita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451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a AMEPE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5520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xtens�o (UFRR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951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Sistemas de Informa��o (FAL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5776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senvolvimento e Meio Ambiente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143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Curso de Direito (Teres�polis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6024</text:p>
          </table:table-cell>
          <table:table-cell office:value-type="string">
            <text:p>INTERDISCIPLINAR <text:s text:c="33"/></text:p>
          </table:table-cell>
          <table:table-cell office:value-type="string">
            <text:p>Cadernos T�cnicos de Veterin�ria e Zootecni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7514</text:p>
          </table:table-cell>
          <table:table-cell office:value-type="string">
            <text:p>INTERDISCIPLINAR <text:s text:c="33"/></text:p>
          </table:table-cell>
          <table:table-cell office:value-type="string">
            <text:p>Candeia (Goi�nia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4315</text:p>
          </table:table-cell>
          <table:table-cell office:value-type="string">
            <text:p>INTERDISCIPLINAR <text:s text:c="33"/></text:p>
          </table:table-cell>
          <table:table-cell office:value-type="string">
            <text:p>Carta Mensal. Conselho T�cnico da Confedera��o Nacional do Com�rci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074</text:p>
          </table:table-cell>
          <table:table-cell office:value-type="string">
            <text:p>INTERDISCIPLINAR <text:s text:c="33"/></text:p>
          </table:table-cell>
          <table:table-cell office:value-type="string">
            <text:p>Ci�ncia Jur�dic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8329</text:p>
          </table:table-cell>
          <table:table-cell office:value-type="string">
            <text:p>INTERDISCIPLINAR <text:s text:c="33"/></text:p>
          </table:table-cell>
          <table:table-cell office:value-type="string">
            <text:p>Cidadania e Justi�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4620</text:p>
          </table:table-cell>
          <table:table-cell office:value-type="string">
            <text:p>INTERDISCIPLINAR <text:s text:c="33"/></text:p>
          </table:table-cell>
          <table:table-cell office:value-type="string">
            <text:p>Clinamen (Florian�polis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7437</text:p>
          </table:table-cell>
          <table:table-cell office:value-type="string">
            <text:p>INTERDISCIPLINAR <text:s text:c="33"/></text:p>
          </table:table-cell>
          <table:table-cell office:value-type="string">
            <text:p>Comunica��o &amp; Comunidade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2829</text:p>
          </table:table-cell>
          <table:table-cell office:value-type="string">
            <text:p>INTERDISCIPLINAR <text:s text:c="33"/></text:p>
          </table:table-cell>
          <table:table-cell office:value-type="string">
            <text:p>Consultor Jur�dico (S�o Paulo. Online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2-2218</text:p>
          </table:table-cell>
          <table:table-cell office:value-type="string">
            <text:p>INTERDISCIPLINAR <text:s text:c="33"/></text:p>
          </table:table-cell>
          <table:table-cell office:value-type="string">
            <text:p>Di�logo Cient�fic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040</text:p>
          </table:table-cell>
          <table:table-cell office:value-type="string">
            <text:p>INTERDISCIPLINAR <text:s text:c="33"/></text:p>
          </table:table-cell>
          <table:table-cell office:value-type="string">
            <text:p>Direito em Debate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27-8579</text:p>
          </table:table-cell>
          <table:table-cell office:value-type="string">
            <text:p>INTERDISCIPLINAR <text:s text:c="33"/></text:p>
          </table:table-cell>
          <table:table-cell office:value-type="string">
            <text:p>Diritto &amp; Diritti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4-8370</text:p>
          </table:table-cell>
          <table:table-cell office:value-type="string">
            <text:p>INTERDISCIPLINAR <text:s text:c="33"/></text:p>
          </table:table-cell>
          <table:table-cell office:value-type="string">
            <text:p>Discussion Paper Series. INTECH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1489</text:p>
          </table:table-cell>
          <table:table-cell office:value-type="string">
            <text:p>INTERDISCIPLINAR <text:s text:c="33"/></text:p>
          </table:table-cell>
          <table:table-cell office:value-type="string">
            <text:p>Doutrinas jur�dica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6369</text:p>
          </table:table-cell>
          <table:table-cell office:value-type="string">
            <text:p>INTERDISCIPLINAR <text:s text:c="33"/></text:p>
          </table:table-cell>
          <table:table-cell office:value-type="string">
            <text:p>Em Extens�o (UFU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583</text:p>
          </table:table-cell>
          <table:table-cell office:value-type="string">
            <text:p>INTERDISCIPLINAR <text:s text:c="33"/></text:p>
          </table:table-cell>
          <table:table-cell office:value-type="string">
            <text:p>Enciclop�dia biosfer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7132</text:p>
          </table:table-cell>
          <table:table-cell office:value-type="string">
            <text:p>INTERDISCIPLINAR <text:s text:c="33"/></text:p>
          </table:table-cell>
          <table:table-cell office:value-type="string">
            <text:p>Estudo &amp; Debate (Lajeado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7909</text:p>
          </table:table-cell>
          <table:table-cell office:value-type="string">
            <text:p>INTERDISCIPLINAR <text:s text:c="33"/></text:p>
          </table:table-cell>
          <table:table-cell office:value-type="string">
            <text:p>Estudos em Sa�de Coletiv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0221</text:p>
          </table:table-cell>
          <table:table-cell office:value-type="string">
            <text:p>INTERDISCIPLINAR <text:s text:c="33"/></text:p>
          </table:table-cell>
          <table:table-cell office:value-type="string">
            <text:p>Extensio (Florian�polis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6652</text:p>
          </table:table-cell>
          <table:table-cell office:value-type="string">
            <text:p>INTERDISCIPLINAR <text:s text:c="33"/></text:p>
          </table:table-cell>
          <table:table-cell office:value-type="string">
            <text:p>FMU Direit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214</text:p>
          </table:table-cell>
          <table:table-cell office:value-type="string">
            <text:p>INTERDISCIPLINAR <text:s text:c="33"/></text:p>
          </table:table-cell>
          <table:table-cell office:value-type="string">
            <text:p>Gest�o Contempor�nea (FAPA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34-2640</text:p>
          </table:table-cell>
          <table:table-cell office:value-type="string">
            <text:p>INTERDISCIPLINAR <text:s text:c="33"/></text:p>
          </table:table-cell>
          <table:table-cell office:value-type="string">
            <text:p>Global Jurist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409</text:p>
          </table:table-cell>
          <table:table-cell office:value-type="string">
            <text:p>INTERDISCIPLINAR <text:s text:c="33"/></text:p>
          </table:table-cell>
          <table:table-cell office:value-type="string">
            <text:p>HCP Vida (Hospital do C�ncer de Pernambuco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9321</text:p>
          </table:table-cell>
          <table:table-cell office:value-type="string">
            <text:p>INTERDISCIPLINAR <text:s text:c="33"/></text:p>
          </table:table-cell>
          <table:table-cell office:value-type="string">
            <text:p>Hil�ia (UEA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3980</text:p>
          </table:table-cell>
          <table:table-cell office:value-type="string">
            <text:p>INTERDISCIPLINAR <text:s text:c="33"/></text:p>
          </table:table-cell>
          <table:table-cell office:value-type="string">
            <text:p>Interface Tecnol�gica (S�o Paulo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2-8059</text:p>
          </table:table-cell>
          <table:table-cell office:value-type="string">
            <text:p>INTERDISCIPLINAR <text:s text:c="33"/></text:p>
          </table:table-cell>
          <table:table-cell office:value-type="string">
            <text:p>Internacional Journal for the Semiotics of Law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1312</text:p>
          </table:table-cell>
          <table:table-cell office:value-type="string">
            <text:p>INTERDISCIPLINAR <text:s text:c="33"/></text:p>
          </table:table-cell>
          <table:table-cell office:value-type="string">
            <text:p>Jornal da Liga dos Reumatologistas do Norte-Nordeste (LIRNNE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778X</text:p>
          </table:table-cell>
          <table:table-cell office:value-type="string">
            <text:p>INTERDISCIPLINAR <text:s text:c="33"/></text:p>
          </table:table-cell>
          <table:table-cell office:value-type="string">
            <text:p>Jurisvox (Patos de Minas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7373</text:p>
          </table:table-cell>
          <table:table-cell office:value-type="string">
            <text:p>INTERDISCIPLINAR <text:s text:c="33"/></text:p>
          </table:table-cell>
          <table:table-cell office:value-type="string">
            <text:p>Justilex (Bras�lia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1907</text:p>
          </table:table-cell>
          <table:table-cell office:value-type="string">
            <text:p>INTERDISCIPLINAR <text:s text:c="33"/></text:p>
          </table:table-cell>
          <table:table-cell office:value-type="string">
            <text:p>Laranj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2-9172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Research Society Symposium Proceeding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2534</text:p>
          </table:table-cell>
          <table:table-cell office:value-type="string">
            <text:p>INTERDISCIPLINAR <text:s text:c="33"/></text:p>
          </table:table-cell>
          <table:table-cell office:value-type="string">
            <text:p>Mens Juris (Uberl�ndia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6243</text:p>
          </table:table-cell>
          <table:table-cell office:value-type="string">
            <text:p>INTERDISCIPLINAR <text:s text:c="33"/></text:p>
          </table:table-cell>
          <table:table-cell office:value-type="string">
            <text:p>Mensagem doce (Associa��o Paulista de Apicultores, Criadores de Abelhas Melificas Europ�ias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20-3290</text:p>
          </table:table-cell>
          <table:table-cell office:value-type="string">
            <text:p>INTERDISCIPLINAR <text:s text:c="33"/></text:p>
          </table:table-cell>
          <table:table-cell office:value-type="string">
            <text:p>Mercatec (Medell�n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0972</text:p>
          </table:table-cell>
          <table:table-cell office:value-type="string">
            <text:p>INTERDISCIPLINAR <text:s text:c="33"/></text:p>
          </table:table-cell>
          <table:table-cell office:value-type="string">
            <text:p>Metr�polis em Revista (Curitiba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384</text:p>
          </table:table-cell>
          <table:table-cell office:value-type="string">
            <text:p>INTERDISCIPLINAR <text:s text:c="33"/></text:p>
          </table:table-cell>
          <table:table-cell office:value-type="string">
            <text:p>Newslab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0234</text:p>
          </table:table-cell>
          <table:table-cell office:value-type="string">
            <text:p>INTERDISCIPLINAR <text:s text:c="33"/></text:p>
          </table:table-cell>
          <table:table-cell office:value-type="string">
            <text:p>Nutri��o Brasil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7670</text:p>
          </table:table-cell>
          <table:table-cell office:value-type="string">
            <text:p>INTERDISCIPLINAR <text:s text:c="33"/></text:p>
          </table:table-cell>
          <table:table-cell office:value-type="string">
            <text:p>Observat�rio da Imprensa (S�o Paulo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8419</text:p>
          </table:table-cell>
          <table:table-cell office:value-type="string">
            <text:p>INTERDISCIPLINAR <text:s text:c="33"/></text:p>
          </table:table-cell>
          <table:table-cell office:value-type="string">
            <text:p>P@rtes (S�o Paulo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1670</text:p>
          </table:table-cell>
          <table:table-cell office:value-type="string">
            <text:p>INTERDISCIPLINAR <text:s text:c="33"/></text:p>
          </table:table-cell>
          <table:table-cell office:value-type="string">
            <text:p>P�gina 22 (FGV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2335</text:p>
          </table:table-cell>
          <table:table-cell office:value-type="string">
            <text:p>INTERDISCIPLINAR <text:s text:c="33"/></text:p>
          </table:table-cell>
          <table:table-cell office:value-type="string">
            <text:p>P�lis Publica��es (Instituto Polis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494X</text:p>
          </table:table-cell>
          <table:table-cell office:value-type="string">
            <text:p>INTERDISCIPLINAR <text:s text:c="33"/></text:p>
          </table:table-cell>
          <table:table-cell office:value-type="string">
            <text:p>Pensando Fam�lia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7-8311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s Regionales (Online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13-4378</text:p>
          </table:table-cell>
          <table:table-cell office:value-type="string">
            <text:p>INTERDISCIPLINAR <text:s text:c="33"/></text:p>
          </table:table-cell>
          <table:table-cell office:value-type="string">
            <text:p>Pontes entre o com�rcio e o desenvolvimento sustent�vel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9544</text:p>
          </table:table-cell>
          <table:table-cell office:value-type="string">
            <text:p>INTERDISCIPLINAR <text:s text:c="33"/></text:p>
          </table:table-cell>
          <table:table-cell office:value-type="string">
            <text:p>Portas (S�o Paulo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5-209X</text:p>
          </table:table-cell>
          <table:table-cell office:value-type="string">
            <text:p>INTERDISCIPLINAR <text:s text:c="33"/></text:p>
          </table:table-cell>
          <table:table-cell office:value-type="string">
            <text:p>Postdata (Buenos Aires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1788</text:p>
          </table:table-cell>
          <table:table-cell office:value-type="string">
            <text:p>INTERDISCIPLINAR <text:s text:c="33"/></text:p>
          </table:table-cell>
          <table:table-cell office:value-type="string">
            <text:p>Pr�tica Jur�dic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9-8760</text:p>
          </table:table-cell>
          <table:table-cell office:value-type="string">
            <text:p>INTERDISCIPLINAR <text:s text:c="33"/></text:p>
          </table:table-cell>
          <table:table-cell office:value-type="string">
            <text:p>Prensa Obrer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INTERDISCIPLINAR <text:s text:c="33"/></text:p>
          </table:table-cell>
          <table:table-cell office:value-type="string">
            <text:p>Proceedings of SPIE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4926</text:p>
          </table:table-cell>
          <table:table-cell office:value-type="string">
            <text:p>INTERDISCIPLINAR <text:s text:c="33"/></text:p>
          </table:table-cell>
          <table:table-cell office:value-type="string">
            <text:p>Publica��es Avulsas do Instituto Pau Brasil de Hist�ria Natural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9785</text:p>
          </table:table-cell>
          <table:table-cell office:value-type="string">
            <text:p>INTERDISCIPLINAR <text:s text:c="33"/></text:p>
          </table:table-cell>
          <table:table-cell office:value-type="string">
            <text:p>Quest�es de sa�de reprodutiv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550X</text:p>
          </table:table-cell>
          <table:table-cell office:value-type="string">
            <text:p>INTERDISCIPLINAR <text:s text:c="33"/></text:p>
          </table:table-cell>
          <table:table-cell office:value-type="string">
            <text:p>RDE. Revista de Direito do Estad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219</text:p>
          </table:table-cell>
          <table:table-cell office:value-type="string">
            <text:p>INTERDISCIPLINAR <text:s text:c="33"/></text:p>
          </table:table-cell>
          <table:table-cell office:value-type="string">
            <text:p>REIC. Revista Eletr�nica de Inicia��o Cient�fica (Online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8585</text:p>
          </table:table-cell>
          <table:table-cell office:value-type="string">
            <text:p>INTERDISCIPLINAR <text:s text:c="33"/></text:p>
          </table:table-cell>
          <table:table-cell office:value-type="string">
            <text:p>REMHU (Bras�lia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909X</text:p>
          </table:table-cell>
          <table:table-cell office:value-type="string">
            <text:p>INTERDISCIPLINAR <text:s text:c="33"/></text:p>
          </table:table-cell>
          <table:table-cell office:value-type="string">
            <text:p>Reportagem (Belo Horizonte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90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Abrav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49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Agricultura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981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dministra��o da Educa��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50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om�rcio Exterior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8341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ontabilidade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587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genharia de Pesc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695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FMV (Bras�lia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70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�fica UNIVIX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850</text:p>
          </table:table-cell>
          <table:table-cell office:value-type="string">
            <text:p>INTERDISCIPLINAR <text:s text:c="33"/></text:p>
          </table:table-cell>
          <table:table-cell office:value-type="string">
            <text:p>Revista Crit�ri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136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juri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52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EMATRA/RJ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573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Escola Nacional de Magistratur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477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PESE de Pesquisa e Extens�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631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Banc�rio e do Mercado de Capitai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58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da ADVOCEF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250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de inform�tica e telecomunica��es / RDIT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19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Internacional, Econ�mico e Tribut�ri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710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P�blico da Economi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188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Tribut�rio da APET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04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duca��o (CD-ROM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770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Inicia��o Cient�fica (Crici�ma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77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Inicia��o Cient�fica (USP 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000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Investiga��o Biom�dic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380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reito e Cidadania (Rol�ndia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680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Biom�dic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992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Conselho Regional de Contabilidade do Rio Grande do Sul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95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Direito da Energi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28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Ex�rcito Brasileir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909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Programa Alfabetiza��o Solid�ri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54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Tribunal Regional do Trabalho da 9. Regi�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659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Tribunal Regional Federal da Quarta Regi�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7124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�nica do F�rum de Extens�o Universit�ria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9305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�nica Polidisciplinar V�o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28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culdade de Direito (Caxias do Sul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98-11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neral de Derecho Penal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1451</text:p>
          </table:table-cell>
          <table:table-cell office:value-type="string">
            <text:p>INTERDISCIPLINAR <text:s text:c="33"/></text:p>
          </table:table-cell>
          <table:table-cell office:value-type="string">
            <text:p>Revista Instituto Brasileiro de Desenvolvimento e Pesquisas Hospitalare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2807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�dica (Bras�lia. Online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6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�dica (Campinas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95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�dica (Rio Verde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6402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�dica CESUMAR. Mestrad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0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�dica Consulex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2-0860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�dica da Faculdade Uni�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1753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�dica da Universidade de Cuiab�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6-74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�dica de Buenos Aire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12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�dica Mater Dei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6771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�dica Uniandrade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9141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�dica UNIDERP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8280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�dica UNIJU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9154</text:p>
          </table:table-cell>
          <table:table-cell office:value-type="string">
            <text:p>INTERDISCIPLINAR <text:s text:c="33"/></text:p>
          </table:table-cell>
          <table:table-cell office:value-type="string">
            <text:p>Revista LTr. Legisla��o do Trabalh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125</text:p>
          </table:table-cell>
          <table:table-cell office:value-type="string">
            <text:p>INTERDISCIPLINAR <text:s text:c="33"/></text:p>
          </table:table-cell>
          <table:table-cell office:value-type="string">
            <text:p>Revista magister de direito imobili�rio, registral, urban�stico e ambiental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0949</text:p>
          </table:table-cell>
          <table:table-cell office:value-type="string">
            <text:p>INTERDISCIPLINAR <text:s text:c="33"/></text:p>
          </table:table-cell>
          <table:table-cell office:value-type="string">
            <text:p>Revista Magister de Direito Trabalhista e Previdenci�ri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18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vimenta��o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0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Trimestral de Direito Civil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4-72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Vasca de Derecho Procesal y Arbitraje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3815</text:p>
          </table:table-cell>
          <table:table-cell office:value-type="string">
            <text:p>INTERDISCIPLINAR <text:s text:c="33"/></text:p>
          </table:table-cell>
          <table:table-cell office:value-type="string">
            <text:p>Scientia et SPE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9-6387</text:p>
          </table:table-cell>
          <table:table-cell office:value-type="string">
            <text:p>INTERDISCIPLINAR <text:s text:c="33"/></text:p>
          </table:table-cell>
          <table:table-cell office:value-type="string">
            <text:p>Search on Glaucoma (Deutsche Ausgabe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7-9008</text:p>
          </table:table-cell>
          <table:table-cell office:value-type="string">
            <text:p>INTERDISCIPLINAR <text:s text:c="33"/></text:p>
          </table:table-cell>
          <table:table-cell office:value-type="string">
            <text:p>SIICsalud (Buenos Aires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2-1525</text:p>
          </table:table-cell>
          <table:table-cell office:value-type="string">
            <text:p>INTERDISCIPLINAR <text:s text:c="33"/></text:p>
          </table:table-cell>
          <table:table-cell office:value-type="string">
            <text:p>Sugar Tech (New Dehli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8-7035</text:p>
          </table:table-cell>
          <table:table-cell office:value-type="string">
            <text:p>INTERDISCIPLINAR <text:s text:c="33"/></text:p>
          </table:table-cell>
          <table:table-cell office:value-type="string">
            <text:p>Yupana (Santa Fe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</table:table>
      <table:database-ranges>
        <table:database-range table:target-range-address="Sheet1.A1:Sheet1.E3422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0">03/30/2009</text:date>, <text:time>16:2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Marco Silva</dc:creator>
    <dc:date>2009-03-30T16:25:15</dc:date>
    <meta:editing-cycles>1</meta:editing-cycles>
    <meta:editing-duration>PT6M50S</meta:editing-duration>
    <meta:user-defined meta:name="Info 1"/>
    <meta:user-defined meta:name="Info 2"/>
    <meta:user-defined meta:name="Info 3"/>
    <meta:user-defined meta:name="Info 4"/>
    <meta:document-statistic meta:table-count="1" meta:cell-count="17110"/>
  </office:meta>
</office:document-meta>
</file>